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46" style:family="paragraph" style:parent-style-name="Standard">
      <style:text-properties fo:font-size="9pt" fo:background-color="transparent" style:font-size-asian="9pt" style:font-size-complex="9pt"/>
    </style:style>
    <style:style style:name="P47" style:family="paragraph" style:parent-style-name="_5b_RPG_5d__20_Táblázattartalom_20_-_20_saját_20_-_20_1">
      <style:text-properties fo:font-size="9pt" fo:background-color="transparent" style:font-size-asian="9pt" style:font-size-complex="9pt"/>
    </style:style>
    <style:style style:name="P48"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9"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50"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1" style:family="paragraph" style:parent-style-name="Standard">
      <style:text-properties fo:font-size="9pt" fo:background-color="#ff0000" style:font-size-asian="9pt" style:font-size-complex="9pt"/>
    </style:style>
    <style:style style:name="P52"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3" style:family="paragraph" style:parent-style-name="Standard">
      <style:text-properties fo:font-size="9pt" fo:font-weight="bold" style:font-size-asian="9pt" style:font-weight-asian="bold" style:font-size-complex="9pt" style:font-weight-complex="bold"/>
    </style:style>
    <style:style style:name="P54" style:family="paragraph" style:parent-style-name="_5b_RPG_5d__20_Táblázattartalom_20_1">
      <style:text-properties fo:font-size="9pt" fo:font-weight="bold" style:font-size-asian="9pt" style:font-weight-asian="bold" style:font-size-complex="9pt" style:font-weight-complex="bold"/>
    </style:style>
    <style:style style:name="P55"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7"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8"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9"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60"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1"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2"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3"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4"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5" style:family="paragraph" style:parent-style-name="Text_20_body">
      <style:paragraph-properties fo:margin-left="0in" fo:margin-right="0in" fo:text-indent="0in" style:auto-text-indent="false"/>
      <style:text-properties fo:font-size="3pt" style:font-size-asian="3pt" style:font-size-complex="3pt"/>
    </style:style>
    <style:style style:name="P66" style:family="paragraph" style:parent-style-name="Text_20_body">
      <style:paragraph-properties fo:margin-left="0in" fo:margin-right="0in" fo:text-indent="0in" style:auto-text-indent="false"/>
      <style:text-properties fo:font-size="5pt" style:font-size-asian="5pt" style:font-size-complex="5pt"/>
    </style:style>
    <style:style style:name="P67"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8" style:family="paragraph" style:parent-style-name="Standard">
      <style:text-properties fo:font-size="5pt" style:font-size-asian="5pt" style:font-size-complex="5pt"/>
    </style:style>
    <style:style style:name="P69" style:family="paragraph" style:parent-style-name="Text_20_body">
      <style:paragraph-properties fo:margin-left="0in" fo:margin-right="0in" fo:text-align="start" style:justify-single-word="false" fo:text-indent="0in" style:auto-text-indent="false"/>
    </style:style>
    <style:style style:name="P70"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4" style:family="paragraph" style:parent-style-name="Text_20_body">
      <style:text-properties fo:color="#ffffff" loext:opacity="100%" fo:background-color="transparent"/>
    </style:style>
    <style:style style:name="P75"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9"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80"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81"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82"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83" style:family="paragraph" style:parent-style-name="Text_20_body">
      <style:paragraph-properties fo:margin-left="0in" fo:margin-right="0in" fo:text-indent="0in" style:auto-text-indent="false"/>
      <style:text-properties fo:font-size="8pt" style:font-size-asian="8pt" style:font-size-complex="8pt"/>
    </style:style>
    <style:style style:name="P84"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7"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8" style:family="paragraph" style:parent-style-name="_5b_RPG_5d__20_Táblázattartalom_20_-_20_saját_20_-_20_1">
      <style:paragraph-properties style:shadow="none"/>
      <style:text-properties fo:font-size="8pt" style:font-size-asian="8pt" style:font-size-complex="8pt"/>
    </style:style>
    <style:style style:name="P89" style:family="paragraph" style:parent-style-name="_5b_RPG_5d__20_Táblázattartalom_20_1">
      <style:text-properties fo:font-size="8pt" style:font-size-asian="8pt" style:font-size-complex="8pt"/>
    </style:style>
    <style:style style:name="P90" style:family="paragraph" style:parent-style-name="_5b_RPG_5d__20_Táblázattartalom_20_-_20_fejléc">
      <style:text-properties fo:font-size="8pt" style:font-size-asian="8pt" style:font-size-complex="8pt"/>
    </style:style>
    <style:style style:name="P91" style:family="paragraph" style:parent-style-name="_5b_RPG_5d__20_Táblázattartalom_20_-_20_saját_20_-_20_1">
      <style:text-properties fo:font-size="8pt" style:font-size-asian="8pt" style:font-size-complex="8pt"/>
    </style:style>
    <style:style style:name="P92"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3"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4"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5" style:family="paragraph" style:parent-style-name="_5b_RPG_5d__20_Táblázattartalom_20_-_20_saját_20_-_20_1">
      <style:paragraph-properties fo:text-align="start" style:justify-single-word="false"/>
      <style:text-properties fo:font-size="8pt"/>
    </style:style>
    <style:style style:name="P96"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7"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style>
    <style:style style:name="P99"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100" style:family="paragraph" style:parent-style-name="_5b_RPG_5d__20_Táblázattartalom_20_-_20_saját_20_-_20_1">
      <style:text-properties fo:font-size="8pt" fo:background-color="transparent" style:font-size-asian="8pt" style:font-size-complex="8pt"/>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2"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5"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6"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7" style:family="paragraph" style:parent-style-name="_5b_RPG_5d__20_Táblázattartalom_20_1">
      <style:text-properties fo:font-size="8pt" fo:font-weight="normal" style:font-size-asian="8pt" style:font-weight-asian="normal" style:font-size-complex="8pt" style:font-weight-complex="normal"/>
    </style:style>
    <style:style style:name="P108"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10"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_5b_RPG_5d__20_Táblázattartalom_20_1">
      <style:text-properties fo:font-size="8pt" fo:font-weight="bold" style:font-size-asian="8pt" style:font-weight-asian="bold" style:font-size-complex="8pt" style:font-weight-complex="bold"/>
    </style:style>
    <style:style style:name="P113"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4"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5"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11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7"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9" style:family="paragraph" style:parent-style-name="Standard">
      <style:paragraph-properties fo:margin-left="0in" fo:margin-right="0in" fo:text-indent="0in" style:auto-text-indent="false"/>
      <style:text-properties fo:font-size="11pt" style:font-size-asian="11pt" style:font-size-complex="11pt"/>
    </style:style>
    <style:style style:name="P120" style:family="paragraph" style:parent-style-name="Text_20_body">
      <style:text-properties fo:font-size="11pt" style:font-size-asian="11pt" style:font-size-complex="11pt"/>
    </style:style>
    <style:style style:name="P121"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2"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3"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4"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5" style:family="paragraph" style:parent-style-name="Text_20_body">
      <style:text-properties fo:font-size="11pt" officeooo:paragraph-rsid="00349e0d" style:font-size-asian="11pt" style:font-size-complex="11pt"/>
    </style:style>
    <style:style style:name="P126"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7" style:family="paragraph" style:parent-style-name="Text_20_body">
      <style:paragraph-properties fo:text-align="justify" style:justify-single-word="false"/>
      <style:text-properties fo:font-size="11pt" fo:background-color="transparent" style:font-size-asian="11pt" style:font-size-complex="11pt"/>
    </style:style>
    <style:style style:name="P128" style:family="paragraph" style:parent-style-name="Text_20_body">
      <style:text-properties fo:font-size="11pt" fo:background-color="#ff0000" style:font-size-asian="11pt" style:font-size-complex="11pt"/>
    </style:style>
    <style:style style:name="P129"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30"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1"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2"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3"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4"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5"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6"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40"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1"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2" style:family="paragraph" style:parent-style-name="Text_20_body">
      <style:text-properties style:use-window-font-color="true" loext:opacity="0%"/>
    </style:style>
    <style:style style:name="P143" style:family="paragraph" style:parent-style-name="Text_20_body">
      <style:text-properties style:use-window-font-color="true" loext:opacity="0%" fo:background-color="#ff0000"/>
    </style:style>
    <style:style style:name="P144" style:family="paragraph" style:parent-style-name="Text_20_body">
      <style:paragraph-properties fo:text-align="center" style:justify-single-word="false"/>
      <style:text-properties style:use-window-font-color="true" loext:opacity="0%"/>
    </style:style>
    <style:style style:name="P145" style:family="paragraph" style:parent-style-name="Text_20_body">
      <style:text-properties style:use-window-font-color="true" loext:opacity="0%" fo:background-color="transparent"/>
    </style:style>
    <style:style style:name="P146"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7" style:family="paragraph" style:parent-style-name="Text_20_body">
      <style:text-properties style:use-window-font-color="true" loext:opacity="0%" fo:font-weight="bold" fo:background-color="transparent" style:font-weight-asian="bold" style:font-weight-complex="bold"/>
    </style:style>
    <style:style style:name="P148"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9"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50"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1" style:family="paragraph" style:parent-style-name="Text_20_body">
      <style:paragraph-properties fo:margin-left="0in" fo:margin-right="0in" fo:text-indent="0in" style:auto-text-indent="false"/>
      <style:text-properties fo:background-color="#ff9966"/>
    </style:style>
    <style:style style:name="P152" style:family="paragraph" style:parent-style-name="Text_20_body">
      <style:text-properties fo:background-color="#ff9966"/>
    </style:style>
    <style:style style:name="P153" style:family="paragraph" style:parent-style-name="Text_20_body">
      <style:paragraph-properties fo:margin-left="0in" fo:margin-right="0in" fo:text-indent="0in" style:auto-text-indent="false"/>
      <style:text-properties style:text-underline-style="none"/>
    </style:style>
    <style:style style:name="P154" style:family="paragraph" style:parent-style-name="Text_20_body">
      <style:text-properties style:text-underline-style="none" fo:font-weight="bold" style:font-weight-asian="bold" style:font-weight-complex="bold"/>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Mufferaw1" officeooo:paragraph-rsid="0041511d"/>
    </style:style>
    <style:style style:name="P157"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8"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9" style:family="paragraph" style:parent-style-name="Text_20_body">
      <style:paragraph-properties>
        <style:tab-stops>
          <style:tab-stop style:position="6.6925in"/>
        </style:tab-stops>
      </style:paragraph-properties>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1"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7"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0"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1" style:family="paragraph" style:parent-style-name="Standard">
      <style:text-properties fo:font-size="6pt" style:font-size-asian="6pt" style:font-size-complex="6pt"/>
    </style:style>
    <style:style style:name="P172" style:family="paragraph" style:parent-style-name="Text_20_body">
      <style:text-properties fo:font-size="6pt" officeooo:paragraph-rsid="00349e0d" style:font-size-asian="5.25pt" style:font-size-complex="6pt"/>
    </style:style>
    <style:style style:name="P173"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4"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5" style:family="paragraph" style:parent-style-name="Text_20_body">
      <style:paragraph-properties fo:break-before="page"/>
    </style:style>
    <style:style style:name="P176" style:family="paragraph" style:parent-style-name="Standard">
      <style:paragraph-properties fo:break-before="page"/>
      <style:text-properties fo:font-size="10pt" style:font-size-asian="10pt" style:font-size-complex="10pt"/>
    </style:style>
    <style:style style:name="P177" style:family="paragraph" style:parent-style-name="Standard">
      <style:text-properties fo:font-size="10pt" style:font-size-asian="10pt" style:font-size-complex="10pt"/>
    </style:style>
    <style:style style:name="P178" style:family="paragraph" style:parent-style-name="Standard">
      <style:paragraph-properties fo:text-align="start" style:justify-single-word="false" style:text-autospace="none"/>
      <style:text-properties fo:font-size="10pt" style:font-size-asian="10pt" style:font-size-complex="10pt"/>
    </style:style>
    <style:style style:name="P179"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1"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2"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3" style:family="paragraph" style:parent-style-name="Standard">
      <style:paragraph-properties fo:text-align="center" style:justify-single-word="false"/>
      <style:text-properties fo:font-size="10pt" style:font-size-asian="10pt" style:font-size-complex="10pt"/>
    </style:style>
    <style:style style:name="P184"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5" style:family="paragraph" style:parent-style-name="Standard">
      <style:paragraph-properties fo:text-align="center" style:justify-single-word="false" style:text-autospace="none"/>
      <style:text-properties fo:font-size="10pt" style:font-size-asian="10pt" style:font-size-complex="10pt"/>
    </style:style>
    <style:style style:name="P186" style:family="paragraph" style:parent-style-name="Table_20_Contents">
      <style:paragraph-properties fo:text-align="center" style:justify-single-word="false"/>
      <style:text-properties fo:font-size="10pt" style:font-size-asian="10pt" style:font-size-complex="10pt"/>
    </style:style>
    <style:style style:name="P187"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8"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9" style:family="paragraph" style:parent-style-name="Text_20_body">
      <style:text-properties fo:font-size="10pt" style:font-size-asian="10pt" style:font-size-complex="10pt"/>
    </style:style>
    <style:style style:name="P190" style:family="paragraph" style:parent-style-name="_5b_RPG_5d__20_Táblázattartalom_20_1">
      <style:text-properties fo:font-size="10pt" style:font-size-asian="10pt" style:font-size-complex="10pt"/>
    </style:style>
    <style:style style:name="P191" style:family="paragraph" style:parent-style-name="Text_20_body">
      <style:paragraph-properties fo:break-before="column"/>
      <style:text-properties fo:font-size="10pt" style:font-size-asian="10pt" style:font-size-complex="10pt"/>
    </style:style>
    <style:style style:name="P192" style:family="paragraph" style:parent-style-name="Text_20_body">
      <style:paragraph-properties fo:margin-top="0in" fo:margin-bottom="0in" style:contextual-spacing="false"/>
      <style:text-properties fo:font-size="10pt" style:font-size-asian="10pt" style:font-size-complex="10pt"/>
    </style:style>
    <style:style style:name="P193"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5"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6" style:family="paragraph" style:parent-style-name="Standard">
      <style:paragraph-properties fo:text-align="center" style:justify-single-word="false"/>
      <style:text-properties fo:font-size="10pt" fo:background-color="transparent" style:font-size-asian="10pt" style:font-size-complex="10pt"/>
    </style:style>
    <style:style style:name="P197" style:family="paragraph" style:parent-style-name="Table_20_Contents">
      <style:paragraph-properties fo:text-align="center" style:justify-single-word="false"/>
      <style:text-properties fo:font-size="10pt" fo:background-color="transparent" style:font-size-asian="10pt" style:font-size-complex="10pt"/>
    </style:style>
    <style:style style:name="P198" style:family="paragraph" style:parent-style-name="Standard">
      <style:paragraph-properties fo:text-align="center" style:justify-single-word="false"/>
      <style:text-properties fo:font-size="10pt" fo:background-color="#ff0000" style:font-size-asian="10pt" style:font-size-complex="10pt"/>
    </style:style>
    <style:style style:name="P199" style:family="paragraph" style:parent-style-name="Text_20_body">
      <style:text-properties fo:font-size="10pt" fo:font-style="italic" officeooo:paragraph-rsid="00349e0d" style:font-size-asian="10pt" style:font-style-asian="italic" style:font-size-complex="10pt" style:font-style-complex="italic"/>
    </style:style>
    <style:style style:name="P200"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4" style:family="paragraph" style:parent-style-name="Text_20_body">
      <style:paragraph-properties fo:break-before="page"/>
      <style:text-properties fo:font-weight="bold" style:font-weight-asian="bold" style:font-weight-complex="bold"/>
    </style:style>
    <style:style style:name="P205" style:family="paragraph" style:parent-style-name="Text_20_body">
      <style:text-properties fo:font-weight="bold" style:font-weight-asian="bold" style:font-weight-complex="bold"/>
    </style:style>
    <style:style style:name="P206"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7" style:family="paragraph" style:parent-style-name="Text_20_body">
      <style:paragraph-properties fo:text-align="center" style:justify-single-word="false"/>
      <style:text-properties fo:font-weight="bold" style:font-weight-asian="bold" style:font-weight-complex="bold"/>
    </style:style>
    <style:style style:name="P208" style:family="paragraph" style:parent-style-name="_5b_RPG_5d__20_Táblázattartalom_20_1">
      <style:text-properties fo:font-weight="bold" style:font-weight-asian="bold" style:font-weight-complex="bold"/>
    </style:style>
    <style:style style:name="P209" style:family="paragraph" style:parent-style-name="Table_20_Contents">
      <style:text-properties fo:font-weight="bold" officeooo:rsid="00139b11" officeooo:paragraph-rsid="00349e0d" style:font-weight-asian="bold" style:font-weight-complex="bold"/>
    </style:style>
    <style:style style:name="P210" style:family="paragraph" style:parent-style-name="Text_20_body">
      <style:text-properties fo:font-weight="bold" officeooo:paragraph-rsid="00349e0d" style:font-weight-asian="bold" style:font-weight-complex="bold"/>
    </style:style>
    <style:style style:name="P211" style:family="paragraph" style:parent-style-name="Text_20_body">
      <style:text-properties fo:font-weight="bold" fo:background-color="#ff0000" style:font-weight-asian="bold" style:font-weight-complex="bold"/>
    </style:style>
    <style:style style:name="P212" style:family="paragraph" style:parent-style-name="Text_20_body">
      <style:text-properties fo:font-weight="bold" officeooo:paragraph-rsid="00349e0d" fo:background-color="transparent" style:font-weight-asian="bold" style:font-weight-complex="bold"/>
    </style:style>
    <style:style style:name="P213"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4"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5" style:family="paragraph" style:parent-style-name="Standard">
      <style:text-properties fo:background-color="#ff0000"/>
    </style:style>
    <style:style style:name="P216" style:family="paragraph" style:parent-style-name="Text_20_body">
      <style:text-properties fo:background-color="#ff0000"/>
    </style:style>
    <style:style style:name="P217" style:family="paragraph" style:parent-style-name="Text_20_body">
      <style:text-properties officeooo:paragraph-rsid="00349e0d" fo:background-color="#ff0000"/>
    </style:style>
    <style:style style:name="P218" style:family="paragraph" style:parent-style-name="Text_20_body">
      <style:text-properties officeooo:paragraph-rsid="0041511d" fo:background-color="#ff0000"/>
    </style:style>
    <style:style style:name="P219" style:family="paragraph" style:parent-style-name="Standard">
      <style:text-properties fo:font-weight="normal" style:font-weight-asian="normal" style:font-weight-complex="normal"/>
    </style:style>
    <style:style style:name="P220" style:family="paragraph" style:parent-style-name="Text_20_body">
      <style:text-properties fo:font-weight="normal" style:font-weight-asian="normal" style:font-weight-complex="normal"/>
    </style:style>
    <style:style style:name="P221"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2" style:family="paragraph" style:parent-style-name="_5b_RPG_5d__20_Táblázattartalom_20_1">
      <style:text-properties fo:font-weight="normal" style:font-weight-asian="normal" style:font-weight-complex="normal"/>
    </style:style>
    <style:style style:name="P223"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4"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5" style:family="paragraph" style:parent-style-name="Text_20_body">
      <style:paragraph-properties fo:margin-top="0in" fo:margin-bottom="0in" style:contextual-spacing="false"/>
      <style:text-properties fo:font-weight="normal" style:font-weight-asian="normal" style:font-weight-complex="normal"/>
    </style:style>
    <style:style style:name="P226"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7" style:family="paragraph" style:parent-style-name="Text_20_body">
      <style:text-properties fo:font-weight="normal" officeooo:paragraph-rsid="00349e0d" style:font-weight-asian="normal" style:font-weight-complex="normal"/>
    </style:style>
    <style:style style:name="P22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29" style:family="paragraph" style:parent-style-name="Text_20_body">
      <style:paragraph-properties fo:text-align="start" style:justify-single-word="false"/>
      <style:text-properties fo:font-weight="normal" fo:background-color="#ff0000" style:font-weight-asian="normal" style:font-weight-complex="normal"/>
    </style:style>
    <style:style style:name="P230" style:family="paragraph" style:parent-style-name="Text_20_body">
      <style:text-properties style:font-name="Arial" fo:font-size="10pt" fo:font-style="normal" style:font-size-asian="10pt" style:font-style-asian="normal" style:font-size-complex="10pt" style:font-style-complex="normal"/>
    </style:style>
    <style:style style:name="P231"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32"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4"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5"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6"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7" style:family="paragraph" style:parent-style-name="Table_20_Heading">
      <style:paragraph-properties fo:text-align="center" style:justify-single-word="false"/>
      <style:text-properties style:font-name="Arial" fo:font-size="10pt" style:font-size-asian="10pt" style:font-size-complex="10pt"/>
    </style:style>
    <style:style style:name="P238"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40"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41"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2"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3"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4"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6" style:family="paragraph" style:parent-style-name="Table_20_Contents">
      <style:paragraph-properties fo:text-align="center" style:justify-single-word="false"/>
      <style:text-properties style:font-name="Arial" fo:font-size="9pt" style:font-size-asian="9pt" style:font-size-complex="9pt"/>
    </style:style>
    <style:style style:name="P247" style:family="paragraph" style:parent-style-name="_5b_RPG_5d__20_Táblázattartalom_20_-_20_fejléc">
      <style:text-properties style:font-name="Arial"/>
    </style:style>
    <style:style style:name="P248" style:family="paragraph" style:parent-style-name="_5b_RPG_5d__20_Táblázattartalom_20_-_20_fejléc">
      <style:text-properties style:font-name="Arial" fo:font-size="8pt" style:font-size-asian="8pt" style:font-size-complex="8pt"/>
    </style:style>
    <style:style style:name="P249" style:family="paragraph" style:parent-style-name="_5b_RPG_5d__20_Táblázattartalom_20_-_20_saját_20_-_20_1">
      <style:text-properties style:font-name="Arial" fo:font-size="8pt" style:font-size-asian="8pt" style:font-size-complex="8pt"/>
    </style:style>
    <style:style style:name="P250"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51" style:family="paragraph" style:parent-style-name="_5b_RPG_5d__20_Táblázattartalom_20_-_20_saját_20_-_20_1">
      <style:text-properties style:font-name="Ari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4"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5"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7"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8"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9"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60" style:family="paragraph" style:parent-style-name="Text_20_body">
      <style:text-properties fo:background-color="#ffcc99"/>
    </style:style>
    <style:style style:name="P261" style:family="paragraph" style:parent-style-name="Text_20_body">
      <style:text-properties fo:background-color="transparent"/>
    </style:style>
    <style:style style:name="P262" style:family="paragraph" style:parent-style-name="_5b_RPG_5d__20_Táblázattartalom_20_-_20_saját_20_-_20_1">
      <style:paragraph-properties fo:text-align="start" style:justify-single-word="false"/>
      <style:text-properties fo:background-color="transparent"/>
    </style:style>
    <style:style style:name="P263" style:family="paragraph" style:parent-style-name="Text_20_body">
      <style:text-properties style:font-name="FreeSerif1" fo:font-size="11pt" style:font-size-asian="11pt" style:font-size-complex="11pt"/>
    </style:style>
    <style:style style:name="P264" style:family="paragraph" style:parent-style-name="Text_20_body">
      <style:text-properties style:font-name="FreeSerif1" officeooo:paragraph-rsid="0041511d"/>
    </style:style>
    <style:style style:name="P265" style:family="paragraph" style:parent-style-name="Text_20_body">
      <style:text-properties fo:background-color="#23ff23"/>
    </style:style>
    <style:style style:name="P266" style:family="paragraph" style:parent-style-name="Text_20_body">
      <style:text-properties style:text-underline-style="solid" style:text-underline-width="auto" style:text-underline-color="font-color"/>
    </style:style>
    <style:style style:name="P267" style:family="paragraph" style:parent-style-name="Text_20_body">
      <style:text-properties fo:background-color="#ff6633"/>
    </style:style>
    <style:style style:name="P268" style:family="paragraph" style:parent-style-name="Text_20_body">
      <style:text-properties fo:font-size="10.5pt" style:font-size-asian="10.5pt" style:font-size-complex="10.5pt"/>
    </style:style>
    <style:style style:name="P269" style:family="paragraph" style:parent-style-name="Text_20_body">
      <style:paragraph-properties fo:text-align="justify" style:justify-single-word="false"/>
    </style:style>
    <style:style style:name="P270"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71" style:family="paragraph" style:parent-style-name="Text_20_body">
      <style:paragraph-properties fo:text-align="justify" style:justify-single-word="false"/>
      <style:text-properties officeooo:paragraph-rsid="00349e0d"/>
    </style:style>
    <style:style style:name="P272" style:family="paragraph" style:parent-style-name="Text_20_body">
      <style:text-properties fo:font-style="normal" fo:font-weight="bold" officeooo:rsid="0027b915" officeooo:paragraph-rsid="0027b915" fo:background-color="#33cc66" style:font-style-asian="normal" style:font-weight-asian="bold" style:font-style-complex="normal" style:font-weight-complex="bold"/>
    </style:style>
    <style:style style:name="P273" style:family="paragraph" style:parent-style-name="Text_20_body">
      <style:text-properties fo:font-style="normal" fo:font-weight="bold" officeooo:rsid="0027b915" officeooo:paragraph-rsid="00349e0d" fo:background-color="#33cc66" style:font-style-asian="normal" style:font-weight-asian="bold" style:font-style-complex="normal" style:font-weight-complex="bold"/>
    </style:style>
    <style:style style:name="P274"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5"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P276"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7"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8"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9"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80" style:family="paragraph" style:parent-style-name="_5b_RPG_5d__20_Táblázattartalom_20_-_20_fejléc">
      <style:text-properties fo:font-style="normal" style:font-style-asian="normal" style:font-style-complex="normal"/>
    </style:style>
    <style:style style:name="P281" style:family="paragraph" style:parent-style-name="_5b_RPG_5d__20_Táblázattartalom_20_-_20_saját_20_-_20_1">
      <style:text-properties fo:font-style="normal" style:font-style-asian="normal" style:font-style-complex="normal"/>
    </style:style>
    <style:style style:name="P282"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3" style:family="paragraph" style:parent-style-name="_5b_RPG_5d__20_Táblázattartalom_20_-_20_módosítók">
      <style:text-properties fo:font-style="normal" style:font-style-asian="normal" style:font-style-complex="normal"/>
    </style:style>
    <style:style style:name="P284" style:family="paragraph" style:parent-style-name="_5b_RPG_5d__20_Táblázattartalom_20_1">
      <style:text-properties fo:font-style="normal" officeooo:paragraph-rsid="0041511d" style:font-style-asian="normal" style:font-style-complex="normal"/>
    </style:style>
    <style:style style:name="P285" style:family="paragraph" style:parent-style-name="_5b_RPG_5d__20_Táblázattartalom_20_-_20_saját_20_-_20_1">
      <style:text-properties fo:font-style="normal" fo:background-color="#ff0000" style:font-style-asian="normal" style:font-style-complex="normal"/>
    </style:style>
    <style:style style:name="P286" style:family="paragraph" style:parent-style-name="_5b_RPG_5d__20_Táblázattartalom_20_-_20_saját_20_-_20_1">
      <style:text-properties fo:font-style="normal" fo:background-color="transparent" style:font-style-asian="normal" style:font-style-complex="normal"/>
    </style:style>
    <style:style style:name="P287"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8" style:family="paragraph" style:parent-style-name="Text_20_body">
      <loext:graphic-properties draw:fill="solid" draw:fill-color="#ff9966" draw:opacity="100%"/>
      <style:paragraph-properties fo:background-color="#ff9966"/>
    </style:style>
    <style:style style:name="P289" style:family="paragraph" style:parent-style-name="Text_20_body">
      <loext:graphic-properties draw:fill="solid" draw:fill-color="#ff0000" draw:opacity="100%"/>
      <style:paragraph-properties fo:background-color="#ff0000"/>
    </style:style>
    <style:style style:name="P290" style:family="paragraph" style:parent-style-name="Text_20_body">
      <style:paragraph-properties>
        <style:tab-stops>
          <style:tab-stop style:position="0.1043in"/>
        </style:tab-stops>
      </style:paragraph-properties>
    </style:style>
    <style:style style:name="P291" style:family="paragraph" style:parent-style-name="_5b_RPG_5d__20_Táblázattartalom_20_-_20_saját_20_-_20_1">
      <style:text-properties fo:font-size="7pt" style:font-size-asian="7pt" style:font-size-complex="7pt"/>
    </style:style>
    <style:style style:name="P292" style:family="paragraph" style:parent-style-name="_5b_RPG_5d__20_Táblázattartalom_20_-_20_saját_20_-_20_1">
      <style:paragraph-properties style:shadow="none"/>
      <style:text-properties fo:font-size="7pt" style:font-size-asian="7pt" style:font-size-complex="7pt"/>
    </style:style>
    <style:style style:name="P293" style:family="paragraph" style:parent-style-name="_5b_RPG_5d__20_Táblázattartalom_20_-_20_fejléc">
      <style:text-properties fo:font-size="7pt" style:font-size-asian="7pt" style:font-size-complex="7pt"/>
    </style:style>
    <style:style style:name="P294" style:family="paragraph" style:parent-style-name="Standard">
      <style:paragraph-properties fo:margin-left="0in" fo:margin-right="0in" fo:text-indent="0.0398in" style:auto-text-indent="false"/>
      <style:text-properties fo:font-size="7pt" style:font-size-asian="7pt" style:font-size-complex="7pt"/>
    </style:style>
    <style:style style:name="P295"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6"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7"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8"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299"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300"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301"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302" style:family="paragraph" style:parent-style-name="Text_20_body">
      <style:paragraph-properties fo:margin-left="0in" fo:margin-right="0in" fo:text-indent="0.0783in" style:auto-text-indent="false"/>
    </style:style>
    <style:style style:name="P303"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4" style:family="paragraph" style:parent-style-name="_5b_RPG_5d__20_Táblázattartalom_20_-_20_fejléc">
      <loext:graphic-properties draw:fill="solid" draw:fill-color="#cccccc" draw:opacity="100%"/>
      <style:paragraph-properties fo:background-color="#cccccc"/>
    </style:style>
    <style:style style:name="P305" style:family="paragraph" style:parent-style-name="_5b_RPG_5d__20_Táblázattartalom_20_-_20_fejléc">
      <loext:graphic-properties draw:fill="solid" draw:fill-color="#b3b3b3" draw:opacity="100%"/>
      <style:paragraph-properties fo:background-color="#b3b3b3"/>
    </style:style>
    <style:style style:name="P306" style:family="paragraph" style:parent-style-name="Text_20_body">
      <style:paragraph-properties fo:margin-left="0in" fo:margin-right="0in" fo:text-indent="0.0398in" style:auto-text-indent="false"/>
    </style:style>
    <style:style style:name="P307"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8" style:family="paragraph" style:parent-style-name="Text_20_body">
      <style:paragraph-properties fo:break-before="column"/>
      <style:text-properties style:text-line-through-style="none" style:text-line-through-type="none"/>
    </style:style>
    <style:style style:name="P309" style:family="paragraph" style:parent-style-name="Text_20_body">
      <style:paragraph-properties fo:break-before="column"/>
    </style:style>
    <style:style style:name="P310" style:family="paragraph" style:parent-style-name="Text_20_body">
      <style:paragraph-properties fo:margin-top="0in" fo:margin-bottom="0in" style:contextual-spacing="false"/>
    </style:style>
    <style:style style:name="P311" style:family="paragraph" style:parent-style-name="Text_20_body" style:master-page-name="">
      <style:paragraph-properties fo:keep-together="auto" fo:orphans="2" fo:widows="2" style:page-number="auto"/>
      <style:text-properties officeooo:paragraph-rsid="0041511d"/>
    </style:style>
    <style:style style:name="P312" style:family="paragraph" style:parent-style-name="Contents_20_1">
      <style:paragraph-properties>
        <style:tab-stops>
          <style:tab-stop style:position="6.5835in" style:type="right" style:leader-style="dotted" style:leader-text="."/>
        </style:tab-stops>
      </style:paragraph-properties>
    </style:style>
    <style:style style:name="P313" style:family="paragraph" style:parent-style-name="Contents_20_2">
      <style:paragraph-properties>
        <style:tab-stops>
          <style:tab-stop style:position="6.3866in" style:type="right" style:leader-style="dotted" style:leader-text="."/>
        </style:tab-stops>
      </style:paragraph-properties>
    </style:style>
    <style:style style:name="P314" style:family="paragraph" style:parent-style-name="Contents_20_3">
      <style:paragraph-properties>
        <style:tab-stops>
          <style:tab-stop style:position="6.1902in" style:type="right" style:leader-style="dotted" style:leader-text="."/>
        </style:tab-stops>
      </style:paragraph-properties>
    </style:style>
    <style:style style:name="P315" style:family="paragraph" style:parent-style-name="Contents_20_4">
      <style:paragraph-properties>
        <style:tab-stops>
          <style:tab-stop style:position="5.9937in" style:type="right" style:leader-style="dotted" style:leader-text="."/>
        </style:tab-stops>
      </style:paragraph-properties>
    </style:style>
    <style:style style:name="P316" style:family="paragraph" style:parent-style-name="Contents_20_5">
      <style:paragraph-properties>
        <style:tab-stops>
          <style:tab-stop style:position="5.7972in" style:type="right" style:leader-style="dotted" style:leader-text="."/>
        </style:tab-stops>
      </style:paragraph-properties>
    </style:style>
    <style:style style:name="P317" style:family="paragraph" style:parent-style-name="Text_20_body">
      <style:paragraph-properties fo:break-before="page"/>
      <style:text-properties officeooo:paragraph-rsid="00349e0d"/>
    </style:style>
    <style:style style:name="P318" style:family="paragraph" style:parent-style-name="Standard">
      <style:text-properties officeooo:paragraph-rsid="00349e0d"/>
    </style:style>
    <style:style style:name="P319" style:family="paragraph" style:parent-style-name="Table_20_Contents">
      <style:text-properties officeooo:paragraph-rsid="00349e0d"/>
    </style:style>
    <style:style style:name="P320" style:family="paragraph" style:parent-style-name="Text_20_body">
      <style:text-properties officeooo:paragraph-rsid="00349e0d"/>
    </style:style>
    <style:style style:name="P321" style:family="paragraph" style:parent-style-name="Text_20_body">
      <loext:graphic-properties draw:fill="solid" draw:fill-color="#ff0000" draw:opacity="100%"/>
      <style:paragraph-properties fo:background-color="#ff0000"/>
      <style:text-properties officeooo:paragraph-rsid="00349e0d"/>
    </style:style>
    <style:style style:name="P322" style:family="paragraph" style:parent-style-name="Text_20_body">
      <style:paragraph-properties fo:margin-top="0in" fo:margin-bottom="0.0665in" style:contextual-spacing="false"/>
      <style:text-properties officeooo:paragraph-rsid="00349e0d"/>
    </style:style>
    <style:style style:name="P323" style:family="paragraph" style:parent-style-name="Text_20_body">
      <style:paragraph-properties fo:margin-left="0in" fo:margin-right="0in" fo:text-indent="0in" style:auto-text-indent="false"/>
      <style:text-properties officeooo:paragraph-rsid="00349e0d"/>
    </style:style>
    <style:style style:name="P324" style:family="paragraph" style:parent-style-name="Text_20_body">
      <style:text-properties officeooo:rsid="0010b294" officeooo:paragraph-rsid="00349e0d"/>
    </style:style>
    <style:style style:name="P325" style:family="paragraph" style:parent-style-name="Text_20_body">
      <style:text-properties officeooo:paragraph-rsid="0041511d"/>
    </style:style>
    <style:style style:name="P326" style:family="paragraph" style:parent-style-name="Text_20_body">
      <style:paragraph-properties fo:margin-left="0in" fo:margin-right="0in" fo:text-indent="0in" style:auto-text-indent="false"/>
      <style:text-properties officeooo:paragraph-rsid="0041511d"/>
    </style:style>
    <style:style style:name="P327" style:family="paragraph" style:parent-style-name="_5b_RPG_5d__20_Szövegtörzs_20_-_20_példaleírás">
      <style:text-properties officeooo:paragraph-rsid="0041511d"/>
    </style:style>
    <style:style style:name="P328" style:family="paragraph" style:parent-style-name="Heading_20_1">
      <style:paragraph-properties fo:break-before="page"/>
    </style:style>
    <style:style style:name="P329" style:family="paragraph" style:parent-style-name="Heading_20_2">
      <style:paragraph-properties fo:break-before="page"/>
    </style:style>
    <style:style style:name="P330" style:family="paragraph" style:parent-style-name="Heading_20_2">
      <style:text-properties officeooo:paragraph-rsid="00349e0d"/>
    </style:style>
    <style:style style:name="P331" style:family="paragraph" style:parent-style-name="Heading_20_3">
      <style:paragraph-properties fo:break-before="page"/>
    </style:style>
    <style:style style:name="P332" style:family="paragraph" style:parent-style-name="Heading_20_3">
      <style:paragraph-properties fo:break-before="page"/>
      <style:text-properties officeooo:rsid="0038b520" officeooo:paragraph-rsid="0038b520"/>
    </style:style>
    <style:style style:name="P333" style:family="paragraph" style:parent-style-name="Heading_20_3">
      <style:paragraph-properties fo:break-before="page"/>
      <style:text-properties officeooo:paragraph-rsid="0041511d"/>
    </style:style>
    <style:style style:name="P334" style:family="paragraph" style:parent-style-name="Heading_20_3">
      <style:text-properties officeooo:paragraph-rsid="00349e0d"/>
    </style:style>
    <style:style style:name="P335" style:family="paragraph" style:parent-style-name="Heading_20_3">
      <style:paragraph-properties fo:break-before="page"/>
      <style:text-properties officeooo:paragraph-rsid="00349e0d"/>
    </style:style>
    <style:style style:name="P336" style:family="paragraph" style:parent-style-name="Heading_20_4">
      <style:paragraph-properties fo:break-before="page"/>
    </style:style>
    <style:style style:name="P337" style:family="paragraph" style:parent-style-name="Heading_20_4">
      <style:text-properties style:text-underline-style="none"/>
    </style:style>
    <style:style style:name="P338" style:family="paragraph" style:parent-style-name="Heading_20_4">
      <style:paragraph-properties fo:break-before="page"/>
      <style:text-properties fo:font-weight="bold" style:font-weight-asian="bold" style:font-weight-complex="bold"/>
    </style:style>
    <style:style style:name="P339" style:family="paragraph" style:parent-style-name="Heading_20_4">
      <style:text-properties fo:font-weight="normal" fo:background-color="transparent" style:font-weight-asian="normal" style:font-weight-complex="normal"/>
    </style:style>
    <style:style style:name="P340" style:family="paragraph" style:parent-style-name="Heading_20_4">
      <style:text-properties style:use-window-font-color="true" loext:opacity="0%" fo:background-color="transparent"/>
    </style:style>
    <style:style style:name="P341" style:family="paragraph" style:parent-style-name="Heading_20_4">
      <style:text-properties officeooo:paragraph-rsid="00349e0d"/>
    </style:style>
    <style:style style:name="P342" style:family="paragraph" style:parent-style-name="Heading_20_5">
      <style:paragraph-properties fo:break-before="page"/>
    </style:style>
    <style:style style:name="P343" style:family="paragraph" style:parent-style-name="Heading_20_5">
      <style:text-properties fo:font-weight="bold" style:font-weight-asian="bold" style:font-weight-complex="bold"/>
    </style:style>
    <style:style style:name="P344" style:family="paragraph" style:parent-style-name="Standard" style:list-style-name="L19"/>
    <style:style style:name="P345" style:family="paragraph" style:parent-style-name="Standard" style:list-style-name="L19">
      <style:paragraph-properties fo:margin-left="0.4925in" fo:margin-right="0in" fo:text-indent="0in" style:auto-text-indent="false"/>
    </style:style>
    <style:style style:name="P346" style:family="paragraph" style:parent-style-name="Standard" style:list-style-name="L20"/>
    <style:style style:name="P347" style:family="paragraph" style:parent-style-name="Standard" style:list-style-name="L45"/>
    <style:style style:name="P348" style:family="paragraph" style:parent-style-name="Standard" style:list-style-name="L45">
      <style:paragraph-properties fo:margin-left="0.4925in" fo:margin-right="0in" fo:margin-top="0in" fo:margin-bottom="0.0193in" style:contextual-spacing="false" fo:text-indent="0in" style:auto-text-indent="false"/>
    </style:style>
    <style:style style:name="P349" style:family="paragraph" style:parent-style-name="Standard" style:list-style-name="L45">
      <style:paragraph-properties fo:margin-left="0.4925in" fo:margin-right="0in" fo:text-indent="0in" style:auto-text-indent="false"/>
    </style:style>
    <style:style style:name="P350"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1" style:family="paragraph" style:parent-style-name="Standard" style:list-style-name="L45">
      <style:paragraph-properties fo:margin-left="0.9846in" fo:margin-right="0in" fo:margin-top="0in" fo:margin-bottom="0.0193in" style:contextual-spacing="false" fo:text-indent="0in" style:auto-text-indent="false"/>
    </style:style>
    <style:style style:name="P352"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3" style:family="paragraph" style:parent-style-name="Standard" style:list-style-name="L45">
      <style:paragraph-properties fo:margin-top="0in" fo:margin-bottom="0.0193in" style:contextual-spacing="false"/>
    </style:style>
    <style:style style:name="P354"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5" style:family="paragraph" style:parent-style-name="Standard" style:list-style-name="L45">
      <style:text-properties fo:font-style="normal" style:font-style-asian="normal" style:font-style-complex="normal"/>
    </style:style>
    <style:style style:name="P356"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57"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58" style:family="paragraph" style:parent-style-name="Standard" style:list-style-name="L51">
      <style:paragraph-properties fo:margin-left="0.4925in" fo:margin-right="0in" fo:text-indent="0in" style:auto-text-indent="false"/>
    </style:style>
    <style:style style:name="P359" style:family="paragraph" style:parent-style-name="Standard" style:list-style-name="L63"/>
    <style:style style:name="P360" style:family="paragraph" style:parent-style-name="Standard" style:list-style-name="L63">
      <style:text-properties fo:font-size="8pt" fo:font-style="italic" style:font-size-asian="8pt" style:font-style-asian="italic" style:font-size-complex="8pt" style:font-style-complex="italic"/>
    </style:style>
    <style:style style:name="P361" style:family="paragraph" style:parent-style-name="Standard" style:list-style-name="L64">
      <style:text-properties fo:font-size="8pt" fo:font-style="italic" style:font-size-asian="8pt" style:font-style-asian="italic" style:font-size-complex="8pt" style:font-style-complex="italic"/>
    </style:style>
    <style:style style:name="P362"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3" style:family="paragraph" style:parent-style-name="Standard" style:list-style-name="L86">
      <style:text-properties fo:font-size="9pt" style:font-size-asian="9pt" style:font-size-complex="9pt"/>
    </style:style>
    <style:style style:name="P364" style:family="paragraph" style:parent-style-name="Standard" style:list-style-name="L87">
      <style:text-properties fo:font-size="9pt" style:font-size-asian="9pt" style:font-size-complex="9pt"/>
    </style:style>
    <style:style style:name="P365" style:family="paragraph" style:parent-style-name="Standard" style:list-style-name="L88">
      <style:text-properties fo:font-size="9pt" style:font-size-asian="9pt" style:font-size-complex="9pt"/>
    </style:style>
    <style:style style:name="P366"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67" style:family="paragraph" style:parent-style-name="Table_20_Contents" style:list-style-name="L20"/>
    <style:style style:name="P368" style:family="paragraph" style:parent-style-name="Table_20_Contents" style:list-style-name="L20">
      <style:paragraph-properties fo:margin-left="0in" fo:margin-right="0in" fo:text-indent="0in" style:auto-text-indent="false"/>
    </style:style>
    <style:style style:name="P369"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70" style:family="paragraph" style:parent-style-name="Text_20_body" style:master-page-name="First_20_Page">
      <style:paragraph-properties fo:margin-left="0in" fo:margin-right="0in" fo:text-indent="0in" style:auto-text-indent="false" style:page-number="auto"/>
    </style:style>
    <style:style style:name="P371" style:family="paragraph" style:parent-style-name="Text_20_body" style:list-style-name="L1">
      <style:paragraph-properties fo:margin-top="0in" fo:margin-bottom="0in" style:contextual-spacing="false"/>
    </style:style>
    <style:style style:name="P372" style:family="paragraph" style:parent-style-name="Text_20_body" style:list-style-name="L2"/>
    <style:style style:name="P373" style:family="paragraph" style:parent-style-name="Text_20_body" style:list-style-name="L3"/>
    <style:style style:name="P374" style:family="paragraph" style:parent-style-name="Text_20_body" style:list-style-name="L4"/>
    <style:style style:name="P375" style:family="paragraph" style:parent-style-name="Text_20_body" style:list-style-name="L10"/>
    <style:style style:name="P376" style:family="paragraph" style:parent-style-name="Text_20_body" style:list-style-name="L11"/>
    <style:style style:name="P377" style:family="paragraph" style:parent-style-name="Text_20_body" style:list-style-name="L12"/>
    <style:style style:name="P378" style:family="paragraph" style:parent-style-name="Text_20_body" style:list-style-name="L13">
      <style:paragraph-properties fo:margin-top="0in" fo:margin-bottom="0in" style:contextual-spacing="false"/>
    </style:style>
    <style:style style:name="P379" style:family="paragraph" style:parent-style-name="Text_20_body" style:list-style-name="L14">
      <style:paragraph-properties fo:margin-left="0in" fo:margin-right="0in" fo:margin-top="0in" fo:margin-bottom="0in" style:contextual-spacing="false" fo:text-indent="0.0398in" style:auto-text-indent="false"/>
    </style:style>
    <style:style style:name="P380"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1"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2"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3" style:family="paragraph" style:parent-style-name="Text_20_body" style:list-style-name="L16">
      <style:text-properties fo:font-weight="bold" style:font-weight-asian="bold" style:font-weight-complex="bold"/>
    </style:style>
    <style:style style:name="P384"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5"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6" style:family="paragraph" style:parent-style-name="Text_20_body" style:list-style-name="L21">
      <style:paragraph-properties fo:margin-left="0in" fo:margin-right="0in" fo:margin-top="0in" fo:margin-bottom="0.0398in" style:contextual-spacing="false" fo:text-indent="0in" style:auto-text-indent="false"/>
    </style:style>
    <style:style style:name="P387"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88"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89"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0"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1"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2" style:family="paragraph" style:parent-style-name="Text_20_body" style:list-style-name="L24"/>
    <style:style style:name="P393" style:family="paragraph" style:parent-style-name="Text_20_body" style:list-style-name="L25">
      <style:paragraph-properties fo:margin-top="0in" fo:margin-bottom="0.0429in" style:contextual-spacing="false"/>
    </style:style>
    <style:style style:name="P394"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5" style:family="paragraph" style:parent-style-name="Text_20_body" style:list-style-name="L27"/>
    <style:style style:name="P396" style:family="paragraph" style:parent-style-name="Text_20_body" style:list-style-name="L28"/>
    <style:style style:name="P397" style:family="paragraph" style:parent-style-name="Text_20_body" style:list-style-name="L29"/>
    <style:style style:name="P398" style:family="paragraph" style:parent-style-name="Text_20_body" style:list-style-name="L29">
      <style:paragraph-properties fo:margin-left="0.4925in" fo:margin-right="0in" fo:text-indent="0.0783in" style:auto-text-indent="false"/>
    </style:style>
    <style:style style:name="P399" style:family="paragraph" style:parent-style-name="Text_20_body" style:list-style-name="L30"/>
    <style:style style:name="P400" style:family="paragraph" style:parent-style-name="Text_20_body" style:list-style-name="L31">
      <style:text-properties fo:background-color="#ff0000"/>
    </style:style>
    <style:style style:name="P401"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2" style:family="paragraph" style:parent-style-name="Text_20_body" style:list-style-name="L32"/>
    <style:style style:name="P403" style:family="paragraph" style:parent-style-name="Text_20_body" style:list-style-name="L34"/>
    <style:style style:name="P404" style:family="paragraph" style:parent-style-name="Text_20_body" style:list-style-name="L35"/>
    <style:style style:name="P405" style:family="paragraph" style:parent-style-name="Text_20_body" style:list-style-name="L36"/>
    <style:style style:name="P406" style:family="paragraph" style:parent-style-name="Text_20_body" style:list-style-name="L37"/>
    <style:style style:name="P407" style:family="paragraph" style:parent-style-name="Text_20_body" style:list-style-name="L37">
      <style:paragraph-properties fo:margin-left="0in" fo:margin-right="0in" fo:text-indent="0.0783in" style:auto-text-indent="false"/>
    </style:style>
    <style:style style:name="P408" style:family="paragraph" style:parent-style-name="Text_20_body" style:list-style-name="L37">
      <style:paragraph-properties fo:margin-left="0.4925in" fo:margin-right="0in" fo:text-indent="0.0783in" style:auto-text-indent="false"/>
    </style:style>
    <style:style style:name="P409"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0"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1"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2" style:family="paragraph" style:parent-style-name="Text_20_body" style:list-style-name="L43">
      <style:paragraph-properties fo:margin-left="0in" fo:margin-right="0in" fo:text-indent="0in" style:auto-text-indent="false"/>
      <style:text-properties style:use-window-font-color="true" loext:opacity="0%"/>
    </style:style>
    <style:style style:name="P413" style:family="paragraph" style:parent-style-name="Text_20_body" style:list-style-name="L43">
      <style:paragraph-properties fo:margin-left="0.4925in" fo:margin-right="0in" fo:text-indent="0in" style:auto-text-indent="false"/>
      <style:text-properties style:use-window-font-color="true" loext:opacity="0%"/>
    </style:style>
    <style:style style:name="P414" style:family="paragraph" style:parent-style-name="Text_20_body" style:list-style-name="L54">
      <style:text-properties style:use-window-font-color="true" loext:opacity="0%"/>
    </style:style>
    <style:style style:name="P415"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6"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17" style:family="paragraph" style:parent-style-name="Text_20_body" style:list-style-name="L57">
      <style:text-properties style:use-window-font-color="true" loext:opacity="0%"/>
    </style:style>
    <style:style style:name="P418"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19"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20" style:family="paragraph" style:parent-style-name="Text_20_body" style:list-style-name="L57">
      <style:paragraph-properties fo:margin-left="0in" fo:margin-right="0in" fo:text-indent="0.0783in" style:auto-text-indent="false"/>
      <style:text-properties style:use-window-font-color="true" loext:opacity="0%"/>
    </style:style>
    <style:style style:name="P421"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2"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3" style:family="paragraph" style:parent-style-name="Text_20_body" style:list-style-name="L40">
      <style:paragraph-properties fo:margin-left="0in" fo:margin-right="0in" fo:text-indent="0.0783in" style:auto-text-indent="false"/>
    </style:style>
    <style:style style:name="P424"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5" style:family="paragraph" style:parent-style-name="Text_20_body" style:list-style-name="L43"/>
    <style:style style:name="P426" style:family="paragraph" style:parent-style-name="Text_20_body" style:list-style-name="L44"/>
    <style:style style:name="P427" style:family="paragraph" style:parent-style-name="Text_20_body" style:list-style-name="L46"/>
    <style:style style:name="P428" style:family="paragraph" style:parent-style-name="Text_20_body" style:list-style-name="L47"/>
    <style:style style:name="P429" style:family="paragraph" style:parent-style-name="Text_20_body" style:list-style-name="L48">
      <style:paragraph-properties fo:margin-top="0in" fo:margin-bottom="0in" style:contextual-spacing="false"/>
    </style:style>
    <style:style style:name="P430" style:family="paragraph" style:parent-style-name="Text_20_body" style:list-style-name="L49"/>
    <style:style style:name="P431" style:family="paragraph" style:parent-style-name="Text_20_body" style:list-style-name="L49">
      <style:paragraph-properties fo:margin-left="0in" fo:margin-right="0in" fo:text-indent="0.0398in" style:auto-text-indent="false"/>
    </style:style>
    <style:style style:name="P432" style:family="paragraph" style:parent-style-name="Text_20_body" style:list-style-name="L49">
      <style:paragraph-properties fo:margin-left="0in" fo:margin-right="0in" fo:text-indent="0.0398in" style:auto-text-indent="false"/>
      <style:text-properties fo:background-color="transparent"/>
    </style:style>
    <style:style style:name="P433"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4" style:family="paragraph" style:parent-style-name="Text_20_body" style:list-style-name="L50">
      <style:paragraph-properties fo:text-align="justify" style:justify-single-word="false"/>
      <style:text-properties fo:background-color="transparent"/>
    </style:style>
    <style:style style:name="P435"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36"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37" style:family="paragraph" style:parent-style-name="Text_20_body" style:list-style-name="L50"/>
    <style:style style:name="P438"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39"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40"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1"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2"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3" style:family="paragraph" style:parent-style-name="Text_20_body" style:list-style-name="L52"/>
    <style:style style:name="P444" style:family="paragraph" style:parent-style-name="Text_20_body" style:list-style-name="L53">
      <style:paragraph-properties fo:margin-left="0in" fo:margin-right="0in" fo:text-indent="0.0783in" style:auto-text-indent="false"/>
    </style:style>
    <style:style style:name="P445" style:family="paragraph" style:parent-style-name="Text_20_body" style:list-style-name="L58">
      <loext:graphic-properties draw:fill="solid" draw:fill-color="#ff0000" draw:opacity="100%"/>
      <style:paragraph-properties fo:background-color="#ff0000"/>
    </style:style>
    <style:style style:name="P446" style:family="paragraph" style:parent-style-name="Text_20_body" style:list-style-name="L58">
      <style:paragraph-properties fo:margin-left="0.4925in" fo:margin-right="0in" fo:text-indent="0.0783in" style:auto-text-indent="false"/>
    </style:style>
    <style:style style:name="P447"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48" style:family="paragraph" style:parent-style-name="Text_20_body" style:list-style-name="L58">
      <style:paragraph-properties fo:margin-left="0.4925in" fo:margin-right="0in" fo:text-indent="0.0783in" style:auto-text-indent="false"/>
      <style:text-properties fo:background-color="#ff6633"/>
    </style:style>
    <style:style style:name="P449" style:family="paragraph" style:parent-style-name="Text_20_body" style:list-style-name="L59"/>
    <style:style style:name="P450" style:family="paragraph" style:parent-style-name="Text_20_body" style:list-style-name="L59">
      <loext:graphic-properties draw:fill="solid" draw:fill-color="#ff9966" draw:opacity="100%"/>
      <style:paragraph-properties fo:background-color="#ff9966"/>
    </style:style>
    <style:style style:name="P451"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2" style:family="paragraph" style:parent-style-name="Text_20_body" style:list-style-name="L59">
      <style:paragraph-properties fo:margin-left="0in" fo:margin-right="0in" fo:text-indent="0.0783in" style:auto-text-indent="false"/>
    </style:style>
    <style:style style:name="P453" style:family="paragraph" style:parent-style-name="Text_20_body" style:list-style-name="L60">
      <style:paragraph-properties fo:margin-left="0in" fo:margin-right="0in" fo:margin-top="0in" fo:margin-bottom="0in" style:contextual-spacing="false" fo:text-indent="0in" style:auto-text-indent="false"/>
    </style:style>
    <style:style style:name="P454" style:family="paragraph" style:parent-style-name="Text_20_body" style:list-style-name="L72"/>
    <style:style style:name="P455" style:family="paragraph" style:parent-style-name="Text_20_body" style:list-style-name="L72">
      <style:paragraph-properties fo:margin-top="0in" fo:margin-bottom="0in" style:contextual-spacing="false"/>
    </style:style>
    <style:style style:name="P456" style:family="paragraph" style:parent-style-name="Text_20_body" style:list-style-name="L72">
      <style:paragraph-properties fo:margin-left="0in" fo:margin-right="0in" fo:margin-top="0in" fo:margin-bottom="0in" style:contextual-spacing="false" fo:text-indent="0.0783in" style:auto-text-indent="false"/>
    </style:style>
    <style:style style:name="P457" style:family="paragraph" style:parent-style-name="Text_20_body" style:list-style-name="L73">
      <style:paragraph-properties fo:margin-left="0.4925in" fo:margin-right="0in" fo:margin-top="0in" fo:margin-bottom="0in" style:contextual-spacing="false" fo:text-indent="0.0783in" style:auto-text-indent="false"/>
    </style:style>
    <style:style style:name="P458"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59" style:family="paragraph" style:parent-style-name="Text_20_body" style:list-style-name="L75">
      <style:paragraph-properties fo:margin-left="0in" fo:margin-right="0in" fo:margin-top="0in" fo:margin-bottom="0in" style:contextual-spacing="false" fo:text-indent="0in" style:auto-text-indent="false"/>
    </style:style>
    <style:style style:name="P460" style:family="paragraph" style:parent-style-name="Text_20_body" style:list-style-name="L76">
      <style:paragraph-properties fo:margin-left="0in" fo:margin-right="0in" fo:margin-top="0in" fo:margin-bottom="0in" style:contextual-spacing="false" fo:text-indent="0in" style:auto-text-indent="false"/>
    </style:style>
    <style:style style:name="P461" style:family="paragraph" style:parent-style-name="Text_20_body" style:list-style-name="L77">
      <style:paragraph-properties fo:margin-top="0in" fo:margin-bottom="0in" style:contextual-spacing="false"/>
    </style:style>
    <style:style style:name="P462"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3"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4" style:family="paragraph" style:parent-style-name="Text_20_body" style:list-style-name="L78">
      <style:paragraph-properties fo:margin-left="0.4925in" fo:margin-right="0in" fo:margin-top="0in" fo:margin-bottom="0in" style:contextual-spacing="false" fo:text-indent="0.0783in" style:auto-text-indent="false"/>
    </style:style>
    <style:style style:name="P465" style:family="paragraph" style:parent-style-name="Text_20_body" style:list-style-name="L79"/>
    <style:style style:name="P466" style:family="paragraph" style:parent-style-name="Text_20_body" style:list-style-name="L80">
      <style:text-properties style:font-name="FreeSerif1" fo:font-size="11pt" style:font-size-asian="11pt" style:font-size-complex="11pt"/>
    </style:style>
    <style:style style:name="P467" style:family="paragraph" style:parent-style-name="Text_20_body" style:list-style-name="L82">
      <style:text-properties style:font-name="FreeSerif1" fo:font-size="11pt" style:font-size-asian="11pt" style:font-size-complex="11pt"/>
    </style:style>
    <style:style style:name="P468" style:family="paragraph" style:parent-style-name="Text_20_body" style:list-style-name="L80">
      <style:text-properties style:font-name="FreeSerif3" fo:font-size="11pt" style:font-name-asian="FreeSerif3" style:font-size-asian="11pt" style:font-name-complex="FreeSerif3" style:font-size-complex="11pt"/>
    </style:style>
    <style:style style:name="P469"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0" style:family="paragraph" style:parent-style-name="Text_20_body" style:list-style-name="L82">
      <style:text-properties style:font-name="FreeSerif3" fo:font-size="11pt" style:font-name-asian="FreeSerif3" style:font-size-asian="11pt" style:font-name-complex="FreeSerif3" style:font-size-complex="11pt"/>
    </style:style>
    <style:style style:name="P471"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2" style:family="paragraph" style:parent-style-name="Text_20_body" style:list-style-name="L84" style:master-page-name="">
      <style:paragraph-properties fo:margin-top="0in" fo:margin-bottom="0in" style:contextual-spacing="false" style:page-number="auto"/>
    </style:style>
    <style:style style:name="P473" style:family="paragraph" style:parent-style-name="Text_20_body" style:list-style-name="L84">
      <style:paragraph-properties fo:margin-left="0.4925in" fo:margin-right="0in" fo:margin-top="0in" fo:margin-bottom="0in" style:contextual-spacing="false" fo:text-indent="0.0783in" style:auto-text-indent="false"/>
    </style:style>
    <style:style style:name="P474" style:family="paragraph" style:parent-style-name="Text_20_body" style:list-style-name="L84">
      <style:paragraph-properties fo:margin-left="0in" fo:margin-right="0in" fo:margin-top="0in" fo:margin-bottom="0in" style:contextual-spacing="false" fo:text-indent="0.0783in" style:auto-text-indent="false"/>
    </style:style>
    <style:style style:name="P475" style:family="paragraph" style:parent-style-name="Text_20_body" style:list-style-name="L85"/>
    <style:style style:name="P476" style:family="paragraph" style:parent-style-name="Text_20_body" style:list-style-name="L89">
      <style:paragraph-properties fo:text-align="justify" style:justify-single-word="false"/>
      <style:text-properties fo:font-size="10pt" style:font-size-asian="10pt" style:font-size-complex="10pt"/>
    </style:style>
    <style:style style:name="P477" style:family="paragraph" style:parent-style-name="Text_20_body" style:list-style-name="L90">
      <style:paragraph-properties>
        <style:tab-stops>
          <style:tab-stop style:position="2.7839in"/>
        </style:tab-stops>
      </style:paragraph-properties>
      <style:text-properties officeooo:paragraph-rsid="00349e0d"/>
    </style:style>
    <style:style style:name="P478" style:family="paragraph" style:parent-style-name="Text_20_body" style:list-style-name="L91">
      <style:paragraph-properties fo:text-align="justify" style:justify-single-word="false"/>
      <style:text-properties officeooo:paragraph-rsid="00349e0d"/>
    </style:style>
    <style:style style:name="P479" style:family="paragraph" style:parent-style-name="Text_20_body" style:list-style-name="L92">
      <style:text-properties officeooo:paragraph-rsid="00349e0d"/>
    </style:style>
    <style:style style:name="P480" style:family="paragraph" style:parent-style-name="Text_20_body" style:list-style-name="L93">
      <style:text-properties officeooo:paragraph-rsid="00349e0d"/>
    </style:style>
    <style:style style:name="P481" style:family="paragraph" style:parent-style-name="Text_20_body" style:list-style-name="L94">
      <style:text-properties officeooo:paragraph-rsid="00349e0d"/>
    </style:style>
    <style:style style:name="P482"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3"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84"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85"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86"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87"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88"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89" style:family="paragraph" style:parent-style-name="_5b_RPG_5d__20_Táblázattartalom_20_-_20_saját_20_-_20_1" style:list-style-name="L67">
      <style:paragraph-properties fo:text-align="start" style:justify-single-word="false"/>
      <style:text-properties fo:font-size="8pt"/>
    </style:style>
    <style:style style:name="P490"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1"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493"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494"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5"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496"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7"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8"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499"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00"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1"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2"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03"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04"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05"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06"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07"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08"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09" style:family="paragraph" style:parent-style-name="_5b_RPG_5d__20_Táblázattartalom_20_-_20_saját_20_-_20_1" style:list-style-name="L63">
      <style:paragraph-properties fo:text-align="start" style:justify-single-word="false"/>
    </style:style>
    <style:style style:name="P510"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11"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2"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3"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14"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15"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16"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17"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transparent" loext:char-shading-value="0"/>
    </style:style>
    <style:style style:name="T24" style:family="text">
      <style:text-properties fo:background-color="#ff9966" loext:char-shading-value="0"/>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background-color="transparent" loext:char-shading-value="0"/>
    </style:style>
    <style:style style:name="T29" style:family="text">
      <style:text-properties fo:font-weight="bold" style:font-weight-asian="bold" style:font-weight-complex="bold"/>
    </style:style>
    <style:style style:name="T30" style:family="text">
      <style:text-properties fo:font-weight="bold" officeooo:rsid="00257837" style:font-weight-asian="bold" style:font-weight-complex="bold"/>
    </style:style>
    <style:style style:name="T31" style:family="text">
      <style:text-properties fo:font-weight="bold" officeooo:rsid="0036ea6a"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fo:font-weight="bold" fo:background-color="#ff9966" loext:char-shading-value="0" style:font-weight-asian="bold" style:font-weight-complex="bold"/>
    </style:style>
    <style:style style:name="T34" style:family="text">
      <style:text-properties fo:font-weight="bold" fo:background-color="#ffff99" loext:char-shading-value="0" style:font-weight-asian="bold" style:font-weight-complex="bold"/>
    </style:style>
    <style:style style:name="T35" style:family="text">
      <style:text-properties fo:font-weight="bold" fo:background-color="#ff0000" loext:char-shading-value="0"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fo:font-size="7pt" style:font-size-asian="7pt" style:font-size-complex="7pt"/>
    </style:style>
    <style:style style:name="T40" style:family="text">
      <style:text-properties fo:font-size="8pt"/>
    </style:style>
    <style:style style:name="T41" style:family="text">
      <style:text-properties fo:font-size="8pt" style:font-size-asian="8pt" style:font-size-complex="8pt"/>
    </style:style>
    <style:style style:name="T42" style:family="text">
      <style:text-properties fo:font-size="8pt" fo:font-weight="normal" style:font-size-asian="8pt" style:font-weight-asian="normal" style:font-size-complex="8pt" style:font-weight-complex="normal"/>
    </style:style>
    <style:style style:name="T43" style:family="text">
      <style:text-properties fo:font-size="8pt" fo:font-weight="bold" style:font-size-asian="8pt" style:font-weight-asian="bold" style:font-size-complex="8pt" style:font-weight-complex="bold"/>
    </style:style>
    <style:style style:name="T44" style:family="text">
      <style:text-properties fo:font-size="8pt" fo:background-color="#ff0000" loext:char-shading-value="0"/>
    </style:style>
    <style:style style:name="T45" style:family="text">
      <style:text-properties fo:font-size="8pt" style:text-underline-style="solid" style:text-underline-width="auto" style:text-underline-color="font-color"/>
    </style:style>
    <style:style style:name="T46" style:family="text">
      <style:text-properties fo:font-size="8pt" fo:background-color="transparent" loext:char-shading-value="0"/>
    </style:style>
    <style:style style:name="T47" style:family="text">
      <style:text-properties fo:font-size="8pt" fo:background-color="#ff9966" loext:char-shading-value="0"/>
    </style:style>
    <style:style style:name="T48" style:family="text">
      <style:text-properties fo:font-size="8pt" fo:font-style="normal" fo:font-weight="normal" style:font-size-asian="8pt" style:font-style-asian="normal" style:font-weight-asian="normal" style:font-size-complex="8pt" style:font-style-complex="normal" style:font-weight-complex="normal"/>
    </style:style>
    <style:style style:name="T49" style:family="text">
      <style:text-properties fo:font-size="9pt" style:font-size-asian="9pt" style:font-size-complex="9pt"/>
    </style:style>
    <style:style style:name="T50" style:family="text">
      <style:text-properties fo:font-size="9pt" fo:font-weight="normal" style:font-size-asian="9pt" style:font-weight-asian="normal" style:font-size-complex="9pt" style:font-weight-complex="normal"/>
    </style:style>
    <style:style style:name="T51" style:family="text">
      <style:text-properties fo:font-size="9pt" fo:font-weight="bold" style:font-size-asian="9pt" style:font-weight-asian="bold" style:font-size-complex="9pt" style:font-weight-complex="bold"/>
    </style:style>
    <style:style style:name="T52" style:family="text">
      <style:text-properties fo:language="hu" fo:country="HU"/>
    </style:style>
    <style:style style:name="T53" style:family="text">
      <style:text-properties style:text-position="super 58%" fo:font-size="8pt" style:font-size-asian="8pt" style:font-size-complex="8pt"/>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fo:font-size="11pt" fo:font-weight="normal" officeooo:rsid="002103b3" style:font-size-asian="11pt" style:font-weight-asian="normal" style:font-size-complex="11pt" style:font-weight-complex="normal"/>
    </style:style>
    <style:style style:name="T56" style:family="text">
      <style:text-properties fo:font-size="11pt" fo:font-weight="normal" fo:background-color="#ff0000" loext:char-shading-value="0" style:font-size-asian="11pt" style:font-weight-asian="normal" style:font-size-complex="11pt" style:font-weight-complex="normal"/>
    </style:style>
    <style:style style:name="T57" style:family="text">
      <style:text-properties fo:font-size="11pt" fo:font-weight="bold" fo:background-color="#ff0000" loext:char-shading-value="0" style:font-size-asian="11pt" style:font-weight-asian="bold" style:font-size-complex="11pt" style:font-weight-complex="bold"/>
    </style:style>
    <style:style style:name="T58" style:family="text">
      <style:text-properties fo:font-size="11pt" fo:font-weight="bold" style:font-size-asian="11pt" style:font-weight-asian="bold" style:font-size-complex="11pt" style:font-weight-complex="bold"/>
    </style:style>
    <style:style style:name="T59" style:family="text">
      <style:text-properties fo:font-size="11pt" style:font-size-asian="11pt" style:font-size-complex="11pt"/>
    </style:style>
    <style:style style:name="T60" style:family="text">
      <style:text-properties fo:font-size="11pt" fo:background-color="#ff9966" loext:char-shading-value="0" style:font-size-asian="11pt" style:font-size-complex="11pt"/>
    </style:style>
    <style:style style:name="T61" style:family="text">
      <style:text-properties fo:font-size="11pt" fo:font-style="normal" officeooo:rsid="00167b70" style:font-size-asian="11pt" style:font-style-asian="normal" style:font-size-complex="11pt" style:font-style-complex="normal"/>
    </style:style>
    <style:style style:name="T62" style:family="text">
      <style:text-properties fo:font-size="11pt" fo:font-style="normal" officeooo:rsid="001840e7" style:font-size-asian="11pt" style:font-style-asian="normal" style:font-size-complex="11pt" style:font-style-complex="normal"/>
    </style:style>
    <style:style style:name="T63"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4" style:family="text">
      <style:text-properties style:text-line-through-style="none" style:text-line-through-type="none" fo:font-size="10pt" fo:font-weight="normal" style:font-size-asian="10pt" style:font-weight-asian="normal" style:font-size-complex="10pt" style:font-weight-complex="normal"/>
    </style:style>
    <style:style style:name="T65" style:family="text">
      <style:text-properties fo:font-style="italic"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fo:background-color="#ff0000" loext:char-shading-value="0"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9" style:family="text">
      <style:text-properties fo:background-color="#ff0000" loext:char-shading-value="0"/>
    </style:style>
    <style:style style:name="T70" style:family="text">
      <style:text-properties style:font-name="DejaVu Sans2" style:font-name-asian="DejaVu Sans2" style:font-name-complex="DejaVu Sans2"/>
    </style:style>
    <style:style style:name="T71" style:family="text">
      <style:text-properties fo:color="#00ae00" loext:opacity="100%"/>
    </style:style>
    <style:style style:name="T72" style:family="text">
      <style:text-properties fo:font-size="10pt" fo:font-weight="normal" style:font-size-asian="10pt" style:font-weight-asian="normal" style:font-size-complex="10pt" style:font-weight-complex="normal"/>
    </style:style>
    <style:style style:name="T73" style:family="text">
      <style:text-properties fo:font-size="10pt" fo:font-weight="normal" fo:background-color="#ff0000" loext:char-shading-value="0" style:font-size-asian="10pt" style:font-weight-asian="normal" style:font-size-complex="10pt" style:font-weight-complex="normal"/>
    </style:style>
    <style:style style:name="T74" style:family="text">
      <style:text-properties fo:font-size="10pt" fo:font-weight="normal" fo:background-color="transparent" loext:char-shading-value="0" style:font-size-asian="10pt" style:font-weight-asian="normal" style:font-size-complex="10pt" style:font-weight-complex="normal"/>
    </style:style>
    <style:style style:name="T75" style:family="text">
      <style:text-properties fo:font-size="10pt" style:font-size-asian="10pt" style:font-size-complex="10pt"/>
    </style:style>
    <style:style style:name="T76" style:family="text">
      <style:text-properties fo:font-size="10pt" style:text-underline-style="solid" style:text-underline-width="auto" style:text-underline-color="font-color" style:font-size-asian="10pt" style:font-size-complex="10pt"/>
    </style:style>
    <style:style style:name="T77" style:family="text">
      <style:text-properties fo:font-size="10pt" fo:background-color="#ff0000" loext:char-shading-value="0" style:font-size-asian="10pt" style:font-size-complex="10pt"/>
    </style:style>
    <style:style style:name="T78" style:family="text">
      <style:text-properties fo:font-size="10pt" fo:background-color="#ff9966" loext:char-shading-value="0" style:font-size-asian="10pt" style:font-size-complex="10pt"/>
    </style:style>
    <style:style style:name="T7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text-properties fo:font-size="12.6000003814697pt" fo:font-weight="normal" style:font-size-asian="12.6000003814697pt" style:font-weight-asian="normal" style:font-size-complex="12.6000003814697pt" style:font-weight-complex="normal"/>
    </style:style>
    <style:style style:name="T81" style:family="text">
      <style:text-properties fo:background-color="#ff6633" loext:char-shading-value="0"/>
    </style:style>
    <style:style style:name="T82" style:family="text">
      <style:text-properties fo:background-color="#23ff23" loext:char-shading-value="0"/>
    </style:style>
    <style:style style:name="T83" style:family="text">
      <style:text-properties style:font-name="OpenSymbol1" fo:font-weight="bold" style:font-name-asian="OpenSymbol1" style:font-weight-asian="bold" style:font-name-complex="OpenSymbol1" style:font-weight-complex="bold"/>
    </style:style>
    <style:style style:name="T84" style:family="text">
      <style:text-properties fo:color="#000000" loext:opacity="100%" fo:font-size="12pt" fo:font-weight="bold" style:font-size-asian="12pt" style:font-weight-asian="bold" style:font-size-complex="12pt" style:font-weight-complex="bold"/>
    </style:style>
    <style:style style:name="T85" style:family="text">
      <style:text-properties fo:font-style="normal" style:font-style-asian="normal" style:font-style-complex="normal"/>
    </style:style>
    <style:style style:name="T86" style:family="text">
      <style:text-properties fo:font-style="normal" officeooo:rsid="00167b70" style:font-style-asian="normal" style:font-style-complex="normal"/>
    </style:style>
    <style:style style:name="T87" style:family="text">
      <style:text-properties fo:color="#ff0000" loext:opacity="100%" fo:font-size="12pt" fo:font-weight="bold" style:font-size-asian="12pt" style:font-weight-asian="bold" style:font-size-complex="12pt" style:font-weight-complex="bold"/>
    </style:style>
    <style:style style:name="T88" style:family="text">
      <style:text-properties style:font-name="OpenSymbol2" style:font-name-asian="OpenSymbol2" style:font-name-complex="OpenSymbol2"/>
    </style:style>
    <style:style style:name="T89" style:family="text">
      <style:text-properties style:font-name="OpenSymbol2" fo:background-color="transparent" loext:char-shading-value="0" style:font-name-asian="OpenSymbol2" style:font-name-complex="OpenSymbol2"/>
    </style:style>
    <style:style style:name="T90"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1" style:family="text">
      <style:text-properties style:font-name="FreeSerif3" style:font-name-asian="FreeSerif3" style:font-name-complex="FreeSerif3"/>
    </style:style>
    <style:style style:name="T92" style:family="text">
      <style:text-properties style:font-name="FreeSerif3" fo:font-size="11pt" fo:font-style="italic" officeooo:rsid="00349e0d"/>
    </style:style>
    <style:style style:name="T93" style:family="text">
      <style:text-properties style:font-name="FreeSerif1"/>
    </style:style>
    <style:style style:name="T94" style:family="text">
      <style:text-properties style:font-name="FreeSerif1" fo:font-size="11pt" style:font-size-asian="11pt" style:font-size-complex="11pt"/>
    </style:style>
    <style:style style:name="T95" style:family="text">
      <style:text-properties style:font-name="Arial" fo:font-size="9pt" fo:font-weight="normal" style:font-size-asian="9pt" style:font-weight-asian="normal" style:font-size-complex="9pt" style:font-weight-complex="normal"/>
    </style:style>
    <style:style style:name="T96" style:family="text">
      <style:text-properties style:font-name="Arial" fo:font-style="normal" style:font-style-asian="normal" style:font-style-complex="normal"/>
    </style:style>
    <style:style style:name="T97" style:family="text">
      <style:text-properties style:font-name="Arial" fo:font-size="8pt" fo:font-style="normal" style:font-size-asian="8pt" style:font-style-asian="normal" style:font-size-complex="8pt" style:font-style-complex="normal"/>
    </style:style>
    <style:style style:name="T98"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00"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1"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2"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4" style:family="text">
      <style:text-properties style:font-name="Times New Roman" fo:font-size="10.5pt" style:font-name-asian="Times New Roman" style:font-size-asian="10.5pt" style:font-name-complex="Times New Roman" style:font-size-complex="10.5pt"/>
    </style:style>
    <style:style style:name="T105"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6"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7" style:family="text">
      <style:text-properties style:font-name="Times New Roman" style:font-name-asian="DejaVu Sans1" style:font-name-complex="DejaVu Sans1"/>
    </style:style>
    <style:style style:name="T108" style:family="text">
      <style:text-properties style:font-name="FreeSerif2" style:font-name-asian="Sans Serif" style:font-name-complex="Tahoma2"/>
    </style:style>
    <style:style style:name="T109"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10"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2"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3"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4" style:family="text">
      <style:text-properties fo:color="#ffffff" loext:opacity="100%" style:font-name="Arial" fo:font-style="normal" style:font-style-asian="normal" style:font-style-complex="normal"/>
    </style:style>
    <style:style style:name="T115" style:family="text">
      <style:text-properties style:font-name="Mufferaw1"/>
    </style:style>
    <style:style style:name="T116" style:family="text">
      <style:text-properties fo:font-size="10.5pt" style:font-size-asian="10.5pt" style:font-size-complex="10.5pt"/>
    </style:style>
    <style:style style:name="T117" style:family="text">
      <style:text-properties style:font-name="Times New Roman1"/>
    </style:style>
    <style:style style:name="T118" style:family="text">
      <style:text-properties style:font-name="Times New Roman1" style:font-name-asian="Times New Roman1" style:font-name-complex="Times New Roman1"/>
    </style:style>
    <style:style style:name="T119" style:family="text">
      <style:text-properties style:font-name-asian="Times New Roman1" style:font-name-complex="Times New Roman1"/>
    </style:style>
    <style:style style:name="T120" style:family="text">
      <style:text-properties style:font-name="Nimbus Roman No9 L" fo:font-size="10.5pt" style:font-name-asian="Arial Unicode MS" style:font-size-asian="10.5pt" style:font-name-complex="Tahoma" style:font-size-complex="10.5pt"/>
    </style:style>
    <style:style style:name="T121" style:family="text">
      <style:text-properties fo:background-color="#ffff66" loext:char-shading-value="0"/>
    </style:style>
    <style:style style:name="T122" style:family="text">
      <style:text-properties style:font-name="DejaVu Sans" style:font-name-asian="DejaVu Sans" style:font-name-complex="DejaVu Sans"/>
    </style:style>
    <style:style style:name="T123" style:family="text">
      <style:text-properties style:font-name="DejaVu Sans" style:text-underline-style="none" fo:font-weight="normal" style:font-name-asian="DejaVu Sans" style:font-weight-asian="normal" style:font-name-complex="DejaVu Sans" style:font-weight-complex="normal"/>
    </style:style>
    <style:style style:name="T124" style:family="text">
      <style:text-properties style:font-name="DejaVu Sans" fo:font-style="normal" style:font-name-asian="DejaVu Sans" style:font-style-asian="normal" style:font-name-complex="DejaVu Sans" style:font-style-complex="normal"/>
    </style:style>
    <style:style style:name="T125" style:family="text">
      <style:text-properties style:font-name="DejaVu Sans" fo:font-size="11pt" style:font-name-asian="DejaVu Sans" style:font-size-asian="11pt" style:font-name-complex="DejaVu Sans" style:font-size-complex="11pt"/>
    </style:style>
    <style:style style:name="T126" style:family="text">
      <style:text-properties fo:background-color="#ffff00" loext:char-shading-value="0"/>
    </style:style>
    <style:style style:name="T127" style:family="text">
      <style:text-properties officeooo:rsid="001c5808"/>
    </style:style>
    <style:style style:name="T128" style:family="text">
      <style:text-properties officeooo:rsid="001dddcd"/>
    </style:style>
    <style:style style:name="T129" style:family="text">
      <style:text-properties officeooo:rsid="001e59d3"/>
    </style:style>
    <style:style style:name="T130" style:family="text">
      <style:text-properties officeooo:rsid="001f8479"/>
    </style:style>
    <style:style style:name="T131" style:family="text">
      <style:text-properties officeooo:rsid="00239d5e"/>
    </style:style>
    <style:style style:name="T132" style:family="text">
      <style:text-properties officeooo:rsid="00245887"/>
    </style:style>
    <style:style style:name="T133" style:family="text">
      <style:text-properties officeooo:rsid="00257837"/>
    </style:style>
    <style:style style:name="T134" style:family="text">
      <style:text-properties officeooo:rsid="0028a867"/>
    </style:style>
    <style:style style:name="T135" style:family="text">
      <style:text-properties officeooo:rsid="002d6b9e"/>
    </style:style>
    <style:style style:name="T136" style:family="text">
      <style:text-properties officeooo:rsid="002efd91"/>
    </style:style>
    <style:style style:name="T137" style:family="text">
      <style:text-properties officeooo:rsid="002f3ad5"/>
    </style:style>
    <style:style style:name="T138" style:family="text">
      <style:text-properties officeooo:rsid="002f7916"/>
    </style:style>
    <style:style style:name="T139" style:family="text">
      <style:text-properties officeooo:rsid="0030c3e7"/>
    </style:style>
    <style:style style:name="T140" style:family="text">
      <style:text-properties officeooo:rsid="000f2722"/>
    </style:style>
    <style:style style:name="T141" style:family="text">
      <style:text-properties officeooo:rsid="00125faf"/>
    </style:style>
    <style:style style:name="T142" style:family="text">
      <style:text-properties officeooo:rsid="001545ab"/>
    </style:style>
    <style:style style:name="T143" style:family="text">
      <style:text-properties officeooo:rsid="00156e69"/>
    </style:style>
    <style:style style:name="T144" style:family="text">
      <style:text-properties officeooo:rsid="00349e0d"/>
    </style:style>
    <style:style style:name="T145" style:family="text">
      <style:text-properties officeooo:rsid="0036ea6a"/>
    </style:style>
    <style:style style:name="T146" style:family="text">
      <style:text-properties officeooo:rsid="0038e13f"/>
    </style:style>
    <style:style style:name="T147" style:family="text">
      <style:text-properties officeooo:rsid="0039ee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8"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9"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10"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1"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7"><text:s/></text:p>
      <text:p text:style-name="P250">Creative Commons License</text:p>
      <text:p text:style-name="P250">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7">Nevezd meg!-Ne add el!-Így add tovább! 2.5 Magyarország</text:span></text:a></text:p>
      <text:p text:style-name="P86"><text:span text:style-name="T96">Licenc feltételeinek megfelelően használható fel</text:span>. </text:p>
      <text:p text:style-name="P34"/>
      <text:p text:style-name="P175"/>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12">1. Harcrendszer<text:tab/>6</text:p>
          <text:p text:style-name="P313">1.1. Életerő<text:tab/>7</text:p>
          <text:p text:style-name="P314">1.1.1 <text:s/>Életerő Pont<text:tab/>7</text:p>
          <text:p text:style-name="P314">1.1.2 <text:s/>Kábulat Életerő Pont (KT)<text:tab/>7</text:p>
          <text:p text:style-name="P315">Kábulat ÉP gyógyulása<text:tab/>7</text:p>
          <text:p text:style-name="P315">Tartós rosszullét<text:tab/>8</text:p>
          <text:p text:style-name="P315">Verekedés, Kocsmai bunyó és Kábulat ÉP<text:tab/>8</text:p>
          <text:p text:style-name="P315">Fejbe vágás<text:tab/>8</text:p>
          <text:p text:style-name="P315">Példa Kábulat ÉP alkalmazására<text:tab/>9</text:p>
          <text:p text:style-name="P314">1.1.3 <text:s/>Sebesülés<text:tab/>10</text:p>
          <text:p text:style-name="P315">Fájdalomtűrés<text:tab/>11</text:p>
          <text:p text:style-name="P316">Fájdalomtűrés harc közben<text:tab/>11</text:p>
          <text:p text:style-name="P316">Fájdalomtűrés harcon kívül<text:tab/>11</text:p>
          <text:p text:style-name="P315">Sérülés hatása képzettségpróbára<text:tab/>11</text:p>
          <text:p text:style-name="P315">Vértek, SFÉ<text:tab/>11</text:p>
          <text:p text:style-name="P315">Példa a sebesülésre<text:tab/>12</text:p>
          <text:p text:style-name="P314">1.1.4 <text:s/>Haldoklás<text:tab/>12</text:p>
          <text:p text:style-name="P314">1.1.5 <text:s/>Gyógyulás<text:tab/>12</text:p>
          <text:p text:style-name="P315">Sebek jellege<text:tab/>12</text:p>
          <text:p text:style-name="P313">1.2. Harc<text:tab/>13</text:p>
          <text:p text:style-name="P314">1.2.1 <text:s/>Harcértékek felépítése<text:tab/>13</text:p>
          <text:p text:style-name="P315">Harcérték Alapok<text:tab/>13</text:p>
          <text:p text:style-name="P315">Harci Tulajdonságok<text:tab/>13</text:p>
          <text:p text:style-name="P315">Harcérték Módosító (HM)<text:tab/>14</text:p>
          <text:p text:style-name="P316">HM korlát<text:tab/>14</text:p>
          <text:p text:style-name="P315">Harcmodor képzettségek<text:tab/>15</text:p>
          <text:p text:style-name="P316">Harcmodorok és Manőverek<text:tab/>16</text:p>
          <text:p text:style-name="P316">Manőverek tanulása<text:tab/>16</text:p>
          <text:p text:style-name="P315">Mesterfegyver fortély<text:tab/>16</text:p>
          <text:p text:style-name="P314">1.2.2 <text:s/>KÉ, TÉ, VÉ, CÉ<text:tab/>17</text:p>
          <text:p text:style-name="P315">Kezdeményező érték<text:tab/>17</text:p>
          <text:p text:style-name="P315">Védő Érték<text:tab/>18</text:p>
          <text:p text:style-name="P315">Támadó Érték<text:tab/>19</text:p>
          <text:p text:style-name="P315">Célzó Érték<text:tab/>20</text:p>
          <text:p text:style-name="P314">1.2.3 <text:s/>Mozgásgátló Tényező (MGT )<text:tab/>21</text:p>
          <text:p text:style-name="P314">1.2.4 <text:s/>Előnyös és hátrányos helyzet<text:tab/>21</text:p>
          <text:p text:style-name="P314">1.2.5 <text:s/>Támadások száma<text:tab/>22</text:p>
          <text:p text:style-name="P315">„Harcmodor-Sebesség”<text:tab/>22</text:p>
          <text:p text:style-name="P315">„Fegyver-Sebesség”<text:tab/>22</text:p>
          <text:p text:style-name="P315">Plusz támadások száma<text:tab/>22</text:p>
          <text:p text:style-name="P314">1.2.6 <text:s/>A harc menete – összefoglalás<text:tab/>23</text:p>
          <text:p text:style-name="P314">1.2.7 <text:s/>Csataszabályok<text:tab/>24</text:p>
          <text:p text:style-name="P314">1.2.8 <text:s/>A harc menete – részletes leírás<text:tab/>25</text:p>
          <text:p text:style-name="P315">Harci kör<text:tab/>25</text:p>
          <text:p text:style-name="P315">Cselekedetek<text:tab/>25</text:p>
          <text:p text:style-name="P315">Kezdeményezés<text:tab/>25</text:p>
          <text:p text:style-name="P315">Támadás<text:tab/>26</text:p>
          <text:p text:style-name="P316"><text:soft-page-break/>Védő Érték csökkentése<text:tab/>27</text:p>
          <text:p text:style-name="P316">Túlütés<text:tab/>27</text:p>
          <text:p text:style-name="P316">Többszörös túlütés<text:tab/>27</text:p>
          <text:p text:style-name="P316">00-ás (100-as) támadó dobás<text:tab/>27</text:p>
          <text:p text:style-name="P316">01-es támadó dobás (balsiker)<text:tab/>28</text:p>
          <text:p text:style-name="P315">Sebzés<text:tab/>29</text:p>
          <text:p text:style-name="P316">Harcérték csökkenés<text:tab/>29</text:p>
          <text:p text:style-name="P316">Támadás jellege, páncél SFÉ, fegyver Átütése<text:tab/>29</text:p>
          <text:p text:style-name="P316">Elsődleges támadási típus<text:tab/>29</text:p>
          <text:p text:style-name="P316">Átütés<text:tab/>29</text:p>
          <text:p text:style-name="P316">Páncéldobás (találat helye)<text:tab/>30</text:p>
          <text:p text:style-name="P316">Erőbónusz és Erőhiány<text:tab/>30</text:p>
          <text:p text:style-name="P316">Élőholtak sebzése<text:tab/>30</text:p>
          <text:p text:style-name="P315">Vérzés<text:tab/>30</text:p>
          <text:p text:style-name="P315">Védő Érték regenerálódása<text:tab/>31</text:p>
          <text:p text:style-name="P315">Zuhanás, megégés, zúzódás, varázslatok sebzése<text:tab/>32</text:p>
          <text:p text:style-name="P315">Példák sebzésre<text:tab/>32</text:p>
          <text:p text:style-name="P314">1.2.9 <text:s/>Példaharc<text:tab/>33</text:p>
          <text:p text:style-name="P314">1.2.10 <text:s/>Harci helyzetek<text:tab/>35</text:p>
          <text:p text:style-name="P315">Képzetlen fegyverhasználat<text:tab/>36</text:p>
          <text:p text:style-name="P315">Harc puszta kézzel<text:tab/>36</text:p>
          <text:p text:style-name="P315">Érintő támadás<text:tab/>36</text:p>
          <text:p text:style-name="P315">Harc rosszabbik kézben tartott fegyverrel<text:tab/>36</text:p>
          <text:p text:style-name="P315">Támadás hátulról<text:tab/>36</text:p>
          <text:p text:style-name="P315">Meglepetés<text:tab/>36</text:p>
          <text:p text:style-name="P315">Készületlenség<text:tab/>36</text:p>
          <text:p text:style-name="P315">Megrendült<text:tab/>37</text:p>
          <text:p text:style-name="P315">Észrevétlen támadás<text:tab/>38</text:p>
          <text:p text:style-name="P315">Harc magasabbról<text:tab/>38</text:p>
          <text:p text:style-name="P315">Harc gyűlöletből<text:tab/>38</text:p>
          <text:p text:style-name="P315">Fegyverrántás<text:tab/>39</text:p>
          <text:p text:style-name="P315">Harc helyhez kötve<text:tab/>40</text:p>
          <text:p text:style-name="P315">Beszorított helyzet<text:tab/>40</text:p>
          <text:p text:style-name="P315">Harc földön fekve<text:tab/>40</text:p>
          <text:p text:style-name="P315">Harc félhomályban<text:tab/>40</text:p>
          <text:p text:style-name="P315">Félelem harc közben<text:tab/>40</text:p>
          <text:p text:style-name="P315">Lóról leesés<text:tab/>41</text:p>
          <text:p text:style-name="P315">A védekező takarásban<text:tab/>41</text:p>
          <text:p text:style-name="P315">Harc állatokkal<text:tab/>41</text:p>
          <text:p text:style-name="P314">1.2.11 <text:s/>Kétkezes harc<text:tab/>42</text:p>
          <text:p text:style-name="P314">1.2.12 <text:s/>Harci taktikák<text:tab/>43</text:p>
          <text:p text:style-name="P315">Összefoglaló<text:tab/>43</text:p>
          <text:p text:style-name="P315">Ökölszabály Védő Érték eltolásra<text:tab/>44</text:p>
          <text:p text:style-name="P315">Támadó taktika<text:tab/>44</text:p>
          <text:p text:style-name="P315">Védő taktika<text:tab/>45</text:p>
          <text:p text:style-name="P315">Kezdeményező taktika<text:tab/>45</text:p>
          <text:p text:style-name="P315">Kiváró Taktika<text:tab/>45</text:p>
          <text:p text:style-name="P315">Védekező harc<text:tab/>46</text:p>
          <text:p text:style-name="P315">Fárasztás<text:tab/>46</text:p>
          <text:p text:style-name="P315">Roham<text:tab/>46</text:p>
          <text:p text:style-name="P315">Öngyilkos roham<text:tab/>47</text:p>
          <text:p text:style-name="P315"><text:soft-page-break/>Belharc, Belharci szituáció<text:tab/>47</text:p>
          <text:p text:style-name="P315">Érintő támadás<text:tab/>48</text:p>
          <text:p text:style-name="P315">Kijelölt testrészre támadás<text:tab/>48</text:p>
          <text:p text:style-name="P315">Támadás erőből<text:tab/>48</text:p>
          <text:p text:style-name="P315">Csonkolás és törés<text:tab/>49</text:p>
          <text:p text:style-name="P315">Leütés hátulról (fejre/tarkóra)<text:tab/>49</text:p>
          <text:p text:style-name="P315">Orvtámadás<text:tab/>49</text:p>
          <text:p text:style-name="P315">Pontok támadása harc közben<text:tab/>49</text:p>
          <text:p text:style-name="P315">Visszafogott csapás /Harc az ellenfél elfogásáért<text:tab/>49</text:p>
          <text:p text:style-name="P315">Mögékerülés<text:tab/>50</text:p>
          <text:p text:style-name="P315">Rávetődés hátulról<text:tab/>50</text:p>
          <text:p text:style-name="P314">1.2.13 <text:s/>Lovas harci taktikák<text:tab/>51</text:p>
          <text:p text:style-name="P315">Harc lóhátról<text:tab/>51</text:p>
          <text:p text:style-name="P315">Lovas roham<text:tab/>51</text:p>
          <text:p text:style-name="P314">1.2.14 <text:s/>Harci alakzatok<text:tab/>52</text:p>
          <text:p text:style-name="P314">1.2.15 <text:s/>Manőverek<text:tab/>53</text:p>
          <text:p text:style-name="P315">Manőverek végrehajtása, képzetlenség<text:tab/>53</text:p>
          <text:p text:style-name="P315">Manőverek fejlesztése, manőver-ismeretek<text:tab/>53</text:p>
          <text:p text:style-name="P315">„Passzív Manőver” harci fortély<text:tab/>54</text:p>
          <text:p text:style-name="P315">Manőver lista<text:tab/>55</text:p>
          <text:p text:style-name="P315">Szabályok Manőverekre<text:tab/>58</text:p>
          <text:p text:style-name="P315">Manőverek nehézsége<text:tab/>58</text:p>
          <text:p text:style-name="P315">Manőver végrehajtásának lépései<text:tab/>59</text:p>
          <text:p text:style-name="P316">Megakasztás (M)<text:tab/>59</text:p>
          <text:p text:style-name="P316">Végrehajtás (V)<text:tab/>60</text:p>
          <text:p text:style-name="P316">Ellenpróba (E)<text:tab/>60</text:p>
          <text:p text:style-name="P316">Vállalás<text:tab/>60</text:p>
          <text:p text:style-name="P315">Egyszerű példa egy Manőver alkalmazására<text:tab/>60</text:p>
          <text:p text:style-name="P315">Összetettebb példa egy Manőver alkalmazására<text:tab/>61</text:p>
          <text:p text:style-name="P313">1.3. Fegyverek<text:tab/>63</text:p>
          <text:p text:style-name="P314">1.3.1 <text:s/>Általános fegyver-harcértékek<text:tab/>63</text:p>
          <text:p text:style-name="P314">1.3.2 <text:s/>Elsődleges támadási típus<text:tab/>63</text:p>
          <text:p text:style-name="P314">1.3.3 <text:s/>Különleges fegyver szabály (jelölése: KF)<text:tab/>63</text:p>
          <text:p text:style-name="P314">1.3.4 <text:s/>Puszta kéz<text:tab/>64</text:p>
          <text:p text:style-name="P315">Érintő támadás<text:tab/>64</text:p>
          <text:p text:style-name="P314">1.3.5 <text:s/>Hárítófegyverek<text:tab/>64</text:p>
          <text:p text:style-name="P314">1.3.6 <text:s/>Közelharci fegyverek<text:tab/>65</text:p>
          <text:p text:style-name="P314">1.3.7 <text:s/>Kardvívó fegyverek harcértékei<text:tab/>66</text:p>
          <text:p text:style-name="P314">1.3.8 <text:s/>Pusztító fegyverek harcértékei<text:tab/>69</text:p>
          <text:p text:style-name="P314">1.3.9 <text:s/>Lándzsavívó fegyverek harcértékei<text:tab/>70</text:p>
          <text:p text:style-name="P314">1.3.10 <text:s/>Lovas fegyverek harcértékei<text:tab/>70</text:p>
          <text:p text:style-name="P314">1.3.11 <text:s/>Hajítófegyverek harcértékei<text:tab/>71</text:p>
          <text:p text:style-name="P314">1.3.12 <text:s/>Lőfegyverek harcértékei<text:tab/>72</text:p>
          <text:p text:style-name="P315">Íjász lőfegyverek<text:tab/>72</text:p>
          <text:p text:style-name="P315">Lövész lőfegyverek<text:tab/>73</text:p>
          <text:p text:style-name="P313">1.4. Pajzsok, hárítófegyverek<text:tab/>74</text:p>
          <text:p text:style-name="P313">1.5. Vértek, Páncélok<text:tab/>75</text:p>
          <text:p text:style-name="P313">1.6. Vértek, Páncélok<text:tab/>76</text:p>
          <text:p text:style-name="P314">1.6.1 <text:s/>Sebzésfelfogó Érték (SFÉ)<text:tab/>76</text:p>
          <text:p text:style-name="P314">1.6.2 <text:s text:c="2"/>Páncél struktúrák, alapanyag minősége<text:tab/>76</text:p>
          <text:p text:style-name="P314">1.6.3 <text:s/>Páncél tagok és a védett terület<text:tab/>77</text:p>
          <text:p text:style-name="P314"><text:soft-page-break/>1.6.4 <text:s/>Páncéldobás<text:tab/>77</text:p>
          <text:p text:style-name="P314">1.6.5 <text:s/>Mozgásgátló Tényező (MGT)<text:tab/>77</text:p>
          <text:p text:style-name="P315">Alap (mellvért) MGT<text:tab/>77</text:p>
          <text:p text:style-name="P315">Vért kidolgozottsága, csatolt elemek száma<text:tab/>78</text:p>
          <text:p text:style-name="P314">1.6.6 <text:s/>Fém vértek alapanyagai<text:tab/>79</text:p>
          <text:p text:style-name="P314">1.6.7 <text:s/>Páncél Ára<text:tab/>79</text:p>
          <text:p text:style-name="P315">Miért százalék érték az „Ár”?<text:tab/>79</text:p>
          <text:p text:style-name="P314">1.6.8 <text:s/>Példa egy páncél leírására<text:tab/>79</text:p>
          <text:p text:style-name="P314">1.6.9 <text:s/>Erő bónusz MGT-re<text:tab/>79</text:p>
          <text:p text:style-name="P314">1.6.10 <text:s/>Erő követelmény MGT-re<text:tab/>80</text:p>
          <text:p text:style-name="P314">1.6.11 <text:s/>Rossz méretű vért viselése<text:tab/>80</text:p>
          <text:p text:style-name="P314">1.6.12 <text:s/>Egydarabos tag viselése<text:tab/>80</text:p>
          <text:p text:style-name="P314">1.6.13 <text:s/>Sérült vért javítása és MGT módosító hatása<text:tab/>80</text:p>
          <text:p text:style-name="P314">1.6.14 <text:s/>Példa átlagos páncélra<text:tab/>80</text:p>
          <text:p text:style-name="P314">1.6.15 <text:s/>Példa egy vértre, amiben a lehető legnehezebb mozogni...<text:tab/>81</text:p>
          <text:p text:style-name="P314">1.6.16 <text:s/>Vértviselet fortély<text:tab/>81</text:p>
          <text:p text:style-name="P313">1.7. Távolsági harc<text:tab/>83</text:p>
        </text:index-body>
      </text:table-of-content>
      <text:p text:style-name="Standard"/>
      <text:p text:style-name="Text_20_body"/>
      <text:h text:style-name="P328"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9">ÉP=12 + (Edzettség x2 )</text:span></text:p>
      <text:p text:style-name="Text_20_body"><text:s/>Ha sebet kapunk, ezekből a pontokból kell levonnunk az okozott sérülést (lásd Sebesülés fejezet).</text:p>
      <text:section text:style-name="Sect2" text:name="Szakasz2">
        <text:p text:style-name="P294"><text:s/></text:p>
        <table:table table:name="Tábla8" table:style-name="Tábla8">
          <table:table-column table:style-name="Tábla8.A" table:number-columns-repeated="3"/>
          <table:table-column table:style-name="Tábla8.D"/>
          <table:table-header-rows>
            <table:table-row table:style-name="TableLine1431103958416">
              <table:table-cell table:style-name="Tábla8.A1" table:number-columns-spanned="4" office:value-type="string">
                <text:p text:style-name="P54">Életerő Pontok</text:p>
              </table:table-cell>
              <table:covered-table-cell/>
              <table:covered-table-cell/>
              <table:covered-table-cell/>
            </table:table-row>
          </table:table-header-rows>
          <table:table-row table:style-name="TableLine1431103944592">
            <table:table-cell table:style-name="Tábla8.A2" office:value-type="string">
              <text:p text:style-name="_5b_RPG_5d__20_Táblázattartalom_20_1">S1<text:line-break/><text:span text:style-name="T41">(ÉP/4)</text:span></text:p>
            </table:table-cell>
            <table:table-cell table:style-name="Tábla8.A2" office:value-type="string">
              <text:p text:style-name="_5b_RPG_5d__20_Táblázattartalom_20_1">S2<text:line-break/><text:span text:style-name="T41">(ÉP/4)</text:span></text:p>
            </table:table-cell>
            <table:table-cell table:style-name="Tábla8.A2" office:value-type="string">
              <text:p text:style-name="_5b_RPG_5d__20_Táblázattartalom_20_1">S3<text:line-break/><text:span text:style-name="T41">(ÉP/4)</text:span></text:p>
            </table:table-cell>
            <table:table-cell table:style-name="Tábla8.D2" office:value-type="string">
              <text:p text:style-name="_5b_RPG_5d__20_Táblázattartalom_20_1">S4<text:line-break/><text:span text:style-name="T41">(ÉP/4)</text:span></text:p>
            </table:table-cell>
          </table:table-row>
          <table:table-row table:style-name="TableLine143110395496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143110395236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143110394488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143110395208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1431103950064">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1"><text:s/><text:span text:style-name="T49"><text:s/></text:span></text:p>
        <text:p text:style-name="P308">Az <text:span text:style-name="T29">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6"><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9">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6">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5">ugyanabban</text:span> az <text:span text:style-name="T18">ÉP</text:span> táblázatban történik, hatásaik is megegyeznek, csak a <text:span text:style-name="T18">KT</text:span> esetén nincs valós fizikai sérülés. <text:span text:style-name="T36">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5">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4">„Leütés hátulról” harci taktikával</text:span>!</text:p>
      <text:p text:style-name="Text_20_body"/>
      <text:h text:style-name="P336" text:outline-level="4"><text:bookmark-start text:name="__RefHeading___Toc11714_3781431762"/>Példa Kábulat ÉP alkalmazására<text:bookmark-end text:name="__RefHeading___Toc11714_3781431762"/></text:h>
      <text:p text:style-name="P289">TODO: Aktualizálni a kész Orvtámadáshoz (amikor kész lesz). <text:span text:style-name="T131">Nem lesz Orvtámadás fortély. Csak észrevétlen támadás van.</text:span></text:p>
      <text:p text:style-name="Text_20_body">Cravignon-t leütik hátulról. ÉP-inek száma 14. Támadója mesterfokú <text:span text:style-name="T29">Orvtámadással</text:span> rendelkezik. Sebzést dob k6-al, az eredmény 4. Ekkor a mesterfokú Orvtámadás miatt a valós sebzés csak 2 ÉP. Lássuk a kábulat sebzést: 4 KT + k10SP amely bónusz szintén a Mf miatt csak KT sebzést okoz. k10 dobás eredménye: <text:span text:style-name="T29">7</text:span>. </text:p>
      <text:p text:style-name="Text_20_body">Az összesített KT sebzés tehát: 4+7=<text:span text:style-name="T29">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1"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2">sújtják.</text:span> Persze ami például egy <text:span text:style-name="T52">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5">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1431103956688">
            <table:table-cell table:style-name="Tábla1.A2" office:value-type="string">
              <text:p text:style-name="_5b_RPG_5d__20_Táblázattartalom_20_1">S1<text:line-break/><text:span text:style-name="T41">(ÉP/4)</text:span></text:p>
            </table:table-cell>
            <table:table-cell table:style-name="Tábla1.A2" office:value-type="string">
              <text:p text:style-name="_5b_RPG_5d__20_Táblázattartalom_20_1">S2<text:line-break/><text:span text:style-name="T41">(ÉP/4)</text:span></text:p>
            </table:table-cell>
            <table:table-cell table:style-name="Tábla1.A2" office:value-type="string">
              <text:p text:style-name="_5b_RPG_5d__20_Táblázattartalom_20_1">S3<text:line-break/><text:span text:style-name="T41">(ÉP/4)</text:span></text:p>
            </table:table-cell>
            <table:table-cell table:style-name="Tábla1.D2" office:value-type="string">
              <text:p text:style-name="_5b_RPG_5d__20_Táblázattartalom_20_1">S4<text:line-break/><text:span text:style-name="T41">(ÉP/4)</text:span></text:p>
            </table:table-cell>
          </table:table-row>
          <table:table-row table:style-name="TableLine143110394516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1431103948624">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1431103948912">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143110395092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1431103952944">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1431103953520">
            <table:table-cell table:style-name="Tábla1.A8" office:value-type="string">
              <text:p text:style-name="P89"/>
            </table:table-cell>
            <table:table-cell table:style-name="Tábla1.B8" office:value-type="string">
              <text:p text:style-name="P89"/>
            </table:table-cell>
            <table:table-cell table:style-name="Tábla1.B8" office:value-type="string">
              <text:p text:style-name="P89"/>
            </table:table-cell>
            <table:table-cell table:style-name="Tábla1.D8" office:value-type="string">
              <text:p text:style-name="P89"/>
            </table:table-cell>
          </table:table-row>
        </table:table>
        <text:p text:style-name="P31"><text:s/><text:span text:style-name="T115"><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9"> </text:span><text:span text:style-name="T53">*</text:span><text:span text:style-name="T39"><text:line-break/>(KÉ,TÉ,VÉ, támadás)</text:span></text:p>
              </table:table-cell>
              <table:covered-table-cell/>
              <table:covered-table-cell/>
              <table:covered-table-cell/>
            </table:table-row>
          </table:table-header-rows>
          <table:table-row table:style-name="TableLine1431123098784">
            <table:table-cell table:style-name="Tábla3.A2" office:value-type="string">
              <text:p text:style-name="P208">-</text:p>
            </table:table-cell>
            <table:table-cell table:style-name="Tábla3.A2" office:value-type="string">
              <text:p text:style-name="P112">-10 TÉ</text:p>
            </table:table-cell>
            <table:table-cell table:style-name="Tábla3.A2" office:value-type="string">
              <text:p text:style-name="P112">-20 TÉ</text:p>
            </table:table-cell>
            <table:table-cell table:style-name="Tábla3.D2" office:value-type="string">
              <text:p text:style-name="P112">-30 TÉ</text:p>
            </table:table-cell>
          </table:table-row>
          <table:table-row table:style-name="TableLine1431123100224">
            <table:table-cell table:style-name="Tábla3.A2" office:value-type="string">
              <text:p text:style-name="P208"/>
            </table:table-cell>
            <table:table-cell table:style-name="Tábla3.D2" table:number-columns-spanned="3" office:value-type="string">
              <text:p text:style-name="P112">Levonást csökkenti:<text:line-break/>Önuralom+Fájdalomtűrés</text:p>
            </table:table-cell>
            <table:covered-table-cell/>
            <table:covered-table-cell/>
          </table:table-row>
        </table:table>
        <text:p text:style-name="P10"><text:span text:style-name="_5b_RPG_5d_Kiemelt_20_kifejezés"><text:span text:style-name="T42"/></text:span></text:p>
        <text:p text:style-name="P309">Az első (S1) kategóriában lévő karaktert még nem <text:span text:style-name="T52">sújtják</text:span> <text:span text:style-name="T22">negatív módosítók, sérülése – számára – olyan könnyű, ami nem akadályozza a harcban. </text:span></text:p>
        <text:p text:style-name="P261">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61"/>
        <text:p text:style-name="P261">0 ÉP-re érve a karakter elájul, és haldokolni kezd (Lásd Haldoklás). Ha további sebet kap, meghal.</text:p>
        <text:p text:style-name="P216"/>
        <text:p text:style-name="P216"/>
        <text:p text:style-name="P216"/>
        <text:p text:style-name="P216"/>
        <text:p text:style-name="P216"/>
      </text:section>
      <text:p text:style-name="Text_20_body"><text:span text:style-name="_5b_RPG_5d_Kiemelt_20_kifejezés"><text:span text:style-name="T54"/></text:span></text:p>
      <text:h text:style-name="P336" text:outline-level="4"><text:bookmark-start text:name="__RefHeading___Toc11718_3781431762"/><text:span text:style-name="_5b_RPG_5d_Kiemelt_20_kifejezés"><text:span text:style-name="T54">Fájdalomtűrés</text:span></text:span><text:bookmark-end text:name="__RefHeading___Toc11718_3781431762"/></text:h>
      <text:p text:style-name="P10"><text:span text:style-name="Strong_20_Emphasis"><text:span text:style-name="T57">Harc mindhalálig</text:span></text:span><text:span text:style-name="_5b_RPG_5d_Kiemelt_20_kifejezés"><text:span text:style-name="T56"> <text:s/>fortély?</text:span></text:span></text:p>
      <text:p text:style-name="P10"><text:span text:style-name="_5b_RPG_5d_Kiemelt_20_kifejezés"><text:span text:style-name="T56">Ájulás legyen?</text:span></text:span></text:p>
      <text:p text:style-name="Text_20_body"><text:span text:style-name="_5b_RPG_5d_Kiemelt_20_kifejezés"><text:span text:style-name="T54">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4">Fájdalomtűrés harc közben</text:span></text:span><text:bookmark-end text:name="__RefHeading___Toc11720_3781431762"/></text:h>
      <text:p text:style-name="Text_20_body"><text:span text:style-name="_5b_RPG_5d_Kiemelt_20_kifejezés"><text:span text:style-name="T54">Ha harc közben más sebesülés kategóriába lép a karakter, TÉ levonást kap büntetésül. Ezt az értéket csökkenti a Fájdalomtűrés képzettség és az </text:span></text:span><text:span text:style-name="_5b_RPG_5d_Kiemelt_20_kifejezés"><text:span text:style-name="T55">Önuralom </text:span></text:span><text:span text:style-name="_5b_RPG_5d_Kiemelt_20_kifejezés"><text:span text:style-name="T54">tulajdonság összege. </text:span></text:span></text:p>
      <text:p text:style-name="Text_20_body"><text:span text:style-name="_5b_RPG_5d_Kiemelt_20_kifejezés"><text:span text:style-name="T54">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1431123099936">
          <table:table-cell table:style-name="Táblázat32.A1" office:value-type="string">
            <text:p text:style-name="P247"/>
          </table:table-cell>
          <table:table-cell table:style-name="Táblázat32.A1" office:value-type="string">
            <text:p text:style-name="P247">S1</text:p>
          </table:table-cell>
          <table:table-cell table:style-name="Táblázat32.A1" office:value-type="string">
            <text:p text:style-name="P247">S2</text:p>
          </table:table-cell>
          <table:table-cell table:style-name="Táblázat32.A1" office:value-type="string">
            <text:p text:style-name="P247">S3</text:p>
          </table:table-cell>
          <table:table-cell table:style-name="Táblázat32.E1" office:value-type="string">
            <text:p text:style-name="P247">S4</text:p>
          </table:table-cell>
        </table:table-row>
        <table:table-row table:style-name="TableLine1431123104832">
          <table:table-cell table:style-name="Táblázat32.A2" office:value-type="string">
            <text:p text:style-name="P251">TÉ levonás</text:p>
          </table:table-cell>
          <table:table-cell table:style-name="Táblázat32.B2" office:value-type="string">
            <text:p text:style-name="P251">-</text:p>
          </table:table-cell>
          <table:table-cell table:style-name="Táblázat32.B2" office:value-type="string">
            <text:p text:style-name="P251">-10</text:p>
          </table:table-cell>
          <table:table-cell table:style-name="Táblázat32.B2" office:value-type="string">
            <text:p text:style-name="P251">-20</text:p>
          </table:table-cell>
          <table:table-cell table:style-name="Táblázat32.E2" office:value-type="string">
            <text:p text:style-name="P251">-30</text:p>
          </table:table-cell>
        </table:table-row>
        <table:table-row table:style-name="TableLine1431123105120">
          <table:table-cell table:style-name="Táblázat32.A2" office:value-type="string">
            <text:p text:style-name="P251"/>
          </table:table-cell>
          <table:table-cell table:style-name="Táblázat32.E2" table:number-columns-spanned="4" office:value-type="string">
            <text:p text:style-name="P249">Csökkenti:</text:p>
            <text:p text:style-name="P249">Önuralom+Fájdalomtűrés</text:p>
          </table:table-cell>
          <table:covered-table-cell/>
          <table:covered-table-cell/>
          <table:covered-table-cell/>
        </table:table-row>
      </table:table>
      <text:p text:style-name="Standard"><text:span text:style-name="_5b_RPG_5d_Kiemelt_20_kifejezés"><text:span text:style-name="T54"/></text:span></text:p>
      <text:p text:style-name="Standard"><text:span text:style-name="_5b_RPG_5d_Kiemelt_20_kifejezés"><text:span text:style-name="T54">Példa: Tetves Fájdalomtűrése 7.szintű, Önuralma:+1 <text:s/>(összesen:8)</text:span></text:span></text:p>
      <text:p text:style-name="Standard"><text:span text:style-name="_5b_RPG_5d_Kiemelt_20_kifejezés"><text:span text:style-name="T54">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1431123098496">
          <table:table-cell table:style-name="Táblázat43.A1" office:value-type="string">
            <text:p text:style-name="P248"/>
          </table:table-cell>
          <table:table-cell table:style-name="Táblázat43.A1" office:value-type="string">
            <text:p text:style-name="P248">S1</text:p>
          </table:table-cell>
          <table:table-cell table:style-name="Táblázat43.A1" office:value-type="string">
            <text:p text:style-name="P248">S2</text:p>
          </table:table-cell>
          <table:table-cell table:style-name="Táblázat43.A1" office:value-type="string">
            <text:p text:style-name="P248">S3</text:p>
          </table:table-cell>
          <table:table-cell table:style-name="Táblázat43.E1" office:value-type="string">
            <text:p text:style-name="P248">S4</text:p>
          </table:table-cell>
        </table:table-row>
        <table:table-row table:style-name="TableLine1431123094176">
          <table:table-cell table:style-name="Táblázat43.A2" office:value-type="string">
            <text:p text:style-name="P249">TÉ levonás</text:p>
          </table:table-cell>
          <table:table-cell table:style-name="Táblázat43.B2" office:value-type="string">
            <text:p text:style-name="P249">-</text:p>
          </table:table-cell>
          <table:table-cell table:style-name="Táblázat43.B2" office:value-type="string">
            <text:p text:style-name="P249">-2</text:p>
          </table:table-cell>
          <table:table-cell table:style-name="Táblázat43.B2" office:value-type="string">
            <text:p text:style-name="P249">-12</text:p>
          </table:table-cell>
          <table:table-cell table:style-name="Táblázat43.E2" office:value-type="string">
            <text:p text:style-name="P249">-22</text:p>
          </table:table-cell>
        </table:table-row>
      </table:table>
      <text:p text:style-name="Standard"><text:span text:style-name="_5b_RPG_5d_Kiemelt_20_kifejezés"><text:span text:style-name="T54"/></text:span></text:p>
      <text:h text:style-name="Heading_20_5" text:outline-level="5"><text:bookmark-start text:name="__RefHeading___Toc11722_3781431762"/><text:span text:style-name="_5b_RPG_5d_Kiemelt_20_kifejezés"><text:span text:style-name="T54">Fájdalomtűrés harcon kívül</text:span></text:span><text:bookmark-end text:name="__RefHeading___Toc11722_3781431762"/></text:h>
      <text:p text:style-name="Text_20_body"><text:span text:style-name="_5b_RPG_5d_Kiemelt_20_kifejezés"><text:span text:style-name="T54">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1431123100512">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1431123093024">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51">-</text:p>
            </table:table-cell>
            <table:table-cell table:style-name="Tábla15.B2" office:value-type="string">
              <text:p text:style-name="P251">-2</text:p>
            </table:table-cell>
            <table:table-cell table:style-name="Tábla15.B2" office:value-type="string">
              <text:p text:style-name="P251">-4</text:p>
            </table:table-cell>
            <table:table-cell table:style-name="Tábla15.E2" office:value-type="string">
              <text:p text:style-name="P251">-6</text:p>
            </table:table-cell>
          </table:table-row>
          <table:table-row table:style-name="TableLine1431123101952">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51">-</text:p>
            </table:table-cell>
            <table:table-cell table:style-name="Tábla15.B2" office:value-type="string">
              <text:p text:style-name="P251">-</text:p>
            </table:table-cell>
            <table:table-cell table:style-name="Tábla15.B2" office:value-type="string">
              <text:p text:style-name="P251">-1</text:p>
            </table:table-cell>
            <table:table-cell table:style-name="Tábla15.E2" office:value-type="string">
              <text:p text:style-name="P251">-3</text:p>
            </table:table-cell>
          </table:table-row>
        </table:table>
        <text:p text:style-name="P219"/>
      </text:section>
      <text:h text:style-name="Heading_20_4" text:outline-level="4"><text:bookmark-start text:name="__RefHeading___Toc11726_3781431762"/>Vértek, SFÉ<text:bookmark-end text:name="__RefHeading___Toc11726_3781431762"/></text:h>
      <text:p text:style-name="P289">TODO. Lásd: V<text:span text:style-name="T29">értek, páncélok <text:s/>– TODO_HARC_#29.</text:span></text:p>
      <text:p text:style-name="P152">Itt inkább az általános szabályokat írjuk be, a konkrét vérteket a doksi végén ismertessük táblázatos formában.</text:p>
      <text:h text:style-name="P336"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2">Sebek jellegének jelölései:</text:p>
      <text:list xml:id="list4169632015" text:style-name="L1">
        <text:list-item>
          <text:p text:style-name="P371"><text:span text:style-name="_5b_RPG_5d__20_Kiemelt_20_kifejezés"><text:span text:style-name="T64">S: Szúrt seb</text:span></text:span></text:p>
        </text:list-item>
        <text:list-item>
          <text:p text:style-name="P371"><text:span text:style-name="_5b_RPG_5d__20_Kiemelt_20_kifejezés"><text:span text:style-name="T64">V: Vágott seb</text:span></text:span></text:p>
        </text:list-item>
        <text:list-item>
          <text:p text:style-name="P371"><text:span text:style-name="_5b_RPG_5d__20_Kiemelt_20_kifejezés"><text:span text:style-name="T64">Z: Zúzott seb</text:span></text:span></text:p>
        </text:list-item>
        <text:list-item>
          <text:p text:style-name="P371"><text:span text:style-name="_5b_RPG_5d__20_Kiemelt_20_kifejezés"><text:span text:style-name="T64">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90">Életerő táblázat</text:p>
              </table:table-cell>
              <table:covered-table-cell/>
              <table:covered-table-cell/>
              <table:covered-table-cell/>
            </table:table-row>
          </table:table-header-rows>
          <table:table-row table:style-name="TableLine1431123087552">
            <table:table-cell table:style-name="Tábla5.A2" office:value-type="string">
              <text:p text:style-name="P222">S1<text:line-break/><text:span text:style-name="T41">(ÉP/4)</text:span></text:p>
            </table:table-cell>
            <table:table-cell table:style-name="Tábla5.A2" office:value-type="string">
              <text:p text:style-name="P222">S2<text:line-break/><text:span text:style-name="T41">(ÉP/4)</text:span></text:p>
            </table:table-cell>
            <table:table-cell table:style-name="Tábla5.A2" office:value-type="string">
              <text:p text:style-name="P222">S3<text:line-break/><text:span text:style-name="T41">(ÉP/4)</text:span></text:p>
            </table:table-cell>
            <table:table-cell table:style-name="Tábla5.D2" office:value-type="string">
              <text:p text:style-name="P222">S4<text:line-break/><text:span text:style-name="T39">(</text:span><text:span text:style-name="T41">ÉP/4)</text:span></text:p>
            </table:table-cell>
          </table:table-row>
          <table:table-row table:style-name="TableLine1431123082656">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1431123075744">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1431123084384">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1431123087840">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1431123084672">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9"> <text:line-break/>(KÉ,TÉ,VÉ, támadás)</text:span></text:p>
              </table:table-cell>
              <table:covered-table-cell/>
              <table:covered-table-cell/>
              <table:covered-table-cell/>
            </table:table-row>
          </table:table-header-rows>
          <table:table-row table:style-name="TableLine1431123073728">
            <table:table-cell table:style-name="Tábla7.A2" office:value-type="string">
              <text:p text:style-name="P107">-</text:p>
            </table:table-cell>
            <table:table-cell table:style-name="Tábla7.A2" office:value-type="string">
              <text:p text:style-name="P107">-0 TÉ</text:p>
            </table:table-cell>
            <table:table-cell table:style-name="Tábla7.A2" office:value-type="string">
              <text:p text:style-name="P107">-9 TÉ</text:p>
            </table:table-cell>
            <table:table-cell table:style-name="Tábla7.D2" office:value-type="string">
              <text:p text:style-name="P107">-19 TÉ</text:p>
            </table:table-cell>
          </table:table-row>
        </table:table>
        <text:p text:style-name="P10"><text:span text:style-name="_5b_RPG_5d_Kiemelt_20_kifejezés"><text:span text:style-name="T50"/></text:span></text:p>
        <text:p text:style-name="P309">Találat esetén a sebesülést először az S1 rubrikában kezdjük jelölni, oszlopon belül pedig fentről lefelé. Ha Lord Gustav egy 2 ÉP-s sebet kap, az az S1 oszlopban kerül bejelölésre fentről lefele. Ilyenkor még nem <text:span text:style-name="T52">sújtja</text:span> levonás.<text:span text:style-name="T22"> </text:span></text:p>
        <text:p text:style-name="P120">Gustav ismét megsebesül. Ezúttal 5 ÉP, ezzel az S2 kategóriába kerül. Mivel a (Fájdalomtűrés+Önuralom=11) mérsékli a standard S2-nél használt (-10TÉ) büntetést, ezért még itt sincs TÉ levonás.</text:p>
        <text:p text:style-name="P120">A harmadik seb 4 ÉP, Gustav a harmadik (közepesen sérült) kategóriába kerül. Alapból (-20TÉ) lenne a büntetés, de ez (-9TÉ)-re mérséklődik (-11).</text:p>
        <text:p text:style-name="P120">Gustav hátrálás közben belefejel a kovácsoltvas kapuba. <text:span text:style-name="T29">4KT </text:span><text:s/>a büntetése. Ezzel az S4 (utolsó) kategóriába került. Büntetése -19TÉ (a -30 helyett).</text:p>
        <text:p text:style-name="P128">kategóriában elrontja a fájdalomtűrés próbáját, (célszám:18) akkor el is ájul. </text:p>
      </text:section>
      <text:p text:style-name="P307"><text:span text:style-name="_5b_RPG_5d_Kiemelt_20_kifejezés"><text:span text:style-name="T54">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30">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7"><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1">Fegyverek – TODO_HARC_#27.</text:span></text:p>
      <text:p text:style-name="Text_20_body"/>
      <text:h text:style-name="P329"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5">harapással</text:span> próbálják legyőzni egymást, akkor bizony <text:span text:style-name="T29">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1587300661" text:style-name="L2">
        <text:list-item>
          <text:p text:style-name="P372">Kezdeményező Érték</text:p>
        </text:list-item>
        <text:list-item>
          <text:p text:style-name="P372">Támadó Érték</text:p>
        </text:list-item>
        <text:list-item>
          <text:p text:style-name="P372">Védő Érték</text:p>
        </text:list-item>
        <text:list-item>
          <text:p text:style-name="P372">Célzó Érték</text:p>
        </text:list-item>
      </text:list>
      <text:p text:style-name="Text_20_body">Ezen értékek öt jellemzőből épülnek fel:</text:p>
      <table:table table:name="Táblázat20" table:style-name="Táblázat20">
        <table:table-column table:style-name="Táblázat20.A"/>
        <table:table-row table:style-name="TableLine1431123078912">
          <table:table-cell table:style-name="Táblázat20.A1" office:value-type="string">
            <text:p text:style-name="P207">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1010109275" text:style-name="L3">
        <text:list-item>
          <text:p text:style-name="P373">KÉ konstans: 10</text:p>
        </text:list-item>
        <text:list-item>
          <text:p text:style-name="P373">TÉ konstans: 20</text:p>
        </text:list-item>
        <text:list-item>
          <text:p text:style-name="P373">VÉ konstans: 1<text:span text:style-name="T138">2</text:span>0</text:p>
        </text:list-item>
        <text:list-item>
          <text:p text:style-name="P373">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6"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9">maximum </text:span><text:span text:style-name="T31">(6+Ügyesség)</text:span> pontnyi úgynevezett <text:span text:style-name="T18">HM-et </text:span>és <text:span text:style-name="T29">maximum 4</text:span><text:span text:style-name="T18"> ún. Célzóérték Módosítót (</text:span><text:span text:style-name="T29">CM)</text:span> <text:span text:style-name="T37">vehet</text:span> fel (nem kötelező!) K<text:span text:style-name="T129">arakter Pontjaiból</text:span>. Egy HM-re, illetve CM-re <text:span text:style-name="T29">4</text:span> K<text:span text:style-name="T129">arakter </text:span>Pontot kell költenie.</text:p>
      <table:table table:name="Táblázat21" table:style-name="Táblázat21">
        <table:table-column table:style-name="Táblázat21.A"/>
        <table:table-row table:style-name="TableLine1431123080352">
          <table:table-cell table:style-name="Táblázat21.A1" office:value-type="string">
            <text:p text:style-name="P207">Maximum: 8 HM / Szint</text:p>
            <text:p text:style-name="P207">Maximum: <text:s/>4 CM / Szint</text:p>
            <text:p text:style-name="P207">1 HM = <text:span text:style-name="T145">5</text:span> KP</text:p>
            <text:p text:style-name="P207">1 CM = <text:span text:style-name="T145">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6"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5">Közelharc, Kardvívás, Lándzsavívás, Pusztítás, Hajítás, Íjászat, Lövészet, Ostromlövészet</text:p>
      <text:list xml:id="list3579546256" text:style-name="L4">
        <text:list-item text:start-value="1">
          <text:p text:style-name="P374"><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4"><text:span text:style-name="_5b_RPG_5d_Kiemelt_20_kifejezés"><text:span text:style-name="T17">Kardvívás: minden „pengés” fegyver (kétkezes kard is)</text:span></text:span></text:p>
        </text:list-item>
        <text:list-item>
          <text:p text:style-name="P374"><text:span text:style-name="_5b_RPG_5d_Kiemelt_20_kifejezés"><text:span text:style-name="T17">Pusztítás: zúzófegyverek, csatabárdok, csákány</text:span></text:span></text:p>
        </text:list-item>
        <text:list-item>
          <text:p text:style-name="P374"><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5">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1431123091296">
            <table:table-cell table:style-name="Táblázat29.A1" office:value-type="string">
              <text:p text:style-name="P237">Harcmodor Szint</text:p>
            </table:table-cell>
            <table:table-cell table:style-name="Táblázat29.B1" office:value-type="string">
              <text:p text:style-name="P237">Hatás*</text:p>
            </table:table-cell>
          </table:table-row>
        </table:table-header-rows>
        <table:table-row table:style-name="TableLine1431123086112">
          <table:table-cell table:style-name="Táblázat29.A17" office:value-type="string">
            <text:p text:style-name="P186">Képzetlen</text:p>
          </table:table-cell>
          <table:table-cell table:style-name="Táblázat29.B17" office:value-type="string">
            <text:p text:style-name="P186">KÉ: -20, TÉ: -30, VÉ:-30, CÉ: -30</text:p>
          </table:table-cell>
        </table:table-row>
        <table:table-row table:style-name="TableLine1431123083808">
          <table:table-cell table:style-name="Táblázat29.A17" office:value-type="string">
            <text:p text:style-name="P186">1</text:p>
          </table:table-cell>
          <table:table-cell table:style-name="Táblázat29.B17" office:value-type="string">
            <text:p text:style-name="P186">csak -10KÉ, -20 TÉ,VÉ,CÉ</text:p>
          </table:table-cell>
        </table:table-row>
        <table:table-row table:style-name="TableLine1431123080640">
          <table:table-cell table:style-name="Táblázat29.A17" office:value-type="string">
            <text:p text:style-name="P186">2</text:p>
          </table:table-cell>
          <table:table-cell table:style-name="Táblázat29.B17" office:value-type="string">
            <text:p text:style-name="P186">csak -5KÉ, -10 TÉ,VÉ,CÉ</text:p>
          </table:table-cell>
        </table:table-row>
        <table:table-row table:style-name="TableLine1431123085824">
          <table:table-cell table:style-name="Táblázat29.A17" office:value-type="string">
            <text:p text:style-name="P186">3</text:p>
          </table:table-cell>
          <table:table-cell table:style-name="Táblázat29.B17" office:value-type="string">
            <text:p text:style-name="P186">0</text:p>
          </table:table-cell>
        </table:table-row>
        <table:table-row table:style-name="TableLine1431123083520">
          <table:table-cell table:style-name="Táblázat29.A17" office:value-type="string">
            <text:p text:style-name="P186">4</text:p>
          </table:table-cell>
          <table:table-cell table:style-name="Táblázat29.B17" office:value-type="string">
            <text:p text:style-name="P186">+1 KÉ ; +3 TÉ,VÉ,CÉ</text:p>
          </table:table-cell>
        </table:table-row>
        <table:table-row table:style-name="TableLine1431123076896">
          <table:table-cell table:style-name="Táblázat29.A17" office:value-type="string">
            <text:p text:style-name="P186">5</text:p>
          </table:table-cell>
          <table:table-cell table:style-name="Táblázat29.B17" office:value-type="string">
            <text:p text:style-name="P186">+2 KÉ ; +6TÉ,VÉ,CÉ</text:p>
          </table:table-cell>
        </table:table-row>
        <table:table-row table:style-name="TableLine1431123086688">
          <table:table-cell table:style-name="Táblázat29.A17" office:value-type="string">
            <text:p text:style-name="P186">6</text:p>
          </table:table-cell>
          <table:table-cell table:style-name="Táblázat29.B17" office:value-type="string">
            <text:p text:style-name="P186">+3 KÉ ; +9 TÉ,VÉ,CÉ</text:p>
          </table:table-cell>
        </table:table-row>
        <table:table-row table:style-name="TableLine1431123081792">
          <table:table-cell table:style-name="Táblázat29.A17" office:value-type="string">
            <text:p text:style-name="P186">7</text:p>
          </table:table-cell>
          <table:table-cell table:style-name="Táblázat29.B17" office:value-type="string">
            <text:p text:style-name="P186">+4 KÉ ; +12 TÉ,VÉ,CÉ</text:p>
          </table:table-cell>
        </table:table-row>
        <table:table-row table:style-name="TableLine1431123089856">
          <table:table-cell table:style-name="Táblázat29.A17" office:value-type="string">
            <text:p text:style-name="P186">8</text:p>
          </table:table-cell>
          <table:table-cell table:style-name="Táblázat29.B17" office:value-type="string">
            <text:p text:style-name="P186">+5 KÉ ; +15 TÉ,VÉ,CÉ</text:p>
          </table:table-cell>
        </table:table-row>
        <table:table-row table:style-name="TableLine1431123077184">
          <table:table-cell table:style-name="Táblázat29.A17" office:value-type="string">
            <text:p text:style-name="P186">9</text:p>
          </table:table-cell>
          <table:table-cell table:style-name="Táblázat29.B17" office:value-type="string">
            <text:p text:style-name="P186">+6 KÉ ; +18 TÉ,VÉ,CÉ</text:p>
          </table:table-cell>
        </table:table-row>
        <table:table-row table:style-name="TableLine1431123077472">
          <table:table-cell table:style-name="Táblázat29.A17" office:value-type="string">
            <text:p text:style-name="P186">10</text:p>
          </table:table-cell>
          <table:table-cell table:style-name="Táblázat29.B17" office:value-type="string">
            <text:p text:style-name="P186">+7 KÉ ; +21 TÉ,VÉ,CÉ</text:p>
          </table:table-cell>
        </table:table-row>
        <table:table-row table:style-name="TableLine1431123086976">
          <table:table-cell table:style-name="Táblázat29.A17" office:value-type="string">
            <text:p text:style-name="P186">11</text:p>
          </table:table-cell>
          <table:table-cell table:style-name="Táblázat29.B17" office:value-type="string">
            <text:p text:style-name="P186">+8 KÉ ; +24 TÉ,VÉ,CÉ</text:p>
          </table:table-cell>
        </table:table-row>
        <table:table-row table:style-name="TableLine1431123087264">
          <table:table-cell table:style-name="Táblázat29.A17" office:value-type="string">
            <text:p text:style-name="P186">12</text:p>
          </table:table-cell>
          <table:table-cell table:style-name="Táblázat29.B17" office:value-type="string">
            <text:p text:style-name="P186">+9 KÉ ; +27 TÉ,VÉ,CÉ</text:p>
          </table:table-cell>
        </table:table-row>
        <table:table-row table:style-name="TableLine1431123090432">
          <table:table-cell table:style-name="Táblázat29.A17" office:value-type="string">
            <text:p text:style-name="P186">13</text:p>
          </table:table-cell>
          <table:table-cell table:style-name="Táblázat29.B17" office:value-type="string">
            <text:p text:style-name="P186">+10 KÉ ; +30 TÉ,VÉ,CÉ</text:p>
          </table:table-cell>
        </table:table-row>
        <table:table-row table:style-name="TableLine1431123074016">
          <table:table-cell table:style-name="Táblázat29.A17" office:value-type="string">
            <text:p text:style-name="P186">14</text:p>
          </table:table-cell>
          <table:table-cell table:style-name="Táblázat29.B17" office:value-type="string">
            <text:p text:style-name="P186">+11 KÉ ; +33 TÉ,VÉ,CÉ</text:p>
          </table:table-cell>
        </table:table-row>
        <table:table-row table:style-name="TableLine1431123074304">
          <table:table-cell table:style-name="Táblázat29.A17" office:value-type="string">
            <text:p text:style-name="P186">15</text:p>
          </table:table-cell>
          <table:table-cell table:style-name="Táblázat29.B17" office:value-type="string">
            <text:p text:style-name="P186">+12 KÉ ; +36 TÉ,VÉ,CÉ</text:p>
          </table:table-cell>
        </table:table-row>
      </table:table>
      <text:p text:style-name="P177">*A távolsági fegyvereknél értelemszerűen csak +1 KÉ és +3 CÉ jár szintenként, hiszen nincs TÉ és VÉ értékük.</text:p>
      <text:p text:style-name="P10"/>
      <text:h text:style-name="P342"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9">3.</text:span>) képzettség szintje 1 db ún. Manőverfejlesztő Pontot (<text:span text:style-name="T29">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1">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1431123079200">
            <table:table-cell table:style-name="Táblázat34.A1" office:value-type="string">
              <text:p text:style-name="P237">Fok</text:p>
            </table:table-cell>
            <table:table-cell table:style-name="Táblázat34.A1" office:value-type="string">
              <text:p text:style-name="P237">Követelmény</text:p>
            </table:table-cell>
            <table:table-cell table:style-name="Táblázat34.A1" office:value-type="string">
              <text:p text:style-name="P237">KÉ</text:p>
            </table:table-cell>
            <table:table-cell table:style-name="Táblázat34.A1" office:value-type="string">
              <text:p text:style-name="P237">TÉ</text:p>
            </table:table-cell>
            <table:table-cell table:style-name="Táblázat34.A1" office:value-type="string">
              <text:p text:style-name="P237">VÉ</text:p>
            </table:table-cell>
            <table:table-cell table:style-name="Táblázat34.F1" office:value-type="string">
              <text:p text:style-name="P237">Sebzés</text:p>
            </table:table-cell>
          </table:table-row>
        </table:table-header-rows>
        <table:table-row table:style-name="TableLine1431123469520">
          <table:table-cell table:style-name="Táblázat34.A4" office:value-type="string">
            <text:p text:style-name="P186">1</text:p>
          </table:table-cell>
          <table:table-cell table:style-name="Táblázat34.B4" office:value-type="string">
            <text:p text:style-name="P186">4.szint a harcmodorban</text:p>
          </table:table-cell>
          <table:table-cell table:style-name="Táblázat34.E4" office:value-type="string">
            <text:p text:style-name="P186">+2</text:p>
          </table:table-cell>
          <table:table-cell table:style-name="Táblázat34.E4" office:value-type="string">
            <text:p text:style-name="P186">+3</text:p>
          </table:table-cell>
          <table:table-cell table:style-name="Táblázat34.E4" office:value-type="string">
            <text:p text:style-name="P186">+3</text:p>
          </table:table-cell>
          <table:table-cell table:style-name="Táblázat34.F4" office:value-type="string">
            <text:p text:style-name="P186">+1</text:p>
          </table:table-cell>
        </table:table-row>
        <table:table-row table:style-name="TableLine1431123468080">
          <table:table-cell table:style-name="Táblázat34.A4" office:value-type="string">
            <text:p text:style-name="P186">2</text:p>
          </table:table-cell>
          <table:table-cell table:style-name="Táblázat34.B4" office:value-type="string">
            <text:p text:style-name="P186">8.szint a harcmodorban</text:p>
          </table:table-cell>
          <table:table-cell table:style-name="Táblázat34.E4" office:value-type="string">
            <text:p text:style-name="P186">+4</text:p>
          </table:table-cell>
          <table:table-cell table:style-name="Táblázat34.E4" office:value-type="string">
            <text:p text:style-name="P186">+6</text:p>
          </table:table-cell>
          <table:table-cell table:style-name="Táblázat34.E4" office:value-type="string">
            <text:p text:style-name="P186">+6</text:p>
          </table:table-cell>
          <table:table-cell table:style-name="Táblázat34.F4" office:value-type="string">
            <text:p text:style-name="P186">+2</text:p>
          </table:table-cell>
        </table:table-row>
        <table:table-row table:style-name="TableLine1431123462320">
          <table:table-cell table:style-name="Táblázat34.A4" office:value-type="string">
            <text:p text:style-name="P186">3</text:p>
          </table:table-cell>
          <table:table-cell table:style-name="Táblázat34.B4" office:value-type="string">
            <text:p text:style-name="P186">12.szint a harcmodorban</text:p>
          </table:table-cell>
          <table:table-cell table:style-name="Táblázat34.E4" office:value-type="string">
            <text:p text:style-name="P186">+6</text:p>
          </table:table-cell>
          <table:table-cell table:style-name="Táblázat34.E4" office:value-type="string">
            <text:p text:style-name="P186">+9</text:p>
          </table:table-cell>
          <table:table-cell table:style-name="Táblázat34.E4" office:value-type="string">
            <text:p text:style-name="P186">+9</text:p>
          </table:table-cell>
          <table:table-cell table:style-name="Táblázat34.F4" office:value-type="string">
            <text:p text:style-name="P186">+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60"/>
      <text:h text:style-name="P332" text:outline-level="3"><text:bookmark-start text:name="__RefHeading___Toc11756_3781431762"/>KÉ, TÉ, VÉ, <text:span text:style-name="T146">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9">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1431123460880">
            <table:table-cell table:style-name="Táblázat5.A1" table:number-columns-spanned="2" office:value-type="string">
              <text:p text:style-name="P304">Kezdeményező Érték meghatározása</text:p>
            </table:table-cell>
            <table:covered-table-cell/>
          </table:table-row>
        </table:table-header-rows>
        <table:table-row table:style-name="TableLine1431123478736">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1431123468656">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1431123471824">
          <table:table-cell table:style-name="Táblázat5.A4" office:value-type="string">
            <text:p text:style-name="P138">Szint</text:p>
          </table:table-cell>
          <table:table-cell table:style-name="Táblázat5.B4" office:value-type="string">
            <text:p text:style-name="P137">A karakter szintje</text:p>
          </table:table-cell>
        </table:table-row>
        <table:table-row table:style-name="TableLine1431123472688">
          <table:table-cell table:style-name="Táblázat5.A7" office:value-type="string">
            <text:p text:style-name="P138">Harcmodor KÉ</text:p>
          </table:table-cell>
          <table:table-cell table:style-name="Táblázat5.B7" office:value-type="string">
            <text:p text:style-name="P137">Harcmodor képzettség szintje által kapott bónusz (lásd a harcmodor képzettségeket!)</text:p>
          </table:table-cell>
        </table:table-row>
        <table:table-row table:style-name="TableLine1431123463184">
          <table:table-cell table:style-name="Táblázat5.A7" office:value-type="string">
            <text:p text:style-name="P138">Mesterfegyver fortély</text:p>
          </table:table-cell>
          <table:table-cell table:style-name="Táblázat5.B7" office:value-type="string">
            <text:p text:style-name="P137">+2 fokonként</text:p>
          </table:table-cell>
        </table:table-row>
        <table:table-row table:style-name="TableLine1431123470096">
          <table:table-cell table:style-name="Táblázat5.A7" office:value-type="string">
            <text:p text:style-name="P20">Speciális</text:p>
          </table:table-cell>
          <table:table-cell table:style-name="Táblázat5.B7" office:value-type="string">
            <text:list xml:id="list3896746199" text:style-name="L5">
              <text:list-item>
                <text:p text:style-name="P510">Gyors Kezdeményezés fortély: +4 KÉ </text:p>
              </text:list-item>
            </text:list>
            <text:list xml:id="list4286240874" text:style-name="L6">
              <text:list-item>
                <text:p text:style-name="P511">Szituációkból adódó módosítók</text:p>
              </text:list-item>
              <text:list-item>
                <text:p text:style-name="P511">Mágia hatására kapott módosító</text:p>
              </text:list-item>
            </text:list>
          </table:table-cell>
        </table:table-row>
      </table:table>
      <text:p text:style-name="Standard"/>
      <text:p text:style-name="P261"/>
      <text:p text:style-name="Text_20_body"/>
      <text:p text:style-name="Text_20_body"/>
      <text:h text:style-name="P336"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1431123477872">
            <table:table-cell table:style-name="Táblázat9.A1" table:number-columns-spanned="2" office:value-type="string">
              <text:p text:style-name="P304">Védő Érték meghatározása</text:p>
            </table:table-cell>
            <table:covered-table-cell/>
          </table:table-row>
        </table:table-header-rows>
        <table:table-row table:style-name="TableLine1431123461168">
          <table:table-cell table:style-name="Táblázat9.A2" office:value-type="string">
            <text:p text:style-name="P20">Konstans</text:p>
          </table:table-cell>
          <table:table-cell table:style-name="Táblázat9.A1" office:value-type="string">
            <text:p text:style-name="P17">1<text:span text:style-name="T138">2</text:span>0 <text:s text:c="3"/>(minden karakternek)</text:p>
          </table:table-cell>
        </table:table-row>
        <table:table-row table:style-name="TableLine1431123477296">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1431123462896">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1431123466928">
          <table:table-cell table:style-name="Táblázat9.A3" office:value-type="string">
            <text:p text:style-name="P138">Harcmodor VÉ</text:p>
          </table:table-cell>
          <table:table-cell table:style-name="Táblázat9.B11" office:value-type="string">
            <text:p text:style-name="P137">Harcmodor képzettség szintje által kapott bónusz (lásd a harcmodor képzettségeket!)</text:p>
          </table:table-cell>
        </table:table-row>
        <table:table-row table:style-name="TableLine1431123470672">
          <table:table-cell table:style-name="Táblázat9.A3" office:value-type="string">
            <text:p text:style-name="P138">Fegyver VÉ</text:p>
          </table:table-cell>
          <table:table-cell table:style-name="Táblázat9.B11" office:value-type="string">
            <text:p text:style-name="P137">A forgatott fegyver Védő Értéke</text:p>
          </table:table-cell>
        </table:table-row>
        <table:table-row table:style-name="TableLine1431123467792">
          <table:table-cell table:style-name="Táblázat9.A3" office:value-type="string">
            <text:p text:style-name="P138">Mesterfegyver fortély</text:p>
          </table:table-cell>
          <table:table-cell table:style-name="Táblázat9.B11" office:value-type="string">
            <text:p text:style-name="P137">+3 fokonként </text:p>
          </table:table-cell>
        </table:table-row>
        <table:table-row table:style-name="TableLine1431123473552">
          <table:table-cell table:style-name="Táblázat9.A3" office:value-type="string">
            <text:p text:style-name="P138">HM</text:p>
          </table:table-cell>
          <table:table-cell table:style-name="Táblázat9.B11" office:value-type="string">
            <text:p text:style-name="P137">A VÉ-re költött (KP-ból felvett) Harcérték módosító</text:p>
          </table:table-cell>
        </table:table-row>
        <table:table-row table:style-name="TableLine1431123466064">
          <table:table-cell table:style-name="Táblázat9.A3" office:value-type="string">
            <text:p text:style-name="P30">Vértviselet – 3.fok</text:p>
          </table:table-cell>
          <table:table-cell table:style-name="Táblázat9.B11" office:value-type="string">
            <text:p text:style-name="P226">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1431123468944">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1431123469232">
          <table:table-cell table:style-name="Táblázat9.A3" office:value-type="string">
            <text:p text:style-name="P20">Speciális</text:p>
          </table:table-cell>
          <table:table-cell table:style-name="Táblázat9.B11" office:value-type="string">
            <text:list xml:id="list3766955003" text:style-name="L7">
              <text:list-item>
                <text:p text:style-name="P512">Harc során bekövetkező csökkenés (sima találat esetén)</text:p>
              </text:list-item>
              <text:list-item>
                <text:p text:style-name="P512">Sebesülésből adódó csökkenés</text:p>
              </text:list-item>
              <text:list-item>
                <text:p text:style-name="P512">Fortélyokból adódó módosítók</text:p>
              </text:list-item>
              <text:list-item>
                <text:p text:style-name="P512">Harci helyzetből adódó módosítók (pl. harc alulról, harc megrendülten, stb)</text:p>
              </text:list-item>
              <text:list-item>
                <text:p text:style-name="P512">Fegyver minőségéből adódó módosító</text:p>
                <text:list>
                  <text:list-item>
                    <text:p text:style-name="P512">Mestermunka: max +5 VÉ</text:p>
                  </text:list-item>
                  <text:list-item>
                    <text:p text:style-name="P512">Gyatra fegyver: max -10 VÉ</text:p>
                  </text:list-item>
                  <text:list-item>
                    <text:p text:style-name="P513">Mágikus fegyver módosítói</text:p>
                  </text:list-item>
                </text:list>
              </text:list-item>
              <text:list-item>
                <text:p text:style-name="P512">Mágiából adódó módosítók</text:p>
              </text:list-item>
            </text:list>
          </table:table-cell>
        </table:table-row>
      </table:table>
      <text:p text:style-name="Standard"><text:span text:style-name="_5b_RPG_5d__20_Kiemelt_20_kifejezés"><text:span text:style-name="T42"/></text:span></text:p>
      <text:p text:style-name="Text_20_body"><text:span text:style-name="_5b_RPG_5d__20_Kiemelt_20_kifejezés"/></text:p>
      <text:h text:style-name="P336"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1431123477584">
            <table:table-cell table:style-name="Táblázat10.A1" table:number-columns-spanned="2" office:value-type="string">
              <text:p text:style-name="P304">Támadó Érték meghatározása</text:p>
            </table:table-cell>
            <table:covered-table-cell/>
          </table:table-row>
        </table:table-header-rows>
        <table:table-row table:style-name="TableLine1431123472400">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1431123461456">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1431123462032">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1431123464912">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1431123465488">
          <table:table-cell table:style-name="Táblázat10.A11" office:value-type="string">
            <text:p text:style-name="P138">Harcmodor TÉ</text:p>
          </table:table-cell>
          <table:table-cell table:style-name="Táblázat10.B11" office:value-type="string">
            <text:p text:style-name="P137">Harcmodor képzettség szintje által kapott bónusz (lásd a harcmodor képzettségeket!)</text:p>
          </table:table-cell>
        </table:table-row>
        <table:table-row table:style-name="TableLine1431123465776">
          <table:table-cell table:style-name="Táblázat10.A11" office:value-type="string">
            <text:p text:style-name="P138">Fegyver TÉ</text:p>
          </table:table-cell>
          <table:table-cell table:style-name="Táblázat10.B11" office:value-type="string">
            <text:p text:style-name="P137">A forgatott fegyver Támadó Értéke</text:p>
          </table:table-cell>
        </table:table-row>
        <table:table-row table:style-name="TableLine1431123466352">
          <table:table-cell table:style-name="Táblázat10.A11" office:value-type="string">
            <text:p text:style-name="P138">Mesterfegyver fortély</text:p>
          </table:table-cell>
          <table:table-cell table:style-name="Táblázat10.B11" office:value-type="string">
            <text:p text:style-name="P137">+3 fokonként </text:p>
          </table:table-cell>
        </table:table-row>
        <table:table-row table:style-name="TableLine1431123466640">
          <table:table-cell table:style-name="Táblázat10.A11" office:value-type="string">
            <text:p text:style-name="P138">HM</text:p>
          </table:table-cell>
          <table:table-cell table:style-name="Táblázat10.B11" office:value-type="string">
            <text:p text:style-name="P137">A VÉ-re költött (KP-ból felvett) Harcérték módosító</text:p>
          </table:table-cell>
        </table:table-row>
        <table:table-row table:style-name="TableLine1431123467216">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1431123481616">
          <table:table-cell table:style-name="Táblázat10.A11" office:value-type="string">
            <text:p text:style-name="P20">Speciális</text:p>
          </table:table-cell>
          <table:table-cell table:style-name="Táblázat10.B11" office:value-type="string">
            <text:list xml:id="list233134901009148" text:continue-list="list3766955003" text:style-name="L7">
              <text:list-item text:start-value="1">
                <text:p text:style-name="P513">Fortélyokból adódó módosítók</text:p>
              </text:list-item>
              <text:list-item>
                <text:p text:style-name="P513">Harci helyzetből adódó módosítók</text:p>
              </text:list-item>
              <text:list-item>
                <text:p text:style-name="P513">Fegyver minőségéből adódó módosító</text:p>
                <text:list>
                  <text:list-item>
                    <text:p text:style-name="P513">Mestermunka: max +5 TÉ</text:p>
                  </text:list-item>
                  <text:list-item>
                    <text:p text:style-name="P513">Gyatra fegyver: max -5 TÉ</text:p>
                  </text:list-item>
                  <text:list-item>
                    <text:p text:style-name="P513">Mágikus fegyver módosítói</text:p>
                  </text:list-item>
                </text:list>
              </text:list-item>
              <text:list-item>
                <text:p text:style-name="P513">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9">Támadó dobás</text:span></text:span><text:span text:style-name="T29">.: Támadó Érték + k100</text:span></text:p>
      <text:p text:style-name="Text_20_body">Bővebben lásd a „Harc menete” fejezetben!</text:p>
      <text:p text:style-name="Text_20_body"/>
      <text:h text:style-name="P336"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1431123488240">
            <table:table-cell table:style-name="Támadó_5f_CÉ.A1" table:number-columns-spanned="2" office:value-type="string">
              <text:p text:style-name="P305">Célzó Érték kiszámítása</text:p>
            </table:table-cell>
            <table:covered-table-cell/>
          </table:table-row>
        </table:table-header-rows>
        <table:table-row table:style-name="TableLine1431123485936">
          <table:table-cell table:style-name="Támadó_5f_CÉ.A2" office:value-type="string">
            <text:p text:style-name="P208">Összeadandó értékek</text:p>
          </table:table-cell>
          <table:table-cell table:style-name="Támadó_5f_CÉ.B2" office:value-type="string">
            <text:p text:style-name="P208">Leírás</text:p>
          </table:table-cell>
        </table:table-row>
        <table:table-row table:style-name="TableLine1431123486224">
          <table:table-cell table:style-name="Támadó_5f_CÉ.A3" office:value-type="string">
            <text:p text:style-name="P222">K100</text:p>
          </table:table-cell>
          <table:table-cell table:style-name="Támadó_5f_CÉ.B3" office:value-type="string">
            <text:p text:style-name="P221">Dobás K100-al – támadó dobás esetén.</text:p>
          </table:table-cell>
        </table:table-row>
        <table:table-row table:style-name="TableLine1431123479600">
          <table:table-cell table:style-name="Támadó_5f_CÉ.A11" office:value-type="string">
            <text:p text:style-name="P222">-30</text:p>
          </table:table-cell>
          <table:table-cell table:style-name="Támadó_5f_CÉ.B11" office:value-type="string">
            <text:p text:style-name="P221">Konstans. Ez az érték gyakorlatilag a célpont Védő Érték alapját adná, de mivel itt csak 1x (karakteralkotáskor) kell vele számolni, ezért a számolás meggyorsítása miatt átkerült ide.</text:p>
          </table:table-cell>
        </table:table-row>
        <table:table-row table:style-name="TableLine1431123480752">
          <table:table-cell table:style-name="Támadó_5f_CÉ.A11" office:value-type="string">
            <text:p text:style-name="P222">2 x Önuralom</text:p>
          </table:table-cell>
          <table:table-cell table:style-name="Támadó_5f_CÉ.B11" office:value-type="string">
            <text:p text:style-name="P221">Az Önuralom kétszerese</text:p>
          </table:table-cell>
        </table:table-row>
        <table:table-row table:style-name="TableLine1431123486800">
          <table:table-cell table:style-name="Támadó_5f_CÉ.A11" office:value-type="string">
            <text:p text:style-name="P139">Harcmodor CÉ</text:p>
          </table:table-cell>
          <table:table-cell table:style-name="Támadó_5f_CÉ.B11" office:value-type="string">
            <text:p text:style-name="P136">Harcmodor képzettség szintje által kapott bónusz (lásd a harcmodor képzettségeket!)</text:p>
          </table:table-cell>
        </table:table-row>
        <table:table-row table:style-name="TableLine1431123488528">
          <table:table-cell table:style-name="Támadó_5f_CÉ.A11" office:value-type="string">
            <text:p text:style-name="P222">Fegyver CÉ </text:p>
            <text:p text:style-name="P222">(kategória függő)</text:p>
          </table:table-cell>
          <table:table-cell table:style-name="Támadó_5f_CÉ.B11" office:value-type="string">
            <text:p text:style-name="P221">Különbséget teszünk a fegyverkategóriák közt attól függően, hogy alapesetben milyen könnyű velük célba találni. Az alábbi értékek csak irányszámok, a konkrét fegyver értékek ettől eltérhetnek.</text:p>
            <text:list xml:id="list810087004" text:style-name="L8">
              <text:list-item>
                <text:p text:style-name="P515">Hajító szálfegyverek: +0 CÉ</text:p>
              </text:list-item>
              <text:list-item>
                <text:p text:style-name="P515">Apró hajítófegyverek: +4 CÉ</text:p>
              </text:list-item>
              <text:list-item>
                <text:p text:style-name="P515">Íjak: +10 CÉ</text:p>
              </text:list-item>
              <text:list-item>
                <text:p text:style-name="P515">Nyílpuskák: +16 CÉ<text:line-break/><text:span text:style-name="T49">(A fentiek irányadó számok, egyes speciális fegyverek ezen értéke eltérhet ettől. Lásd a Távolsági fegyverek harcértékei fejezetet!)</text:span></text:p>
              </text:list-item>
            </text:list>
          </table:table-cell>
        </table:table-row>
        <table:table-row table:style-name="TableLine1431123492560">
          <table:table-cell table:style-name="Támadó_5f_CÉ.A11" office:value-type="string">
            <text:p text:style-name="P138">Mesterfegyver fortély</text:p>
          </table:table-cell>
          <table:table-cell table:style-name="Támadó_5f_CÉ.B11" office:value-type="string">
            <text:p text:style-name="P137">+3 fokonként </text:p>
          </table:table-cell>
        </table:table-row>
        <table:table-row table:style-name="TableLine1431123488816">
          <table:table-cell table:style-name="Támadó_5f_CÉ.A11" office:value-type="string">
            <text:p text:style-name="P222">CM</text:p>
          </table:table-cell>
          <table:table-cell table:style-name="Támadó_5f_CÉ.B11" office:value-type="string">
            <text:p text:style-name="P221">Célzóérték Módosító. Szintnként legfeljebb 4 vehető fel. 1 CM = 5KP</text:p>
          </table:table-cell>
        </table:table-row>
        <table:table-row table:style-name="TableLine1431123483920">
          <table:table-cell table:style-name="Támadó_5f_CÉ.A11" office:value-type="string">
            <text:p text:style-name="P222"><text:s/>Célzás körönként</text:p>
          </table:table-cell>
          <table:table-cell table:style-name="Támadó_5f_CÉ.B11" office:value-type="string">
            <text:p text:style-name="P221"><text:span text:style-name="T22">+10</text:span>CÉ / kör amit célzással tölt el a támadó. Maximum 2 körig.<text:line-break/>+<text:span text:style-name="T69">15</text:span>CÉ / kör: Képzett Célzás fortély megléte esetén.</text:p>
            <text:p text:style-name="P106">(<text:span text:style-name="T25">Figyelem</text:span>: íjnál csak 1 körig, alkalmazható mert nehéz kitartani!! 1 kör után körönként ugyanennyi <text:span text:style-name="T25">levonás</text:span>!)</text:p>
          </table:table-cell>
        </table:table-row>
        <table:table-row table:style-name="TableLine1431123487376">
          <table:table-cell table:style-name="Támadó_5f_CÉ.A11" office:value-type="string">
            <text:p text:style-name="P222">Egyéb</text:p>
          </table:table-cell>
          <table:table-cell table:style-name="Támadó_5f_CÉ.B11" office:value-type="string">
            <text:list xml:id="list920505518" text:style-name="L9">
              <text:list-item>
                <text:p text:style-name="P516">Képzetlenségből adódó levonás: -40 CÉ</text:p>
              </text:list-item>
              <text:list-item>
                <text:p text:style-name="P516">Hirtelen lövés: -30 CÉ<text:line-break/><text:span text:style-name="T49">(Pl. a célpont hirtelen átfut az úton be egy másik takarás védelmébe és ez a lövészt felkészületlenül éri)</text:span></text:p>
              </text:list-item>
              <text:list-item>
                <text:p text:style-name="P514">Az egyes Fortélyokból adódó bónuszok.</text:p>
              </text:list-item>
              <text:list-item>
                <text:p text:style-name="P516">Nem “belőtt” lőfegyver: -30 CÉ (íjak) / -15 CÉ (nyílpuskák)<text:line-break/>Ha a támadó most lő először a fegyverrel, akkor íjak esetében -30CÉ, nyílpuskák használatánál pedig -15 CÉ módosító <text:span text:style-name="T52">sújtja.</text:span> Ha legalább fél órát töltött el a “belövéssel”, ez a módosító megszűnik. Egyébiránt a használat során folyamatosan tűnik el a hátrány (negyed óra után már csak -15 CÉ / -8 CÉ és így tovább).</text:p>
              </text:list-item>
              <text:list-item>
                <text:p text:style-name="P517">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1"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209160069" text:style-name="L10">
        <text:list-item>
          <text:p text:style-name="P375">1 MGT → -2 KÉ, -3 TÉ,VÉ</text:p>
        </text:list-item>
        <text:list-item>
          <text:p text:style-name="P375">1 MGT → -1 mozgást igénylő képzettségpróbákra</text:p>
        </text:list-item>
        <text:list-item>
          <text:p text:style-name="P375">1 MGT → -1 mozgást igénylő tulajdonságpróbákra<text:line-break/><text:span text:style-name="T49">(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73592910" text:style-name="L11">
        <text:list-item>
          <text:p text:style-name="P376"><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6"><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1985881672" text:style-name="L12">
        <text:list-item>
          <text:p text:style-name="P377">mindkét fél támadó dobásának kisebbik kockájával csökkent VÉ-t<text:line-break/>Röviden: kiskocka</text:p>
        </text:list-item>
      </text:list>
      <text:p text:style-name="Text_20_body">1 penge, vagy nagyobb méretkülönbségnél:</text:p>
      <text:list xml:id="list233133178712623" text:continue-list="list1985881672" text:style-name="L12">
        <text:list-item text:start-value="1">
          <text:p text:style-name="P377">előnyös helyzetű: k100-as támadó dobásának kisebbik kockájával +1 értékben csökkent VÉ-t<text:line-break/><text:bookmark-start text:name="DDE_LINK4"/>Röviden: (kiskocka+1)<text:bookmark-end text:name="DDE_LINK4"/></text:p>
        </text:list-item>
        <text:list-item>
          <text:p text:style-name="P377">hátrányos helyzetű: k100 dobásának kisebbik kockájával -1 értékben csökkent VÉ-t.<text:line-break/>Röviden: (kiskocka-1)</text:p>
        </text:list-item>
        <text:list-item>
          <text:p text:style-name="P377">Példa: Hosszú kard <text:s/>vs. <text:s/>Tőr</text:p>
        </text:list-item>
      </text:list>
      <text:p text:style-name="Text_20_body">2 penge, vagy nagyobb méretkülönbségnél:</text:p>
      <text:list xml:id="list233134165701889" text:continue-list="list233133178712623" text:style-name="L12">
        <text:list-item text:start-value="1">
          <text:p text:style-name="P377">előnyös helyzetű: k100-as támadó dobásának kisebbik kockájával <text:span text:style-name="T69">+2</text:span> értékben csökkent VÉ-t<text:line-break/>Röviden: (kiskocka<text:span text:style-name="T69">+2</text:span>)</text:p>
        </text:list-item>
        <text:list-item>
          <text:p text:style-name="P377">hátrányos helyzetű: k100 dobásának kisebbik kockájával -1 értékben csökkent VÉ-t <text:line-break/>Röviden: (kiskocka-1)</text:p>
        </text:list-item>
        <text:list-item>
          <text:p text:style-name="P377">Példa: Kétkezes kard vs Tőr <text:s text:c="3"/>; <text:s text:c="2"/>Lándzsa <text:s/>vs <text:s/>Rövidkard</text:p>
        </text:list-item>
      </text:list>
      <text:p text:style-name="Text_20_body"/>
      <text:h text:style-name="P331" text:outline-level="3"><text:bookmark-start text:name="__RefHeading___Toc11770_3781431762"/>Támadások száma<text:bookmark-end text:name="__RefHeading___Toc11770_3781431762"/></text:h>
      <text:p text:style-name="P216">Fegyverek – TODO_HARC_#27.</text:p>
      <text:p text:style-name="Text_20_body">Alapeset: minden fegyver támadásainak száma: 1 / kör <text:span text:style-name="T41">(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5">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9">Harcmodor-Sebesség</text:span>”értéket. Ez – mint – sejthető harcmodoronként egyedi érték.</text:p>
      <table:table table:name="Táblázat3" table:style-name="Táblázat3">
        <table:table-column table:style-name="Táblázat3.A"/>
        <table:table-row table:style-name="TableLine1431123489968">
          <table:table-cell table:style-name="Táblázat3.A1" office:value-type="string">
            <text:p text:style-name="P5">„Harcmodor-Sebesség” = aktuális harcmodor + Gyorsaság tulajdonság</text:p>
          </table:table-cell>
        </table:table-row>
      </table:table>
      <text:p text:style-name="P153"/>
      <text:h text:style-name="P337"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1431123490544">
          <table:table-cell table:style-name="Táblázat61.A1" office:value-type="string">
            <text:p text:style-name="P5">Plusz támadások (db) = (Harcmodor Sebesség) / (Fegyver Sebesség)</text:p>
          </table:table-cell>
        </table:table-row>
      </table:table>
      <text:p text:style-name="Text_20_body">Példa:</text:p>
      <text:list xml:id="list3287481919" text:style-name="L13">
        <text:list-item>
          <text:p text:style-name="P378">Fegyver: Hosszú kard (Fegyver-Sebesség: 6)</text:p>
        </text:list-item>
        <text:list-item>
          <text:p text:style-name="P378">Harcmodor: Kardvívás – 4.szint</text:p>
        </text:list-item>
        <text:list-item>
          <text:p text:style-name="P378">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5">Minden újabb támadás során – az aktuális – Támadó Értékre -10 levonás jár!</text:p>
      <text:list xml:id="list2682174596" text:style-name="L14">
        <text:list-item>
          <text:p text:style-name="P379">Második támadás: -10TÉ</text:p>
        </text:list-item>
        <text:list-item>
          <text:p text:style-name="P379">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1" text:outline-level="3"><text:bookmark-start text:name="__RefHeading___Toc11778_3781431762"/>A harc menete – összefoglalás<text:bookmark-end text:name="__RefHeading___Toc11778_3781431762"/></text:h>
      <text:p text:style-name="P234">KÉ = <text:span text:style-name="T1">10 + (2 x Gyorsaság) + Tapasztalati szint + </text:span><text:span text:style-name="T71">Harcmodor bónusza</text:span><text:span text:style-name="T1"> + Fegyver KÉ</text:span></text:p>
      <text:p text:style-name="P230">TÉ = 20 + 2 x (Erő + Ügyesség + Gyorsaság) + HM + <text:span text:style-name="T71">Harcmodor bónusza</text:span><text:span text:style-name="T1"> + Fegyver TÉ</text:span></text:p>
      <text:p text:style-name="P230">VÉ = 1<text:span text:style-name="T138">2</text:span>0 + 2 x (Ügyesség + Gyorsaság) + Pajzs VÉ + HM + <text:span text:style-name="T71">Harcmodor bónusza</text:span><text:span text:style-name="T1"> + Fegyver VÉ</text:span></text:p>
      <text:list xml:id="list141857011" text:style-name="L15">
        <text:list-item>
          <text:p text:style-name="P380">Bónusz: Vértviselet – 3.szint <text:s/>: teljes vért SFÉ-je hozzáadható a VÉ-hez</text:p>
        </text:list-item>
      </text:list>
      <text:p text:style-name="P230">CÉ = -30 +(2 x Önuralom) – 30 (Konstans) + CM + <text:span text:style-name="T71">Harcmodor bónusza</text:span><text:span text:style-name="T1"> + Fegyver CÉ</text:span></text:p>
      <text:list xml:id="list3320082061" text:style-name="L16">
        <text:list-item>
          <text:p text:style-name="P383">Kezdeményezés</text:p>
        </text:list-item>
      </text:list>
      <text:list xml:id="list3014737330" text:style-name="L17">
        <text:list-item>
          <text:p text:style-name="P381">Minden kör elején van kezdeményezés, ami csak a cselekvési sorrend meghatározására szolgál, nem jelent dominanciát, vagy a harc irányítását. 1 kört 10 szegmenst (másodpercet) szimbolizál.</text:p>
        </text:list-item>
        <text:list-item>
          <text:p text:style-name="P381">KÉ dobás: KÉ+k10 és a magasabb számot kapott kezd, 10-es (0) dobásra rá lehet dobni újra</text:p>
        </text:list-item>
        <text:list-item>
          <text:p text:style-name="P381">Azonos kezdeményezésnél: egyszerre csapnak</text:p>
        </text:list-item>
      </text:list>
      <text:list xml:id="list233134063753474" text:continue-list="list3320082061" text:style-name="L16">
        <text:list-item>
          <text:p text:style-name="P384">Támadás</text:p>
        </text:list-item>
      </text:list>
      <text:list xml:id="list2629206299" text:style-name="L18">
        <text:list-item>
          <text:p text:style-name="P382">Támadó dobás: TÉ + k100; <text:s text:c="2"/>1 kör = 5 szegmens</text:p>
        </text:list-item>
        <text:list-item>
          <text:p text:style-name="P382">Minden újabb támadás a körben -10 TÉ-vel megy,</text:p>
        </text:list-item>
        <text:list-item>
          <text:p text:style-name="P382">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1431123480464">
          <table:table-cell table:style-name="Táblázat4.A1" office:value-type="string">
            <text:p text:style-name="Table_20_Heading"><text:span text:style-name="_5b_RPG_5d__20_Kiemelt_20_kifejezés"><text:span text:style-name="T51">Támadó dobás eredménye</text:span></text:span></text:p>
          </table:table-cell>
          <table:table-cell table:style-name="Táblázat4.B1" office:value-type="string">
            <text:p text:style-name="Table_20_Heading"><text:span text:style-name="_5b_RPG_5d__20_Kiemelt_20_kifejezés"><text:span text:style-name="T51">Hatás</text:span></text:span></text:p>
          </table:table-cell>
        </table:table-row>
        <table:table-row table:style-name="TableLine1431123480176">
          <table:table-cell table:style-name="Táblázat4.A3" office:value-type="string">
            <text:p text:style-name="P7"><text:span text:style-name="_5b_RPG_5d__20_Kiemelt_20_kifejezés"><text:span text:style-name="T98">TÉ <text:s/></text:span></text:span><text:span text:style-name="_5b_RPG_5d__20_Kiemelt_20_kifejezés"><text:span text:style-name="T101">&lt;</text:span></text:span><text:span text:style-name="_5b_RPG_5d__20_Kiemelt_20_kifejezés"><text:span text:style-name="T98"> <text:s/>VÉ</text:span></text:span></text:p>
          </table:table-cell>
          <table:table-cell table:style-name="Táblázat4.B3" office:value-type="string">
            <text:p text:style-name="Table_20_Contents"><text:span text:style-name="_5b_RPG_5d__20_Kiemelt_20_kifejezés"><text:span text:style-name="T98">VÉ csökkentés </text:span></text:span></text:p>
            <text:list xml:id="list2489098436" text:style-name="L19">
              <text:list-item text:start-value="1">
                <text:p text:style-name="P344"><text:span text:style-name="_5b_RPG_5d__20_Kiemelt_20_kifejezés"><text:span text:style-name="T72">Alaphelyzetben (nincs előnyös-hátrányos helyzet): <text:line-break/>mindkét fél kiskockával csökkent (k100)</text:span></text:span></text:p>
              </text:list-item>
              <text:list-item>
                <text:p text:style-name="P344"><text:span text:style-name="_5b_RPG_5d__20_Kiemelt_20_kifejezés"><text:span text:style-name="T72">Legalább 1 penge fegyverméret különbségnél:</text:span></text:span></text:p>
              </text:list-item>
              <text:list-item>
                <text:p text:style-name="P345"><text:span text:style-name="_5b_RPG_5d__20_Kiemelt_20_kifejezés"><text:span text:style-name="T72">Előnyös helyzetű támadó: <text:s/>(kiskocka+1)-el csökkent (k100)</text:span></text:span></text:p>
              </text:list-item>
              <text:list-item>
                <text:p text:style-name="P345"><text:span text:style-name="_5b_RPG_5d__20_Kiemelt_20_kifejezés"><text:span text:style-name="T72">Hátrányos helyzetű támadó: (kiskocka-1)-el csökkent (k100)</text:span></text:span></text:p>
              </text:list-item>
              <text:list-item>
                <text:p text:style-name="P344"><text:span text:style-name="_5b_RPG_5d__20_Kiemelt_20_kifejezés"><text:span text:style-name="T72">2 penge, vagy nagyobb méretkülönbségnél: </text:span></text:span></text:p>
              </text:list-item>
              <text:list-item>
                <text:p text:style-name="P345"><text:span text:style-name="_5b_RPG_5d__20_Kiemelt_20_kifejezés"><text:span text:style-name="T72">Előnyös helyzetű támadó: <text:s/>(kiskocka</text:span></text:span><text:span text:style-name="_5b_RPG_5d__20_Kiemelt_20_kifejezés"><text:span text:style-name="T73">+2</text:span></text:span><text:span text:style-name="_5b_RPG_5d__20_Kiemelt_20_kifejezés"><text:span text:style-name="T72">)-vel csökkent (k100)</text:span></text:span></text:p>
              </text:list-item>
              <text:list-item>
                <text:p text:style-name="P345"><text:span text:style-name="_5b_RPG_5d__20_Kiemelt_20_kifejezés"><text:span text:style-name="T98">Hátrányos helyzetű támadó: (kiskocka-1)-el csökkent (k100)</text:span></text:span></text:p>
              </text:list-item>
            </text:list>
          </table:table-cell>
        </table:table-row>
        <table:table-row table:style-name="TableLine1431124416944">
          <table:table-cell table:style-name="Táblázat4.A3" office:value-type="string">
            <text:p text:style-name="P9"><text:span text:style-name="_5b_RPG_5d__20_Kiemelt_20_kifejezés"><text:span text:style-name="T98">TÉ <text:s/></text:span></text:span><text:span text:style-name="_5b_RPG_5d__20_Kiemelt_20_kifejezés"><text:span text:style-name="T102">&gt;=</text:span></text:span><text:span text:style-name="_5b_RPG_5d__20_Kiemelt_20_kifejezés"><text:span text:style-name="T98"> VÉ</text:span></text:span></text:p>
          </table:table-cell>
          <table:table-cell table:style-name="Táblázat4.B3" office:value-type="string">
            <text:p text:style-name="Table_20_Contents"><text:span text:style-name="_5b_RPG_5d__20_Kiemelt_20_kifejezés"><text:span text:style-name="T98">Túlütés → ÉP sebzés* (fegyver); <text:s/>Erőbónusz, fegyver mágia bónusz hozzáadódik</text:span></text:span></text:p>
            <text:list xml:id="list2564049583" text:style-name="L20">
              <text:list-item>
                <text:p text:style-name="P367"><text:span text:style-name="_5b_RPG_5d__20_Kiemelt_20_kifejezés"><text:span text:style-name="T98">Többszörös túlütés: +20-anként +3 SP <text:s text:c="2"/>(max +9 SP)</text:span></text:span></text:p>
              </text:list-item>
              <text:list-item>
                <text:p text:style-name="P367"><text:span text:style-name="_5b_RPG_5d__20_Kiemelt_20_kifejezés"><text:span text:style-name="T99">VÉ csökkentés: ÉP seb függő (lásd </text:span></text:span><text:span text:style-name="_5b_RPG_5d__20_Kiemelt_20_kifejezés"><text:span text:style-name="T100">Sebzés</text:span></text:span><text:span text:style-name="_5b_RPG_5d__20_Kiemelt_20_kifejezés"><text:span text:style-name="T98"> táblázat)</text:span></text:span></text:p>
              </text:list-item>
              <text:list-item>
                <text:p text:style-name="P367"><text:span text:style-name="_5b_RPG_5d__20_Kiemelt_20_kifejezés"><text:span text:style-name="T98">Támadás jellege: a fegyver elsődleges támadási típusa az alapértelmezett. Másodlagos támadási formával -10TÉ módosítóval lehet támadni</text:span></text:span></text:p>
              </text:list-item>
              <text:list-item>
                <text:p text:style-name="P369">Páncéldobás: áldozat dobja k10-el. Tulajdonképpen százalékdobás, hogy páncéllal fedett területet találtak-e el. Minden páncél X %-ban védi a testet. Pl. torzót védő: 50% (1-5: véd)</text:p>
              </text:list-item>
              <text:list-item>
                <text:p text:style-name="P368"><text:span text:style-name="_5b_RPG_5d__20_Kiemelt_20_kifejezés"><text:span text:style-name="T98">Áldozat SFÉ: támadás jellegétől függő SFÉ. (Támadó fegyver Átütése levonódik belőle!)</text:span></text:span></text:p>
              </text:list-item>
              <text:list-item>
                <text:p text:style-name="P368"><text:span text:style-name="_5b_RPG_5d__20_Kiemelt_20_kifejezés"><text:span text:style-name="T98">SP = k20 + fegyver SP – akt.SFÉ</text:span></text:span></text:p>
              </text:list-item>
              <text:list-item>
                <text:p text:style-name="P368"><text:span text:style-name="_5b_RPG_5d__20_Kiemelt_20_kifejezés"><text:span text:style-name="T98">ÉP seb: SP</text:span></text:span><text:span text:style-name="_5b_RPG_5d__20_Kiemelt_20_kifejezés"><text:span text:style-name="T100">↔ÉP megfeleltetés a Sebzés</text:span></text:span><text:span text:style-name="_5b_RPG_5d__20_Kiemelt_20_kifejezés"><text:span text:style-name="T98"> táblázatban</text:span></text:span></text:p>
              </text:list-item>
              <text:list-item>
                <text:p text:style-name="P369">00-ás dobás (100): <text:s/>+5 SP ; <text:span text:style-name="T22">ellenfél SFÉ nem számít</text:span> (de az Aranyharang és Elemi Erő igen!)<text:line-break/>Fárasztás alkalmazásakor: +<text:span text:style-name="T139">5</text:span> VÉ csökk.</text:p>
              </text:list-item>
              <text:list-item>
                <text:p text:style-name="P368"><text:span text:style-name="_5b_RPG_5d__20_Kiemelt_20_kifejezés"><text:span text:style-name="T98">01-es dobás: kudarc (KM dönt, általában az ellenfél kap 1 plusz támadást)</text:span></text:span></text:p>
              </text:list-item>
            </text:list>
          </table:table-cell>
        </table:table-row>
      </table:table>
      <text:p text:style-name="P158"><text:span text:style-name="_5b_RPG_5d__20_Kiemelt_20_kifejezés"><text:span text:style-name="T95">Megjegyzés: a "Harci anatómia" ÉP bónusza csak akkor adható hozzá, ha az alap sebzés átment a páncélon!</text:span></text:span></text:p>
      <text:p text:style-name="P158"><text:span text:style-name="_5b_RPG_5d__20_Kiemelt_20_kifejezés"><text:span text:style-name="T95"/></text:span></text:p>
      <text:list xml:id="list4179200495" text:style-name="L21">
        <text:list-item>
          <text:p text:style-name="P386"><text:span text:style-name="_5b_RPG_5d__20_Kiemelt_20_kifejezés"><text:span text:style-name="T103">VÉ regenerálódás: </text:span></text:span><text:span text:style-name="_5b_RPG_5d__20_Kiemelt_20_kifejezés"><text:span text:style-name="T105">1 kör pihenéssel töltött idővel visszatérnek a harcban - </text:span></text:span><text:span text:style-name="_5b_RPG_5d__20_Kiemelt_20_kifejezés"><text:span text:style-name="T106">nem</text:span></text:span><text:span text:style-name="_5b_RPG_5d__20_Kiemelt_20_kifejezés"><text:span text:style-name="T105"> sérüléssel - elvesztett VÉ-k.</text:span></text:span></text:p>
        </text:list-item>
      </text:list>
      <text:list xml:id="list129416893" text:style-name="L22">
        <text:list-item>
          <text:p text:style-name="P387">Támadások száma: 1 + <text:span text:style-name="T138">p</text:span>lusz támadások</text:p>
        </text:list-item>
        <text:list-item>
          <text:p text:style-name="P387">Plusz támadások (db) = (Harcmodor-Sebesség) <text:span text:style-name="T29">/</text:span> (Fegyver-Sebesség)</text:p>
        </text:list-item>
        <text:list-item>
          <text:p text:style-name="P388">„Harcmodor-Sebesség” = aktuális harcmodor + Gyorsaság tulajdonság <text:s text:c="5"/></text:p>
        </text:list-item>
        <text:list-item>
          <text:p text:style-name="P391"><text:span text:style-name="_5b_RPG_5d__20_Kiemelt_20_kifejezés"><text:span text:style-name="T103">„Fegyver-Sebesség” : fegyverenként eltérő egyéni érték (lásd a Fegyverek táblázatot)</text:span></text:span></text:p>
        </text:list-item>
        <text:list-item>
          <text:p text:style-name="P389">Győzelmi szabály: Ha a karakter végzett egy ellenfelével (úgy hiszi, legyőzte), akkor Védő Értékéhez visszatér +10 pont. (a siker hatása a szervezetre + heroizmus). Persze itt is lehetnek kivételek (barát megölése, stb).</text:p>
        </text:list-item>
      </text:list>
      <text:p text:style-name="P161"/>
      <text:p text:style-name="P165"><text:span text:style-name="T29">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1431124432784">
          <table:table-cell table:style-name="Táblázat7.A1" office:value-type="string">
            <text:p text:style-name="P166">Módosító</text:p>
          </table:table-cell>
          <table:table-cell table:style-name="Táblázat7.B1" office:value-type="string">
            <text:p text:style-name="P166">Érték</text:p>
          </table:table-cell>
        </table:table-row>
        <table:table-row table:style-name="TableLine1431124427600">
          <table:table-cell table:style-name="Táblázat7.A4" office:value-type="string">
            <text:p text:style-name="P166">Mesterfegyver fortély</text:p>
          </table:table-cell>
          <table:table-cell table:style-name="Táblázat7.B4" office:value-type="string">
            <text:p text:style-name="P166"><text:span text:style-name="T22">+1 </text:span>minden fok után </text:p>
          </table:table-cell>
        </table:table-row>
        <table:table-row table:style-name="TableLine1431124417232">
          <table:table-cell table:style-name="Táblázat7.A4" office:value-type="string">
            <text:p text:style-name="P166">Jó/rossz minőségű fegyver</text:p>
          </table:table-cell>
          <table:table-cell table:style-name="Táblázat7.B4" office:value-type="string">
            <text:p text:style-name="P169">???</text:p>
          </table:table-cell>
        </table:table-row>
        <table:table-row table:style-name="TableLine1431124414640">
          <table:table-cell table:style-name="Táblázat7.A4" office:value-type="string">
            <text:p text:style-name="P166">Mágikus fegyver</text:p>
          </table:table-cell>
          <table:table-cell table:style-name="Táblázat7.B4" office:value-type="string">
            <text:p text:style-name="P169">???</text:p>
          </table:table-cell>
        </table:table-row>
      </table:table>
      <text:p text:style-name="P177"><text:s/></text:p>
      <table:table table:name="Táblázat33" table:style-name="Táblázat33">
        <table:table-column table:style-name="Táblázat33.A"/>
        <table:table-row table:style-name="TableLine1431124417520">
          <table:table-cell table:style-name="Táblázat33.A1" office:value-type="string">
            <text:p text:style-name="P163">Erőbónusz és Erőhiány</text:p>
          </table:table-cell>
        </table:table-row>
        <table:table-row table:style-name="TableLine1431124427024">
          <table:table-cell table:style-name="Táblázat33.A2" office:value-type="string">
            <text:p text:style-name="P168">Az Erő tulajdonság +2 feletti része 1:1-ben hozzáadódik az SP értékhez.</text:p>
          </table:table-cell>
        </table:table-row>
      </table:table>
      <text:p text:style-name="P177"><text:s/></text:p>
      <text:p text:style-name="P162">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1431124418096">
          <table:table-cell table:style-name="Táblázat66.A1" office:value-type="string">
            <text:p text:style-name="P166">Módosító</text:p>
          </table:table-cell>
          <table:table-cell table:style-name="Táblázat66.B1" office:value-type="string">
            <text:p text:style-name="P166">Érték</text:p>
          </table:table-cell>
        </table:table-row>
        <table:table-row table:style-name="TableLine1431124417808">
          <table:table-cell table:style-name="Táblázat66.A4" office:value-type="string">
            <text:p text:style-name="P166">Többszörös túlütés<text:line-break/>(20-anként)</text:p>
          </table:table-cell>
          <table:table-cell table:style-name="Táblázat66.B4" office:value-type="string">
            <text:p text:style-name="P166"><text:span text:style-name="T32">+3</text:span><text:span text:style-name="T29"> SP <text:s/></text:span><text:span text:style-name="T42">(max +9 SP)</text:span></text:p>
          </table:table-cell>
        </table:table-row>
        <table:table-row table:style-name="TableLine1431124429040">
          <table:table-cell table:style-name="Táblázat66.A4" office:value-type="string">
            <text:p text:style-name="P166">Roham</text:p>
          </table:table-cell>
          <table:table-cell table:style-name="Táblázat66.B4" office:value-type="string">
            <text:p text:style-name="P164">+5 SP</text:p>
          </table:table-cell>
        </table:table-row>
        <table:table-row table:style-name="TableLine1431124426448">
          <table:table-cell table:style-name="Táblázat66.A4" office:value-type="string">
            <text:p text:style-name="P166">00-ás dobás</text:p>
          </table:table-cell>
          <table:table-cell table:style-name="Táblázat66.B4" office:value-type="string">
            <text:p text:style-name="P164">+5 SP, SFÉ nem számít<text:line-break/>Fárasztáskor: még +5 VÉ csökk.</text:p>
          </table:table-cell>
        </table:table-row>
      </table:table>
      <text:p text:style-name="P171"><text:s/></text:p>
      <text:p text:style-name="P162"/>
      <text:p text:style-name="P162">Mozgásgátló Tényező (MGT)</text:p>
      <text:list xml:id="list2271739697" text:style-name="L23">
        <text:list-item>
          <text:p text:style-name="P390">1 MGT → -0,5 KÉ, -1 TÉ,VÉ</text:p>
        </text:list-item>
        <text:list-item>
          <text:p text:style-name="P390">1 MGT → -1/5 mozgást igénylő képzettségpróbákra és tulajdonságpróbákra (lefele kerekítve)</text:p>
        </text:list-item>
      </text:list>
      <text:p text:style-name="P167">(KM dönt, de például kézügyességet érintő Ügyességpróbára nyilván nem jár levonás, ha nincs páncélkesztyűben a játékos)</text:p>
      <text:p text:style-name="P160"/>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2801357611" text:style-name="L24">
        <text:list-item>
          <text:p text:style-name="P392">+20 TÉ mindenkinek</text:p>
        </text:list-item>
        <text:list-item>
          <text:p text:style-name="P392">Nincs VÉ csökkentés</text:p>
        </text:list-item>
        <text:list-item>
          <text:p text:style-name="P392">Nincs páncéldobás</text:p>
        </text:list-item>
        <text:list-item>
          <text:p text:style-name="P392">TÉ/VÉ értékeket kerekítjük 10-el oszthatóan (1-5: lefelé, 6-9: felfelé)</text:p>
        </text:list-item>
        <text:list-item>
          <text:p text:style-name="P392">Támadó dobás eredményét is kerekítjük ugyanígy</text:p>
        </text:list-item>
      </text:list>
      <text:list xml:id="list2930074280" text:style-name="L25">
        <text:list-item>
          <text:p text:style-name="P393">Erősített sebzés: 1-10: 6ÉP; <text:s text:c="2"/>11-20: 12ÉP; <text:s text:c="2"/>21-30: 20ÉP; <text:s text:c="2"/>31-től Halál </text:p>
        </text:list-item>
      </text:list>
      <text:p text:style-name="Text_20_body"/>
      <text:h text:style-name="P331" text:outline-level="3"><text:bookmark-start text:name="__RefHeading___Toc11782_3781431762"/>A harc menete – részletes leírás<text:bookmark-end text:name="__RefHeading___Toc11782_3781431762"/></text:h>
      <text:list xml:id="list566089951" text:style-name="L26">
        <text:list-item>
          <text:p text:style-name="P394">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2">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2887631670" text:style-name="L27">
        <text:list-item>
          <text:p text:style-name="P395">a cselekedet miatt x db támadását elveszíti</text:p>
        </text:list-item>
        <text:list-item>
          <text:p text:style-name="P395">csökkentett Védő Értékkel harcol;</text:p>
        </text:list-item>
        <text:list-item>
          <text:p text:style-name="P395">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2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61">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6" text:outline-level="4"><text:bookmark-start text:name="__RefHeading___Toc11790_3781431762"/>Támadás<text:bookmark-end text:name="__RefHeading___Toc11790_3781431762"/></text:h>
      <text:p text:style-name="P289">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1431124421552">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9"><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1431124415216">
          <table:table-cell table:style-name="Táblázat19.A1" office:value-type="string">
            <text:p text:style-name="Table_20_Heading"><text:span text:style-name="_5b_RPG_5d__20_Kiemelt_20_kifejezés"><text:span text:style-name="T51">Támadó dobás eredménye</text:span></text:span></text:p>
          </table:table-cell>
          <table:table-cell table:style-name="Táblázat19.B1" office:value-type="string">
            <text:p text:style-name="Table_20_Heading"><text:span text:style-name="_5b_RPG_5d__20_Kiemelt_20_kifejezés"><text:span text:style-name="T51">Hatás</text:span></text:span></text:p>
          </table:table-cell>
        </table:table-row>
        <table:table-row table:style-name="TableLine1431124421840">
          <table:table-cell table:style-name="Táblázat19.A3" office:value-type="string">
            <text:p text:style-name="Table_20_Contents"><text:span text:style-name="_5b_RPG_5d__20_Kiemelt_20_kifejezés"><text:span text:style-name="T72">TÉ <text:s/>&lt; <text:s/>VÉ</text:span></text:span></text:p>
          </table:table-cell>
          <table:table-cell table:style-name="Táblázat19.B3" office:value-type="string">
            <text:p text:style-name="Table_20_Contents"><text:span text:style-name="_5b_RPG_5d__20_Kiemelt_20_kifejezés"><text:span text:style-name="T72">VÉ csökkentés </text:span></text:span></text:p>
            <text:list xml:id="list233134178148783" text:continue-list="list2489098436" text:style-name="L19">
              <text:list-item text:start-value="1">
                <text:p text:style-name="P344"><text:span text:style-name="_5b_RPG_5d__20_Kiemelt_20_kifejezés"><text:span text:style-name="T72">Alaphelyzetben (nincs előnyös-hátrányos helyzet): <text:line-break/>mindkét fél kiskockával csökkent (k100)</text:span></text:span></text:p>
              </text:list-item>
              <text:list-item>
                <text:p text:style-name="P344"><text:span text:style-name="_5b_RPG_5d__20_Kiemelt_20_kifejezés"><text:span text:style-name="T72">Legalább 1 penge fegyverméret különbségnél:</text:span></text:span></text:p>
              </text:list-item>
              <text:list-item>
                <text:p text:style-name="P345"><text:span text:style-name="_5b_RPG_5d__20_Kiemelt_20_kifejezés"><text:span text:style-name="T72">Előnyös helyzetű támadó: <text:s/>(kiskocka+1)-el csökkent (k100)</text:span></text:span></text:p>
              </text:list-item>
              <text:list-item>
                <text:p text:style-name="P345"><text:span text:style-name="_5b_RPG_5d__20_Kiemelt_20_kifejezés"><text:span text:style-name="T72">Hátrányos helyzetű támadó: (kiskocka-1)-el csökkent (k100)</text:span></text:span></text:p>
              </text:list-item>
              <text:list-item>
                <text:p text:style-name="P344"><text:span text:style-name="_5b_RPG_5d__20_Kiemelt_20_kifejezés"><text:span text:style-name="T72">2 penge, vagy nagyobb méretkülönbségnél: </text:span></text:span></text:p>
              </text:list-item>
              <text:list-item>
                <text:p text:style-name="P345"><text:span text:style-name="_5b_RPG_5d__20_Kiemelt_20_kifejezés"><text:span text:style-name="T72">Előnyös helyzetű támadó: <text:s/>(kiskoc</text:span></text:span><text:span text:style-name="_5b_RPG_5d__20_Kiemelt_20_kifejezés"><text:span text:style-name="T74">ka+2)-vel csö</text:span></text:span><text:span text:style-name="_5b_RPG_5d__20_Kiemelt_20_kifejezés"><text:span text:style-name="T72">kkent (k100)</text:span></text:span></text:p>
              </text:list-item>
              <text:list-item>
                <text:p text:style-name="P345"><text:span text:style-name="_5b_RPG_5d__20_Kiemelt_20_kifejezés"><text:span text:style-name="T72">Hátrányos helyzetű támadó: (kiskocka-1)-el csökkent (k100)</text:span></text:span></text:p>
              </text:list-item>
            </text:list>
          </table:table-cell>
        </table:table-row>
        <table:table-row table:style-name="TableLine1431124416368">
          <table:table-cell table:style-name="Táblázat19.A3" office:value-type="string">
            <text:p text:style-name="Table_20_Contents"><text:span text:style-name="_5b_RPG_5d__20_Kiemelt_20_kifejezés"><text:span text:style-name="T72">TÉ <text:s/>&gt;= VÉ</text:span></text:span></text:p>
          </table:table-cell>
          <table:table-cell table:style-name="Táblázat19.B3" office:value-type="string">
            <text:p text:style-name="Standard"><text:span text:style-name="_5b_RPG_5d__20_Kiemelt_20_kifejezés"><text:span text:style-name="T79">Túlütés → Sebzés dobás</text:span></text:span></text:p>
            <text:list xml:id="list233133421779716" text:continue-list="list2564049583" text:style-name="L20">
              <text:list-item text:start-value="1">
                <text:p text:style-name="P346"><text:span text:style-name="_5b_RPG_5d__20_Kiemelt_20_kifejezés"><text:span text:style-name="T79">A sebzéshez az Erőbónusz és mágiából adódó bónuszok hozzáadódnak</text:span></text:span></text:p>
              </text:list-item>
              <text:list-item>
                <text:p text:style-name="P346"><text:span text:style-name="_5b_RPG_5d__20_Kiemelt_20_kifejezés"><text:span text:style-name="T79">Többszörös túlütés: +20-anként +3SP <text:s/>(max +9 SP)</text:span></text:span></text:p>
              </text:list-item>
              <text:list-item>
                <text:p text:style-name="P346"><text:span text:style-name="_5b_RPG_5d__20_Kiemelt_20_kifejezés"><text:span text:style-name="T79">Páncéldobás (opcionális): k10-el dob az áldozat</text:span></text:span></text:p>
              </text:list-item>
              <text:list-item>
                <text:p text:style-name="P346"><text:span text:style-name="_5b_RPG_5d__20_Kiemelt_20_kifejezés"><text:span text:style-name="T79">VÉ csökkentés: ÉP sebtől függő VÉ csökkenés (lásd a Sebzés táblázatot) (csak!)</text:span></text:span></text:p>
              </text:list-item>
            </text:list>
          </table:table-cell>
        </table:table-row>
      </table:table>
      <text:p text:style-name="P158"><text:span text:style-name="_5b_RPG_5d__20_Kiemelt_20_kifejezés"><text:span text:style-name="T50">Megjegyzés: az Harci anatóma ÉP <text:s/>bónusza csak akkor adható hozzá, ha az alap sebzés átment a páncélon!</text:span></text:span></text:p>
      <text:p text:style-name="Text_20_body"/>
      <text:h text:style-name="P342"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2">TÉ <text:s/>&gt;= VÉ )</text:span></text:span></text:p>
      <text:list xml:id="list1025639876" text:style-name="L28">
        <text:list-item>
          <text:p text:style-name="P396">a „Sebzés” fejezetben található táblázat az irányadó. Különböző súlyosságú sebek különböző VÉ levonást okoznak.</text:p>
        </text:list-item>
      </text:list>
      <text:p text:style-name="Text_20_body"><text:span text:style-name="T147">Sikertelen</text:span> támadás esetén ( TÉ <text:s/>&lt; <text:s/>VÉ ) csökkenti ellenfele VÉ-jét:</text:p>
      <text:list xml:id="list1831385759" text:style-name="L29">
        <text:list-item>
          <text:p text:style-name="P397"><text:span text:style-name="_5b_RPG_5d__20_Kiemelt_20_kifejezés"><text:span text:style-name="T54">Alaphelyzetben (nincs előnyös-hátrányos helyzet): <text:line-break/>mindkét fél kiskockával csökkent (k100)</text:span></text:span></text:p>
        </text:list-item>
        <text:list-item>
          <text:p text:style-name="P397"><text:span text:style-name="_5b_RPG_5d__20_Kiemelt_20_kifejezés"><text:span text:style-name="T54">Legalább 1 penge fegyverméret különbségnél:</text:span></text:span></text:p>
        </text:list-item>
        <text:list-item>
          <text:p text:style-name="P398"><text:span text:style-name="_5b_RPG_5d__20_Kiemelt_20_kifejezés"><text:span text:style-name="T54">Előnyös helyzetű támadó: <text:s/>(kiskocka+1)-el csökkent (k100)</text:span></text:span></text:p>
        </text:list-item>
        <text:list-item>
          <text:p text:style-name="P398"><text:span text:style-name="_5b_RPG_5d__20_Kiemelt_20_kifejezés"><text:span text:style-name="T54">Hátrányos helyzetű támadó: (kiskocka-1)-el csökkent (k100)</text:span></text:span></text:p>
        </text:list-item>
        <text:list-item>
          <text:p text:style-name="P397"><text:span text:style-name="_5b_RPG_5d__20_Kiemelt_20_kifejezés"><text:span text:style-name="T54">2 penge, vagy nagyobb méretkülönbségnél: </text:span></text:span></text:p>
        </text:list-item>
        <text:list-item>
          <text:p text:style-name="P398"><text:span text:style-name="_5b_RPG_5d__20_Kiemelt_20_kifejezés"><text:span text:style-name="T54">Előnyös helyzetű támadó: <text:s/>(kiskocka+2)-vel csökkent (k100)</text:span></text:span></text:p>
        </text:list-item>
        <text:list-item>
          <text:p text:style-name="P398"><text:span text:style-name="_5b_RPG_5d__20_Kiemelt_20_kifejezés"><text:span text:style-name="T54">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2">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7">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3">2</text:span>0-<text:span text:style-name="T133">a</text:span>l nagyobb az ellenfél Védő értékénél, akkor a támadó <text:span text:style-name="T29">+</text:span><text:span text:style-name="T30">3</text:span><text:span text:style-name="T29"> SP</text:span> bónuszt (nem ÉP!) kap. Ez ismétlődhet, tehát minden további +20 után jár a +3 SP. Példa: TÉ=175, VÉ=100. Ekkor 140-nél és 160-nál kap bónuszt a támadó, tehát +6 SP <text:span text:style-name="T133">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61">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4">KM dönt szituációtól függően (pl. elejti a kardot). Általában az „ítélet” egy az ellenfél által leadott extra támadás.</text:span></text:span></text:p>
      <text:p text:style-name="Text_20_body"><text:span text:style-name="_5b_RPG_5d__20_Kiemelt_20_kifejezés"><text:span text:style-name="T80"/></text:span></text:p>
      <text:h text:style-name="P336" text:outline-level="4"><text:bookmark-start text:name="__RefHeading___Toc11802_3781431762"/><text:span text:style-name="_5b_RPG_5d__20_Kiemelt_20_kifejezés"><text:span text:style-name="T80">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1431124423856">
            <table:table-cell table:style-name="Táblázat49.A1" office:value-type="string">
              <text:p text:style-name="P194">K20 + SP</text:p>
            </table:table-cell>
            <table:table-cell table:style-name="Táblázat49.A1" office:value-type="string">
              <text:p text:style-name="P194">ÉP Sebzés</text:p>
            </table:table-cell>
            <table:table-cell table:style-name="Táblázat49.C1" office:value-type="string">
              <text:p text:style-name="P194">VÉ csökkentés</text:p>
            </table:table-cell>
          </table:table-row>
          <table:table-row table:style-name="TableLine1431124424144">
            <table:table-cell table:style-name="Táblázat49.A11" office:value-type="string">
              <text:p text:style-name="P186">..-5</text:p>
            </table:table-cell>
            <table:table-cell table:style-name="Táblázat49.B11" office:value-type="string">
              <text:p text:style-name="P186">1 ÉP</text:p>
            </table:table-cell>
            <table:table-cell table:style-name="Táblázat49.C11" office:value-type="string">
              <text:p text:style-name="P197">-5 VÉ</text:p>
            </table:table-cell>
          </table:table-row>
          <table:table-row table:style-name="TableLine1431124423280">
            <table:table-cell table:style-name="Táblázat49.A11" office:value-type="string">
              <text:p text:style-name="P186">6-10</text:p>
            </table:table-cell>
            <table:table-cell table:style-name="Táblázat49.B11" office:value-type="string">
              <text:p text:style-name="P186">3 ÉP</text:p>
            </table:table-cell>
            <table:table-cell table:style-name="Táblázat49.C11" office:value-type="string">
              <text:p text:style-name="P197">-10 VÉ</text:p>
            </table:table-cell>
          </table:table-row>
          <table:table-row table:style-name="TableLine1431124430768">
            <table:table-cell table:style-name="Táblázat49.A11" office:value-type="string">
              <text:p text:style-name="P186">11-15</text:p>
            </table:table-cell>
            <table:table-cell table:style-name="Táblázat49.B11" office:value-type="string">
              <text:p text:style-name="P186">6 ÉP</text:p>
            </table:table-cell>
            <table:table-cell table:style-name="Táblázat49.C11" office:value-type="string">
              <text:p text:style-name="P197">-15 VÉ</text:p>
            </table:table-cell>
          </table:table-row>
          <table:table-row table:style-name="TableLine1431124424432">
            <table:table-cell table:style-name="Táblázat49.A11" office:value-type="string">
              <text:p text:style-name="P186">16-20</text:p>
            </table:table-cell>
            <table:table-cell table:style-name="Táblázat49.B11" office:value-type="string">
              <text:p text:style-name="P186">12 ÉP</text:p>
            </table:table-cell>
            <table:table-cell table:style-name="Táblázat49.C11" office:value-type="string">
              <text:p text:style-name="P197">-25 VÉ</text:p>
            </table:table-cell>
          </table:table-row>
          <table:table-row table:style-name="TableLine1431124425584">
            <table:table-cell table:style-name="Táblázat49.A11" office:value-type="string">
              <text:p text:style-name="P186">21-25</text:p>
            </table:table-cell>
            <table:table-cell table:style-name="Táblázat49.B11" office:value-type="string">
              <text:p text:style-name="P186">20 ÉP</text:p>
            </table:table-cell>
            <table:table-cell table:style-name="Táblázat49.C11" office:value-type="string">
              <text:p text:style-name="P197">-40 VÉ</text:p>
            </table:table-cell>
          </table:table-row>
          <table:table-row table:style-name="TableLine1431124431632">
            <table:table-cell table:style-name="Táblázat49.A11" office:value-type="string">
              <text:p text:style-name="P186">26-30</text:p>
            </table:table-cell>
            <table:table-cell table:style-name="Táblázat49.B11" office:value-type="string">
              <text:p text:style-name="P186">30 ÉP</text:p>
            </table:table-cell>
            <table:table-cell table:style-name="Táblázat49.C11" office:value-type="string">
              <text:p text:style-name="P197">-50 VÉ</text:p>
            </table:table-cell>
          </table:table-row>
          <table:table-row table:style-name="TableLine1431124433072">
            <table:table-cell table:style-name="Táblázat49.A11" office:value-type="string">
              <text:p text:style-name="P186">31-35</text:p>
            </table:table-cell>
            <table:table-cell table:style-name="Táblázat49.B11" office:value-type="string">
              <text:p text:style-name="P186">42 ÉP</text:p>
            </table:table-cell>
            <table:table-cell table:style-name="Táblázat49.C11" office:value-type="string">
              <text:p text:style-name="P197">-60 VÉ</text:p>
            </table:table-cell>
          </table:table-row>
          <table:table-row table:style-name="TableLine1431124433936">
            <table:table-cell table:style-name="Táblázat49.A11" office:value-type="string">
              <text:p text:style-name="P186">36-40</text:p>
            </table:table-cell>
            <table:table-cell table:style-name="Táblázat49.B11" office:value-type="string">
              <text:p text:style-name="P186">56 ÉP</text:p>
            </table:table-cell>
            <table:table-cell table:style-name="Táblázat49.C11" office:value-type="string">
              <text:p text:style-name="P197">-70 VÉ</text:p>
            </table:table-cell>
          </table:table-row>
          <table:table-row table:style-name="TableLine1431124438256">
            <table:table-cell table:style-name="Táblázat49.A11" office:value-type="string">
              <text:p text:style-name="P186">41-45</text:p>
            </table:table-cell>
            <table:table-cell table:style-name="Táblázat49.B11" office:value-type="string">
              <text:p text:style-name="P186">72 ÉP</text:p>
            </table:table-cell>
            <table:table-cell table:style-name="Táblázat49.C11" office:value-type="string">
              <text:p text:style-name="P197">-80 VÉ</text:p>
            </table:table-cell>
          </table:table-row>
          <table:table-row table:style-name="TableLine1431124438544">
            <table:table-cell table:style-name="Táblázat49.A11" office:value-type="string">
              <text:p text:style-name="P186">46-50</text:p>
            </table:table-cell>
            <table:table-cell table:style-name="Táblázat49.B11" office:value-type="string">
              <text:p text:style-name="P186">90 ÉP</text:p>
            </table:table-cell>
            <table:table-cell table:style-name="Táblázat49.C11" office:value-type="string">
              <text:p text:style-name="P197">-90 VÉ</text:p>
            </table:table-cell>
          </table:table-row>
        </table:table>
        <text:p text:style-name="P69"><text:span text:style-name="_5b_RPG_5d__20_Kiemelt_20_kifejezés"><text:span text:style-name="T48">Az 1-es dobás (k20-on) mindig 1 ÉP seb (bónuszoktól függetlenül) amennyiben az SP dobás átment a páncél SFÉ-n</text:span></text:span></text:p>
        <text:p text:style-name="P191">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2">t</text:span>éket bemondja a támadó a támadás típusával együtt (pl. Szúrás).</text:p>
        <text:p text:style-name="P189">A védő levonja belőle a a támadás típusának (pl. szúrás) megfelelő SFÉ értékét (pl. szúrás elleni) és a kapott értékhez rendelt ÉP értéket (lásd ÉP Sebzés oszlopot) levonja aktuális Életerő Pontjai számából.</text:p>
        <text:p text:style-name="P189">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1431124446032">
            <table:table-cell table:style-name="Táblázat14.A1" office:value-type="string">
              <text:p text:style-name="P5">SP =<text:span text:style-name="T36">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80">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4">A harcban használt fegyverek igen sokszínűek, a km100 rendszere különbséget tesz az általuk leadott támadás jellege szerint: </text:span></text:span><text:span text:style-name="_5b_RPG_5d__20_Kiemelt_20_kifejezés"><text:span text:style-name="T58">szúró, vágó és zúzó </text:span></text:span><text:span text:style-name="_5b_RPG_5d__20_Kiemelt_20_kifejezés"><text:span text:style-name="T54">támadás.</text:span></text:span></text:p>
      <text:p text:style-name="Text_20_body"><text:span text:style-name="_5b_RPG_5d__20_Kiemelt_20_kifejezés"><text:span text:style-name="T54">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4"/></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4">Minden fegyver rendelkezik egy </text:span></text:span><text:span text:style-name="_5b_RPG_5d__20_Kiemelt_20_kifejezés"><text:span text:style-name="T58">elsődleges támadási (sebzési) típussal</text:span></text:span><text:span text:style-name="_5b_RPG_5d__20_Kiemelt_20_kifejezés"><text:span text:style-name="T54">,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4">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4">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4">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4">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1431124444304">
          <table:table-cell table:style-name="Táblázat38.A1" office:value-type="string">
            <text:p text:style-name="P163">Erőbónusz és Erőhiány</text:p>
          </table:table-cell>
        </table:table-row>
        <table:table-row table:style-name="TableLine1431124443440">
          <table:table-cell table:style-name="Táblázat38.A2" office:value-type="string">
            <text:p text:style-name="P168">Az Erő tulajdonság +2 feletti része 1:1-ben hozzáadódik az SP értékhez.</text:p>
          </table:table-cell>
        </table:table-row>
      </table:table>
      <text:p text:style-name="P215"/>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9">második </text:span>kör elején visszaáll eredeti értékére. Ezen kívül a különböző támadási módok ellen különféleképpen ellenállóak, azok sebzése a következőképpen alakul:</text:p>
      <text:list xml:id="list302336117" text:style-name="L30">
        <text:list-item>
          <text:p text:style-name="P399"><text:span text:style-name="_5b_RPG_5d__20_Kiemelt_20_kifejezés"><text:span text:style-name="T3">Szúrófegyverek sebzése: negyed SP sebzés (lefele kerekítve) + nincs Erőbónusz</text:span></text:span></text:p>
        </text:list-item>
        <text:list-item>
          <text:p text:style-name="P399"><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99"><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38" text:outline-level="4"><text:bookmark-start text:name="__RefHeading___Toc11820_3781431762"/>Védő Érték regenerálódása<text:bookmark-end text:name="__RefHeading___Toc11820_3781431762"/></text:h>
      <text:p text:style-name="P220">Kitéve a Megoldandók dokba: <text:span text:style-name="T35">TODO_HARC_#60.</text:span></text:p>
      <text:p text:style-name="P206">TODO: az egyszerűbb (1 kör nyugi) lesz valszeg, de az edzettséget is bele kéne venni!</text:p>
      <text:p text:style-name="P10">...</text:p>
      <text:p text:style-name="Text_20_body"><text:span text:style-name="T26">Győzelmi szabály</text:span>: Ha a karakter végzett egy ellenfelével (úgy hiszi, legyőzte), akkor Védő Értékéhez visszatér +10 pont. (a siker hatása a szervezetre + heroizmus)</text:p>
      <text:p text:style-name="Text_20_body"/>
      <text:h text:style-name="P336" text:outline-level="4"><text:bookmark-start text:name="__RefHeading___Toc11822_3781431762"/>Zuhanás, megégés, zúzódás, varázslatok sebzése<text:bookmark-end text:name="__RefHeading___Toc11822_3781431762"/></text:h>
      <text:p text:style-name="P289">TODO: Irányelvek kidolgozása: <text:span text:style-name="T29">PROB_HARC_#57.</text:span></text:p>
      <text:p text:style-name="Text_20_body">Természetesen nem csak fegyverek okozhatnak sérülést, hanem egy mágikus tűzgolyó, zuhanás a tetőről, stb. A mágikus hatások sebzéseit a <text:span text:style-name="T29">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4091297580" text:style-name="L31">
        <text:list-item>
          <text:p text:style-name="P400">TODO</text:p>
        </text:list-item>
      </text:list>
      <text:p text:style-name="Text_20_body"/>
      <text:h text:style-name="Heading_20_4" text:outline-level="4"><text:bookmark-start text:name="__RefHeading___Toc11824_3781431762"/>Példák sebzésre<text:bookmark-end text:name="__RefHeading___Toc11824_3781431762"/></text:h>
      <text:p text:style-name="P289">TODO: Egy harmadik, páncélos példa (páncéldobással!)</text:p>
      <text:p text:style-name="P266">Példa 1</text:p>
      <text:list xml:id="list376438698" text:style-name="L32">
        <text:list-item>
          <text:p text:style-name="P402">Tetves Edzettsége: +2</text:p>
        </text:list-item>
        <text:list-item>
          <text:p text:style-name="P402">Így 16 ÉP-je van</text:p>
        </text:list-item>
        <text:list-item>
          <text:p text:style-name="P402">Ősi ellenfele (Rühes) hosszú karddal (SP: +3) támad rá. Eltalálja, sebez. </text:p>
        </text:list-item>
        <text:list-item>
          <text:p text:style-name="P402">Rühes dob: k20+4 <text:s/>(hosszú kard)</text:p>
        </text:list-item>
        <text:list-item>
          <text:p text:style-name="P402">7-et dob, így az eredmény: 7+4=11</text:p>
        </text:list-item>
        <text:list-item>
          <text:p text:style-name="P402">A 11 SP seb-kategóriájához 6 ÉP veszteség tartozik</text:p>
        </text:list-item>
        <text:list-item>
          <text:p text:style-name="P402">Tetves levon 6 ÉP-t 16 ÉP-jéből, marad 10 ÉP-je.</text:p>
        </text:list-item>
      </text:list>
      <text:p text:style-name="Text_20_body"/>
      <text:p text:style-name="P266">Példa 2</text:p>
      <text:list xml:id="list233133257194114" text:continue-list="list376438698" text:style-name="L32">
        <text:list-item text:start-value="1">
          <text:p text:style-name="P402">Cobaq Ereje: +5, Kétkezes kardot (+8) forgat</text:p>
        </text:list-item>
        <text:list-item>
          <text:p text:style-name="P402">Így sebzésdobása: k20+13, tehát minimum 14 SP-t sebez, ami már 6 ÉP.</text:p>
        </text:list-item>
        <text:list-item>
          <text:p text:style-name="P402">Ha 7-nél nagyobbat dob (65%), akkor már 20 ÉP sebet okoz, ami legtöbbször halálos</text:p>
        </text:list-item>
      </text:list>
      <text:p text:style-name="P216"/>
      <text:h text:style-name="P333" text:outline-level="3"><text:bookmark-start text:name="__RefHeading___Toc11950_3781431762"/>Példaharc<text:bookmark-end text:name="__RefHeading___Toc11950_3781431762"/></text:h>
      <text:p text:style-name="P115">TODO: <text:s/>Ha a VÉ csökkentés végleges lesz, megint aktualizálni!</text:p>
      <text:p text:style-name="P325">Lássunk egy konkrét összecsapást, hiszen egy példa többet ér több oldal szabályleírásnál is!</text:p>
      <text:section text:style-name="Sect7" text:name="Szakasz1">
        <text:p text:style-name="P327"><text:span text:style-name="Strong_20_Emphasis">Lord Gustav, Domvik lovagja</text:span></text:p>
        <text:p text:style-name="P325">KÉ: 20 <text:s text:c="3"/>TÉ: 85 <text:s text:c="3"/>VÉ: 165 <text:s text:c="3"/></text:p>
        <text:p text:style-name="P325">Fegyver: Hosszú kard</text:p>
        <text:p text:style-name="P325">Sebzés: k20+5 (V/S) <text:span text:style-name="T49">(Erőbónuszzal együtt)</text:span></text:p>
        <text:p text:style-name="P325">ÉP: 18 </text:p>
        <text:p text:style-name="P325">Fájdalomtűrés (8) + Önuralom (1) =<text:span text:style-name="T117"> </text:span>9</text:p>
        <text:p text:style-name="P325">Vért: Láncing <text:span text:style-name="T49">(torzó, felkarok, lábak befedve: 80%)</text:span></text:p>
        <text:p text:style-name="P325">SFÉ: 10 / 7 / 3 <text:s text:c="4"/><text:span text:style-name="T75">MGT: </text:span><text:span text:style-name="T72">5 </text:span><text:span text:style-name="T49">(2+1+2)</text:span></text:p>
        <text:p text:style-name="P325"><text:span text:style-name="Strong_20_Emphasis">+ Vértviselet – 2.fok</text:span></text:p>
        <text:p text:style-name="P327"/>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284">Életerő Pontok</text:p>
              </table:table-cell>
              <table:covered-table-cell/>
              <table:covered-table-cell/>
              <table:covered-table-cell/>
            </table:table-row>
          </table:table-header-rows>
          <table:table-row table:style-name="TableLine1431124437680">
            <table:table-cell table:style-name="Table10.A2" office:value-type="string">
              <text:p text:style-name="P284">S1</text:p>
            </table:table-cell>
            <table:table-cell table:style-name="Table10.A2" office:value-type="string">
              <text:p text:style-name="P284">S2</text:p>
            </table:table-cell>
            <table:table-cell table:style-name="Table10.A2" office:value-type="string">
              <text:p text:style-name="P284">S3</text:p>
            </table:table-cell>
            <table:table-cell table:style-name="Table10.D2" office:value-type="string">
              <text:p text:style-name="P284">S4</text:p>
            </table:table-cell>
          </table:table-row>
          <table:table-row table:style-name="TableLine1431124444880">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3</text:p>
            </table:table-cell>
          </table:table-row>
          <table:table-row table:style-name="TableLine1431124439984">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1431124435088">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1431124440272">
            <table:table-cell table:style-name="Table10.A7" office:value-type="string">
              <text:p text:style-name="P79">2</text:p>
            </table:table-cell>
            <table:table-cell table:style-name="Table10.A7" office:value-type="string">
              <text:p text:style-name="P79">2</text:p>
            </table:table-cell>
            <table:table-cell table:style-name="Table10.A7" office:value-type="string">
              <text:p text:style-name="P79">3</text:p>
            </table:table-cell>
            <table:table-cell table:style-name="Table10.D6" office:value-type="string">
              <text:p text:style-name="P79"/>
            </table:table-cell>
          </table:table-row>
          <table:table-row table:style-name="TableLine1431124435376">
            <table:table-cell table:style-name="Table10.A7" office:value-type="string">
              <text:p text:style-name="P79">2</text:p>
            </table:table-cell>
            <table:table-cell table:style-name="Table10.B7" office:value-type="string">
              <text:p text:style-name="P79">3</text:p>
            </table:table-cell>
            <table:table-cell table:style-name="Table10.C7" office:value-type="string">
              <text:p text:style-name="P79"/>
            </table:table-cell>
            <table:table-cell table:style-name="Table10.D7" office:value-type="string">
              <text:p text:style-name="P79"/>
            </table:table-cell>
          </table:table-row>
        </table:table>
        <text:p text:style-name="P45"><text:s/><text:span text:style-name="T115"><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284">Harcérték levonások<text:span text:style-name="T39"> </text:span><text:span text:style-name="T53">*</text:span><text:span text:style-name="T39"><text:line-break/>(KÉ,TÉ,VÉ, támadás)</text:span></text:p>
              </table:table-cell>
              <table:covered-table-cell/>
              <table:covered-table-cell/>
              <table:covered-table-cell/>
            </table:table-row>
          </table:table-header-rows>
          <table:table-row table:style-name="TableLine1431124437392">
            <table:table-cell table:style-name="Table11.A2" office:value-type="string">
              <text:p text:style-name="P275">-</text:p>
            </table:table-cell>
            <table:table-cell table:style-name="Table11.A2" office:value-type="string">
              <text:p text:style-name="P80">-1 TÉ</text:p>
            </table:table-cell>
            <table:table-cell table:style-name="Table11.A2" office:value-type="string">
              <text:p text:style-name="P80">-11 TÉ</text:p>
            </table:table-cell>
            <table:table-cell table:style-name="Table11.D2" office:value-type="string">
              <text:p text:style-name="P80">-21 TÉ</text:p>
            </table:table-cell>
          </table:table-row>
        </table:table>
        <text:p text:style-name="P156"/>
      </text:section>
      <text:p text:style-name="P327"/>
      <text:section text:style-name="Sect7" text:name="Szakasz6">
        <text:p text:style-name="P327"><text:span text:style-name="Strong_20_Emphasis">Tetves, a bérgyilkos</text:span></text:p>
        <text:p text:style-name="P325">KÉ: 15 <text:s text:c="3"/>TÉ: 80 <text:s text:c="3"/>VÉ: 160 <text:s text:c="3"/></text:p>
        <text:p text:style-name="P325">Fegyver: Rövidkard <text:s text:c="2"/></text:p>
        <text:p text:style-name="P325">Sebzés: k20+2 (V/S)</text:p>
        <text:p text:style-name="P325">ÉP: 14</text:p>
        <text:p text:style-name="P325">Fájdalomtűrés (6) + Önuralom (0) = 6</text:p>
        <text:p text:style-name="P325">Vért: -</text:p>
        <text:p text:style-name="P325">SFÉ: -</text:p>
        <text:p text:style-name="P325"><text:span text:style-name="Strong_20_Emphasis"/></text:p>
        <text:p text:style-name="P327"/>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284">Életerő Pontok</text:p>
              </table:table-cell>
              <table:covered-table-cell/>
              <table:covered-table-cell/>
              <table:covered-table-cell/>
            </table:table-row>
          </table:table-header-rows>
          <table:table-row table:style-name="TableLine1431124994496">
            <table:table-cell table:style-name="Table12.A2" office:value-type="string">
              <text:p text:style-name="P284">S1</text:p>
            </table:table-cell>
            <table:table-cell table:style-name="Table12.A2" office:value-type="string">
              <text:p text:style-name="P284">S2</text:p>
            </table:table-cell>
            <table:table-cell table:style-name="Table12.A2" office:value-type="string">
              <text:p text:style-name="P284">S3</text:p>
            </table:table-cell>
            <table:table-cell table:style-name="Table12.D2" office:value-type="string">
              <text:p text:style-name="P284">S4</text:p>
            </table:table-cell>
          </table:table-row>
          <table:table-row table:style-name="TableLine1431124989024">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1431124997952">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1431124997088">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5" office:value-type="string">
              <text:p text:style-name="P79"/>
            </table:table-cell>
          </table:table-row>
          <table:table-row table:style-name="TableLine1431124992768">
            <table:table-cell table:style-name="Table12.A6" office:value-type="string">
              <text:p text:style-name="P81">1</text:p>
            </table:table-cell>
            <table:table-cell table:style-name="Table12.A6" office:value-type="string">
              <text:p text:style-name="P81">1</text:p>
            </table:table-cell>
            <table:table-cell table:style-name="Table12.C6" office:value-type="string">
              <text:p text:style-name="P82"/>
            </table:table-cell>
            <table:table-cell table:style-name="Table12.D6" office:value-type="string">
              <text:p text:style-name="P82"/>
            </table:table-cell>
          </table:table-row>
          <table:table-row table:style-name="TableLine1431125003712">
            <table:table-cell table:style-name="Table12.C6" office:value-type="string">
              <text:p text:style-name="P82"/>
            </table:table-cell>
            <table:table-cell table:style-name="Table12.C6" office:value-type="string">
              <text:p text:style-name="P82"/>
            </table:table-cell>
            <table:table-cell table:style-name="Table12.C6" office:value-type="string">
              <text:p text:style-name="P82"/>
            </table:table-cell>
            <table:table-cell table:style-name="Table12.D6" office:value-type="string">
              <text:p text:style-name="P82"/>
            </table:table-cell>
          </table:table-row>
        </table:table>
        <text:p text:style-name="P45"><text:s/><text:span text:style-name="T115"><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284">Harcérték levonások<text:span text:style-name="T39"> </text:span><text:span text:style-name="T53">*</text:span><text:span text:style-name="T39"><text:line-break/>(KÉ,TÉ,VÉ, támadás)</text:span></text:p>
              </table:table-cell>
              <table:covered-table-cell/>
              <table:covered-table-cell/>
              <table:covered-table-cell/>
            </table:table-row>
          </table:table-header-rows>
          <table:table-row table:style-name="TableLine1431124998528">
            <table:table-cell table:style-name="Table13.A2" office:value-type="string">
              <text:p text:style-name="P275">-</text:p>
            </table:table-cell>
            <table:table-cell table:style-name="Table13.A2" office:value-type="string">
              <text:p text:style-name="P80">-4 TÉ</text:p>
            </table:table-cell>
            <table:table-cell table:style-name="Table13.A2" office:value-type="string">
              <text:p text:style-name="P80">-14 TÉ</text:p>
            </table:table-cell>
            <table:table-cell table:style-name="Table13.D2" office:value-type="string">
              <text:p text:style-name="P80">-24 TÉ</text:p>
            </table:table-cell>
          </table:table-row>
        </table:table>
        <text:p text:style-name="P156"/>
      </text:section>
      <text:p text:style-name="P325">Lord Gustav elmélázva sétál ki a könyvtárból, mikor Tetves, a bérgyilkos veti rá magát. Jó pénzt ígértek neki a lovag haláláért. Gustav szerencsére időben <text:span text:style-name="T52">észbe kap </text:span><text:span text:style-name="T16">(Lopakodás/rejtőzés vs. Észlelés próbát a lovag nyeri)</text:span> így Tetves csak a meglepetés +20 TÉ bónuszát kapja meg. </text:p>
      <text:p text:style-name="P325"><text:span text:style-name="T25">Megjegyzés</text:span>: mivel kettőjük fegyverének mérete közt nincs meg az 1 penge méretkülönbség, ezért mindketten Előnyös helyzetben vannak, tehát sikertelen (nem sebző) támadások esetén a támadó k100 <text:span text:style-name="T23">kisebbik</text:span> kockájával csökkentik egymás Védő Értékét.</text:p>
      <text:p text:style-name="P326">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9">3 ÉP</text:span>-s sebet és (-10 VÉ) büntetést jelent.</text:p>
      <text:p text:style-name="P325"/>
      <text:p text:style-name="P325">A lovag ezzel a sebesüléssel még az S1 egészség-kategóriában marad, így TÉ <text:s/>büntetést egyelőre nem kap. Ugyanennek a sebnek a hatására egy gyengébb fizikumú (ÉP: 8) ember már átcsúszna az S2 kategóriába. </text:p>
      <text:p text:style-name="P325"/>
      <text:p text:style-name="P325"><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325">Aktuális harcértékei: KÉ: 20, TÉ: 84, VÉ: 131, <text:s/>ÉP: 9</text:p>
      <text:p text:style-name="P325"/>
      <text:p text:style-name="P325">A helyzet kezd veszélyessé válni: a lovag elvesztett több, mint 30-at Védő Értékéből és Életerő Pontjainak felét. Egy újabb sebkategóriába átlépéssel tovább csökkennének harcértékei.</text:p>
      <text:p text:style-name="P325">Bár sikerül sebet ejtenie támadóján (sajnos csak 3 ÉP-t, ritka szerencsétlen dobás (3) volt), a szerencse nem kedvez a lovagnak, a gyilkos is mélyen belevág az oldalába, bordák hasadnak. <text:line-break/>(SFÉ után: 13 SP) <text:span text:style-name="T118">→</text:span> 6 ÉP.</text:p>
      <text:p text:style-name="P325">Gustavnak 3 ÉP-je marad és S4-es kategóriába zuhan (további (-20 TÉ ) büntetés), valamint elveszít még 15 VÉ-t. Eddig összesen 15 ÉP-t vesztett!</text:p>
      <text:p text:style-name="P325">Aktuális harcértékei: KÉ: 20, TÉ: 64, VÉ: 116, <text:s/>ÉP: 3</text:p>
      <text:p text:style-name="P311"><text:span text:style-name="T87">(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3">madva... 97-et dob. Tetves is elveszített már Védő Értékéből a harc során, alaphelyzetben aktuális VÉ-je 146, de most ugye neki is -30 büntetés van <text:s/>(támadó taktika 146-30=116)</text:span></text:p>
      <text:p text:style-name="P264">64+97=151! <text:s/>Ez is többszörös (+1x) túlütés (+3 SP). Sebzés: Gustav 11-et dob k20-on. <text:line-break/>Σ: 11+5+3=19 SP</text:p>
      <text:p text:style-name="P264">Tetvesnek nincs vértje, ezért a 19 SP 1:1-ben számít <text:span text:style-name="T119">→ </text:span>12 ÉP és (-25 VÉ). Tetvesnek 1 ÉP-je marad, majdnem kettészelték! <text:span text:style-name="T87">(Ájulás ellen fájdalomtűrés próba lesz?)</text:span></text:p>
      <text:p text:style-name="P325">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325">A lovag <text:span text:style-name="T52">kín keservesen</text:span> feltápászkodik, hite, bátorsága és a láncing megmentette az életét. A háttérben vasalt csizmák csattogása hallatszik, az őrjárat érkezik futva, de sok dolguk már nem akad...</text:p>
      <text:p text:style-name="P218"/>
      <text:h text:style-name="P331"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80">Szituáció</text:p>
          </table:table-cell>
          <table:table-cell table:style-name="Táblázat1.A1" office:value-type="string">
            <text:p text:style-name="P280">Módosító</text:p>
          </table:table-cell>
          <table:table-cell table:style-name="Táblázat1.C1" office:value-type="string">
            <text:p text:style-name="P280">Megjegyzés</text:p>
          </table:table-cell>
        </table:table-row>
        <table:table-row table:style-name="Táblázat1.1">
          <table:table-cell table:style-name="Táblázat1.A2" office:value-type="string">
            <text:p text:style-name="P281">Meglepetés</text:p>
          </table:table-cell>
          <table:table-cell table:style-name="Táblázat1.A2" office:value-type="string">
            <text:p text:style-name="P286">+20 TÉ</text:p>
          </table:table-cell>
          <table:table-cell table:style-name="Táblázat1.C2" office:value-type="string">
            <text:p text:style-name="P282">A támadó kapja a módosítót.</text:p>
            <text:p text:style-name="P287">Pajzs VÉ csak akkor számít, ha a csapás nem hátulról jön.</text:p>
          </table:table-cell>
        </table:table-row>
        <table:table-row table:style-name="Táblázat1.1">
          <table:table-cell table:style-name="Táblázat1.A2" office:value-type="string">
            <text:p text:style-name="P281">Támadás hátulról</text:p>
          </table:table-cell>
          <table:table-cell table:style-name="Táblázat1.A2" office:value-type="string">
            <text:p text:style-name="P286">+20 TÉ</text:p>
          </table:table-cell>
          <table:table-cell table:style-name="Táblázat1.C2" office:value-type="string">
            <text:p text:style-name="P282">A támadó kapja a módosítót.</text:p>
            <text:p text:style-name="P287">Pajzs VÉ nem számít.</text:p>
          </table:table-cell>
        </table:table-row>
        <table:table-row table:style-name="Táblázat1.1">
          <table:table-cell table:style-name="Táblázat1.A2" office:value-type="string">
            <text:p text:style-name="P281">Támadás félhátulról</text:p>
          </table:table-cell>
          <table:table-cell table:style-name="Táblázat1.A2" office:value-type="string">
            <text:p text:style-name="P148">+10 TÉ</text:p>
          </table:table-cell>
          <table:table-cell table:style-name="Táblázat1.C2" office:value-type="string">
            <text:p text:style-name="P282">Pajzs VÉ csak akkor számít, ha a pajzsot tartó kéz felőli oldalról jön a csapás.</text:p>
          </table:table-cell>
        </table:table-row>
        <table:table-row table:style-name="Táblázat1.1">
          <table:table-cell table:style-name="Táblázat1.A2" office:value-type="string">
            <text:p text:style-name="P148">Készületlenség</text:p>
          </table:table-cell>
          <table:table-cell table:style-name="Táblázat1.A2" office:value-type="string">
            <text:p text:style-name="P286">Lásd a Meglepetést</text:p>
          </table:table-cell>
          <table:table-cell table:style-name="Táblázat1.C2" office:value-type="string">
            <text:p text:style-name="P287">Ha egy karakter készületlen, akkor támadója a Meglepetés szituációnak megfelelő módosítókkal támadhat rá.</text:p>
          </table:table-cell>
        </table:table-row>
        <table:table-row table:style-name="Táblázat1.1">
          <table:table-cell table:style-name="Táblázat1.A2" office:value-type="string">
            <text:p text:style-name="P281">Kábult/megrendült állapot</text:p>
          </table:table-cell>
          <table:table-cell table:style-name="Táblázat1.A2" office:value-type="string">
            <text:p text:style-name="P286">-10KÉ, -20TÉ, -2 SP</text:p>
          </table:table-cell>
          <table:table-cell table:style-name="Táblázat1.C2" office:value-type="string">
            <text:p text:style-name="P287">Kábulat, rosszullét, mérgezés esetén ideiglenesen ezek a levonások járnak. A KM – belátása szerint – adhat KT „sebesülést” is </text:p>
            <text:p text:style-name="P287">(pl. mérgezésnél)</text:p>
          </table:table-cell>
        </table:table-row>
        <table:table-row table:style-name="Táblázat1.1">
          <table:table-cell table:style-name="Táblázat1.A2" office:value-type="string">
            <text:p text:style-name="P281">Észrevétlen támadás</text:p>
          </table:table-cell>
          <table:table-cell table:style-name="Táblázat1.A2" office:value-type="string">
            <text:p text:style-name="P286">Áldozat Védő Értéke:</text:p>
            <text:p text:style-name="P286">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1431124990464">
                <table:table-cell table:style-name="Táblázat39.A1" office:value-type="string">
                  <text:p text:style-name="P59">Célpont mozgásának jellege</text:p>
                </table:table-cell>
                <table:table-cell table:style-name="Táblázat39.B1" office:value-type="string">
                  <text:p text:style-name="P59">VÉ</text:p>
                </table:table-cell>
              </table:table-row>
              <table:table-row table:style-name="TableLine1431125003136">
                <table:table-cell table:style-name="Táblázat39.A2" office:value-type="string">
                  <text:p text:style-name="P61">Álló helyzet <text:line-break/>(vagy lassan sétáló hátulról)</text:p>
                </table:table-cell>
                <table:table-cell table:style-name="Táblázat39.B2" office:value-type="string">
                  <text:p text:style-name="P61">0</text:p>
                </table:table-cell>
              </table:table-row>
              <table:table-row table:style-name="TableLine1431124989888">
                <table:table-cell table:style-name="Táblázat39.A2" office:value-type="string">
                  <text:p text:style-name="P61">Lassú egyenletes (séta)</text:p>
                </table:table-cell>
                <table:table-cell table:style-name="Táblázat39.B2" office:value-type="string">
                  <text:p text:style-name="P61">20</text:p>
                </table:table-cell>
              </table:table-row>
              <table:table-row table:style-name="TableLine1431124988736">
                <table:table-cell table:style-name="Táblázat39.A2" office:value-type="string">
                  <text:p text:style-name="P61">Egyenletes kocogás</text:p>
                </table:table-cell>
                <table:table-cell table:style-name="Táblázat39.B2" office:value-type="string">
                  <text:p text:style-name="P61">40</text:p>
                </table:table-cell>
              </table:table-row>
              <table:table-row table:style-name="TableLine1431124995648">
                <table:table-cell table:style-name="Táblázat39.A2" office:value-type="string">
                  <text:p text:style-name="P61">Sprint egyenes vonalon</text:p>
                </table:table-cell>
                <table:table-cell table:style-name="Táblázat39.B2" office:value-type="string">
                  <text:p text:style-name="P61">60</text:p>
                </table:table-cell>
              </table:table-row>
              <table:table-row table:style-name="TableLine1431124991616">
                <table:table-cell table:style-name="Táblázat39.A2" office:value-type="string">
                  <text:p text:style-name="P61">Lassú kiszámíthatatlan</text:p>
                </table:table-cell>
                <table:table-cell table:style-name="Táblázat39.B2" office:value-type="string">
                  <text:p text:style-name="P61">40</text:p>
                </table:table-cell>
              </table:table-row>
              <table:table-row table:style-name="TableLine1431124996224">
                <table:table-cell table:style-name="Táblázat39.A2" office:value-type="string">
                  <text:p text:style-name="P61">Közepesen gyors, kiszámíthatatlan</text:p>
                </table:table-cell>
                <table:table-cell table:style-name="Táblázat39.B2" office:value-type="string">
                  <text:p text:style-name="P61">70</text:p>
                </table:table-cell>
              </table:table-row>
              <table:table-row table:style-name="TableLine1431125002560">
                <table:table-cell table:style-name="Táblázat39.A2" office:value-type="string">
                  <text:p text:style-name="P61">Gyors, kiszámíthatatlan</text:p>
                </table:table-cell>
                <table:table-cell table:style-name="Táblázat39.B2" office:value-type="string">
                  <text:p text:style-name="P61">100</text:p>
                </table:table-cell>
              </table:table-row>
            </table:table>
            <text:p text:style-name="P282"/>
            <text:p text:style-name="P282">Követelménye: Sikeres „Lopakodás/rejtőzés” vs <text:s/>„Észlelés” ellenpróba </text:p>
            <text:p text:style-name="P287">Az Észrevétlen támadás több harci taktika követelménye <text:line-break/>(pl. Orvtámadás)</text:p>
          </table:table-cell>
        </table:table-row>
        <table:table-row table:style-name="Táblázat1.1">
          <table:table-cell table:style-name="Táblázat1.A2" office:value-type="string">
            <text:p text:style-name="P281">Képzetlen fegyverhasználat</text:p>
          </table:table-cell>
          <table:table-cell table:style-name="Táblázat1.A2" office:value-type="string">
            <text:p text:style-name="P286">KÉ: -20, TÉ: -30, <text:line-break/>VÉ:-30, CÉ: -30</text:p>
          </table:table-cell>
          <table:table-cell table:style-name="Táblázat1.C2" office:value-type="string">
            <text:p text:style-name="P282"/>
          </table:table-cell>
        </table:table-row>
        <table:table-row table:style-name="Táblázat1.1">
          <table:table-cell table:style-name="Táblázat1.A2" office:value-type="string">
            <text:p text:style-name="P281">Harc puszta kézzel</text:p>
          </table:table-cell>
          <table:table-cell table:style-name="Táblázat1.A2" office:value-type="string">
            <text:p text:style-name="P286">KÉ: -10, TÉ: -10, VÉ: -10</text:p>
          </table:table-cell>
          <table:table-cell table:style-name="Táblázat1.C2" office:value-type="string">
            <text:p text:style-name="P282"/>
          </table:table-cell>
        </table:table-row>
        <table:table-row table:style-name="Táblázat1.1">
          <table:table-cell table:style-name="Táblázat1.A2" office:value-type="string">
            <text:p text:style-name="P281">Érintő támadás</text:p>
          </table:table-cell>
          <table:table-cell table:style-name="Táblázat1.A2" office:value-type="string">
            <text:p text:style-name="P286">KÉ: 0, TÉ: 0, VÉ: -10</text:p>
          </table:table-cell>
          <table:table-cell table:style-name="Táblázat1.C2" office:value-type="string">
            <text:p text:style-name="P282">Érinteni könnyebb, mint megütni, sebezni puszta kézzel.</text:p>
          </table:table-cell>
        </table:table-row>
        <table:table-row table:style-name="Táblázat1.1">
          <table:table-cell table:style-name="Táblázat1.A2" office:value-type="string">
            <text:p text:style-name="P281">Harc rosszabbik kézben tartott fegyverrel</text:p>
          </table:table-cell>
          <table:table-cell table:style-name="Táblázat1.A2" office:value-type="string">
            <text:p text:style-name="P286">-10 KÉ, -20 TÉ, -20VÉ</text:p>
          </table:table-cell>
          <table:table-cell table:style-name="Táblázat1.C2" office:value-type="string">
            <text:p text:style-name="P282">Kivétel:</text:p>
            <text:list xml:id="list3798278631" text:style-name="L33">
              <text:list-item>
                <text:p text:style-name="P482">Kétkezesség fortély. Csak annyit ad, hogy rosszabbik kézzel is levonás nélkül tudsz harcolni, de csak 1 fegyverrel!!</text:p>
              </text:list-item>
              <text:list-item>
                <text:p text:style-name="P482">Kétkezes Harc fortély</text:p>
              </text:list-item>
            </text:list>
          </table:table-cell>
        </table:table-row>
        <table:table-row table:style-name="Táblázat1.1">
          <table:table-cell table:style-name="Táblázat1.A2" office:value-type="string">
            <text:p text:style-name="P281">Harc magasabbról</text:p>
          </table:table-cell>
          <table:table-cell table:style-name="Táblázat1.A2" office:value-type="string">
            <text:p text:style-name="P281">+10 TÉ</text:p>
          </table:table-cell>
          <table:table-cell table:style-name="Táblázat1.C2" office:value-type="string">
            <text:p text:style-name="P282">A támadó kapja a módosítót.</text:p>
          </table:table-cell>
        </table:table-row>
        <table:table-row table:style-name="Táblázat1.1">
          <table:table-cell table:style-name="Táblázat1.A2" office:value-type="string">
            <text:p text:style-name="P281">Harc gyűlöletből</text:p>
          </table:table-cell>
          <table:table-cell table:style-name="Táblázat1.A2" office:value-type="string">
            <text:p text:style-name="P281">+15TÉ, <text:s/>-30VÉ</text:p>
          </table:table-cell>
          <table:table-cell table:style-name="Táblázat1.C2" office:value-type="string">
            <text:p text:style-name="P282">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81">Fegyverrántás</text:p>
          </table:table-cell>
          <table:table-cell table:style-name="Táblázat1.A2" office:value-type="string">
            <text:p text:style-name="P281">Puszta kezes KÉ <text:s/><text:line-break/>fegyver-függő levonással:</text:p>
            <text:p text:style-name="P281">[0 ;-10] KÉ <text:s text:c="4"/></text:p>
          </table:table-cell>
          <table:table-cell table:style-name="Táblázat1.C2" office:value-type="string">
            <text:p text:style-name="P282">10-el túldobott KÉ esetén a fegyverrántó támadhat elsőnek azonnal – teljes harcértékével. </text:p>
            <text:p text:style-name="P282">Fegyverrántás fortély bónusza:</text:p>
            <text:p text:style-name="P282">1. fok: +5 KÉ <text:line-break/>2. fok: +10 KÉ + ha támadhat is: „Első vágás” alkalmazható.</text:p>
          </table:table-cell>
        </table:table-row>
        <table:table-row table:style-name="Táblázat1.1">
          <table:table-cell table:style-name="Táblázat1.A2" office:value-type="string">
            <text:p text:style-name="P281">Harc helyhez kötve</text:p>
          </table:table-cell>
          <table:table-cell table:style-name="Táblázat1.A2" office:value-type="string">
            <text:p text:style-name="P281">-10 KÉ, -20 TÉ és -20 VÉ</text:p>
          </table:table-cell>
          <table:table-cell table:style-name="Táblázat1.C2" office:value-type="string">
            <text:p text:style-name="P282"/>
          </table:table-cell>
        </table:table-row>
        <table:table-row table:style-name="Táblázat1.1">
          <table:table-cell table:style-name="Táblázat1.A2" office:value-type="string">
            <text:p text:style-name="P281">Közrefogás</text:p>
          </table:table-cell>
          <table:table-cell table:style-name="Táblázat1.A2" office:value-type="string">
            <text:p text:style-name="P281">+10 TÉ a támadóknak</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öldön fekve</text:p>
          </table:table-cell>
          <table:table-cell table:style-name="Táblázat1.A2" office:value-type="string">
            <text:p text:style-name="P281">KÉ: -10, TÉ: -10, VÉ: -10</text:p>
          </table:table-cell>
          <table:table-cell table:style-name="Táblázat1.C2" office:value-type="string">
            <text:p text:style-name="P287">-</text:p>
          </table:table-cell>
        </table:table-row>
        <table:table-row table:style-name="Táblázat1.1">
          <table:table-cell table:style-name="Táblázat1.A2" office:value-type="string">
            <text:p text:style-name="P281">Beszorított helyzet</text:p>
          </table:table-cell>
          <table:table-cell table:style-name="Táblázat1.A2" office:value-type="string">
            <text:p text:style-name="P286">Lásd a leírást!</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élhomályban</text:p>
          </table:table-cell>
          <table:table-cell table:style-name="Táblázat1.B19" office:value-type="string">
            <text:p text:style-name="P286">TODO</text:p>
          </table:table-cell>
          <table:table-cell table:style-name="Táblázat1.C19" office:value-type="string">
            <text:p text:style-name="P282"/>
          </table:table-cell>
        </table:table-row>
        <table:table-row table:style-name="Táblázat1.1">
          <table:table-cell table:style-name="Táblázat1.A2" office:value-type="string">
            <text:p text:style-name="P281">Félelem harc közben</text:p>
          </table:table-cell>
          <table:table-cell table:style-name="Táblázat1.A2" office:value-type="string">
            <text:p text:style-name="P286">Kötelezően max Védő taktikában kezd harcolni: +15VÉ; -30TÉ</text:p>
          </table:table-cell>
          <table:table-cell table:style-name="Táblázat1.C2" office:value-type="string">
            <text:p text:style-name="P282"/>
          </table:table-cell>
        </table:table-row>
        <table:table-row table:style-name="Táblázat1.1">
          <table:table-cell table:style-name="Táblázat1.A2" office:value-type="string">
            <text:p text:style-name="P285">Lóról leesés</text:p>
          </table:table-cell>
          <table:table-cell table:style-name="Táblázat1.A2" office:value-type="string">
            <text:p text:style-name="P285">Ezt ne ide!!!</text:p>
          </table:table-cell>
          <table:table-cell table:style-name="Táblázat1.C2" office:value-type="string">
            <text:p text:style-name="P282"/>
          </table:table-cell>
        </table:table-row>
        <table:table-row table:style-name="Táblázat1.1">
          <table:table-cell table:style-name="Táblázat1.A2" office:value-type="string">
            <text:p text:style-name="P286">A védekező takarásban</text:p>
          </table:table-cell>
          <table:table-cell table:style-name="Táblázat1.A2" office:value-type="string">
            <text:p text:style-name="P285">TODO</text:p>
          </table:table-cell>
          <table:table-cell table:style-name="Táblázat1.C2" office:value-type="string">
            <text:p text:style-name="P282"/>
          </table:table-cell>
        </table:table-row>
        <text:soft-page-break/>
        <table:table-row table:style-name="Táblázat1.1">
          <table:table-cell table:style-name="Táblázat1.A2" office:value-type="string">
            <text:p text:style-name="P286">Harc állatokkal</text:p>
          </table:table-cell>
          <table:table-cell table:style-name="Táblázat1.A2" office:value-type="string">
            <text:p text:style-name="P286">Lásd a leírást!</text:p>
          </table:table-cell>
          <table:table-cell table:style-name="Táblázat1.C2" office:value-type="string">
            <text:p text:style-name="P282"/>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4113204877" text:style-name="L34">
        <text:list-item>
          <text:p text:style-name="P403">KÉ: -20, TÉ: -30, VÉ: -30, CÉ: -30</text:p>
        </text:list-item>
      </text:list>
      <text:h text:style-name="Heading_20_4" text:outline-level="4"><text:bookmark-start text:name="__RefHeading___Toc11830_3781431762"/><text:span text:style-name="_5b_RPG_5d_Kiemelt_20_kifejezés"><text:span text:style-name="T29">Harc puszta kézzel</text:span></text:span><text:bookmark-end text:name="__RefHeading___Toc11830_3781431762"/></text:h>
      <text:p text:style-name="P142">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9">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1431125016096">
          <table:table-cell table:style-name="Táblázat27.A1" office:value-type="string">
            <text:p text:style-name="P144"><text:span text:style-name="_5b_RPG_5d_Kiemelt_20_kifejezés"><text:span text:style-name="T32">Puszta kéz harcértékei: KÉ: -10, TÉ: -10, VÉ: -10</text:span></text:span></text:p>
          </table:table-cell>
        </table:table-row>
      </table:table>
      <text:p text:style-name="P145"><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9">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2807422279" text:style-name="L35">
        <text:list-item>
          <text:p text:style-name="P404">Kétkezesség fortély. Csak annyit ad, hogy rosszabbik kézzel is levonás nélkül tudsz harcolni, de csak 1 fegyverrel!!</text:p>
        </text:list-item>
        <text:list-item>
          <text:p text:style-name="P404">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4">+10 TÉ</text:span></text:span><text:span text:style-name="T24">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3">+20 TÉ</text:span><text:span text:style-name="T24"> </text:span>módosítót kap harcértékeire.</text:p>
      <text:h text:style-name="Heading_20_4" text:outline-level="4"><text:bookmark-start text:name="__RefHeading___Toc11840_3781431762"/>Készületlen<text:span text:style-name="T36">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9">-10KÉ, -20TÉ, -2 Sebzés</text:p>
      <text:p text:style-name="P229">Kell ez? Inkább KT-vel szimulálni, nem?</text:p>
      <text:p text:style-name="Text_20_body"/>
      <text:h text:style-name="P336"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style-name="TableLine1431125009760">
            <table:table-cell table:style-name="Táblázat70.A1" office:value-type="string">
              <text:p text:style-name="P201">Célpont mozgásának jellege</text:p>
            </table:table-cell>
            <table:table-cell table:style-name="Táblázat70.B1" office:value-type="string">
              <text:p text:style-name="P201">VÉ</text:p>
            </table:table-cell>
          </table:table-row>
          <table:table-row table:style-name="TableLine1431125012640">
            <table:table-cell table:style-name="Táblázat70.A2" office:value-type="string">
              <text:p text:style-name="P202">Álló helyzet (vagy sétáló hátulról)</text:p>
            </table:table-cell>
            <table:table-cell table:style-name="Táblázat70.B2" office:value-type="string">
              <text:p text:style-name="P202">0</text:p>
            </table:table-cell>
          </table:table-row>
          <table:table-row table:style-name="TableLine1431125013792">
            <table:table-cell table:style-name="Táblázat70.A2" office:value-type="string">
              <text:p text:style-name="P202">Lassú egyenletes (séta)</text:p>
            </table:table-cell>
            <table:table-cell table:style-name="Táblázat70.B2" office:value-type="string">
              <text:p text:style-name="P202">20</text:p>
            </table:table-cell>
          </table:table-row>
          <table:table-row table:style-name="TableLine1431125012352">
            <table:table-cell table:style-name="Táblázat70.A2" office:value-type="string">
              <text:p text:style-name="P202">Egyenletes kocogás</text:p>
            </table:table-cell>
            <table:table-cell table:style-name="Táblázat70.B2" office:value-type="string">
              <text:p text:style-name="P202">40</text:p>
            </table:table-cell>
          </table:table-row>
          <table:table-row table:style-name="TableLine1431125009184">
            <table:table-cell table:style-name="Táblázat70.A2" office:value-type="string">
              <text:p text:style-name="P202">Sprint egyenes vonalon</text:p>
            </table:table-cell>
            <table:table-cell table:style-name="Táblázat70.B2" office:value-type="string">
              <text:p text:style-name="P202">60</text:p>
            </table:table-cell>
          </table:table-row>
          <table:table-row table:style-name="TableLine1431125009472">
            <table:table-cell table:style-name="Táblázat70.A2" office:value-type="string">
              <text:p text:style-name="P202">Lassú kiszámíthatatlan</text:p>
            </table:table-cell>
            <table:table-cell table:style-name="Táblázat70.B2" office:value-type="string">
              <text:p text:style-name="P202">40</text:p>
            </table:table-cell>
          </table:table-row>
          <table:table-row table:style-name="TableLine1431125018976">
            <table:table-cell table:style-name="Táblázat70.A2" office:value-type="string">
              <text:p text:style-name="P202">Közepesen gyors, kiszámíthatatlan</text:p>
            </table:table-cell>
            <table:table-cell table:style-name="Táblázat70.B2" office:value-type="string">
              <text:p text:style-name="P202">70</text:p>
            </table:table-cell>
          </table:table-row>
          <table:table-row table:style-name="Táblázat70.8">
            <table:table-cell table:style-name="Táblázat70.A2" office:value-type="string">
              <text:p text:style-name="P202">Gyors, kiszámíthatatlan</text:p>
            </table:table-cell>
            <table:table-cell table:style-name="Táblázat70.B2" office:value-type="string">
              <text:p text:style-name="P202">100</text:p>
            </table:table-cell>
          </table:table-row>
        </table:table>
        <text:p text:style-name="Text_20_body"/>
        <table:table table:name="Táblázat71" table:style-name="Táblázat71">
          <table:table-column table:style-name="Táblázat71.A"/>
          <table:table-column table:style-name="Táblázat71.B"/>
          <table:table-row table:style-name="TableLine1431125010048">
            <table:table-cell table:style-name="Táblázat71.A1" office:value-type="string">
              <text:p text:style-name="P201">Célpont mérete</text:p>
            </table:table-cell>
            <table:table-cell table:style-name="Táblázat71.B1" office:value-type="string">
              <text:p text:style-name="P201">VÉ</text:p>
            </table:table-cell>
          </table:table-row>
          <table:table-row table:style-name="TableLine1431125005152">
            <table:table-cell table:style-name="Táblázat71.A2" office:value-type="string">
              <text:p text:style-name="P203">Óriás</text:p>
            </table:table-cell>
            <table:table-cell table:style-name="Táblázat71.B2" office:value-type="string">
              <text:p text:style-name="P202">-30</text:p>
            </table:table-cell>
          </table:table-row>
          <table:table-row table:style-name="TableLine1431125017824">
            <table:table-cell table:style-name="Táblázat71.A2" office:value-type="string">
              <text:p text:style-name="P203">Ork</text:p>
            </table:table-cell>
            <table:table-cell table:style-name="Táblázat71.B2" office:value-type="string">
              <text:p text:style-name="P202">-10</text:p>
            </table:table-cell>
          </table:table-row>
          <table:table-row table:style-name="TableLine1431125015232">
            <table:table-cell table:style-name="Táblázat71.A2" office:value-type="string">
              <text:p text:style-name="P203">Elfszabású / ember</text:p>
            </table:table-cell>
            <table:table-cell table:style-name="Táblázat71.B2" office:value-type="string">
              <text:p text:style-name="P202">+0</text:p>
            </table:table-cell>
          </table:table-row>
          <table:table-row table:style-name="TableLine1431125005728">
            <table:table-cell table:style-name="Táblázat71.A2" office:value-type="string">
              <text:p text:style-name="P203">Goblin</text:p>
            </table:table-cell>
            <table:table-cell table:style-name="Táblázat71.B2" office:value-type="string">
              <text:p text:style-name="P202">+20</text:p>
            </table:table-cell>
          </table:table-row>
          <table:table-row table:style-name="TableLine1431125015520">
            <table:table-cell table:style-name="Táblázat71.A2" office:value-type="string">
              <text:p text:style-name="P203">macska</text:p>
            </table:table-cell>
            <table:table-cell table:style-name="Táblázat71.B2" office:value-type="string">
              <text:p text:style-name="P202">+40</text:p>
            </table:table-cell>
          </table:table-row>
          <table:table-row table:style-name="TableLine1431125017248">
            <table:table-cell table:style-name="Táblázat71.A2" office:value-type="string">
              <text:p text:style-name="P203">egér</text:p>
            </table:table-cell>
            <table:table-cell table:style-name="Táblázat71.B2" office:value-type="string">
              <text:p text:style-name="P202">+60</text:p>
            </table:table-cell>
          </table:table-row>
          <table:table-row table:style-name="Táblázat71.8">
            <table:table-cell table:style-name="Táblázat71.A2" office:value-type="string">
              <text:p text:style-name="P203"/>
            </table:table-cell>
            <table:table-cell table:style-name="Táblázat71.B2" office:value-type="string">
              <text:p text:style-name="P202"/>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9">+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6" text:outline-level="4"><text:bookmark-start text:name="__RefHeading___Toc11850_3781431762"/>Fegyverrántás<text:bookmark-end text:name="__RefHeading___Toc11850_3781431762"/></text:h>
      <text:p text:style-name="P22">Kapcsolódik: <text:span text:style-name="T29">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90">Fegyverrántásnál pusztakezes KÉ-vel történik a kezdeményezés, fegyver-függő módosítóval:</text:p>
      <text:p text:style-name="P6"><text:tab/><text:span text:style-name="T29">[0 ;-10] KÉ <text:s text:c="4"/></text:span></text:p>
      <text:p text:style-name="P200">(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5">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9">1. fok:</text:span> +5 KÉ</text:p>
      <text:p text:style-name="Text_20_body"><text:span text:style-name="T29">2. fok:</text:span> +10 KÉ + <text:span text:style-name="T75">támadásnál (10-el túldobott kezdeményezés esetén) „Első vágás” manőver alkalmazható.</text:span></text:p>
      <text:p text:style-name="Text_20_body"/>
      <text:p text:style-name="P205">Meglepetésből, vagy észrevétlen fegyverrántás</text:p>
      <text:p text:style-name="Text_20_body">Beszélgetek valakivel, váratlanul fegyvert rántok és megszúrom</text:p>
      <text:list xml:id="list2442702832" text:style-name="L36">
        <text:list-item>
          <text:p text:style-name="P405">A támadás az enyém</text:p>
        </text:list-item>
        <text:list-item>
          <text:p text:style-name="P405">Az áldozat Észlelés próbát dob. Ha nincs meg, akkor Orvtámadásnak minősül a támadásom.</text:p>
        </text:list-item>
        <text:list-item>
          <text:p text:style-name="P405">Ha megvan, akkor Meglepetés szituációvá enyhül a helyzet (+20TÉ módosítót kapok).</text:p>
        </text:list-item>
      </text:list>
      <text:p text:style-name="Text_20_body"/>
      <text:p text:style-name="P205">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4">a következő kör elején</text:span>, támadását feláldozva újra fegyverrántással kell próbálkoznia.</text:p>
      <text:p text:style-name="P205"/>
      <text:p text:style-name="P204">Példák</text:p>
      <text:p text:style-name="Text_20_body">KÉ alap: 26 → Puszta kezes KÉ: 16 <text:s/>(Mivel a Puszta kéz KÉ értéke: -10)</text:p>
      <text:p text:style-name="Text_20_body">Tőrrel KÉ: 28 (Tőr KÉ:+2)</text:p>
      <text:list xml:id="list503690338" text:style-name="L37">
        <text:list-item>
          <text:p text:style-name="P406">Puszta kezes KÉ (16) számít</text:p>
        </text:list-item>
        <text:list-item>
          <text:p text:style-name="P407">Egy tőrt könnyű előrántani (0 KÉ büntetés). Így a KÉ: 16</text:p>
        </text:list-item>
        <text:list-item>
          <text:p text:style-name="P408">2.fokú fegyverrántás fortéllyal: 16+10=26 <text:span text:style-name="T75">(ez már csak 2-vel marad el a tőrös KÉ-től)</text:span></text:p>
        </text:list-item>
        <text:list-item>
          <text:p text:style-name="P407">Ha kardot akarnék rántani, azt már nehezebb (-4 KÉ büntetés). Így fortély nélkül KÉ: 12</text:p>
        </text:list-item>
        <text:list-item>
          <text:p text:style-name="P408">2.fokú fegyverrántás fortéllyal: 12+10=22</text:p>
        </text:list-item>
        <text:list-item>
          <text:p text:style-name="P407">Kétkezes csatabárdot „rántani” szinte lehetetlen (-10KÉ). Így fortély nélkül KÉ: 6</text:p>
        </text:list-item>
        <text:list-item>
          <text:p text:style-name="P408">2.fokú fegyverrántás fortéllyal: pont kiegyenlíti a -10 KÉ büntetést. Így KÉ=16</text:p>
        </text:list-item>
      </text:list>
      <text:p text:style-name="P151">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9">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5">Beszorított helyzeten azt értjük, ha az adott fegyverrel a harcos helyhiány miatt nem képes annak technikáit maradéktalanul alkalmazni. Ez nagyon szűk helyeken egészen szélsőséges hátrányokat is okozhat fegyver-típustól függően.</text:p>
      <text:p text:style-name="P145">Mivel nem lehet általános szabályt alkotni minden szituáció és fegyver-típus kapcsolatából, ezért csak irányelveket fektetünk le, a KM határozza meg az adott helyzet ismeretében, hogy épp milyen levonások járnak.</text:p>
      <text:p text:style-name="P145">„Rövid” fegyverekre (max 0,5 pengehossz) nem jár levonás. P<text:span text:style-name="T116">uszta kéz értékei nem módosulnak.</text:span></text:p>
      <text:p text:style-name="P146">Szobában, bútorok közt:</text:p>
      <text:list xml:id="list1720446480" text:style-name="L38">
        <text:list-item>
          <text:p text:style-name="P409">2 kezes és szálfegyverek harcértéke 0-ra zuhan</text:p>
        </text:list-item>
        <text:list-item>
          <text:p text:style-name="P409">egykezes fegyverek harcértéke feleződik</text:p>
        </text:list-item>
      </text:list>
      <text:p text:style-name="P146">Szűk sikátorban</text:p>
      <text:list xml:id="list675809337" text:style-name="L39">
        <text:list-item>
          <text:p text:style-name="P410">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5">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7">KÉ: -10, TÉ: -10, VÉ: -10</text:p>
      <text:h text:style-name="Heading_20_4" text:outline-level="4"><text:bookmark-start text:name="__RefHeading___Toc11858_3781431762"/>Harc félhomályban<text:bookmark-end text:name="__RefHeading___Toc11858_3781431762"/></text:h>
      <text:p text:style-name="P216">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302">Ha leesel a lóról, <text:span text:style-name="T29">Esés</text:span> képzettség próbát kell dobnod, melynek nehézségét a KM határozza meg a körülmények ismeretében. Ha a próba...</text:p>
      <text:list xml:id="list2184136774" text:style-name="L40">
        <text:list-item>
          <text:p text:style-name="P423">Sikertelen: ló sebességétől és talajtól függően: [k6 - 4k6] ÉP sebesülés</text:p>
        </text:list-item>
        <text:list-item>
          <text:p text:style-name="P411">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89">TODO <text:span text:style-name="T69">(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5"><text:span text:style-name="_5b_RPG_5d_Kiemelt_20_kifejezés"><text:span text:style-name="T82"/></text:span></text:p>
      <text:h text:style-name="P331" text:outline-level="3"><text:bookmark-start text:name="__RefHeading___Toc11868_3781431762"/>Kétkezes harc<text:bookmark-end text:name="__RefHeading___Toc11868_3781431762"/></text:h>
      <text:p text:style-name="P142">„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1431125548576">
            <table:table-cell table:style-name="Táblázat2.A1" office:value-type="string">
              <text:p text:style-name="P60">Ismeret foka</text:p>
            </table:table-cell>
            <table:table-cell table:style-name="Táblázat2.A1" office:value-type="string">
              <text:p text:style-name="P274">Harcértékek</text:p>
            </table:table-cell>
            <table:table-cell table:style-name="Táblázat2.A1" office:value-type="string">
              <text:p text:style-name="P274">Harcmodor-<text:line-break/>Sebesség</text:p>
            </table:table-cell>
            <table:table-cell table:style-name="Táblázat2.D1" office:value-type="string">
              <text:p text:style-name="P60">Követelmény</text:p>
            </table:table-cell>
          </table:table-row>
        </table:table-header-rows>
        <table:table-row table:style-name="TableLine1431125548864">
          <table:table-cell table:style-name="Táblázat2.A6" office:value-type="string">
            <text:p text:style-name="P57">Alapeset</text:p>
            <text:p text:style-name="P57">(képzetlenül)</text:p>
          </table:table-cell>
          <table:table-cell table:style-name="Táblázat2.B6" office:value-type="string">
            <text:list xml:id="list4046381059" text:style-name="L41">
              <text:list-item>
                <text:p text:style-name="P483">Főfegyver <text:span text:style-name="T22">(nagyobb fegyver)</text:span> harcmodora és értékei számítanak</text:p>
              </text:list-item>
              <text:list-item>
                <text:p text:style-name="P483">-10 KÉ/TÉ/VÉ</text:p>
              </text:list-item>
            </text:list>
          </table:table-cell>
          <table:table-cell table:style-name="Táblázat2.C6" office:value-type="string">
            <text:p text:style-name="P281">+1</text:p>
          </table:table-cell>
          <table:table-cell table:style-name="Táblázat2.D6" office:value-type="string">
            <text:p text:style-name="P57">-</text:p>
          </table:table-cell>
        </table:table-row>
        <table:table-row table:style-name="TableLine1431125563264">
          <table:table-cell table:style-name="Táblázat2.A6" office:value-type="string">
            <text:p text:style-name="P57">Kétkezes harc - 1.fok</text:p>
          </table:table-cell>
          <table:table-cell table:style-name="Táblázat2.B6" office:value-type="string">
            <text:list xml:id="list233133865740039" text:continue-list="list4046381059" text:style-name="L41">
              <text:list-item text:start-value="1">
                <text:p text:style-name="P483">Főfegyver <text:span text:style-name="T22">(nagyobb fegyver) har</text:span>cmodora számít</text:p>
              </text:list-item>
              <text:list-item>
                <text:p text:style-name="P483">Fegyver harcértékek összeadódnak</text:p>
              </text:list-item>
              <text:list-item>
                <text:p text:style-name="P483">Egyik fegyver Mesterfegyver fortélya sem számít</text:p>
              </text:list-item>
            </text:list>
          </table:table-cell>
          <table:table-cell table:style-name="Táblázat2.C6" office:value-type="string">
            <text:p text:style-name="P281">+3<text:span text:style-name="T29">*</text:span></text:p>
          </table:table-cell>
          <table:table-cell table:style-name="Táblázat2.D6" office:value-type="string">
            <text:p text:style-name="P57">Főfegyver harcmodora – 6.szint</text:p>
            <text:p text:style-name="P57">Kiegészítő fegyver harcmodora – 3.szint</text:p>
          </table:table-cell>
        </table:table-row>
        <table:table-row table:style-name="TableLine1431125561824">
          <table:table-cell table:style-name="Táblázat2.A6" office:value-type="string">
            <text:p text:style-name="P57">Kétkezes harc - 2.fok.</text:p>
          </table:table-cell>
          <table:table-cell table:style-name="Táblázat2.B6" office:value-type="string">
            <text:list xml:id="list233133430221956" text:continue-list="list233133865740039" text:style-name="L41">
              <text:list-item text:start-value="1">
                <text:p text:style-name="P483">Mint az 1.fok, plusz:</text:p>
              </text:list-item>
              <text:list-item>
                <text:p text:style-name="P483">Csak a főfegyver Mesterfegyver fortélya számít<text:line-break/>(akkor is, ha a két fegyver típusa ugyanaz!)</text:p>
              </text:list-item>
            </text:list>
          </table:table-cell>
          <table:table-cell table:style-name="Táblázat2.C6" office:value-type="string">
            <text:p text:style-name="P281">+6<text:span text:style-name="T29">*</text:span></text:p>
          </table:table-cell>
          <table:table-cell table:style-name="Táblázat2.D6" office:value-type="string">
            <text:p text:style-name="P57">Főfegyver harcmodora – 9.szint</text:p>
            <text:p text:style-name="P57">Kiegészítő fegyver harcmodora – 6.szint</text:p>
          </table:table-cell>
        </table:table-row>
        <table:table-row table:style-name="TableLine1431125549152">
          <table:table-cell table:style-name="Táblázat2.A6" office:value-type="string">
            <text:p text:style-name="P57">Kétkezes harc - 3.fok.</text:p>
          </table:table-cell>
          <table:table-cell table:style-name="Táblázat2.B6" office:value-type="string">
            <text:list xml:id="list233133230247336" text:continue-list="list233133430221956" text:style-name="L41">
              <text:list-item text:start-value="1">
                <text:p text:style-name="P483">Mint a 2.fok, de mindkét fegyver Mesterfegyver fortélya beszámít</text:p>
              </text:list-item>
            </text:list>
          </table:table-cell>
          <table:table-cell table:style-name="Táblázat2.C6" office:value-type="string">
            <text:p text:style-name="P281">+6<text:span text:style-name="T29">*</text:span></text:p>
          </table:table-cell>
          <table:table-cell table:style-name="Táblázat2.D6" office:value-type="string">
            <text:p text:style-name="P62">Főfegyver harcmodora – 9.szint</text:p>
            <text:p text:style-name="P62">Kiegészítő fegyver harcmodora – 9.szint</text:p>
          </table:table-cell>
        </table:table-row>
        <table:table-row table:style-name="TableLine1431125550880">
          <table:table-cell table:style-name="Táblázat2.A6" office:value-type="string">
            <text:p text:style-name="P63">Speciális: </text:p>
            <text:p text:style-name="P63">„Kétkezesség” fortély</text:p>
          </table:table-cell>
          <table:table-cell table:style-name="Táblázat2.B6" office:value-type="string">
            <text:p text:style-name="P303">Ha a karakter legalább 1.fokú Kétkezes harccal rendelkezik, akkor a Kétkezesség fortély felvétele esetén további +1 Sebesség bónuszt kap.</text:p>
          </table:table-cell>
          <table:table-cell table:style-name="Táblázat2.C6" office:value-type="string">
            <text:p text:style-name="P281">+1</text:p>
          </table:table-cell>
          <table:table-cell table:style-name="Táblázat2.D6" office:value-type="string">
            <text:p text:style-name="P64">-</text:p>
          </table:table-cell>
        </table:table-row>
      </table:table>
      <text:p text:style-name="P154"/>
      <text:p text:style-name="P266"><text:span text:style-name="T38">*</text:span>Harcmodor-Sebesség bónusz</text:p>
      <text:p text:style-name="P268">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1566977197" text:style-name="L42">
        <text:list-item>
          <text:p text:style-name="P424">Adjuk össze a forgatott 2 fegyver pengehosszait</text:p>
        </text:list-item>
        <text:list-item>
          <text:p text:style-name="P424">Minden 0,5 penge 1 ponttal csökkenti a bónuszt<text:line-break/><text:span text:style-name="T76">Fontos</text:span><text:span text:style-name="T75">: A „rövid” fegyverek 0 pengének számítanak számolásnál!)</text:span></text:p>
        </text:list-item>
      </text:list>
      <text:p text:style-name="P157"><text:s/></text:p>
      <text:p text:style-name="Text_20_body"><text:span text:style-name="T25">Általános szabályok a kétkezes harcra</text:span>:</text:p>
      <text:list xml:id="list999164069" text:style-name="L43">
        <text:list-item>
          <text:list>
            <text:list-item>
              <text:p text:style-name="P412">Támadások számának meghatározásánál a nagyobb fegyver számít (+sebesség beszámításánál)</text:p>
            </text:list-item>
            <text:list-item>
              <text:p text:style-name="P412">Méret limit: legfeljebb 2db <text:span text:style-name="T22">1 pengés</text:span> kombinációval lehet kétkezes harcot folytatni, e felett semmilyen bónusz nem számít és a fegyverek harcértéke 0.</text:p>
            </text:list-item>
            <text:list-item>
              <text:p text:style-name="P413">2db 1 penge hosszú fegyver forgatása esetén követelmény is van: Erő +2 </text:p>
            </text:list-item>
            <text:list-item>
              <text:p text:style-name="P412">A nagyobbik fegyver csak az ügyesebbik kézben forgatható. Kivéve Kétkezesség fortély megléte:</text:p>
            </text:list-item>
            <text:list-item>
              <text:p text:style-name="P412">Kétkezesség fortély: ha mellette a Kétkezes harc is legalább 1.fokú, akkor +1 Sebesség bónuszt ad</text:p>
            </text:list-item>
            <text:list-item>
              <text:p text:style-name="P412">Sebzésnél melyik fegyver talál: a k20-as sebződobással együtt dobunk k6-al is</text:p>
            </text:list-item>
            <text:list-item>
              <text:p text:style-name="P425">azonos méretű fegyverek esetén: <text:span text:style-name="T75">1-3: gyengébb kéz fegyvere ; 4-6: ügyesebb kéz fegyvere sebez</text:span></text:p>
            </text:list-item>
            <text:list-item>
              <text:p text:style-name="P425"><text:span text:style-name="T1">nagy + kisebb fegyver esetén: </text:span>1-2: gyengébb kéz fegyvere; 3-6: ügyesebb kéz fegyvere sebez</text:p>
            </text:list-item>
          </text:list>
        </text:list-item>
      </text:list>
      <text:p text:style-name="P120"><text:span text:style-name="T29">Példa-1</text:span>:</text:p>
      <text:list xml:id="list2210946867" text:style-name="L44">
        <text:list-item>
          <text:p text:style-name="P426">Harc 2db „rövid” fegyverrel (például 2 tőr)</text:p>
        </text:list-item>
        <text:list-item>
          <text:p text:style-name="P426"><text:span text:style-name="T116">Mivel „rövid” fegyverek, ezért hosszuk 0-nak számít. 0+0=0 így nincs levonás. </text:span><text:span text:style-name="T120">(1.fok: +3 ; 2.fok:+6)</text:span></text:p>
        </text:list-item>
      </text:list>
      <text:p text:style-name="Text_20_body"><text:span text:style-name="T29">Példa-2</text:span>: </text:p>
      <text:list xml:id="list233133867515020" text:continue-list="list2210946867" text:style-name="L44">
        <text:list-item text:start-value="1">
          <text:p text:style-name="P426">Harc 2db 1 pengés fegyverrel (például 2db szablya)</text:p>
        </text:list-item>
        <text:list-item>
          <text:p text:style-name="P426"><text:span text:style-name="T116">Össz hosszuk: 1+1=2 penge </text:span><text:span text:style-name="T104">→</text:span><text:span text:style-name="T120"> 2/0,5 = 4, tehát a „Harcmodor-Sebesség” bónuszok 4-el csökkennek <text:line-break/>(1.fok: -1(!) <text:s/>; <text:s/>2.fok:+2)</text:span></text:p>
        </text:list-item>
      </text:list>
      <text:p text:style-name="Text_20_body"/>
      <text:h text:style-name="P331"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2">(X)</text:span><text:span text:style-name="T17">-el jelölteket, azokat kör közben is lehet variálni.</text:span></text:p>
      <text:h text:style-name="P339" text:outline-level="4"><text:bookmark-start text:name="__RefHeading___Toc11872_3781431762"/>Összefoglaló<text:bookmark-end text:name="__RefHeading___Toc11872_3781431762"/></text:h>
      <text:list xml:id="list2818571273" text:style-name="L45">
        <text:list-item>
          <text:p text:style-name="P347">Támadó taktika</text:p>
        </text:list-item>
        <text:list-item>
          <text:p text:style-name="P348">+1 TÉ = -2 VÉ, <text:s text:c="3"/>max +15 TÉ</text:p>
        </text:list-item>
        <text:list-item>
          <text:p text:style-name="P347">Védő taktika</text:p>
        </text:list-item>
        <text:list-item>
          <text:p text:style-name="P348">+1 VÉ = -2 TÉ, <text:s text:c="3"/>max +20 VÉ</text:p>
        </text:list-item>
        <text:list-item>
          <text:p text:style-name="P347">Kezdeményező taktika</text:p>
        </text:list-item>
        <text:list-item>
          <text:p text:style-name="P348">+1 KÉ → -2 VÉ <text:s text:c="2"/>(max +10 KÉ)</text:p>
        </text:list-item>
        <text:list-item>
          <text:p text:style-name="P347">Kiváró taktika</text:p>
        </text:list-item>
        <text:list-item>
          <text:p text:style-name="P348">Átengedett KÉ, cserébe első visszatámadásra +5 TÉ </text:p>
        </text:list-item>
        <text:list-item>
          <text:p text:style-name="P348">Támadó taktikával együtt mehet, Védővel nem, több ellenfeles harcban sem.</text:p>
        </text:list-item>
        <text:list-item>
          <text:p text:style-name="P347">Védekező harc</text:p>
        </text:list-item>
        <text:list-item>
          <text:p text:style-name="P348">+25 VÉ, hátrálás, nincs támadás, nem kombinálható más taktikával</text:p>
        </text:list-item>
        <text:list-item>
          <text:p text:style-name="P347">Fárasztás</text:p>
        </text:list-item>
        <text:list-item>
          <text:p text:style-name="P349">Nyert a Kezdeményezés szükséges</text:p>
        </text:list-item>
        <text:list-item>
          <text:p text:style-name="P350">VÉ csökkentésre: +2</text:p>
        </text:list-item>
        <text:list-item>
          <text:p text:style-name="P352">Sebzés helyett: további +10VÉ csökkentés</text:p>
        </text:list-item>
        <text:list-item>
          <text:p text:style-name="P347">Roham</text:p>
        </text:list-item>
        <text:list-item>
          <text:p text:style-name="P348">+20 TÉ és -40 VÉ <text:s/>(első oda-visszacsapáskor)</text:p>
        </text:list-item>
        <text:list-item>
          <text:p text:style-name="P351">VÉ csökkentés duplázódik, <text:s/>Sebzéshez: +5 SP</text:p>
        </text:list-item>
        <text:list-item>
          <text:p text:style-name="P347">Öngyilkos roham</text:p>
        </text:list-item>
        <text:list-item>
          <text:p text:style-name="P348">+25 TÉ és -50 VÉ <text:s/>(első oda-visszacsapáskor)</text:p>
        </text:list-item>
        <text:list-item>
          <text:p text:style-name="P351">VÉ csökkentés duplázódik, <text:s/>Sebzéshez: +7 SP</text:p>
        </text:list-item>
        <text:list-item>
          <text:p text:style-name="P351">TÉ büntetések (sérülésből) nem érvényesek, max 2x használható egy küzdelemben</text:p>
        </text:list-item>
        <text:list-item>
          <text:p text:style-name="P347">Belharci szituáció</text:p>
        </text:list-item>
        <text:list-item>
          <text:p text:style-name="P348">Bekerülni: „Belharcba kerülés” manőverrel</text:p>
        </text:list-item>
        <text:list-item>
          <text:p text:style-name="P348">Kijönni: „Kibontakozás” manőverrel</text:p>
        </text:list-item>
        <text:list-item>
          <text:p text:style-name="P348">Mindenki a saját Harcmodorának módosítóival küzd</text:p>
        </text:list-item>
        <text:list-item>
          <text:p text:style-name="P348">Belharc fortély bónuszai: +2 KÉ; +3 TÉ/VÉ fokonként. Csak Közelharc harcmodorban jár.</text:p>
        </text:list-item>
        <text:list-item>
          <text:p text:style-name="P348"><text:span text:style-name="T22">A 0,5 pengénél nagyobb fegyverek értékei: 0-ra esnek, sebzésük max: +1SP,</text:span> <text:line-break/>„Harcmodor-Sebesség” csökken 5-el. Erőbónusz és MF fortély bónuszai maradnak.</text:p>
        </text:list-item>
        <text:list-item>
          <text:p text:style-name="P348">Puszta kéz értékei 0-ra emelkednek</text:p>
        </text:list-item>
        <text:list-item>
          <text:p text:style-name="P354">Belharcban NEM lehet kétkezes harcot folytatni!</text:p>
        </text:list-item>
        <text:list-item text:start-value="1">
          <text:p text:style-name="P353">Támadás erőből</text:p>
        </text:list-item>
        <text:list-item>
          <text:p text:style-name="P349">Követelménye: "Támadás erőből" fortély (lásd a leírását)</text:p>
        </text:list-item>
        <text:list-item>
          <text:p text:style-name="P355">Leütés hátulról</text:p>
        </text:list-item>
        <text:list-item>
          <text:p text:style-name="P348">Követelmény: „Észrevétlen támadás” harci helyzet, Túlütés</text:p>
        </text:list-item>
        <text:list-item>
          <text:p text:style-name="P348">Ha <text:s/>Súlyos a seb (12 ÉP) <text:span text:style-name="T91">→ </text:span>Fájdalomtűrés (+Edzettség) próba (12). Ha nincs meg, elájul.</text:p>
        </text:list-item>
        <text:list-item>
          <text:p text:style-name="P348">Harci anatómiával könnyebb (lásd a leírást)</text:p>
        </text:list-item>
        <text:list-item>
          <text:p text:style-name="P347">Orvtámadás</text:p>
        </text:list-item>
        <text:list-item>
          <text:p text:style-name="P348"><text:soft-page-break/>Követelmény: „Észrevétlen támadás” harci helyzet</text:p>
        </text:list-item>
        <text:list-item>
          <text:p text:style-name="P348">Bónuszt ad: Harci anatómia fortély</text:p>
        </text:list-item>
      </text:list>
      <text:p text:style-name="P15"/>
      <text:p text:style-name="P15"/>
      <text:list xml:id="list233133425150140" text:continue-list="list2818571273" text:style-name="L45">
        <text:list-item text:start-value="1">
          <text:p text:style-name="P356">Érintő támadás <text:span text:style-name="T32">(X)</text:span></text:p>
        </text:list-item>
        <text:list-item>
          <text:p text:style-name="P349">KÉ: 0, TÉ: 0, VÉ: -10</text:p>
        </text:list-item>
        <text:list-item>
          <text:p text:style-name="P347">Csonkolás <text:span text:style-name="T32">(X)</text:span></text:p>
        </text:list-item>
        <text:list-item>
          <text:p text:style-name="P348">Kéz csonkolása: (áldozat max <text:span text:style-name="T85">ÉP / 3) (felfele kerekítve) sebzés szükséges</text:span></text:p>
        </text:list-item>
        <text:list-item>
          <text:p text:style-name="P357">Láb csonkolása: (áldozat max ÉP / 2) (felfele kerekítve) sebzés szükséges</text:p>
        </text:list-item>
        <text:list-item>
          <text:p text:style-name="P356">Kijelölt testrészre támadás <text:span text:style-name="T32">(X)</text:span></text:p>
        </text:list-item>
        <text:list-item>
          <text:p text:style-name="P348">Sebző támadás -20 TÉ-vel</text:p>
        </text:list-item>
        <text:list-item>
          <text:p text:style-name="P347">Pontok támadása harc közben <text:span text:style-name="T32">(X)</text:span></text:p>
        </text:list-item>
        <text:list-item>
          <text:p text:style-name="P348">Követelmény: Harci anatómia fortély – 2.fok</text:p>
        </text:list-item>
        <text:list-item>
          <text:p text:style-name="P348">Követelmény: Pontra támadás manőver</text:p>
        </text:list-item>
        <text:list-item>
          <text:p text:style-name="P347">Visszafogott csapás / Harc az ellenfél elfogásáért <text:span text:style-name="T32">(X)</text:span></text:p>
        </text:list-item>
        <text:list-item>
          <text:p text:style-name="P348">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1294453105" text:style-name="L46">
        <text:list-item>
          <text:p text:style-name="P427">TÉ:+1, VÉ:-2</text:p>
        </text:list-item>
        <text:list-item>
          <text:p text:style-name="P427">TÉ:+5, VÉ:-10</text:p>
        </text:list-item>
        <text:list-item>
          <text:p text:style-name="P427">TÉ:+10, VÉ:-20</text:p>
        </text:list-item>
        <text:list-item>
          <text:p text:style-name="P427">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89">És Meglepetés szituációban?</text:p>
      <text:p text:style-name="Text_20_body"/>
      <text:h text:style-name="P336"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2">+1-20</text:span><text:span text:style-name="T22">-ig</text:span> növelheted meg ideiglenesen. Minden pont növelés után -2 Támadó Érték módosítót kapsz.</text:p>
      <text:p text:style-name="Text_20_body">Tehát vállalásodtól függően így módosíthatod harcértékeidet. Pl:</text:p>
      <text:list xml:id="list1361930273" text:style-name="L47">
        <text:list-item>
          <text:p text:style-name="P428">VÉ:+1, TÉ:-2</text:p>
        </text:list-item>
        <text:list-item>
          <text:p text:style-name="P428">VÉ:+5, TÉ:-10</text:p>
        </text:list-item>
        <text:list-item>
          <text:p text:style-name="P428">VÉ:+10, TÉ:-20</text:p>
        </text:list-item>
        <text:list-item>
          <text:p text:style-name="P428">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9">10-el </text:span>de cserébe kétszer akkora Védő Érték csökkenést szenvedsz el <text:span text:style-name="T29">az ellenfél első támadásával szemben</text:span> (akár megnyerted így a kezdeményezést, akár nem)</text:p>
      <text:p text:style-name="P135">Tehát <text:span text:style-name="T29">+1KÉ </text:span><text:span text:style-name="T83">→</text:span><text:span text:style-name="T29"> -2VÉ</text:span> <text:s text:c="2"/>(max 10)</text:p>
      <text:p text:style-name="P135">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4">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4">Ha úgy döntesz, hogy a fenti feltételekkel lemondasz a kezdeményezésről, cserébe az adott körben <text:span text:style-name="T84">első visszatámadásodra</text:span> +5 TÉ módosítót kapsz.</text:p>
      <text:p text:style-name="P135">A Kiváró taktika alkalmazható Támadó taktikával együtt is, továbbá roham ellen is bevethető, de <text:span text:style-name="T25">nem</text:span> használható Védő Taktikával együtt, sőt több ellenféllel való harc esetén sem!</text:p>
      <text:p text:style-name="Text_20_body"/>
      <text:h text:style-name="P336" text:outline-level="4"><text:bookmark-start text:name="__RefHeading___Toc11884_3781431762"/>Védekező harc<text:bookmark-end text:name="__RefHeading___Toc11884_3781431762"/></text:h>
      <text:p text:style-name="Text_20_body"><text:span text:style-name="T70">→</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89">Aktualizálni, ha végleges a VÉ csökkentés!</text:p>
      <text:list xml:id="list1675544782" text:style-name="L48">
        <text:list-item>
          <text:p text:style-name="P429">Nyert kezdeményezés szükséges</text:p>
        </text:list-item>
        <text:list-item>
          <text:p text:style-name="P429">VÉ csökkentésre: +2</text:p>
        </text:list-item>
        <text:list-item>
          <text:p text:style-name="P429">Sebzés helyett: további +10 VÉ csökkentés (a többszörös túlütés nem növeli tovább)</text:p>
        </text:list-item>
        <text:list-item>
          <text:p text:style-name="P429">Hátrány: Az intenzív plusz mozgástól te is elszenvedsz konstans <text:span text:style-name="T29">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9">+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5">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5">Roham esetén az </text:span><text:span text:style-name="T85">első</text:span><text:span text:style-name="T65"> oda- és visszacsapás során a támadó +20 TÉ és</text:span><text:span text:style-name="T2"> -40 VÉ </text:span><text:span text:style-name="T65">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6">Roham alkalmazása során <text:span text:style-name="T25">nem</text:span> használhatóak a Támadó, Védő, Kezdeményező és Kiváró taktikák! Fontos viszont, hogy Rohamnál is számítanak a fegyverméret kategóriák, tehát egy pikás védekezőt megrohamozni nem mindig bölcs dolog...</text:p>
      <text:p text:style-name="P306">Rohamhoz legalább 5-10 méter nekifutás szükséges. Hogy pontosan mennyi, az szituáció-függő, a KM szava dönt a terepviszonyok és a felszerelés súlyának ismeretében.</text:p>
      <text:p text:style-name="P306">Módosítók az első oda-vissza csapásnál:</text:p>
      <text:list xml:id="list787312450" text:style-name="L49">
        <text:list-item text:start-value="1">
          <text:p text:style-name="P431">+ 20 TÉ ; -40 VÉ</text:p>
        </text:list-item>
        <text:list-item>
          <text:p text:style-name="P432">VÉ csökkentés duplázódik</text:p>
        </text:list-item>
        <text:list-item>
          <text:p text:style-name="P432">Sebzés: +5 SP</text:p>
        </text:list-item>
      </text:list>
      <text:h text:style-name="Heading_20_4" text:outline-level="4"><text:bookmark-start text:name="__RefHeading___Toc11890_3781431762"/><text:soft-page-break/>Öngyilkos roham<text:bookmark-end text:name="__RefHeading___Toc11890_3781431762"/></text:h>
      <text:p text:style-name="P306">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6">Módosítók az első oda-vissza csapásnál:</text:p>
      <text:list xml:id="list233133693986653" text:continue-list="list787312450" text:style-name="L49">
        <text:list-item text:start-value="1">
          <text:p text:style-name="P431">+ 25 TÉ <text:s/>; -50 VÉ</text:p>
        </text:list-item>
        <text:list-item>
          <text:p text:style-name="P432">VÉ csökkentés duplázódik</text:p>
        </text:list-item>
        <text:list-item>
          <text:p text:style-name="P430">Sebzés: +7 SP</text:p>
        </text:list-item>
      </text:list>
      <text:h text:style-name="Heading_20_4" text:outline-level="4"><text:bookmark-start text:name="__RefHeading___Toc11892_3781431762"/>Belharc, Belharci szituáció<text:bookmark-end text:name="__RefHeading___Toc11892_3781431762"/></text:h>
      <text:p text:style-name="P211">PROB_HARC_#46</text:p>
      <text:p text:style-name="Text_20_body">Ha a képzett harcosnak sikerül ellenfele fegyvere „mögé”, testközelébe kerülni, akkor ebből előnyt kovácsolhat.</text:p>
      <text:p text:style-name="P123"><text:span text:style-name="T26">Belharci szituáció</text:span>: bejutottál ellenfeled fegyverének fenyegető vége mögé, testközelbe, de nem szükségszerűen érintésbe. Ha az általad épp forgatott fegyverre van tanult <text:span text:style-name="T29">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9">Átnézni ezeket a fortélyokat. Belharc fortély is kell hozzájuk?</text:span> Továbbá pár manőver könnyebbé válik Belharci szituációban: Gáncsolás/lábsöprés (belharcban +2 Ellenpróbánál)</text:p>
      <text:p text:style-name="P123"><text:span text:style-name="T26">Belharcba kerülés manőver</text:span>: a Belharci szituációba kerüléshez ezt a manővert kell sikerrel végrehajtani. Nehézsége alapesetben 9-es, de fejleszthető (2 fokkal). <text:span text:style-name="T22"><text:s/></text:span><text:span text:style-name="T81">Csak Közelharc harcmodor alkalmazása közben lehet megpróbálni.</text:span><text:span text:style-name="T22"> </text:span>Bővebben lásd a manőver leírását.</text:p>
      <text:p text:style-name="P270"><text:span text:style-name="T26">Kibontakozás/Átsiklás manőver</text:span>: A Belharci szituációból kijövetelre ennek sikeres <text:span text:style-name="T59">végrehajtására van szükség. <text:line-break/>Nehézsége alapesetben 5-ös. Persze csak akkor kell a próba, ha valamelyik fél benn akarja tartani a másikat.</text:span></text:p>
      <text:list xml:id="list3188428606" text:style-name="L50">
        <text:list-item>
          <text:p text:style-name="P433">Ha az ellenfélnek Belharc fortélya van, akkor fokonként +2-vel nő a nehézség Ellenpróbánál</text:p>
        </text:list-item>
        <text:list-item>
          <text:p text:style-name="P433">Ha az alkalmazónak Belharc fortélya van, akkor dobására fokonként +2 pontot kap Ellenpróbánál</text:p>
        </text:list-item>
        <text:list-item>
          <text:p text:style-name="P433">Ha belharci szituációban a belharcos sebesülést szenved <text:span text:style-name="T69">és elrontja fájdalomtűrés próbáját </text:span><text:span text:style-name="T77">(már nincs Fájdalomtűrés dobás sebesüléskor,... de itt esetleg dobhatunk...)</text:span>, akkor ellenfele – ha akarja – <text:s/>automatikusan megszüntetheti a belharci szituációt, kibontakozhat belőle.</text:p>
        </text:list-item>
        <text:list-item>
          <text:p text:style-name="P438">Sérülést bevállalva <text:span text:style-name="T29">mindenképpen</text:span> kijönni hogy lehessen?</text:p>
        </text:list-item>
      </text:list>
      <text:p text:style-name="P123"><text:span text:style-name="T26">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3"><text:span text:style-name="T26">Belharc fortély</text:span>: Legfeljebb 2.fokon tanulható fortély, amelyet <text:span text:style-name="T29">egy konkrét, választott belharcos-fegyverre</text:span> lehet felvenni. Így többször is felvehető más-más fegyverekre. B<text:span text:style-name="T22">elharci szituációban az adott fegyvert forgatva </text:span><text:span text:style-name="T28">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9"/>
      <text:p text:style-name="P117">Általános szabályok belharci szituációra:</text:p>
      <text:list xml:id="list233133525187065" text:continue-list="list3188428606" text:style-name="L50">
        <text:list-item text:start-value="1">
          <text:p text:style-name="P437"><text:soft-page-break/><text:span text:style-name="T22">Belharci szituációban a nem-belharcos fegyverek harcértékei 0-ra zuhannak, sebzésük +1 SP, </text:span><text:span text:style-name="T69">(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37">A Puszta kéz értékei 0-ra emelkednek.</text:p>
        </text:list-item>
        <text:list-item text:start-value="1">
          <text:p text:style-name="P437">Belharcban NEM lehet kétkezes harcot folytatni!</text:p>
        </text:list-item>
        <text:list-item>
          <text:p text:style-name="P439">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4"><text:span text:style-name="T59">A Belharc 1:1 elleni szituációban használható leghatékonyabban, külső, harmadik fél ellen viszont kiszolgáltatottabb. </text:span>Ez még vitatható, mert Attila szerint olyan, mint harcolók közé lőni. <text:span text:style-name="T59">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9">: Sikeres „Leszorítás” (manőver) alkalmazása után, a leszorított áldozatot beforgathatja maga és a támadó közé, kvázi patthelyzetet okozva.</text:span></text:p>
        </text:list-item>
      </text:list>
      <text:p text:style-name="P127"/>
      <text:p text:style-name="P114">Átnézendő:</text:p>
      <text:list xml:id="list2338590569" text:style-name="L51">
        <text:list-item>
          <text:p text:style-name="P440">Manőverek, amik megkövetelik a belharci szitut (és amiket ezzel kapcsolatban át kell nézni):</text:p>
        </text:list-item>
        <text:list-item>
          <text:p text:style-name="P358"><text:span text:style-name="T60"><text:s/>Átdobás, Feszítés/kijövetel, Kéztörés, Lábtörés, Nyaktörés<text:line-break/></text:span><text:span text:style-name="T78">(lásd a leírásukat: </text:span><text:a xlink:type="simple" xlink:href="http://kaktusztea.uw.hu/rpg/km100/pdf/km100_harc_current.pdf" text:style-name="Internet_20_link" text:visited-style-name="Visited_20_Internet_20_Link"><text:span text:style-name="T78">http://kaktusztea.uw.hu/rpg/km100/pdf/km100_harc_current.pdf</text:span></text:a><text:span text:style-name="T78"> <text:s/>(49.oldal))</text:span></text:p>
        </text:list-item>
        <text:list-item>
          <text:p text:style-name="P441">Ezek natív végrehajtásához követelmény a Belharci szituáció. </text:p>
        </text:list-item>
      </text:list>
      <text:p text:style-name="P142"><text:span text:style-name="_5b_RPG_5d_Kiemelt_20_kifejezés"><text:span text:style-name="T120"/></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9">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89">Harci Anatómia adjon bónuszt? (<text:span text:style-name="T29">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2">-20 TÉ</text:span><text:span text:style-name="T22"> mód</text:span>osítóval.</text:p>
      <text:list xml:id="list2202506735" text:style-name="L52">
        <text:list-item>
          <text:p text:style-name="P443">Kijelölhető testrészek: fej, törzs, jobb/bal láb, jobb/bal kar.</text:p>
        </text:list-item>
        <text:list-item>
          <text:p text:style-name="P443">Ennél pontosabb találatot harc közben meghatározni csak a „Pontra támadás” manőverrel lehet.</text:p>
        </text:list-item>
        <text:list-item>
          <text:p text:style-name="P443">Találatkor sima sebzést dob a támadó</text:p>
        </text:list-item>
        <text:list-item>
          <text:p text:style-name="P443">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3">Lásd még alább: Csonkolás</text:p>
        </text:list-item>
      </text:list>
      <text:h text:style-name="P340" text:outline-level="4"><text:bookmark-start text:name="__RefHeading___Toc11898_3781431762"/>Támadás erőből<text:bookmark-end text:name="__RefHeading___Toc11898_3781431762"/></text:h>
      <text:p text:style-name="P145">A "Támadás erőből" fortélyt (lásd a leírását) használod. Anélkül értelmetlen.</text:p>
      <text:p text:style-name="P145">E taktika mellett más harci taktikát nem alkalmazhatsz.</text:p>
      <text:h text:style-name="P340" text:outline-level="4"><text:bookmark-start text:name="__RefHeading___Toc11900_3781431762"/><text:soft-page-break/>Csonkolás és törés<text:bookmark-end text:name="__RefHeading___Toc11900_3781431762"/></text:h>
      <text:p text:style-name="P145">Ha a harcos le kívánja vágni, vagy el akarja törni <text:s/>ellenfele valamely végtagját (kéz,fej), akkor:</text:p>
      <text:p text:style-name="Text_20_body">Sikeres Végtagra támadást kell végrehajtania, valamint megfelelő mennyiségű ÉP sebzést okoznia</text:p>
      <text:list xml:id="list3758910665" text:style-name="L53">
        <text:list-item>
          <text:p text:style-name="P444">Kéz csonkolása/törése: (áldozat max ÉP / 3) (felfele kerekítve) sebzés szükséges</text:p>
        </text:list-item>
        <text:list-item>
          <text:p text:style-name="P444">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6">Leütés hátulról (fejre/tarkóra)</text:span></text:span><text:bookmark-end text:name="__RefHeading___Toc11902_3781431762"/></text:h>
      <text:list xml:id="list2222884957" text:style-name="L54">
        <text:list-item>
          <text:list>
            <text:list-item text:start-value="1">
              <text:p text:style-name="P414">Követelmény: Észrevétlen támadás</text:p>
            </text:list-item>
            <text:list-item>
              <text:p text:style-name="P414">Célpont VÉ = 30 + mozgás jellegétől függő módosító (lásd Észrevétlen támadás)</text:p>
            </text:list-item>
          </text:list>
        </text:list-item>
      </text:list>
      <text:p text:style-name="P142">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346140672" text:style-name="L55">
        <text:list-item>
          <text:p text:style-name="P415">1: nincs ÉP seb</text:p>
        </text:list-item>
        <text:list-item>
          <text:p text:style-name="P415">2: sebzés fele bement ÉP-ben</text:p>
        </text:list-item>
        <text:list-item>
          <text:p text:style-name="P415">3: a teljes sebzés bement ÉP-ben</text:p>
        </text:list-item>
      </text:list>
      <text:p text:style-name="P149">Ez azért van, mert egy járatlan támadó nem tudja olyan jól megbecsülni a szükséges erő nagyságát, ha rosszul méri fel az erejét, könnyen komoly sebet okozhat.</text:p>
      <text:p text:style-name="P149"/>
      <text:p text:style-name="P149">„Harci anatómia” fortély minden foka</text:p>
      <text:list xml:id="list2632880051" text:style-name="L56">
        <text:list-item>
          <text:p text:style-name="P416">3-al emeli a Fájdalomtűrés célszámát</text:p>
        </text:list-item>
        <text:list-item>
          <text:p text:style-name="P416">1 seb kategóriával kevesebb kell <text:s/>(Pl. 2.fokon már csak 3 ÉP sebzés elég)</text:p>
        </text:list-item>
        <text:list-item>
          <text:p text:style-name="P416">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6">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7">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6">Pontok támadása harc közben</text:span></text:span><text:bookmark-end text:name="__RefHeading___Toc11906_3781431762"/></text:h>
      <text:p text:style-name="Text_20_body"><text:span text:style-name="_5b_RPG_5d_Kiemelt_20_kifejezés"><text:span text:style-name="T36">[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9">(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3">PROB_HARC_#51.</text:p>
      <text:p text:style-name="P150">TODO: bevezető, kifejtés, hatása, működése</text:p>
      <text:list xml:id="list2581125120" text:style-name="L57">
        <text:list-item>
          <text:list>
            <text:list-item>
              <text:p text:style-name="P417">Alkalmatlan fegyverrel</text:p>
              <text:list>
                <text:list-item>
                  <text:p text:style-name="P418">TÉ: -20</text:p>
                </text:list-item>
                <text:list-item>
                  <text:p text:style-name="P419">kardok, buzogányok, stb</text:p>
                </text:list-item>
              </text:list>
            </text:list-item>
            <text:list-item>
              <text:p text:style-name="P417">Félig alkalmas fegyverrel</text:p>
              <text:list>
                <text:list-item>
                  <text:p text:style-name="P418">TÉ: -10</text:p>
                </text:list-item>
              </text:list>
            </text:list-item>
            <text:list-item>
              <text:p text:style-name="P417">Alkalmas fegyverrel</text:p>
              <text:list>
                <text:list-item>
                  <text:p text:style-name="P417"><text:soft-page-break/>nincs levonás</text:p>
                </text:list-item>
                <text:list-item>
                  <text:p text:style-name="P420">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3">PROB_HARC_#51.</text:p>
      <text:p text:style-name="P288">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2312213493" text:style-name="L58">
        <text:list-item text:start-value="1">
          <text:p text:style-name="P446">Ha Manőver, a KM ne mondja el rögtön, hogy sikerült-e a próba. <text:span text:style-name="T81">Csak a kör ??? végén.</text:span></text:p>
        </text:list-item>
        <text:list-item>
          <text:p text:style-name="P448">Mennyi időbe telik a mögékerülés????</text:p>
        </text:list-item>
        <text:list-item>
          <text:p text:style-name="P446">Csak Manőver-próbából áll</text:p>
        </text:list-item>
        <text:list-item>
          <text:p text:style-name="P445">Hogyan férhet hozzá egy karakter a társ által takart ellenfélhez?</text:p>
        </text:list-item>
        <text:list-item>
          <text:p text:style-name="P447">Nyílt terepen?</text:p>
        </text:list-item>
        <text:list-item>
          <text:p text:style-name="P447">És folyósón?</text:p>
        </text:list-item>
        <text:list-item>
          <text:p text:style-name="P445">Hogyan tud a hátába kerülni?</text:p>
        </text:list-item>
        <text:list-item>
          <text:p text:style-name="P421">Folyton forognak az ellenfelek nem könnyű mögé kerülni főleg ha vigyáz rá az ellen, hogy a hátába kerüljenek (bár szerintem alapból vigyáz rá mindenki)</text:p>
        </text:list-item>
      </text:list>
      <text:p text:style-name="P288">Mással harcoló ellenfél hátába kerülni nem is olyan könnyű, hiszen a harc csupa forgás, nem egy helyben folyik. Ki tudja, hogy pár pillanattal később is arra mutatja -e a hátát, mint most.</text:p>
      <text:p text:style-name="P288">Ráadásul minden harcos igyekszik védeni a hátát, így amennyiben látja a további támadókat, nem fordít hátat nekik.</text:p>
      <text:p text:style-name="P288">A fenti okok miatt a Mögékerülésre nem adunk konkrét szabályt, döntsön a véletlen! Dobjunk k10-el minden körben!</text:p>
      <text:p text:style-name="P288">Ha az ellenfél tudja, hogy hol vagyunk, akkor a 9-es és 10-es dobás esetén kerül olyan pozícióba, hogy épp a hátát mutatja nekünk. Ekkor leadhatunk rá 1, azaz egy támadást a körben hátulról.</text:p>
      <text:p text:style-name="P288">Ha nem tud róla, akkor 6-10-es dobás esetén ismétlődnek meg a fentiek.</text:p>
      <text:p text:style-name="P142"><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3">PROB_HARC_#51.</text:p>
      <text:list xml:id="list2388125786" text:style-name="L59">
        <text:list-item>
          <text:p text:style-name="P449">Követelmény: Meglepetés, vagy Észrevétlen támadás kell hozzá (Sikeres Lopakodás)</text:p>
        </text:list-item>
        <text:list-item>
          <text:p text:style-name="P450">Tehát olyan, mint egy sikeres Manőver Előkészítés, ami után lehet dobni a Végrehajtást, azaz:</text:p>
        </text:list-item>
        <text:list-item>
          <text:p text:style-name="P451">sima sikeres (VÉ csökkentő) támadás. De az már túl könnyű! Mert a meglepetés is pluszt ad, meg hogy a sima támadás is elég, az is (-20).</text:p>
        </text:list-item>
        <text:list-item>
          <text:p text:style-name="P452"><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1"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1"><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1">TODO_HARC_#31.</text:p>
      <text:p text:style-name="Text_20_body"/>
      <text:p text:style-name="P265"/>
      <text:h text:style-name="P331" text:outline-level="3"><text:bookmark-start text:name="__RefHeading___Toc11920_3781431762"/>Harci alakzatok<text:bookmark-end text:name="__RefHeading___Toc11920_3781431762"/></text:h>
      <text:p text:style-name="P211">TODO_HARC_#62.</text:p>
      <text:p text:style-name="Text_20_body">Kráni harci ék, pajzsfal, falanx, stb.</text:p>
      <text:p text:style-name="Text_20_body">Kapcsolódik: "Alakzatharc" harci fortély.</text:p>
      <text:p text:style-name="Text_20_body"/>
      <text:h text:style-name="P331"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3"><text:s/></text:p>
      <text:p text:style-name="P12"><text:span text:style-name="T25">Manőver végrehajtása</text:span>: 3 fázisból állhat, de lehet kevesebb (az adott manővertől függ, mely lépések szükségesek a végrehajtásához)</text:p>
      <text:list xml:id="list3187796252" text:style-name="L60">
        <text:list-item>
          <text:p text:style-name="P453">Megakasztás (ha van): ellenfél teszi</text:p>
        </text:list-item>
        <text:list-item>
          <text:p text:style-name="P453">Végrehajtás (Sebző támadás szükséges, TÉ+20-al, (aktuális, fegyveres TÉ számít))</text:p>
        </text:list-item>
        <text:list-item>
          <text:p text:style-name="P453">Ellenpróba: <text:s text:c="5"/><text:span text:style-name="T29">Manőver pont <text:s text:c="2"/>vs <text:s text:c="2"/>Célszám</text:span></text:p>
        </text:list-item>
      </text:list>
      <text:p text:style-name="P66"><text:s/></text:p>
      <text:section text:style-name="Sect9"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1431125552896">
              <table:table-cell table:style-name="Táblázat24.A1" office:value-type="string">
                <text:p text:style-name="P281">Módosító</text:p>
              </table:table-cell>
              <table:table-cell table:style-name="Táblázat24.B1" office:value-type="string">
                <text:p text:style-name="P281">Érték</text:p>
              </table:table-cell>
            </table:table-row>
          </table:table-header-rows>
          <table:table-row table:style-name="TableLine1431125547424">
            <table:table-cell table:style-name="Táblázat24.A2" office:value-type="string">
              <text:p text:style-name="P283">Harcmodor</text:p>
            </table:table-cell>
            <table:table-cell table:style-name="Táblázat24.B2" office:value-type="string">
              <text:p text:style-name="P283">Az aktuálisan használt harcmodor képzettség szintje</text:p>
            </table:table-cell>
          </table:table-row>
          <table:table-row table:style-name="TableLine1431125559520">
            <table:table-cell table:style-name="Táblázat24.A3" office:value-type="string">
              <text:p text:style-name="P283">„Manőver ismeret – <text:line-break/>(az adott manőverre)” <text:s/></text:p>
              <text:p text:style-name="P283">(ha van)</text:p>
            </table:table-cell>
            <table:table-cell table:style-name="Táblázat24.B3" office:value-type="string">
              <text:p text:style-name="P283"><text:bookmark-start text:name="DDE_LINK"/>Fokonként:<text:bookmark-end text:name="DDE_LINK"/><text:span text:style-name="T22"> +2</text:span></text:p>
            </table:table-cell>
          </table:table-row>
          <table:table-row table:style-name="TableLine1431125554912">
            <table:table-cell table:style-name="Táblázat24.A4" office:value-type="string">
              <text:p text:style-name="P283">Vállalás</text:p>
            </table:table-cell>
            <table:table-cell table:style-name="Táblázat24.B4" office:value-type="string">
              <text:p text:style-name="P283"><text:bookmark-start text:name="DDE_LINK2"/><text:span text:style-name="T22">+1 pont </text:span><text:span text:style-name="T89">→</text:span><text:span text:style-name="T22"> -15 VÉ</text:span><text:bookmark-end text:name="DDE_LINK2"/><text:line-break/><text:span text:style-name="T41">(</text:span><text:span text:style-name="T42">Maximum vállalás: </text:span><text:span text:style-name="T43">+ 3</text:span><text:span text:style-name="T42">)</text:span></text:p>
            </table:table-cell>
          </table:table-row>
          <table:table-row table:style-name="TableLine1431125571904">
            <table:table-cell table:style-name="Táblázat24.A4" office:value-type="string">
              <text:p text:style-name="P283">k10</text:p>
            </table:table-cell>
            <table:table-cell table:style-name="Táblázat24.B4" office:value-type="string">
              <text:p text:style-name="P283">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1431125568448">
              <table:table-cell table:style-name="Táblázat41.A1" office:value-type="string">
                <text:p text:style-name="P281">Módosító</text:p>
              </table:table-cell>
              <table:table-cell table:style-name="Táblázat41.B1" office:value-type="string">
                <text:p text:style-name="P281">Érték</text:p>
              </table:table-cell>
            </table:table-row>
          </table:table-header-rows>
          <table:table-row table:style-name="TableLine1431125565568">
            <table:table-cell table:style-name="Táblázat41.A2" office:value-type="string">
              <text:p text:style-name="P283">Manőver Nehézség</text:p>
            </table:table-cell>
            <table:table-cell table:style-name="Táblázat41.B2" office:value-type="string">
              <text:p text:style-name="P283">Az adott Manőver alapnehézsége</text:p>
            </table:table-cell>
          </table:table-row>
          <table:table-row table:style-name="TableLine1431125575936">
            <table:table-cell table:style-name="Táblázat41.A3" office:value-type="string">
              <text:p text:style-name="P283">Harcmodor</text:p>
            </table:table-cell>
            <table:table-cell table:style-name="Táblázat41.B3" office:value-type="string">
              <text:p text:style-name="P283">Az ellenfél aktuálisan használt harcmodor képzettségének szintje</text:p>
            </table:table-cell>
          </table:table-row>
          <table:table-row table:style-name="TableLine1431125581120">
            <table:table-cell table:style-name="Táblázat41.A3" office:value-type="string">
              <text:p text:style-name="P283">„Manőver ismeret – (az adott manőverre)” <text:line-break/>(ha van)</text:p>
            </table:table-cell>
            <table:table-cell table:style-name="Táblázat41.B3" office:value-type="string">
              <text:p text:style-name="P283">Fokonként: +2</text:p>
            </table:table-cell>
          </table:table-row>
          <table:table-row table:style-name="TableLine1431125572480">
            <table:table-cell table:style-name="Táblázat41.A3" office:value-type="string">
              <text:p text:style-name="P283">Módosító körülmények</text:p>
            </table:table-cell>
            <table:table-cell table:style-name="Táblázat41.B3" office:value-type="string">
              <text:p text:style-name="P283">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9">végbevitel-követelményeket</text:span> teljesíti. Amennyiben nem teljesíti, akkor is nekifuthat, de az Ellenpróba dobásánál a célszám az ő számára <text:span text:style-name="T69">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61">Egy karakter összes nem-távolsági Harcmodor képzettségeinek minden 3. szintje után automatikusan kap egy-egy ún. „Manőverfejlesztő pontot” (MFP), amelyekből az említett „Fejleszthető” manőverekhez <text:span text:style-name="T29">Manőver-ismeret </text:span>fokokat lehet felvenni. <text:span text:style-name="T29">1 fok tanulása 1 MFP-be kerül</text:span>, továbbá a fokok tanulásának követelményeit is teljesíteni kell (lásd az adott manőverek leírásánál). </text:p>
      <text:p text:style-name="P261">Ha a karakter nem elégszik meg az MFP-k által felvehető manőver-ismeretek számával, akkor <text:span text:style-name="T81">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1431125567584">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2">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5">Figyelem</text:span>: a fortély <text:span text:style-name="T25">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6">nem</text:span> adódnak össze!</text:p>
      <text:h text:style-name="P336"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6">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8">Nehézség</text:p>
            </table:table-cell>
            <table:table-cell table:style-name="Táblázat13.A2" office:value-type="string">
              <text:p text:style-name="P110">Fázisok</text:p>
            </table:table-cell>
            <table:table-cell table:style-name="Táblázat13.D2" office:value-type="string">
              <text:p text:style-name="P91">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2">Végbevitel követelménye: <text:span text:style-name="T69">Közelharc – XX.szint</text:span><text:span text:style-name="T22"> ; </text:span><text:span text:style-name="T46">Belharci szituáció; </text:span><text:span text:style-name="T69">Belharc – x.fok</text:span></text:p>
              <text:p text:style-name="P97">Speciális:</text:p>
              <text:list xml:id="list2824526035" text:style-name="L61">
                <text:list-item>
                  <text:p text:style-name="P484">Súlyos ellenfélnél: opcionális Erőpróba (KM dönt)</text:p>
                </text:list-item>
              </text:list>
              <text:p text:style-name="P92"><text:span text:style-name="T29">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8">M E</text:p>
            </table:table-cell>
            <table:table-cell table:style-name="Táblázat13.D4" office:value-type="string">
              <text:list xml:id="list2044572909" text:style-name="L62">
                <text:list-header>
                  <text:p text:style-name="P486">??</text:p>
                </text:list-header>
                <text:list-item>
                  <text:p text:style-name="P496">Manőver-pontokhoz: Akrobatika 1/3-a hozzáadható (lefele kerekítve)</text:p>
                </text:list-item>
                <text:list-item>
                  <text:p text:style-name="P496"><text:span text:style-name="T25">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91">Erő különbség</text:p>
            </table:table-cell>
            <table:table-cell table:style-name="Táblázat13.A3" office:value-type="string">
              <text:p text:style-name="P238">E V</text:p>
            </table:table-cell>
            <table:table-cell table:style-name="Táblázat13.D3" office:value-type="string">
              <text:p text:style-name="P84">Végbevitel követelménye: Belharci szituáció ; <text:span text:style-name="T69">Közelharc – XX.szint,</text:span> , <text:span text:style-name="T69">Belharc – x.fok</text:span></text:p>
              <text:list xml:id="list1942030549" text:style-name="L63">
                <text:list-item>
                  <text:p text:style-name="P499">Belharcos fegyverrel együtt is lehet alkalmazni.</text:p>
                </text:list-item>
                <text:list-item>
                  <text:p text:style-name="P499">Kijövetelhez ezen kívül: sikeres Fájdalomtűrés próba 15-ös célszám ellen (körönként dobandó). Ha nincs meg, képtelen visszatámadni és mágiát, pszít használni</text:p>
                </text:list-item>
                <text:list-item>
                  <text:p text:style-name="P499">Amíg feszítve van, addig nem tud fegyverrel támadni és -25TÉ/VÉ (KÉ-t elveszíti automatikusan)</text:p>
                </text:list-item>
              </text:list>
              <text:p text:style-name="P84"><text:span text:style-name="T25">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list xml:id="list233133261109766" text:continue-list="list1942030549" text:style-name="L63">
                <text:list-item text:start-value="1">
                  <text:p text:style-name="P359"><text:span text:style-name="T40">Végbevitel követelménye</text:span>: <text:span text:style-name="T46">Belharci szituáció ;</text:span> <text:span text:style-name="T69">Közelharc – XX.szint; </text:span><text:span text:style-name="T22"><text:s text:c="2"/></text:span><text:span text:style-name="T69">Belharc – x.fok</text:span></text:p>
                </text:list-item>
              </text:list>
              <text:p text:style-name="P92"><text:span text:style-name="T25">Hatás</text:span>: <text:span text:style-name="T40">kitörted ellenfeled kezét, </text:span><text:span text:style-name="T44">5 ÉP</text:span><text:span text:style-name="T40">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8">E V</text:p>
            </table:table-cell>
            <table:table-cell table:style-name="Táblázat13.D7" office:value-type="string">
              <text:p text:style-name="P92"><text:span text:style-name="T40">Végbevitel követelménye</text:span>: <text:span text:style-name="T40">Közelharc – </text:span><text:span text:style-name="T47">4.szint,</text:span><text:span text:style-name="T40"> Forgatott fegyverre: Mesterfegyver – 1.fok</text:span></text:p>
              <text:p text:style-name="P92"><text:span text:style-name="T25">Hatás</text:span>: <text:span text:style-name="T69">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5">+1</text:span><text:span text:style-name="T69">.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p text:style-name="P92">Végbevitel követelménye: b<text:span text:style-name="T40">elharci szituáció, </text:span><text:span text:style-name="T69">Belharc – x.fok</text:span></text:p>
              <text:p text:style-name="P92"><text:span text:style-name="T25">Hatás</text:span>: <text:span text:style-name="T40">kitörted ellenfeled lábát, </text:span><text:span text:style-name="T44">6 ÉP </text:span><text:span text:style-name="T40">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8">E V</text:p>
            </table:table-cell>
            <table:table-cell table:style-name="Táblázat13.D3" office:value-type="string">
              <text:list xml:id="list233133612529751" text:continue-list="list233133261109766" text:style-name="L63">
                <text:list-item text:start-value="1">
                  <text:p text:style-name="P360">Lefeszített ellenfél ellen a nehézség csak 4</text:p>
                </text:list-item>
                <text:list-item>
                  <text:p text:style-name="P362">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8">E V</text:p>
            </table:table-cell>
            <table:table-cell table:style-name="Táblázat13.D3" office:value-type="string">
              <text:p text:style-name="P98">Végbevitel követelménye: Harci anatómia - 2.fok</text:p>
              <text:p text:style-name="P95"><text:span text:style-name="T25">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8">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8">E V</text:p>
            </table:table-cell>
            <table:table-cell table:style-name="Táblázat13.D3" office:value-type="string">
              <text:p text:style-name="P97">Végbevitel követelménye:</text:p>
              <text:list xml:id="list3828741968" text:style-name="L64">
                <text:list-item>
                  <text:p text:style-name="P361">Belharci szituáció</text:p>
                </text:list-item>
                <text:list-item>
                  <text:p text:style-name="P501">Belharc – x.fok</text:p>
                </text:list-item>
              </text:list>
              <text:list xml:id="list1020969779" text:style-name="L65">
                <text:list-item>
                  <text:p text:style-name="P504">Harci anatóma – 1.fok</text:p>
                </text:list-item>
                <text:list-item>
                  <text:p text:style-name="P503">TODO: páncél akadályozzon – legyen nehezebb</text:p>
                </text:list-item>
              </text:list>
            </table:table-cell>
          </table:table-row>
          <table:table-row table:style-name="Táblázat13.12">
            <table:table-cell table:style-name="Táblázat13.A7" office:value-type="string">
              <text:p text:style-name="P49">Öklelés</text:p>
            </table:table-cell>
            <table:table-cell table:style-name="Táblázat13.A7" office:value-type="string">
              <text:p text:style-name="P39">?</text:p>
            </table:table-cell>
            <table:table-cell table:style-name="Táblázat13.A7" office:value-type="string">
              <text:p text:style-name="P238"><text:span text:style-name="T69">M</text:span> EV</text:p>
            </table:table-cell>
            <table:table-cell table:style-name="Táblázat13.D7" office:value-type="string">
              <text:p text:style-name="P96">???</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7">Végbevitel követelménye:</text:p>
              <text:list xml:id="list3988768179" text:style-name="L66">
                <text:list-item>
                  <text:p text:style-name="P505">Pajzshasználat – 2.fok (<text:span text:style-name="T66">+2</text:span><text:span text:style-name="T65"> <text:s/>pontot ad az Ellenpróbánál (ellenfélnek is!</text:span>)</text:p>
                </text:list-item>
                <text:list-item>
                  <text:p text:style-name="P505">Nagy és Közepes pajzzsal lehet csak</text:p>
                </text:list-item>
                <text:list-item>
                  <text:p text:style-name="P487">Ellenfél méretétől függő Erő követelmény</text:p>
                </text:list-item>
              </text:list>
              <text:p text:style-name="P97"><text:span text:style-name="T25">Hatás</text:span>: <text:span text:style-name="T46">Pajzsoddal sikeresen feldöntötted ellenfeled, aki ettől kezdve (míg fel nem képes állni) a „Harc földön fekve” helyzet módosítóival harcol.</text:span></text:p>
            </table:table-cell>
          </table:table-row>
        </table:table>
        <text:p text:style-name="P68"><text:s/></text:p>
        <text:p text:style-name="P177"/>
        <text:p text:style-name="P177"/>
        <text:p text:style-name="P17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6">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8">Nehézség</text:p>
            </table:table-cell>
            <table:table-cell table:style-name="Táblázat18.A2" office:value-type="string">
              <text:p text:style-name="P110">Fázisok</text:p>
            </table:table-cell>
            <table:table-cell table:style-name="Táblázat18.A2" office:value-type="string">
              <text:p text:style-name="P88">Fejleszthető fok?</text:p>
              <text:p text:style-name="P292"><text:span text:style-name="T22">(+2 </text:span>pont fokonként)</text:p>
            </table:table-cell>
            <table:table-cell table:style-name="Táblázat18.E2" office:value-type="string">
              <text:p text:style-name="P91">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8">M E</text:p>
            </table:table-cell>
            <table:table-cell table:style-name="Táblázat18.A3" office:value-type="string">
              <text:p text:style-name="P37">2 fok</text:p>
            </table:table-cell>
            <table:table-cell table:style-name="Táblázat18.E3" office:value-type="string">
              <text:p text:style-name="P92"><text:span text:style-name="T29">Végbevitel követelmény</text:span>: Belharcos fegyver használata, Közelharc harcmodor</text:p>
              <text:p text:style-name="P92"><text:span text:style-name="T29">1. fok követelmény</text:span>: Belharc fortély - 1.fok (az épp forgatott fegyverre)</text:p>
              <text:p text:style-name="P92"><text:span text:style-name="T29">2. fok követelmény</text:span>: Belharc fortély - 1.fok (az épp forgatott fegyverre)</text:p>
              <text:p text:style-name="P97">Speciális:</text:p>
              <text:list xml:id="list4092311183" text:style-name="L67">
                <text:list-item>
                  <text:p text:style-name="P488">4-el túldobott célszám esetén (Ellenpróbánál) sebző Megakasztás támadást elszenvedve is bekerülhet a karakter.</text:p>
                </text:list-item>
                <text:list-item>
                  <text:p text:style-name="P489">Ellenfél háttal áll: célszámra (- 4)</text:p>
                </text:list-item>
                <text:list-item>
                  <text:p text:style-name="P489"><text:span text:style-name="T121">A fegyver-méretek eltérése is kiemelten érvényesül!! </text:span><text:span text:style-name="T69">(TODO: mennyi legyen kategóriánként?)</text:span></text:p>
                </text:list-item>
              </text:list>
              <text:p text:style-name="P262"><text:span text:style-name="T45">Hatás</text:span><text:span text:style-name="T40">: Sikeresen bekerültél belharcba, megkapod a Belharci szituációnál leírt módosítókat.</text:span></text:p>
              <text:p text:style-name="P262"><text:span text:style-name="T45">Kijövetel</text:span><text:span text:style-name="T40">: Sikeres Kibontakozás/Átsiklás manőver. Lásd ott.</text:span></text:p>
              <text:p text:style-name="P262"><text:span text:style-name="T45">Megjegyezés</text:span><text:span text:style-name="T40">: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4">-</text:p>
            </table:table-cell>
            <table:table-cell table:style-name="Táblázat18.A3" office:value-type="string">
              <text:p text:style-name="P37">-</text:p>
            </table:table-cell>
            <table:table-cell table:style-name="Táblázat18.E3" office:value-type="string">
              <text:p text:style-name="P92">Lásd: Kibontakozás/Átsiklás</text:p>
            </table:table-cell>
          </table:table-row>
          <table:table-row table:style-name="Táblázat18.1">
            <table:table-cell table:style-name="Táblázat18.A3" office:value-type="string">
              <text:p text:style-name="P52">Első vágás</text:p>
              <text:p text:style-name="P52">(Legyen..?)</text:p>
            </table:table-cell>
            <table:table-cell table:style-name="Táblázat18.A3" office:value-type="string">
              <text:p text:style-name="P37">8</text:p>
            </table:table-cell>
            <table:table-cell table:style-name="Táblázat18.A3" office:value-type="string">
              <text:p text:style-name="P238">E V</text:p>
            </table:table-cell>
            <table:table-cell table:style-name="Táblázat18.A3" office:value-type="string">
              <text:p text:style-name="P100">2 fok</text:p>
            </table:table-cell>
            <table:table-cell table:style-name="Táblázat18.E3" office:value-type="string">
              <text:p text:style-name="P92"><text:span text:style-name="T29">1. fok </text:span>követelmény: használt fegyverre Mesterfegyver – 2.fok</text:p>
              <text:p text:style-name="P92"><text:span text:style-name="T29">2. fok</text:span> követelmény: <text:span text:style-name="T69">todo</text:span></text:p>
              <text:p text:style-name="P95">Leírás: Külön gyakorolhatsz, hogy a <text:span text:style-name="T25">harc kezdetén első</text:span> <text:s/>csapásod váratlan, szokatlan és teljességgel megdöbbentő legyen. Tehát <text:span text:style-name="T25">csak </text:span>harc elején alkalmazható, a legelső támadásodnál.</text:p>
              <text:p text:style-name="P97">Speciális:</text:p>
              <text:list xml:id="list233134612096662" text:continue-list="list4092311183" text:style-name="L67">
                <text:list-item text:start-value="1">
                  <text:p text:style-name="P489">Fegyverméret különbség itt is számít!</text:p>
                </text:list-item>
                <text:list-item>
                  <text:p text:style-name="P502">Fegyverrántással együtt alkalmazható. Lásd a Fegyverrántás szituáció leírását.</text:p>
                </text:list-item>
                <text:list-item>
                  <text:p text:style-name="P489">KM dönt, hogy az adott szituációban használhatod-e és milyen módosítót kapsz </text:p>
                </text:list-item>
                <text:list-item>
                  <text:p text:style-name="P489">Csak humanoid ellenfelekkel szemben használható</text:p>
                </text:list-item>
              </text:list>
              <text:p text:style-name="P95"><text:span text:style-name="T25">Hatás</text:span>: Rendes sebzés</text:p>
            </table:table-cell>
          </table:table-row>
          <table:table-row table:style-name="Táblázat18.1">
            <table:table-cell table:style-name="Táblázat18.A3" office:value-type="string">
              <text:p text:style-name="P48">Gáncsolás / Lábsöprés</text:p>
              <text:p text:style-name="P99">(lábbal)</text:p>
            </table:table-cell>
            <table:table-cell table:style-name="Táblázat18.A3" office:value-type="string">
              <text:p text:style-name="P47">8/5*</text:p>
            </table:table-cell>
            <table:table-cell table:style-name="Táblázat18.A3" office:value-type="string">
              <text:p text:style-name="P241">E V</text:p>
            </table:table-cell>
            <table:table-cell table:style-name="Táblázat18.A3" office:value-type="string">
              <text:p text:style-name="P47">1 fok</text:p>
            </table:table-cell>
            <table:table-cell table:style-name="Táblázat18.E3" office:value-type="string">
              <text:p text:style-name="P97"><text:span text:style-name="T29">1. fok </text:span>követelmény: Közelharc - 5.szint, Aktuális harcmodor: - 5.szint</text:p>
              <text:p text:style-name="P97">Speciális:</text:p>
              <text:list xml:id="list233135054874516" text:continue-list="list2044572909" text:style-name="L62">
                <text:list-item text:start-value="1">
                  <text:p text:style-name="P506">Belharci szituációban a nehézség csak 5</text:p>
                </text:list-item>
                <text:list-item>
                  <text:p text:style-name="P506">Súlyos ellenfélnél: opcionális Erőpróba (KM dönt). Gondoljunk a nagy, páncélos ellenfelekre!</text:p>
                </text:list-item>
                <text:list-item>
                  <text:p text:style-name="P506">Csak kétlábú ellenfelek ellen alkalmazható, több lábbal rendelkező ellenfélnél Ökleléssel kell próbálkoznod.</text:p>
                </text:list-item>
              </text:list>
              <text:p text:style-name="P97"><text:span text:style-name="T25">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8">E M</text:p>
            </table:table-cell>
            <table:table-cell table:style-name="Táblázat18.A3" office:value-type="string">
              <text:p text:style-name="P37">2 fok</text:p>
            </table:table-cell>
            <table:table-cell table:style-name="Táblázat18.E3" office:value-type="string">
              <text:p text:style-name="P113">Ez speciális manőver, mert itt először dobjuk az Ellenpróbát, <text:span text:style-name="T25">csak aztán</text:span> a Megakasztás(oka)t.</text:p>
              <text:p text:style-name="P95"><text:span text:style-name="T29">1.fok követelménye</text:span>: Ügyesség: 0</text:p>
              <text:p text:style-name="P95"><text:span text:style-name="T29">2.fok követelménye:</text:span> Ügyesség: +1</text:p>
              <text:p text:style-name="P95"><text:span text:style-name="T38">Végbevitel követelménye</text:span>: nincs</text:p>
              <text:p text:style-name="P101"><text:span text:style-name="T25">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1"><text:span text:style-name="T25">Fontos</text:span>: a Gyorsaság ellenpróbánál a résztvevők dobott eredményeiből levonódik az aktuális MGT értékük!! Páncélban, pajzzsal futkározni nehezebb, nem igaz...?</text:p>
              <text:p text:style-name="P95"><text:span text:style-name="T25">Speciális</text:span>:</text:p>
              <text:list xml:id="list2586580119" text:style-name="L68">
                <text:list-item>
                  <text:p text:style-name="P490">A harcolók fegyver-méret különbsége számít! KM dönt, hogy mennyivel nő/csökken a célszám.</text:p>
                </text:list-item>
                <text:list-item>
                  <text:p text:style-name="P490">Ha Ellenpróbánál a dobás 2-vel meghaladja a célszámot, akkor egy ellenfél nem jogosult Megakasztásra. Ez további +2-enként további egy ellenfélre igaz. </text:p>
                </text:list-item>
                <text:list-item>
                  <text:p text:style-name="P490">Kibontakozásnál nem folytatható Védekező harc, de Védő taktika igen.</text:p>
                </text:list-item>
              </text:list>
              <text:p text:style-name="P92"><text:span text:style-name="T25">Több támadó</text:span>:</text:p>
              <text:list xml:id="list233134002455493" text:continue-list="list233133612529751" text:style-name="L63">
                <text:list-item text:start-value="1">
                  <text:p text:style-name="P500">A célszámba a legmagasabb ellenfél-harcmodor-szint számít be</text:p>
                </text:list-item>
                <text:list-item>
                  <text:p text:style-name="P500">Minden további ellenfél után +2 járul a célszámhoz.</text:p>
                </text:list-item>
                <text:list-item>
                  <text:p text:style-name="P500">A fegyverméret kategória különbségnél is a legnagyobb fegyverű ellenfél fegyveréhez kell viszonyítani.</text:p>
                </text:list-item>
                <text:list-item>
                  <text:p text:style-name="P500">Belharcból kibontakozáshoz is ezt kell használni</text:p>
                </text:list-item>
                <text:list-item>
                  <text:p text:style-name="P500">Képzett belharcos ellen nehezebb? +2..</text:p>
                </text:list-item>
              </text:list>
              <text:p text:style-name="P101"><text:span text:style-name="T25">Kibontakozás belharcból</text:span><text:span text:style-name="T36">: </text:span></text:p>
              <text:list xml:id="list233135105438560" text:continue-list="list233134002455493" text:style-name="L63">
                <text:list-item text:start-value="1">
                  <text:p text:style-name="P507">Ugyanúgy dobandó, mint ha harcból akarnánk kibontakozni.</text:p>
                </text:list-item>
                <text:list-item>
                  <text:p text:style-name="P507">Ha az ellenfélnek Belharc fortélya van, akkor fokonként +2-vel nő a nehézség Ellenpróbánál</text:p>
                </text:list-item>
                <text:list-item>
                  <text:p text:style-name="P507">Ha az alkalmazónak Belharc fortélya van, akkor dobására fokonként +2 pontot kap Ellenpróbánál</text:p>
                </text:list-item>
                <text:list-item>
                  <text:p text:style-name="P508">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08">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1">(szálfegyverrel)</text:span></text:p>
            </table:table-cell>
            <table:table-cell table:style-name="Táblázat18.A3" office:value-type="string">
              <text:p text:style-name="P37">6</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p text:style-name="P97"><text:span text:style-name="T29">1.fok </text:span>követelménye: Lándzsavívás – 6.szint</text:p>
              <text:p text:style-name="P97"><text:span text:style-name="T29">Végbevitel követelménye</text:span>: szálfegyver használata</text:p>
              <text:p text:style-name="P97">Speciális:</text:p>
              <text:list xml:id="list233133788367809" text:continue-list="list233135054874516" text:style-name="L62">
                <text:list-item text:start-value="1">
                  <text:p text:style-name="P485">Kifejezetten lábkirántásra alkalmas fegyverre: +2 Manőver Pont</text:p>
                </text:list-item>
                <text:list-item>
                  <text:p text:style-name="P506">Súlyos ellenfélnél: opcionális Erőpróba (KM dönt). Gondoljunk a nagy, páncélos ellenfelekre! Ez a tényező kevésbé hangsúlyos, mint a sima Gáncsolásnál.</text:p>
                </text:list-item>
                <text:list-item>
                  <text:p text:style-name="P506">Csak kétlábú ellenfelek ellen alkalmazható, több lábbal rendelkező ellenfélnél Ökleléssel kell próbálkoznod.</text:p>
                </text:list-item>
              </text:list>
              <text:p text:style-name="P97"><text:span text:style-name="T25">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92"><text:span text:style-name="T29">Végbevitel követelménye</text:span>:</text:p>
              <text:list xml:id="list2722554573" text:style-name="L69">
                <text:list-item>
                  <text:p text:style-name="P491">a balkezes fegyvernek láncnak, vagy lánccal felszereltnek kell lennie</text:p>
                </text:list-item>
                <text:list-item>
                  <text:p text:style-name="P491">az alkalmazó kétkezes harcot folytat</text:p>
                </text:list-item>
                <text:list-item>
                  <text:p text:style-name="P491">az ellenfél fegyvere csak egykezes lehet</text:p>
                </text:list-item>
              </text:list>
              <text:p text:style-name="P170"><text:s/></text:p>
              <text:p text:style-name="P92"><text:span text:style-name="T29">1.fok követelménye</text:span>: <text:span text:style-name="T22">Kétkezes harc – 2.fok, Láncos fegyverre: Mesterfegyver fortély – 1.fok</text:span></text:p>
              <text:p text:style-name="P92"><text:span text:style-name="T32">2.fok követelménye</text:span><text:span text:style-name="T22">: Kétkezes harc – 2.fok, Láncos fegyverre: Mesterfegyver fortély – 2.fok</text:span></text:p>
              <text:p text:style-name="P92"><text:span text:style-name="T38">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2">(0,5 pengénél kisebb fegyver tartása esetén kötelezően kézben marad).<text:line-break/>Ha kézben tartja, akkor az ellenfelet <text:span text:style-name="T29">Harc helyhez kötve</text:span> módosítói sújtják, elveszít minden bónuszt az adott fegyverre (Mf, stb), kétkezes harc esetén a továbbiakban a másik kezében tartott fegyver harcértékeivel küzd. Ha másik keze üres, akkor sújtják a <text:span text:style-name="T29">Harc puszta kézzel</text:span> fejezetben leírt levonások is, melyek minden pusztakezes harcosra vonatkoznak. </text:p>
              <text:p text:style-name="P92"><text:span text:style-name="T38">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8">E V</text:p>
            </table:table-cell>
            <table:table-cell table:style-name="Táblázat18.A3" office:value-type="string">
              <text:p text:style-name="P37">3 fok</text:p>
            </table:table-cell>
            <table:table-cell table:style-name="Táblázat18.E3" office:value-type="string">
              <text:p text:style-name="P98"><text:span text:style-name="T29">Leírás:</text:span><text:span text:style-name="T18"> Ha meg akarod fosztani ellenfeledet fegyverétől, vagy kiütve kezéből, vagy annak eltörésével, akkor lefegyverezés manővert kell alkalmaznod.</text:span></text:p>
              <text:p text:style-name="P98"><text:span text:style-name="T29">Hatás</text:span><text:span text:style-name="T18">: A lefegyverzés sikeres. Ellenfeled kezéből kihullik a fegyver, vagy eltörik.</text:span></text:p>
              <text:p text:style-name="P173"><text:s/></text:p>
              <text:p text:style-name="P98"><text:span text:style-name="T29">Fortélyban tanulható (3 fok)</text:span><text:span text:style-name="T18"> – </text:span><text:span text:style-name="T27">egy konkrét választott harcmodorra</text:span></text:p>
              <text:p text:style-name="P103"><text:span text:style-name="T29">1.fok</text:span>: Követelmény: Harcmodor képzettség – 5.szint</text:p>
              <text:p text:style-name="P103">Ha bármely más harcmodorban eléri az 5.szintet, akkor onnantól kezdve abban a harcmodorban is jár a bónusz, nem szükséges újra pontot költeni a manőverre.</text:p>
              <text:p text:style-name="P104"><text:span text:style-name="T29">2.fok</text:span>: Követelmény: 1.fok megléte, Harcmodor képzettség – 7.szint <text:s/>és <text:line-break/>Mesterfegyver fortély (választott fegyver) – 1.fok</text:p>
              <text:p text:style-name="P103">Amint egy újabb fegyverre felveszi a Mesterfegyver fortélyt <text:span text:style-name="T137">(az adott harcmodorra) </text:span>legalább 1.fokon, akkor onnan kezdve arra is tudja használni a 2.fokú lefegyverzést.</text:p>
              <text:p text:style-name="P103"><text:span text:style-name="T29">3.fok</text:span>: Követelmény: 2.fok megléte, Harcmodor képzettség – 9.szint <text:s/><text:span text:style-name="T128">és</text:span></text:p>
              <text:p text:style-name="P105">Mesterfegyver fortély (választott fegyver) – <text:span text:style-name="T127">2</text:span>.fok</text:p>
              <text:p text:style-name="P174"><text:s/></text:p>
              <text:p text:style-name="P95"><text:span text:style-name="T29">Plusz módosító</text:span>: </text:p>
              <text:list xml:id="list3718251750" text:style-name="L70">
                <text:list-item>
                  <text:p text:style-name="P492">a használt fegyver mennyire alkalmas a másik fegyver elvételére. A KM dönt: [-2;+4] (Kétkezes harc sok esetben megkönnyíti a lefegyverzést)</text:p>
                </text:list-item>
              </text:list>
              <text:p text:style-name="P92"><text:span text:style-name="T29">Speciális</text:span>:</text:p>
              <text:list xml:id="list233134724367155" text:continue-list="list3718251750" text:style-name="L70">
                <text:list-item text:start-value="1">
                  <text:p text:style-name="P492">Hogy fegyvercsellel, végtagsebzéssel, vagy fegyvertöréssel fosztja meg ellenfelét a karakter, arról a KM dönt és az esetleges módosítókat is ő határozza meg.</text:p>
                </text:list-item>
                <text:list-item>
                  <text:p text:style-name="P492">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9">(Belharcot előbb!)</text:span></text:p>
            </table:table-cell>
            <table:table-cell table:style-name="Táblázat18.A3" office:value-type="string">
              <text:p text:style-name="P37">8/5</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list xml:id="list233134886222015" text:continue-list="list233135105438560" text:style-name="L63">
                <text:list-item text:start-value="1">
                  <text:p text:style-name="P509">Belharcban a nehézség csak 5</text:p>
                </text:list-item>
              </text:list>
              <text:list xml:id="list838038500" text:style-name="L71">
                <text:list-item>
                  <text:p text:style-name="P493">Nem szükséges Belharc fortély</text:p>
                </text:list-item>
                <text:list-item>
                  <text:p text:style-name="P494">Ellenfél képzett belharcos: lásd leírás</text:p>
                </text:list-item>
                <text:list-item>
                  <text:p text:style-name="P494">TODO: állatoknak általában <text:s/>van Belharcuk! <text:s/>(KM dönt)</text:p>
                </text:list-item>
              </text:list>
            </table:table-cell>
          </table:table-row>
          <table:table-row table:style-name="Táblázat18.1">
            <table:table-cell table:style-name="Táblázat18.A3" office:value-type="string">
              <text:p text:style-name="P48">Mesterjel</text:p>
            </table:table-cell>
            <table:table-cell table:style-name="Táblázat18.A3" office:value-type="string">
              <text:p text:style-name="P47">10-12*</text:p>
            </table:table-cell>
            <table:table-cell table:style-name="Táblázat18.A3" office:value-type="string">
              <text:p text:style-name="P241">E V</text:p>
            </table:table-cell>
            <table:table-cell table:style-name="Táblázat18.A3" office:value-type="string">
              <text:p text:style-name="P47">2 fok</text:p>
            </table:table-cell>
            <table:table-cell table:style-name="Táblázat18.E3" office:value-type="string">
              <text:p text:style-name="P97"><text:span text:style-name="T29">1.fok </text:span>követelmény: Mesterfegyver – 2.fok</text:p>
              <text:p text:style-name="P97"><text:span text:style-name="T29">2.fok </text:span>követelmény: Mesterfegyver – 3.fok</text:p>
              <text:p text:style-name="P97">Speciális követelmény: A használt fegyver csak valamilyen (legfeljebb 1 penge hosszú) hegyes szúrófegyver lehet</text:p>
              <text:p text:style-name="P97"><text:span text:style-name="T25">Hatás</text:span>: Sikeres manőver esetén képes vagy mesterjeledet belekarcolni ellenfeled ruhájába/bőrébe.</text:p>
              <text:p text:style-name="P97"><text:span text:style-name="T29">*</text:span> A nehézség a jel bonyolultságától függ</text:p>
            </table:table-cell>
          </table:table-row>
          <table:table-row table:style-name="Táblázat18.1">
            <table:table-cell table:style-name="Táblázat18.A3" office:value-type="string">
              <text:p text:style-name="P48">Pajzstámadás</text:p>
            </table:table-cell>
            <table:table-cell table:style-name="Táblázat18.A3" office:value-type="string">
              <text:p text:style-name="P47">6</text:p>
            </table:table-cell>
            <table:table-cell table:style-name="Táblázat18.A3" office:value-type="string">
              <text:p text:style-name="P241">E V</text:p>
            </table:table-cell>
            <table:table-cell table:style-name="Táblázat18.A3" office:value-type="string">
              <text:p text:style-name="P140">1.fok</text:p>
            </table:table-cell>
            <table:table-cell table:style-name="Táblázat18.E3" office:value-type="string">
              <text:p text:style-name="P92"><text:span text:style-name="T29">Végbevitel követelmény</text:span><text:span text:style-name="T18">:</text:span><text:span text:style-name="T17"> Aktuális harcmodor - 4.szint</text:span></text:p>
              <text:p text:style-name="P92"><text:span text:style-name="T29">1. fok </text:span>követelmény: Aktuális harcmodor - 6.szint, Erő: +1</text:p>
              <text:p text:style-name="P109"/>
              <text:p text:style-name="P97"><text:span text:style-name="T29">Speciális</text:span>: Ez ellen a manőver ellen nem számít a pajzs adta Védő Érték!</text:p>
              <text:p text:style-name="P97"><text:span text:style-name="T29">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101"><text:span text:style-name="T32">Nehézség</text:span><text:span text:style-name="T22">: vért </text:span><text:span text:style-name="T81">lefedésétől függ %-ban</text:span><text:span text:style-name="T22">: 1-10 <text:s text:c="2"/>(példa: Mellvért: 5, teljes vért: 10)</text:span></text:p>
              <text:p text:style-name="P101"><text:span text:style-name="T32">Speciális</text:span><text:span text:style-name="T22">:</text:span></text:p>
              <text:list xml:id="list233133757468773" text:continue-list="list233134886222015" text:style-name="L63">
                <text:list-item text:start-value="1">
                  <text:p text:style-name="P497"><text:span text:style-name="T22">Végrehajtás (támadás) során </text:span><text:span text:style-name="T32">nem kapja meg a +20 TÉ módosítót</text:span><text:span text:style-name="T22">! Nem elég a sima találat!</text:span></text:p>
                </text:list-item>
                <text:list-item>
                  <text:p text:style-name="P498">Meglepetés esetén is kell Ellenpróbát dobni</text:p>
                </text:list-item>
              </text:list>
              <text:p text:style-name="P97"><text:span text:style-name="T29">Végbevitel követelménye</text:span>:</text:p>
              <text:list xml:id="list233134618048575" text:continue-list="list233133757468773" text:style-name="L63">
                <text:list-item text:start-value="1">
                  <text:p text:style-name="P498">Erre alkalmas fegyver (KM dönt), melynek pengéje befér az ellenfél páncéljának illesztékei közé</text:p>
                </text:list-item>
                <text:list-item>
                  <text:p text:style-name="P498">Csak Közelharc vagy Kardvívás harcmodorban használható</text:p>
                </text:list-item>
              </text:list>
              <text:p text:style-name="P92"><text:span text:style-name="T32">1. fok </text:span><text:span text:style-name="T22">követelménye: Aktuális harcmodor - 6.szint</text:span></text:p>
              <text:p text:style-name="P92"><text:span text:style-name="T32">2. fok</text:span><text:span text:style-name="T22"> követelménye: Aktuális harcmodor - 9.szint</text:span></text:p>
              <text:p text:style-name="P92"/>
              <text:p text:style-name="P92"><text:span text:style-name="T25">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2">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8">M E</text:p>
            </table:table-cell>
            <table:table-cell table:style-name="Táblázat18.A3" office:value-type="string">
              <text:p text:style-name="P108">TODO</text:p>
            </table:table-cell>
            <table:table-cell table:style-name="Táblázat18.E3" office:value-type="string">
              <text:p text:style-name="P102">Nem támadsz, hanem <text:span text:style-name="T69">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50">8*</text:p>
            </table:table-cell>
            <table:table-cell table:style-name="Táblázat18.A3" office:value-type="string">
              <text:p text:style-name="P239">E</text:p>
            </table:table-cell>
            <table:table-cell table:style-name="Táblázat18.A3" office:value-type="string">
              <text:p text:style-name="P43">1 fok</text:p>
            </table:table-cell>
            <table:table-cell table:style-name="Táblázat18.E3" office:value-type="string">
              <text:p text:style-name="P94"><text:span text:style-name="T29">Végbevitel követelménye:</text:span> Aktuális harcmodor - 6.szint</text:p>
              <text:p text:style-name="P93"><text:span text:style-name="T29">1.fok követelménye:</text:span> Aktuális harcmodor - <text:span text:style-name="T24">6.szint</text:span></text:p>
              <text:p text:style-name="P93"/>
              <text:p text:style-name="P93"><text:span text:style-name="T29">Speciális</text:span>:</text:p>
              <text:list xml:id="list233134668210315" text:continue-list="list233134618048575" text:style-name="L63">
                <text:list-item text:start-value="1">
                  <text:p text:style-name="P495">Alkalmazható egyszerre, csoportosan is.</text:p>
                </text:list-item>
                <text:list-item>
                  <text:p text:style-name="P495">Csoportot terelni nehezebb. Ilyenkor emelkedik a a nehézség (KM dönt).</text:p>
                </text:list-item>
              </text:list>
              <text:p text:style-name="P94"><text:span text:style-name="T29">Nehézség:</text:span><text:span text:style-name="T18"> Harci alakzatban használva jelentősen csökkenthetik a nehézséget. Az alakzatok jellemzőit ismerve a KM dönt [-4;+2]. Ez csökkenheti a végbevitel harcmodor követelményét is.</text:span></text:p>
              <text:p text:style-name="P93"><text:span text:style-name="T29">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472418922" text:style-name="L72">
        <text:list-item>
          <text:p text:style-name="P454"><text:span text:style-name="T22">Egy Manőver végrehajtása 1 támadást emészt fel, </text:span>nem szükséges hozzá nyert kezdeményezés</text:p>
        </text:list-item>
        <text:list-item text:start-value="1">
          <text:p text:style-name="P454">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4">Ha minden kötelező fázisa (MEV) sikeres, akkor az adott Manőver „Hatás” részénél leírtak következnek be</text:p>
        </text:list-item>
        <text:list-item>
          <text:p text:style-name="P454">Végrehajtás fázisa <text:span text:style-name="T25">aktuális</text:span> <text:s/>fegyveres TÉ-vel történik <text:span text:style-name="T49">(kivéve, ha más szerepel a Manőver leírásában.)</text:span></text:p>
        </text:list-item>
        <text:list-item>
          <text:p text:style-name="P454">Meglepett, készületlen ellenfél esetén kimarad a Megakasztás és az Ellenpróba fázis</text:p>
        </text:list-item>
        <text:list-item>
          <text:p text:style-name="P454">Manővereknek lehet:</text:p>
        </text:list-item>
      </text:list>
      <text:list xml:id="list1364114796" text:style-name="L73">
        <text:list-item>
          <text:p text:style-name="P457">speciális könnyítő/n<text:span text:style-name="T59">ehezítő körülményei (+/- módosítók a nehézségre)</text:span></text:p>
        </text:list-item>
        <text:list-item>
          <text:p text:style-name="P442">extra végbeviteli követelményei: Ezek nélkül a KM dönt, hogy végrehajtható -e és <text:s/>ha igen, mekkora plusz célszám büntetéssel</text:p>
        </text:list-item>
      </text:list>
      <text:list xml:id="list233133997892800" text:continue-list="list472418922" text:style-name="L72">
        <text:list-item text:start-value="1">
          <text:p text:style-name="P455">Manőver alkalmazásakor nem folytatható Védekező harc, de Támadó/Védő harci taktika igen</text:p>
        </text:list-item>
        <text:list-item>
          <text:p text:style-name="P456">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1" text:name="Szakasz3">
        <table:table table:name="Táblázat45" table:style-name="Táblázat45">
          <table:table-column table:style-name="Táblázat45.A"/>
          <table:table-column table:style-name="Táblázat45.B"/>
          <table:table-header-rows>
            <table:table-row table:style-name="TableLine1431125596096">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1431125599552">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1431125583424">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1431125584288">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1431125585440">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1431125582848">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5"><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1431125583712">
          <table:table-cell table:style-name="Táblázat22.A1" office:value-type="string">
            <text:p text:style-name="P8"><text:span text:style-name="T29">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10">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10">Egy Manőver alkalmazása – jellegétől függően – <text:span text:style-name="T25">legfeljebb</text:span> az alábbi három (de nem kötelezően az összes!) alapfázisból állhat. Mindegyik opcionális, hogy melyikre van szükség, azt az adott Manőver leírásánál, (lásd összefoglaló táblázat) találjuk. Végrehajtásuk sorrendjében:</text:p>
      <text:list xml:id="list1753620334" text:style-name="L74">
        <text:list-item>
          <text:p text:style-name="P458"><text:span text:style-name="_5b_RPG_5d_Kiemelt_20_kifejezés">Megakasztás<text:tab/>(ellenfél teszi)</text:span></text:p>
        </text:list-item>
        <text:list-item>
          <text:p text:style-name="P458"><text:span text:style-name="_5b_RPG_5d_Kiemelt_20_kifejezés">Végrehajtás<text:tab/>(manővert végző teszi) </text:span><text:span text:style-name="_5b_RPG_5d_Kiemelt_20_kifejezés"><text:span text:style-name="T90">→</text:span></text:span><text:span text:style-name="_5b_RPG_5d_Kiemelt_20_kifejezés"><text:span text:style-name="T50"> mindig ezt dobjuk előbb, mert ez ad leggyorsabban eredményt</text:span></text:span></text:p>
        </text:list-item>
        <text:list-item>
          <text:p text:style-name="P385">Ellenpróba<text:tab/>(manővert végző teszi)</text:p>
        </text:list-item>
      </text:list>
      <text:p text:style-name="P310">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5">összesen egy</text:span><text:span text:style-name="T36"> </text:span>„sima” támadást „emésztenek fel”.</text:p>
      <text:p text:style-name="P310"/>
      <text:h text:style-name="Heading_20_5" text:outline-level="5" text:is-list-header="true"><text:bookmark-start text:name="__RefHeading___Toc11938_3781431762"/><text:span text:style-name="_5b_RPG_5d_Kiemelt_20_kifejezés"><text:span text:style-name="T29">Megakasztás (M)</text:span></text:span><text:bookmark-end text:name="__RefHeading___Toc11938_3781431762"/></text:h>
      <text:p text:style-name="Text_20_body">Megelőző támadási forma, melyre az <text:span text:style-name="T25">ellenfél</text:span> jogosult <text:span text:style-name="T25">teljes</text:span>, fegyveres TÉ-jével (soron kívüli extra támadás), ha az adott típusú manőver követelményei között ez szerepel (M). <text:span text:style-name="T75">(Lásd </text:span><text:span text:style-name="T72">táblázat)</text:span></text:p>
      <text:p text:style-name="P10">A Megakasztás az első fázis a Manőver végrehajtása során. Ha az így érkező támadás sebző, akkor a Manőver nem sikerült. <text:span text:style-name="T49">(Tipikus példa, a harcból való </text:span><text:span text:style-name="T51">Kibontakozás</text:span><text:span text:style-name="T49">, vagy a </text:span><text:span text:style-name="_5b_RPG_5d_Kiemelt_20_kifejezés"><text:span text:style-name="T49">Belharcba kerülés</text:span></text:span><text:span text:style-name="T49">.)</text:span></text:p>
      <text:p text:style-name="Text_20_body"><text:span text:style-name="_5b_RPG_5d_Kiemelt_20_kifejezés"><text:span text:style-name="T29"/></text:span></text:p>
      <text:h text:style-name="P342" text:outline-level="5"><text:bookmark-start text:name="__RefHeading___Toc11940_3781431762"/><text:span text:style-name="_5b_RPG_5d_Kiemelt_20_kifejezés"><text:span text:style-name="T29">Végrehajtás (V)</text:span></text:span><text:bookmark-end text:name="__RefHeading___Toc11940_3781431762"/></text:h>
      <text:p text:style-name="Text_20_body">Nem más, mint egy támadás az <text:span text:style-name="T25">aktuális</text:span><text:span text:style-name="T36">, </text:span>fegyveres TÉ értékkel, melyhez +20 TÉ módosító járul. Ha ez a támadás sikeres, akkor a Végrehajtás is sikeres (sebzés nincs). <text:span text:style-name="T49">(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3" text:outline-level="5"><text:bookmark-start text:name="__RefHeading___Toc11942_3781431762"/>Ellenpróba (E)<text:bookmark-end text:name="__RefHeading___Toc11942_3781431762"/></text:h>
      <text:p text:style-name="P67"><text:span text:style-name="_5b_RPG_5d_Kiemelt_20_kifejezés"><text:span text:style-name="T58">Manőver pont + k10 <text:s text:c="3"/>vs. <text:s text:c="3"/>Manőver célszáma</text:span></text:span></text:p>
      <text:section text:style-name="Sect9"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1431125594656">
              <table:table-cell table:style-name="Táblázat16.A1" office:value-type="string">
                <text:p text:style-name="P281">Módosító</text:p>
              </table:table-cell>
              <table:table-cell table:style-name="Táblázat16.B1" office:value-type="string">
                <text:p text:style-name="P281">Érték</text:p>
              </table:table-cell>
            </table:table-row>
          </table:table-header-rows>
          <table:table-row table:style-name="TableLine1431125586592">
            <table:table-cell table:style-name="Táblázat16.A2" office:value-type="string">
              <text:p text:style-name="P283">Harcmodor</text:p>
            </table:table-cell>
            <table:table-cell table:style-name="Táblázat16.B2" office:value-type="string">
              <text:p text:style-name="P283">Az aktuálisan használt harcmodor képzettség szintje</text:p>
            </table:table-cell>
          </table:table-row>
          <table:table-row table:style-name="TableLine1431125588896">
            <table:table-cell table:style-name="Táblázat16.A3" office:value-type="string">
              <text:p text:style-name="P283">„Manőver ismeret– <text:line-break/>(az adott manőverre)” <text:s/></text:p>
              <text:p text:style-name="P283">(ha van)</text:p>
            </table:table-cell>
            <table:table-cell table:style-name="Táblázat16.B3" office:value-type="string">
              <text:p text:style-name="P283">Fokonként: +2</text:p>
            </table:table-cell>
          </table:table-row>
          <table:table-row table:style-name="TableLine1431125597824">
            <table:table-cell table:style-name="Táblázat16.A4" office:value-type="string">
              <text:p text:style-name="P283">Vállalás</text:p>
            </table:table-cell>
            <table:table-cell table:style-name="Táblázat16.B4" office:value-type="string">
              <text:p text:style-name="P283">+1 pont <text:span text:style-name="T88">→</text:span> <text:span text:style-name="T22">-15 VÉ</text:span><text:line-break/><text:span text:style-name="T41">(</text:span><text:span text:style-name="T42">Maximum vállalás: </text:span><text:span text:style-name="T43">+ 2</text:span><text:span text:style-name="T42">)</text:span></text:p>
            </table:table-cell>
          </table:table-row>
          <table:table-row table:style-name="TableLine1431125592064">
            <table:table-cell table:style-name="Táblázat16.A4" office:value-type="string">
              <text:p text:style-name="P283">+ k10</text:p>
            </table:table-cell>
            <table:table-cell table:style-name="Táblázat16.B4" office:value-type="string">
              <text:p text:style-name="P283">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1431125594944">
              <table:table-cell table:style-name="Táblázat17.A1" office:value-type="string">
                <text:p text:style-name="P281">Módosító</text:p>
              </table:table-cell>
              <table:table-cell table:style-name="Táblázat17.B1" office:value-type="string">
                <text:p text:style-name="P281">Érték</text:p>
              </table:table-cell>
            </table:table-row>
          </table:table-header-rows>
          <table:table-row table:style-name="TableLine1431125581984">
            <table:table-cell table:style-name="Táblázat17.A2" office:value-type="string">
              <text:p text:style-name="P283">Manőver Nehézség</text:p>
            </table:table-cell>
            <table:table-cell table:style-name="Táblázat17.B2" office:value-type="string">
              <text:p text:style-name="P283">Az adott Manőver alapnehézsége</text:p>
            </table:table-cell>
          </table:table-row>
          <table:table-row table:style-name="TableLine1431125590912">
            <table:table-cell table:style-name="Táblázat17.A3" office:value-type="string">
              <text:p text:style-name="P283">Harcmodor</text:p>
            </table:table-cell>
            <table:table-cell table:style-name="Táblázat17.B3" office:value-type="string">
              <text:p text:style-name="P283">Az ellenfél aktuálisan használt harcmodor képzettségének szintje</text:p>
            </table:table-cell>
          </table:table-row>
          <table:table-row table:style-name="TableLine1431125598688">
            <table:table-cell table:style-name="Táblázat17.A3" office:value-type="string">
              <text:p text:style-name="P283">„Manőver ismeret – (az adott manőverre)”<text:line-break/><text:span text:style-name="T41">(ha van)</text:span></text:p>
            </table:table-cell>
            <table:table-cell table:style-name="Táblázat17.B3" office:value-type="string">
              <text:p text:style-name="P283">Fokonként: +2</text:p>
            </table:table-cell>
          </table:table-row>
          <table:table-row table:style-name="TableLine1431125598976">
            <table:table-cell table:style-name="Táblázat17.A3" office:value-type="string">
              <text:p text:style-name="P283">Módosító körülmények</text:p>
            </table:table-cell>
            <table:table-cell table:style-name="Táblázat17.B3" office:value-type="string">
              <text:p text:style-name="P58">[-5;+5] <text:s/>Tetszőleges KM által megadott +/- érték. Körülmény függő nehezítés ill. könnyítés. (Pl. eltérő fegyverméretek, bódulat, stb.)</text:p>
            </table:table-cell>
          </table:table-row>
        </table:table>
        <text:p text:style-name="Standard"/>
      </text:section>
      <text:p text:style-name="P310"><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2314705371" text:style-name="L75">
        <text:list-item>
          <text:p text:style-name="P459"><text:span text:style-name="T22">Ha a körben a manőver az ut</text:span>olsó „támadás”, akkor rontott Végrehajtás esetén Vállalásának VÉ levonása „átcsúszik” a következő körre</text:p>
        </text:list-item>
      </text:list>
      <text:list xml:id="list2997133943" text:style-name="L76">
        <text:list-item>
          <text:p text:style-name="P460">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10"><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4185172685" text:style-name="L77">
        <text:list-item>
          <text:p text:style-name="P461"><text:span text:style-name="T18">A Vállalás legfeljebb </text:span><text:span text:style-name="_5b_RPG_5d_Kiemelt_20_kifejezés"><text:span text:style-name="T32">+2</text:span></text:span><text:span text:style-name="T18"> lehet. Minden pont </text:span><text:span text:style-name="T29">-15 VÉ</text:span><text:span text:style-name="T18">-t </text:span><text:span text:style-name="T37">ideiglenes </text:span><text:span text:style-name="T18">levonást okoz (1 visszatámadás)</text:span></text:p>
        </text:list-item>
      </text:list>
      <text:list xml:id="list233133608446839" text:continue-list="list2997133943" text:style-name="L76">
        <text:list-item text:start-value="1">
          <text:p text:style-name="P462">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jobb kicsivel jobb vívó, és MFP-ből fejlesztette a Lefegyverzés/Fegyvertörés manővert 1.fokra.</text:p>
      <text:p text:style-name="P310">Rühes értékei:</text:p>
      <text:list xml:id="list2981569688" text:style-name="L78">
        <text:list-item>
          <text:p text:style-name="P464">Kardvívás: 7.szint</text:p>
        </text:list-item>
        <text:list-item>
          <text:p text:style-name="P464">KÉ: 15</text:p>
        </text:list-item>
        <text:list-item>
          <text:p text:style-name="P464"><text:soft-page-break/>TÉ: 55 / 45</text:p>
        </text:list-item>
        <text:list-item>
          <text:p text:style-name="P464">VÉ: 125</text:p>
        </text:list-item>
        <text:list-item>
          <text:p text:style-name="P464">Lefegyverzés/Fegyvertörés manőver - 1.fok</text:p>
        </text:list-item>
      </text:list>
      <text:p text:style-name="P225">Ellenfelének értékei:</text:p>
      <text:list xml:id="list233134057601328" text:continue-list="list2981569688" text:style-name="L78">
        <text:list-item text:start-value="1">
          <text:p text:style-name="P464">Kardvívás: 6.szint</text:p>
        </text:list-item>
        <text:list-item>
          <text:p text:style-name="P464">VÉ: 115</text:p>
        </text:list-item>
      </text:list>
      <text:p text:style-name="P12"/>
      <text:list xml:id="list2016318435" text:style-name="L79">
        <text:list-item>
          <text:p text:style-name="P465">A Lefegyverzés manőver nehézsége: 10</text:p>
        </text:list-item>
        <text:list-item>
          <text:p text:style-name="P465">A Lefegyverezés fázisai: sikeres Végrehajtás (V) és Ellenpró<text:span text:style-name="T94">ba (E) szükséges.</text:span></text:p>
        </text:list-item>
      </text:list>
      <text:p text:style-name="P263"/>
      <text:list xml:id="list1477511965" text:style-name="L80">
        <text:list-item>
          <text:p text:style-name="P466">Végrehajtás: Rühes +20-al leadja támadását: 55+20+k100 = 132, ez nagyobb mint ellenfele VÉ-je<text:line-break/><text:span text:style-name="T91">→ Sikeres Végrehajtás</text:span></text:p>
        </text:list-item>
        <text:list-item>
          <text:p text:style-name="P468">Ellenpróba</text:p>
        </text:list-item>
      </text:list>
      <text:list xml:id="list3154555421" text:style-name="L81">
        <text:list-item>
          <text:p text:style-name="P469">Tetves dobása: 7 (<text:span text:style-name="T49">kardvívás)</text:span> + 2 <text:span text:style-name="T49">(Lefegyverzés-1.fok)</text:span> + k10</text:p>
        </text:list-item>
        <text:list-item>
          <text:p text:style-name="P469">Célszám: 6 +10=16 (ellenfél kardvívása + Lefegyverzés nehézsége)</text:p>
        </text:list-item>
      </text:list>
      <table:table table:name="Táblázat35" table:style-name="Táblázat35">
        <table:table-column table:style-name="Táblázat35.A"/>
        <table:table-header-rows>
          <table:table-row table:style-name="TableLine1431125600704">
            <table:table-cell table:style-name="Táblázat35.A1" office:value-type="string">
              <text:p text:style-name="P223">A próbadobás így: <text:line-break/><text:span text:style-name="T29">(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89">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1">→</text:span><text:span text:style-name="T108"> -20VÉ</text:span></text:p>
      <text:p text:style-name="P310">Tetves értékei:</text:p>
      <text:list xml:id="list233134278752187" text:continue-list="list233134057601328" text:style-name="L78">
        <text:list-item text:start-value="1">
          <text:p text:style-name="P464">Közelharc: 7.szint</text:p>
        </text:list-item>
        <text:list-item>
          <text:p text:style-name="P464">KÉ: 15</text:p>
        </text:list-item>
        <text:list-item>
          <text:p text:style-name="P464">TÉ: 55</text:p>
        </text:list-item>
        <text:list-item>
          <text:p text:style-name="P464">VÉ: 125 ; A Vállalás miatt csak: 105</text:p>
        </text:list-item>
        <text:list-item>
          <text:p text:style-name="P464">Manőver ismeret – Gáncsolás – 1.fok</text:p>
        </text:list-item>
      </text:list>
      <text:p text:style-name="P225">Ellenfelének értékei:</text:p>
      <text:list xml:id="list233134398747655" text:continue-list="list233134278752187" text:style-name="L78">
        <text:list-item text:start-value="1">
          <text:p text:style-name="P464">Kardvívás: 6.szint</text:p>
        </text:list-item>
        <text:list-item>
          <text:p text:style-name="P464">VÉ: 140</text:p>
        </text:list-item>
        <text:list-item>
          <text:p text:style-name="P463"><text:span text:style-name="T25">Nincs</text:span> „Gáncsolás” Manőver ismerete</text:p>
        </text:list-item>
      </text:list>
      <text:p text:style-name="Text_20_body"/>
      <text:list xml:id="list233133320346892" text:continue-list="list2016318435" text:style-name="L79">
        <text:list-item text:start-value="1">
          <text:p text:style-name="P465">A Gáncsolás manőver nehézsége: 8 <text:s/><text:span text:style-name="T49">(belharcban 5 lenne, de ez most nem áll fenn)</text:span></text:p>
        </text:list-item>
        <text:list-item>
          <text:p text:style-name="P465">Gáncsolás fázisai: sikeres Végrehajtás (V) és Ellenpró<text:span text:style-name="T94">ba (E) szükséges.</text:span></text:p>
        </text:list-item>
      </text:list>
      <text:p text:style-name="P263"/>
      <text:list xml:id="list1009747543" text:style-name="L82">
        <text:list-item>
          <text:p text:style-name="P467">Végrehajtás: Tetves leadja támadását. 55+20+k100 = 142, ez nagyobb mint ellenfele VÉ-je <text:line-break/><text:span text:style-name="T91">→ Sikeres Végrehajtás</text:span></text:p>
        </text:list-item>
        <text:list-item>
          <text:p text:style-name="P470">Ellenpróba</text:p>
        </text:list-item>
      </text:list>
      <text:list xml:id="list3266660460" text:style-name="L83">
        <text:list-item>
          <text:p text:style-name="P471">Tetves manőver pontjai: 7+2+2 = 11 <text:s/><text:line-break/><text:span text:style-name="T49">(közelharc + „Gáncsolás” manőver ismeret bónusza + vállalás)</text:span></text:p>
        </text:list-item>
        <text:list-item>
          <text:p text:style-name="P471"><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1431125601856">
            <table:table-cell table:style-name="Táblázat25.A1" office:value-type="string">
              <text:p text:style-name="P223">A próbadobás így: <text:line-break/>(<text:span text:style-name="T29">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228"/>
      <text:h text:style-name="P329" text:outline-level="2"><text:bookmark-start text:name="__RefHeading___Toc11952_3781431762"/>Fegyverek<text:bookmark-end text:name="__RefHeading___Toc11952_3781431762"/></text:h>
      <text:p text:style-name="P11"><text:span text:style-name="T35">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3">Kategóriánként</text:p>
          </table:table-cell>
          <table:covered-table-cell/>
          <table:covered-table-cell/>
          <table:table-cell table:style-name="Táblázat56.D1" office:value-type="string">
            <text:p text:style-name="P193">KÉ</text:p>
          </table:table-cell>
          <table:table-cell table:style-name="Táblázat56.D1" office:value-type="string">
            <text:p text:style-name="P193">TÉ</text:p>
          </table:table-cell>
          <table:table-cell table:style-name="Táblázat56.F1" office:value-type="string">
            <text:p text:style-name="P193">VÉ</text:p>
          </table:table-cell>
        </table:table-row>
        <table:table-row table:style-name="Táblázat56.2">
          <table:covered-table-cell table:style-name="Táblázat56.A1"/>
          <table:covered-table-cell/>
          <table:covered-table-cell/>
          <table:table-cell table:style-name="Táblázat56.D2" office:value-type="string">
            <text:p text:style-name="P193">2</text:p>
          </table:table-cell>
          <table:table-cell table:style-name="Táblázat56.D2" office:value-type="string">
            <text:p text:style-name="P193">4</text:p>
          </table:table-cell>
          <table:table-cell table:style-name="Táblázat56.F2" office:value-type="string">
            <text:p text:style-name="P193">4</text:p>
          </table:table-cell>
        </table:table-row>
        <table:table-row table:style-name="Táblázat56.3">
          <table:table-cell table:style-name="Táblázat56.F2" table:number-columns-spanned="6" office:value-type="string">
            <text:p text:style-name="P193"/>
          </table:table-cell>
          <table:covered-table-cell/>
          <table:covered-table-cell/>
          <table:covered-table-cell/>
          <table:covered-table-cell/>
          <table:covered-table-cell/>
        </table:table-row>
        <table:table-row table:style-name="Táblázat56.1">
          <table:table-cell table:style-name="Táblázat56.D2" office:value-type="string">
            <text:p text:style-name="P193">Fegyver példa</text:p>
          </table:table-cell>
          <table:table-cell table:style-name="Táblázat56.D2" office:value-type="string">
            <text:p text:style-name="P193">Kategória</text:p>
          </table:table-cell>
          <table:table-cell table:style-name="Táblázat56.D2" office:value-type="string">
            <text:p text:style-name="P213">Sorszám</text:p>
          </table:table-cell>
          <table:table-cell table:style-name="Táblázat56.D2" office:value-type="string">
            <text:p text:style-name="P193">KÉ</text:p>
          </table:table-cell>
          <table:table-cell table:style-name="Táblázat56.D2" office:value-type="string">
            <text:p text:style-name="P193">TÉ</text:p>
          </table:table-cell>
          <table:table-cell table:style-name="Táblázat56.F2" office:value-type="string">
            <text:p text:style-name="P193">VÉ</text:p>
          </table:table-cell>
        </table:table-row>
        <table:table-row table:style-name="Táblázat56.1">
          <table:table-cell table:style-name="Táblázat56.D2" office:value-type="string">
            <text:p text:style-name="P178"><text:s/>tőr</text:p>
          </table:table-cell>
          <table:table-cell table:style-name="Táblázat56.D2" office:value-type="string">
            <text:p text:style-name="P185">rövid</text:p>
          </table:table-cell>
          <table:table-cell table:style-name="Táblázat56.D2" office:value-type="string">
            <text:p text:style-name="P214">1</text:p>
          </table:table-cell>
          <table:table-cell table:style-name="Táblázat56.D2" office:value-type="string">
            <text:p text:style-name="P185">2</text:p>
          </table:table-cell>
          <table:table-cell table:style-name="Táblázat56.D2" office:value-type="string">
            <text:p text:style-name="P185">4</text:p>
          </table:table-cell>
          <table:table-cell table:style-name="Táblázat56.F2" office:value-type="string">
            <text:p text:style-name="P185">4</text:p>
          </table:table-cell>
        </table:table-row>
        <table:table-row table:style-name="Táblázat56.1">
          <table:table-cell table:style-name="Táblázat56.D2" office:value-type="string">
            <text:p text:style-name="P178"><text:s/>rövid kard</text:p>
          </table:table-cell>
          <table:table-cell table:style-name="Táblázat56.D2" office:value-type="string">
            <text:p text:style-name="P185">fél penge</text:p>
          </table:table-cell>
          <table:table-cell table:style-name="Táblázat56.D2" office:value-type="string">
            <text:p text:style-name="P214">2</text:p>
          </table:table-cell>
          <table:table-cell table:style-name="Táblázat56.D2" office:value-type="string">
            <text:p text:style-name="P185">4</text:p>
          </table:table-cell>
          <table:table-cell table:style-name="Táblázat56.D2" office:value-type="string">
            <text:p text:style-name="P185">8</text:p>
          </table:table-cell>
          <table:table-cell table:style-name="Táblázat56.F2" office:value-type="string">
            <text:p text:style-name="P185">8</text:p>
          </table:table-cell>
        </table:table-row>
        <table:table-row table:style-name="Táblázat56.1">
          <table:table-cell table:style-name="Táblázat56.D2" office:value-type="string">
            <text:p text:style-name="P178"><text:s/>hosszú kard</text:p>
          </table:table-cell>
          <table:table-cell table:style-name="Táblázat56.D2" office:value-type="string">
            <text:p text:style-name="P185">1 penge</text:p>
          </table:table-cell>
          <table:table-cell table:style-name="Táblázat56.D2" office:value-type="string">
            <text:p text:style-name="P214">3</text:p>
          </table:table-cell>
          <table:table-cell table:style-name="Táblázat56.D2" office:value-type="string">
            <text:p text:style-name="P185">6</text:p>
          </table:table-cell>
          <table:table-cell table:style-name="Táblázat56.D2" office:value-type="string">
            <text:p text:style-name="P185">12</text:p>
          </table:table-cell>
          <table:table-cell table:style-name="Táblázat56.F2" office:value-type="string">
            <text:p text:style-name="P185">12</text:p>
          </table:table-cell>
        </table:table-row>
        <table:table-row table:style-name="Táblázat56.1">
          <table:table-cell table:style-name="Táblázat56.D2" office:value-type="string">
            <text:p text:style-name="P178"><text:s/>másfélkezes kard</text:p>
          </table:table-cell>
          <table:table-cell table:style-name="Táblázat56.D2" office:value-type="string">
            <text:p text:style-name="P185">1,5 penge</text:p>
          </table:table-cell>
          <table:table-cell table:style-name="Táblázat56.D2" office:value-type="string">
            <text:p text:style-name="P214">4</text:p>
          </table:table-cell>
          <table:table-cell table:style-name="Táblázat56.D2" office:value-type="string">
            <text:p text:style-name="P185">8</text:p>
          </table:table-cell>
          <table:table-cell table:style-name="Táblázat56.D2" office:value-type="string">
            <text:p text:style-name="P185">16</text:p>
          </table:table-cell>
          <table:table-cell table:style-name="Táblázat56.F2" office:value-type="string">
            <text:p text:style-name="P185">16</text:p>
          </table:table-cell>
        </table:table-row>
        <table:table-row table:style-name="Táblázat56.1">
          <table:table-cell table:style-name="Táblázat56.D2" office:value-type="string">
            <text:p text:style-name="P178"><text:s/>kétkezes kard</text:p>
          </table:table-cell>
          <table:table-cell table:style-name="Táblázat56.D2" office:value-type="string">
            <text:p text:style-name="P185">2 penge</text:p>
          </table:table-cell>
          <table:table-cell table:style-name="Táblázat56.D2" office:value-type="string">
            <text:p text:style-name="P214">5</text:p>
          </table:table-cell>
          <table:table-cell table:style-name="Táblázat56.D2" office:value-type="string">
            <text:p text:style-name="P185">10</text:p>
          </table:table-cell>
          <table:table-cell table:style-name="Táblázat56.D2" office:value-type="string">
            <text:p text:style-name="P185">20</text:p>
          </table:table-cell>
          <table:table-cell table:style-name="Táblázat56.F2" office:value-type="string">
            <text:p text:style-name="P185">20</text:p>
          </table:table-cell>
        </table:table-row>
        <table:table-row table:style-name="Táblázat56.1">
          <table:table-cell table:style-name="Táblázat56.D2" office:value-type="string">
            <text:p text:style-name="P178"><text:s/>lándzsa</text:p>
          </table:table-cell>
          <table:table-cell table:style-name="Táblázat56.D2" office:value-type="string">
            <text:p text:style-name="P185">szálfegyver</text:p>
          </table:table-cell>
          <table:table-cell table:style-name="Táblázat56.D2" office:value-type="string">
            <text:p text:style-name="P214">6</text:p>
          </table:table-cell>
          <table:table-cell table:style-name="Táblázat56.D2" office:value-type="string">
            <text:p text:style-name="P185">12</text:p>
          </table:table-cell>
          <table:table-cell table:style-name="Táblázat56.D2" office:value-type="string">
            <text:p text:style-name="P185">24</text:p>
          </table:table-cell>
          <table:table-cell table:style-name="Táblázat56.F2" office:value-type="string">
            <text:p text:style-name="P185">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9">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9">-10TÉ</text:span> módosítóval teheti meg. Ha pedig zúzni szeretne (amire a fegyver alkalmatlan), akkor – ha a KM engedi – azt <text:span text:style-name="T29">-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9">Mesterfegyver fortély 1.</text:span> vagy <text:span text:style-name="T29">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2">KT</text:span><text:span text:style-name="T22">” jelölés.</text:span></text:p>
      <text:h text:style-name="P331"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1431127654096">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1431127647760">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1">TODO_HARC_#27.</text:p>
      <text:p text:style-name="Text_20_body">Kapcsolódó fortély: „<text:span text:style-name="T29">Hárítófegyver-használat</text:span>”</text:p>
      <text:list xml:id="list2059726974" text:style-name="L84">
        <text:list-item>
          <text:p text:style-name="P472">Alkarvédő </text:p>
        </text:list-item>
        <text:list-item>
          <text:p text:style-name="P473">közelharci fegyverek ellen +10 VÉ, egykezes, pengefegyverek ellen +5 VÉ. Ennél nagyobb fegyverek ellen nem véd. (Ha mindkét karon van, akkor is csak a fenti harcértékek az irányadóak, további bónusz nem jár)</text:p>
        </text:list-item>
        <text:list-item>
          <text:p text:style-name="P474">Köpeny</text:p>
        </text:list-item>
        <text:list-item>
          <text:p text:style-name="P401">TODO</text:p>
        </text:list-item>
        <text:list-item>
          <text:p text:style-name="P474">Csatakesztyű</text:p>
        </text:list-item>
        <text:list-item>
          <text:p text:style-name="P401">TODO</text:p>
        </text:list-item>
        <text:list-item>
          <text:p text:style-name="P435">Tonfa: értékeit lásd a „Közelharci fegyverek harcértékei” fejezetben</text:p>
        </text:list-item>
        <text:list-item>
          <text:p text:style-name="P436">spec: <text:span text:style-name="T69">TODO</text:span></text:p>
        </text:list-item>
        <text:list-item>
          <text:p text:style-name="P435">Fejvadászkard: értékeit lásd a „Közelharci fegyverek harcértékei” fejezetben</text:p>
        </text:list-item>
        <text:list-item>
          <text:p text:style-name="P436">spec: <text:span text:style-name="T69">TODO</text:span></text:p>
        </text:list-item>
      </text:list>
      <text:p text:style-name="Text_20_body"/>
      <text:p text:style-name="Text_20_body"/>
      <text:h text:style-name="P331" text:outline-level="3"><text:bookmark-start text:name="__RefHeading___Toc11966_3781431762"/>Közelharci fegyverek <text:bookmark-end text:name="__RefHeading___Toc11966_3781431762"/></text:h>
      <text:p text:style-name="Text_20_body">(<text:span text:style-name="T29">IV</text:span>) Általános szabály íves fegyverekre:</text:p>
      <text:list xml:id="list1438613965" text:style-name="L85">
        <text:list-item>
          <text:p text:style-name="P475">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4">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1">Fegyver</text:p>
            </table:table-cell>
            <table:table-cell table:style-name="Táblázat31.B2" office:value-type="string">
              <text:p text:style-name="P297">Forgatás módja</text:p>
            </table:table-cell>
            <table:table-cell table:style-name="Táblázat31.A2" office:value-type="string">
              <text:p text:style-name="P297">SP</text:p>
            </table:table-cell>
            <table:table-cell table:style-name="Táblázat31.A2" office:value-type="string">
              <text:p text:style-name="P297">Sebzés módja</text:p>
            </table:table-cell>
            <table:table-cell table:style-name="Táblázat31.A2" office:value-type="string">
              <text:p text:style-name="P111">Átütés</text:p>
            </table:table-cell>
            <table:table-cell table:style-name="Táblázat31.A2" office:value-type="string">
              <text:p text:style-name="P111">Pengehossz</text:p>
            </table:table-cell>
            <table:table-cell table:style-name="Táblázat31.A2" office:value-type="string">
              <text:p text:style-name="P111">KÉ</text:p>
            </table:table-cell>
            <table:table-cell table:style-name="Táblázat31.A2" office:value-type="string">
              <text:p text:style-name="P111">TÉ</text:p>
            </table:table-cell>
            <table:table-cell table:style-name="Táblázat31.A2" office:value-type="string">
              <text:p text:style-name="P111">VÉ</text:p>
            </table:table-cell>
            <table:table-cell table:style-name="Táblázat31.A2" office:value-type="string">
              <text:p text:style-name="P295">Sebesség</text:p>
            </table:table-cell>
            <table:table-cell table:style-name="Táblázat31.K2" office:value-type="string">
              <text:p text:style-name="P111">Speciális</text:p>
            </table:table-cell>
          </table:table-row>
          <table:table-row table:style-name="Táblázat31.1">
            <table:table-cell table:style-name="Táblázat31.A20" office:value-type="string">
              <text:p text:style-name="P177">Puszta kéz</text:p>
            </table:table-cell>
            <table:table-cell table:style-name="Táblázat31.B2" office:value-type="string">
              <text:p text:style-name="P183">egykezes</text:p>
            </table:table-cell>
            <table:table-cell table:style-name="Táblázat31.I19" office:value-type="string">
              <text:p text:style-name="P183">-5</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10</text:p>
            </table:table-cell>
            <table:table-cell table:style-name="Táblázat31.H19" office:value-type="string">
              <text:p text:style-name="P183">-10</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7">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Béltépő</text:p>
            </table:table-cell>
            <table:table-cell table:style-name="Táblázat31.B2" office:value-type="string">
              <text:p text:style-name="P183">egykezes</text:p>
            </table:table-cell>
            <table:table-cell table:style-name="Táblázat31.E3" office:value-type="string">
              <text:p text:style-name="P183">+1</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list xml:id="list433461447" text:style-name="L86">
                <text:list-item>
                  <text:p text:style-name="P363">Ha minimum 11 SP lett a sebződobás, akkor +5 SP jár.</text:p>
                </text:list-item>
                <text:list-item>
                  <text:p text:style-name="P363">Páncélos ellenfélnél minden esetben elakad, <text:s/>ha átment rajta a sebzés.</text:p>
                </text:list-item>
                <text:list-item>
                  <text:p text:style-name="P363">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7">Dzsambia</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V/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7">Garott</text:p>
            </table:table-cell>
            <table:table-cell table:style-name="Táblázat31.B2" office:value-type="string">
              <text:p text:style-name="P183">egykezes</text:p>
            </table:table-cell>
            <table:table-cell table:style-name="Táblázat31.E3" office:value-type="string">
              <text:p text:style-name="P33">+8 / +4</text:p>
            </table:table-cell>
            <table:table-cell table:style-name="Táblázat31.E3" office:value-type="string">
              <text:p text:style-name="P183">V</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0*</text:p>
            </table:table-cell>
            <table:table-cell table:style-name="Táblázat31.H19" office:value-type="string">
              <text:p text:style-name="P183">0*</text:p>
            </table:table-cell>
            <table:table-cell table:style-name="Táblázat31.I19" office:value-type="string">
              <text:p text:style-name="P183">0*</text:p>
            </table:table-cell>
            <table:table-cell table:style-name="Táblázat31.E3" office:value-type="string">
              <text:p text:style-name="P183">-</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7">Kés</text:p>
            </table:table-cell>
            <table:table-cell table:style-name="Táblázat31.B2" office:value-type="string">
              <text:p text:style-name="P183">egykezes</text:p>
            </table:table-cell>
            <table:table-cell table:style-name="Táblázat31.I19" office:value-type="string">
              <text:p text:style-name="P183">+0<text:bookmark text:name="DDE_LINK3"/></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3</text:p>
            </table:table-cell>
            <table:table-cell table:style-name="Táblázat31.I19" office:value-type="string">
              <text:p text:style-name="P183">1</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Kriszkés</text:p>
            </table:table-cell>
            <table:table-cell table:style-name="Táblázat31.B2" office:value-type="string">
              <text:p text:style-name="P183">egykezes</text:p>
            </table:table-cell>
            <table:table-cell table:style-name="Táblázat31.I19" office:value-type="string">
              <text:p text:style-name="P183">+3/0</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4</text:p>
            </table:table-cell>
            <table:table-cell table:style-name="Táblázat31.H19" office:value-type="string">
              <text:p text:style-name="P183">5</text:p>
            </table:table-cell>
            <table:table-cell table:style-name="Táblázat31.I19" office:value-type="string">
              <text:p text:style-name="P183">2</text:p>
            </table:table-cell>
            <table:table-cell table:style-name="Táblázat31.E3" office:value-type="string">
              <text:p text:style-name="P183">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7">Levél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Markolatgomb</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7</text:p>
            </table:table-cell>
            <table:table-cell table:style-name="Táblázat31.H19" office:value-type="string">
              <text:p text:style-name="P183">-7</text:p>
            </table:table-cell>
            <table:table-cell table:style-name="Táblázat31.I19" office:value-type="string">
              <text:p text:style-name="P183">-7</text:p>
            </table:table-cell>
            <table:table-cell table:style-name="Táblázat31.E3" office:value-type="string">
              <text:p text:style-name="P183">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7">Méregfog</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1</text:p>
            </table:table-cell>
            <table:table-cell table:style-name="Táblázat31.H19" office:value-type="string">
              <text:p text:style-name="P183">3</text:p>
            </table:table-cell>
            <table:table-cell table:style-name="Táblázat31.I19" office:value-type="string">
              <text:p text:style-name="P183">3</text:p>
            </table:table-cell>
            <table:table-cell table:style-name="Táblázat31.E3" office:value-type="string">
              <text:p text:style-name="P183"/>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7">Pugoss</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5</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7">Ramiera</text:p>
            </table:table-cell>
            <table:table-cell table:style-name="Táblázat31.B2" office:value-type="string">
              <text:p text:style-name="P183">egykezes</text:p>
            </table:table-cell>
            <table:table-cell table:style-name="Táblázat31.I19" office:value-type="string">
              <text:p text:style-name="P183">+2</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3</text:p>
            </table:table-cell>
            <table:table-cell table:style-name="Táblázat31.H19" office:value-type="string">
              <text:p text:style-name="P183">5</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7">Tőr, hárító</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text:span text:style-name="T25">Nagyon</text:span> drága!</text:p>
            </table:table-cell>
          </table:table-row>
          <table:table-row table:style-name="Táblázat31.1">
            <table:table-cell table:style-name="Táblázat31.A20" office:value-type="string">
              <text:p text:style-name="P177">Tőr, kígyó</text:p>
            </table:table-cell>
            <table:table-cell table:style-name="Táblázat31.B2" office:value-type="string">
              <text:p text:style-name="P183">egykezes</text:p>
            </table:table-cell>
            <table:table-cell table:style-name="Táblázat31.E3" office:value-type="string">
              <text:p text:style-name="P183">+2</text:p>
            </table:table-cell>
            <table:table-cell table:style-name="Táblázat31.E3"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7">Tőr, ököl</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5</text:p>
            </table:table-cell>
            <table:table-cell table:style-name="Táblázat31.H19" office:value-type="string">
              <text:p text:style-name="P183">0</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
            </table:table-cell>
          </table:table-row>
          <table:table-row table:style-name="Táblázat31.1">
            <table:table-cell table:style-name="Táblázat31.A18" office:value-type="string">
              <text:p text:style-name="P177">Tőr, páncélszúró</text:p>
            </table:table-cell>
            <table:table-cell table:style-name="Táblázat31.B2" office:value-type="string">
              <text:p text:style-name="P183">egykezes</text:p>
            </table:table-cell>
            <table:table-cell table:style-name="Táblázat31.A18" office:value-type="string">
              <text:p text:style-name="P183">+1</text:p>
            </table:table-cell>
            <table:table-cell table:style-name="Táblázat31.A18" office:value-type="string">
              <text:p text:style-name="P183">S</text:p>
            </table:table-cell>
            <table:table-cell table:style-name="Táblázat31.A18" office:value-type="string">
              <text:p text:style-name="P183">8</text:p>
            </table:table-cell>
            <table:table-cell table:style-name="Táblázat31.A18" office:value-type="string">
              <text:p text:style-name="P183">1 penge</text:p>
            </table:table-cell>
            <table:table-cell table:style-name="Táblázat31.A18" office:value-type="string">
              <text:p text:style-name="P183">4</text:p>
            </table:table-cell>
            <table:table-cell table:style-name="Táblázat31.A18" office:value-type="string">
              <text:p text:style-name="P183">8</text:p>
            </table:table-cell>
            <table:table-cell table:style-name="Táblázat31.A18" office:value-type="string">
              <text:p text:style-name="P183">4</text:p>
            </table:table-cell>
            <table:table-cell table:style-name="Táblázat31.A18" office:value-type="string">
              <text:p text:style-name="P183"/>
            </table:table-cell>
            <table:table-cell table:style-name="Táblázat31.K18" office:value-type="string">
              <text:p text:style-name="P32">-</text:p>
            </table:table-cell>
          </table:table-row>
          <table:table-row table:style-name="Táblázat31.1">
            <table:table-cell table:style-name="Táblázat31.A20" office:value-type="string">
              <text:p text:style-name="P177">Tőr, Slan</text:p>
            </table:table-cell>
            <table:table-cell table:style-name="Táblázat31.B2" office:value-type="string">
              <text:p text:style-name="P183">egykezes</text:p>
            </table:table-cell>
            <table:table-cell table:style-name="Táblázat31.E3" office:value-type="string">
              <text:p text:style-name="P196">+2</text:p>
            </table:table-cell>
            <table:table-cell table:style-name="Táblázat31.E3" office:value-type="string">
              <text:p text:style-name="P196">S/V</text:p>
            </table:table-cell>
            <table:table-cell table:style-name="Táblázat31.E3" office:value-type="string">
              <text:p text:style-name="P196">0</text:p>
            </table:table-cell>
            <table:table-cell table:style-name="Táblázat31.E3" office:value-type="string">
              <text:p text:style-name="P196">rövid</text:p>
            </table:table-cell>
            <table:table-cell table:style-name="Táblázat31.I19" office:value-type="string">
              <text:p text:style-name="P196">0</text:p>
            </table:table-cell>
            <table:table-cell table:style-name="Táblázat31.H19" office:value-type="string">
              <text:p text:style-name="P196">6</text:p>
            </table:table-cell>
            <table:table-cell table:style-name="Táblázat31.I19" office:value-type="string">
              <text:p text:style-name="P196">2</text:p>
            </table:table-cell>
            <table:table-cell table:style-name="Táblázat31.E3" office:value-type="string">
              <text:p text:style-name="P196">5</text:p>
            </table:table-cell>
            <table:table-cell table:style-name="Táblázat31.K3" office:value-type="string">
              <text:p text:style-name="P46"/>
            </table:table-cell>
          </table:table-row>
          <text:soft-page-break/>
          <table:table-row table:style-name="Táblázat31.1">
            <table:table-cell table:style-name="Táblázat31.A20" office:value-type="string">
              <text:p text:style-name="P177">Vasököl / páncélkesztyű</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5</text:p>
            </table:table-cell>
            <table:table-cell table:style-name="Táblázat31.K3" office:value-type="string">
              <text:p text:style-name="P32">Erőbónusz: 0 feletti rész 1:1-ben számít be.</text:p>
            </table:table-cell>
          </table:table-row>
        </table:table>
        <text:p text:style-name="P171"><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9">MK</text:span>) Általános szabály Másfélkezes fegyverekre, ha egy kézzel forgatják őket: </text:p>
      <text:list xml:id="list233135112149257" text:continue-list="list1438613965" text:style-name="L85">
        <text:list-item text:start-value="1">
          <text:p text:style-name="P475">-3 KÉ, -5 TÉ, -5 VÉ</text:p>
        </text:list-item>
        <text:list-item>
          <text:p text:style-name="P475">Átütés megszűnik (ha volt)</text:p>
        </text:list-item>
        <text:list-item>
          <text:p text:style-name="P475">Erőbónusz csak +2 Erő felett jár (tehát Erőbónusz = +2 feletti rész fele, lefele kerekítve)</text:p>
        </text:list-item>
        <text:list-item>
          <text:p text:style-name="P475">Sebesség, Sebzés marad</text:p>
        </text:list-item>
      </text:list>
      <text:p text:style-name="Text_20_body"/>
      <text:p text:style-name="Text_20_body">(<text:span text:style-name="T29">IV</text:span>) Általános szabály íves fegyverekre:</text:p>
      <text:list xml:id="list233133770083868" text:continue-list="list233135112149257" text:style-name="L85">
        <text:list-item text:start-value="1">
          <text:p text:style-name="P475">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299">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8">Fegyver</text:p>
            </table:table-cell>
            <table:table-cell table:style-name="Táblázat58.B2" office:value-type="string">
              <text:p text:style-name="P297">Forgatás módja</text:p>
            </table:table-cell>
            <table:table-cell table:style-name="Táblázat58.A2" office:value-type="string">
              <text:p text:style-name="P297">SP</text:p>
            </table:table-cell>
            <table:table-cell table:style-name="Táblázat58.A2" office:value-type="string">
              <text:p text:style-name="P297">Sebzés módja</text:p>
            </table:table-cell>
            <table:table-cell table:style-name="Táblázat58.A2" office:value-type="string">
              <text:p text:style-name="P297">Átütés</text:p>
            </table:table-cell>
            <table:table-cell table:style-name="Táblázat58.A2" office:value-type="string">
              <text:p text:style-name="P297">Pengehossz</text:p>
            </table:table-cell>
            <table:table-cell table:style-name="Táblázat58.A2" office:value-type="string">
              <text:p text:style-name="P297">KÉ</text:p>
            </table:table-cell>
            <table:table-cell table:style-name="Táblázat58.A2" office:value-type="string">
              <text:p text:style-name="P297">TÉ</text:p>
            </table:table-cell>
            <table:table-cell table:style-name="Táblázat58.A2" office:value-type="string">
              <text:p text:style-name="P297">VÉ</text:p>
            </table:table-cell>
            <table:table-cell table:style-name="Táblázat58.A2" office:value-type="string">
              <text:p text:style-name="P300">Sebesség</text:p>
            </table:table-cell>
            <table:table-cell table:style-name="Táblázat58.K2" office:value-type="string">
              <text:p text:style-name="P297">Speciális</text:p>
            </table:table-cell>
          </table:table-row>
          <table:table-row table:style-name="Táblázat58.1">
            <table:table-cell table:style-name="Táblázat58.A27" office:value-type="string">
              <text:p text:style-name="P177">Kard, dzsenn szablya</text:p>
            </table:table-cell>
            <table:table-cell table:style-name="Táblázat58.B2" office:value-type="string">
              <text:p text:style-name="P183">egykezes</text:p>
            </table:table-cell>
            <table:table-cell table:style-name="Táblázat58.C3" office:value-type="string">
              <text:p text:style-name="P183">+4</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8</text:p>
            </table:table-cell>
            <table:table-cell table:style-name="Táblázat58.C3" office:value-type="string">
              <text:p text:style-name="P183">15</text:p>
            </table:table-cell>
            <table:table-cell table:style-name="Táblázat58.C3" office:value-type="string">
              <text:p text:style-name="P183">15</text:p>
            </table:table-cell>
            <table:table-cell table:style-name="Táblázat58.C3" office:value-type="string">
              <text:p text:style-name="P183">5</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emrelin</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7</text:p>
            </table:table-cell>
            <table:table-cell table:style-name="Táblázat58.H22" office:value-type="string">
              <text:p text:style-name="P183">13</text:p>
            </table:table-cell>
            <table:table-cell table:style-name="Táblázat58.H22" office:value-type="string">
              <text:p text:style-name="P183">13</text:p>
            </table:table-cell>
            <table:table-cell table:style-name="Táblázat58.C3" office:value-type="string">
              <text:p text:style-name="P183">6</text:p>
            </table:table-cell>
            <table:table-cell table:style-name="Táblázat58.K3" office:value-type="string">
              <text:p text:style-name="P32"/>
            </table:table-cell>
          </table:table-row>
          <table:table-row table:style-name="Táblázat58.1">
            <table:table-cell table:style-name="Táblázat58.A27" office:value-type="string">
              <text:p text:style-name="P177">Kard, fejvadász</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9</text:p>
            </table:table-cell>
            <table:table-cell table:style-name="Táblázat58.H22" office:value-type="string">
              <text:p text:style-name="P183">11</text:p>
            </table:table-cell>
            <table:table-cell table:style-name="Táblázat58.J5" office:value-type="string">
              <text:p text:style-name="P183">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7">Kard, handzsá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3</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53">(IV)<text:span text:style-name="T18"> fegyver</text:span></text:p>
              <text:p text:style-name="P32">Erő követelmény: +2</text:p>
            </table:table-cell>
          </table:table-row>
          <table:table-row table:style-name="Táblázat58.1">
            <table:table-cell table:style-name="Táblázat58.A27" office:value-type="string">
              <text:p text:style-name="P177">Kard, hiequa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S/V</text:p>
            </table:table-cell>
            <table:table-cell table:style-name="Táblázat58.E22" office:value-type="string">
              <text:p text:style-name="P183">2</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2</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hosszú</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H22" office:value-type="string">
              <text:p text:style-name="P183">12</text:p>
            </table:table-cell>
            <table:table-cell table:style-name="Táblázat58.C3" office:value-type="string">
              <text:p text:style-name="P183">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7">Kard, jatagán</text:p>
            </table:table-cell>
            <table:table-cell table:style-name="Táblázat58.B2" office:value-type="string">
              <text:p text:style-name="P183">egykezes</text:p>
            </table:table-cell>
            <table:table-cell table:style-name="Táblázat58.C22" office:value-type="string">
              <text:p text:style-name="P183">+1</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98">1 penge</text:p>
              <text:p text:style-name="P198">vagy 0,5 penge?</text:p>
              <text:p text:style-name="P198">(Márk)</text:p>
            </table:table-cell>
            <table:table-cell table:style-name="Táblázat58.H22" office:value-type="string">
              <text:p text:style-name="P184">4</text:p>
            </table:table-cell>
            <table:table-cell table:style-name="Táblázat58.H22" office:value-type="string">
              <text:p text:style-name="P184">8</text:p>
            </table:table-cell>
            <table:table-cell table:style-name="Táblázat58.H22" office:value-type="string">
              <text:p text:style-name="P184">8</text:p>
            </table:table-cell>
            <table:table-cell table:style-name="Táblázat58.C3" office:value-type="string">
              <text:p text:style-name="P184">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kétkezes</text:p>
            </table:table-cell>
            <table:table-cell table:style-name="Táblázat58.B2" office:value-type="string">
              <text:p text:style-name="P183">kétkezes</text:p>
            </table:table-cell>
            <table:table-cell table:style-name="Táblázat58.C22" office:value-type="string">
              <text:p text:style-name="P183">+8</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2 penge</text:p>
            </table:table-cell>
            <table:table-cell table:style-name="Táblázat58.H22" office:value-type="string">
              <text:p text:style-name="P183">10</text:p>
            </table:table-cell>
            <table:table-cell table:style-name="Táblázat58.H22" office:value-type="string">
              <text:p text:style-name="P183">20</text:p>
            </table:table-cell>
            <table:table-cell table:style-name="Táblázat58.H22" office:value-type="string">
              <text:p text:style-name="P183">15</text:p>
            </table:table-cell>
            <table:table-cell table:style-name="Táblázat58.C3" office:value-type="string">
              <text:p text:style-name="P183">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7">Kard, khossas</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1</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kígyó</text:p>
            </table:table-cell>
            <table:table-cell table:style-name="Táblázat58.B2" office:value-type="string">
              <text:p text:style-name="P183">egykezes</text:p>
            </table:table-cell>
            <table:table-cell table:style-name="Táblázat58.C3" office:value-type="string">
              <text:p text:style-name="P183">+3</text:p>
            </table:table-cell>
            <table:table-cell table:style-name="Táblázat58.C3" office:value-type="string">
              <text:p text:style-name="P183"><text:s/>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5</text:p>
            </table:table-cell>
            <table:table-cell table:style-name="Táblázat58.C3" office:value-type="string">
              <text:p text:style-name="P183">11</text:p>
            </table:table-cell>
            <table:table-cell table:style-name="Táblázat58.C3" office:value-type="string">
              <text:p text:style-name="P183">11</text:p>
            </table:table-cell>
            <table:table-cell table:style-name="Táblázat58.C3" office:value-type="string">
              <text:p text:style-name="P183">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7">Kard, La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7">Kard, lovag</text:p>
            </table:table-cell>
            <table:table-cell table:style-name="Táblázat58.B2" office:value-type="string">
              <text:p text:style-name="P183">egykezes</text:p>
            </table:table-cell>
            <table:table-cell table:style-name="Táblázat58.C3" office:value-type="string">
              <text:p text:style-name="P183">+6</text:p>
            </table:table-cell>
            <table:table-cell table:style-name="Táblázat58.C3" office:value-type="string">
              <text:p text:style-name="P183">V/S</text:p>
            </table:table-cell>
            <table:table-cell table:style-name="Táblázat58.C3" office:value-type="string">
              <text:p text:style-name="P183">1</text:p>
            </table:table-cell>
            <table:table-cell table:style-name="Táblázat58.C3" office:value-type="string">
              <text:p text:style-name="P183">1 penge</text:p>
            </table:table-cell>
            <table:table-cell table:style-name="Táblázat58.C3" office:value-type="string">
              <text:p text:style-name="P183">7</text:p>
            </table:table-cell>
            <table:table-cell table:style-name="Táblázat58.C3" office:value-type="string">
              <text:p text:style-name="P183">15</text:p>
            </table:table-cell>
            <table:table-cell table:style-name="Táblázat58.C3" office:value-type="string">
              <text:p text:style-name="P183">12</text:p>
            </table:table-cell>
            <table:table-cell table:style-name="Táblázat58.C3" office:value-type="string">
              <text:p text:style-name="P183">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7">Kard, másfélkezes</text:p>
            </table:table-cell>
            <table:table-cell table:style-name="Táblázat58.B2" office:value-type="string">
              <text:p text:style-name="P183">kétkezes</text:p>
            </table:table-cell>
            <table:table-cell table:style-name="Táblázat58.C22" office:value-type="string">
              <text:p text:style-name="P183">+5</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5 penge</text:p>
            </table:table-cell>
            <table:table-cell table:style-name="Táblázat58.H22" office:value-type="string">
              <text:p text:style-name="P183">8</text:p>
            </table:table-cell>
            <table:table-cell table:style-name="Táblázat58.H22" office:value-type="string">
              <text:p text:style-name="P183">16</text:p>
            </table:table-cell>
            <table:table-cell table:style-name="Táblázat58.H22" office:value-type="string">
              <text:p text:style-name="P183">16</text:p>
            </table:table-cell>
            <table:table-cell table:style-name="Táblázat58.C3" office:value-type="string">
              <text:p text:style-name="P183">7</text:p>
            </table:table-cell>
            <table:table-cell table:style-name="Táblázat58.K3" office:value-type="string">
              <text:p text:style-name="P32">(MK), továbbá:</text:p>
              <text:list xml:id="list2146699401" text:style-name="L87">
                <text:list-item>
                  <text:p text:style-name="P364">2 kézre fogva az Erő +1 feletti része </text:p>
                </text:list-item>
                <text:list-item>
                  <text:p text:style-name="P364">+1-es Erő alatt forgatva:</text:p>
                </text:list-item>
                <text:list-item>
                  <text:p text:style-name="P364">1 pontonként -20 minden harcértékre</text:p>
                </text:list-item>
                <text:list-item>
                  <text:p text:style-name="P364">1:1 levonás SP-ből</text:p>
                </text:list-item>
              </text:list>
            </table:table-cell>
          </table:table-row>
          <table:table-row table:style-name="Táblázat58.1">
            <table:table-cell table:style-name="Táblázat58.A27" office:value-type="string">
              <text:p text:style-name="P177">Kard, mesterkard</text:p>
            </table:table-cell>
            <table:table-cell table:style-name="Táblázat58.B2" office:value-type="string">
              <text:p text:style-name="P183">kétkezes</text:p>
            </table:table-cell>
            <table:table-cell table:style-name="Táblázat58.C3" office:value-type="string">
              <text:p text:style-name="P183">+5</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5 penge</text:p>
            </table:table-cell>
            <table:table-cell table:style-name="Táblázat58.C3" office:value-type="string">
              <text:p text:style-name="P183">9</text:p>
            </table:table-cell>
            <table:table-cell table:style-name="Táblázat58.C3" office:value-type="string">
              <text:p text:style-name="P183">18</text:p>
            </table:table-cell>
            <table:table-cell table:style-name="Táblázat58.C3"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text:p>
              <text:p text:style-name="P51">TODO</text:p>
            </table:table-cell>
          </table:table-row>
          <table:table-row table:style-name="Táblázat58.1">
            <table:table-cell table:style-name="Táblázat58.A27" office:value-type="string">
              <text:p text:style-name="P177">Kard, Pu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3" office:value-type="string">
              <text:p text:style-name="P183">0,5 penge</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KF)</text:p>
            </table:table-cell>
          </table:table-row>
          <table:table-row table:style-name="Táblázat58.1">
            <table:table-cell table:style-name="Táblázat58.A27" office:value-type="string">
              <text:p text:style-name="P177">Kard, rövid</text:p>
            </table:table-cell>
            <table:table-cell table:style-name="Táblázat58.B2" office:value-type="string">
              <text:p text:style-name="P183">egykezes</text:p>
            </table:table-cell>
            <table:table-cell table:style-name="Táblázat58.C22" office:value-type="string">
              <text:p text:style-name="P183">+2</text:p>
            </table:table-cell>
            <table:table-cell table:style-name="Táblázat58.D22" office:value-type="string">
              <text:p text:style-name="P183">S/V</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text:p>
            </table:table-cell>
          </table:table-row>
          <table:table-row table:style-name="Táblázat58.1">
            <table:table-cell table:style-name="Táblázat58.A27" office:value-type="string">
              <text:p text:style-name="P177">Kard, Slan</text:p>
            </table:table-cell>
            <table:table-cell table:style-name="Táblázat58.B2" office:value-type="string">
              <text:p text:style-name="P183">kétkezes</text:p>
            </table:table-cell>
            <table:table-cell table:style-name="Táblázat58.C22" office:value-type="string">
              <text:p text:style-name="P183">+6</text:p>
            </table:table-cell>
            <table:table-cell table:style-name="Táblázat58.D22" office:value-type="string">
              <text:p text:style-name="P183">V/S</text:p>
            </table:table-cell>
            <table:table-cell table:style-name="Táblázat58.E22" office:value-type="string">
              <text:p text:style-name="P183">2</text:p>
            </table:table-cell>
            <table:table-cell table:style-name="Táblázat58.F22" office:value-type="string">
              <text:p text:style-name="P183">1,5 penge</text:p>
            </table:table-cell>
            <table:table-cell table:style-name="Táblázat58.H22" office:value-type="string">
              <text:p text:style-name="P183">9</text:p>
            </table:table-cell>
            <table:table-cell table:style-name="Táblázat58.H22" office:value-type="string">
              <text:p text:style-name="P183">19</text:p>
            </table:table-cell>
            <table:table-cell table:style-name="Táblázat58.H22"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7">Kard, Slan rövid</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11</text:p>
            </table:table-cell>
            <table:table-cell table:style-name="Táblázat58.H22" office:value-type="string">
              <text:p text:style-name="P183">5</text:p>
            </table:table-cell>
            <table:table-cell table:style-name="Táblázat58.C3" office:value-type="string">
              <text:p text:style-name="P183">5</text:p>
            </table:table-cell>
            <table:table-cell table:style-name="Táblázat58.K3" office:value-type="string">
              <text:p text:style-name="P32">Lásd Slan kard (de nem (MK))</text:p>
            </table:table-cell>
          </table:table-row>
          <table:table-row table:style-name="Táblázat58.1">
            <table:table-cell table:style-name="Táblázat58.A27" office:value-type="string">
              <text:p text:style-name="P177">Kard, Slan csatakard</text:p>
            </table:table-cell>
            <table:table-cell table:style-name="Táblázat58.B2" office:value-type="string">
              <text:p text:style-name="P183">kétkezes</text:p>
            </table:table-cell>
            <table:table-cell table:style-name="Táblázat58.C3" office:value-type="string">
              <text:p text:style-name="P183">+9</text:p>
            </table:table-cell>
            <table:table-cell table:style-name="Táblázat58.C3" office:value-type="string">
              <text:p text:style-name="P183">V/S</text:p>
            </table:table-cell>
            <table:table-cell table:style-name="Táblázat58.C3" office:value-type="string">
              <text:p text:style-name="P183">2</text:p>
            </table:table-cell>
            <table:table-cell table:style-name="Táblázat58.C3" office:value-type="string">
              <text:p text:style-name="P183">2 penge</text:p>
            </table:table-cell>
            <table:table-cell table:style-name="Táblázat58.C3" office:value-type="string">
              <text:p text:style-name="P183">9</text:p>
            </table:table-cell>
            <table:table-cell table:style-name="Táblázat58.C3" office:value-type="string">
              <text:p text:style-name="P183">23</text:p>
            </table:table-cell>
            <table:table-cell table:style-name="Táblázat58.C3" office:value-type="string">
              <text:p text:style-name="P183">17</text:p>
            </table:table-cell>
            <table:table-cell table:style-name="Táblázat58.C3" office:value-type="string">
              <text:p text:style-name="P183">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7">Kard, szablya</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C3" office:value-type="string">
              <text:p text:style-name="P183">12</text:p>
            </table:table-cell>
            <table:table-cell table:style-name="Táblázat58.C3" office:value-type="string">
              <text:p text:style-name="P183">6</text:p>
            </table:table-cell>
            <table:table-cell table:style-name="Táblázat58.K3" office:value-type="string">
              <text:p text:style-name="P53">(IV)<text:span text:style-name="T18"> fegyver</text:span></text:p>
            </table:table-cell>
          </table:table-row>
          <text:soft-page-break/>
          <table:table-row table:style-name="Táblázat58.1">
            <table:table-cell table:style-name="Táblázat58.A27" office:value-type="string">
              <text:p text:style-name="P177">Mara-sequor</text:p>
            </table:table-cell>
            <table:table-cell table:style-name="Táblázat58.B2" office:value-type="string">
              <text:p text:style-name="P183">két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7">Meneth</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Predoci egyeneskard</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Sequor</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177">(KF):</text:p>
            </table:table-cell>
          </table:table-row>
          <table:table-row table:style-name="Táblázat58.1">
            <table:table-cell table:style-name="Táblázat58.A27" office:value-type="string">
              <text:p text:style-name="P177">Tőrkard</text:p>
            </table:table-cell>
            <table:table-cell table:style-name="Táblázat58.B2" office:value-type="string">
              <text:p text:style-name="P183">egykezes</text:p>
            </table:table-cell>
            <table:table-cell table:style-name="Táblázat58.C3" office:value-type="string">
              <text:p text:style-name="P183">+2</text:p>
            </table:table-cell>
            <table:table-cell table:style-name="Táblázat58.C3" office:value-type="string">
              <text:p text:style-name="P183">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6</text:p>
            </table:table-cell>
            <table:table-cell table:style-name="Táblázat58.C3" office:value-type="string">
              <text:p text:style-name="P183">12</text:p>
            </table:table-cell>
            <table:table-cell table:style-name="Táblázat58.C3" office:value-type="string">
              <text:p text:style-name="P183">12</text:p>
            </table:table-cell>
            <table:table-cell table:style-name="Táblázat58.C3" office:value-type="string">
              <text:p text:style-name="P183">5</text:p>
            </table:table-cell>
            <table:table-cell table:style-name="Táblázat58.K3" office:value-type="string">
              <text:list xml:id="list1890429515" text:style-name="L88">
                <text:list-item>
                  <text:p text:style-name="P365">Az áldozat páncéldobás során -1 büntetést szenved el</text:p>
                </text:list-item>
                <text:list-item>
                  <text:p text:style-name="P365">Pontra támadás manővernél: a manőver nehézsége 1-el csökken</text:p>
                </text:list-item>
                <text:list-item>
                  <text:p text:style-name="P365">Ha az ellenfél is tőrkarddal harcol, mindketten kapnak +10 VÉ bónuszt.</text:p>
                </text:list-item>
              </text:list>
            </table:table-cell>
          </table:table-row>
        </table:table>
        <text:p text:style-name="Text_20_body"/>
      </text:section>
      <text:p text:style-name="P261"/>
      <text:p text:style-name="Text_20_body"/>
      <text:h text:style-name="P331"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4">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1">Fegyver</text:p>
            </table:table-cell>
            <table:table-cell table:style-name="Táblázat15.B2" office:value-type="string">
              <text:p text:style-name="P297">Forgatás módja</text:p>
            </table:table-cell>
            <table:table-cell table:style-name="Táblázat15.A2" office:value-type="string">
              <text:p text:style-name="P111">SP</text:p>
            </table:table-cell>
            <table:table-cell table:style-name="Táblázat15.A2" office:value-type="string">
              <text:p text:style-name="P297">Sebzés módja</text:p>
            </table:table-cell>
            <table:table-cell table:style-name="Táblázat15.A2" office:value-type="string">
              <text:p text:style-name="P111">Átütés</text:p>
            </table:table-cell>
            <table:table-cell table:style-name="Táblázat15.A2" office:value-type="string">
              <text:p text:style-name="P111">Pengehossz</text:p>
            </table:table-cell>
            <table:table-cell table:style-name="Táblázat15.A2" office:value-type="string">
              <text:p text:style-name="P111">KÉ</text:p>
            </table:table-cell>
            <table:table-cell table:style-name="Táblázat15.A2" office:value-type="string">
              <text:p text:style-name="P111">TÉ</text:p>
            </table:table-cell>
            <table:table-cell table:style-name="Táblázat15.A2" office:value-type="string">
              <text:p text:style-name="P111">VÉ</text:p>
            </table:table-cell>
            <table:table-cell table:style-name="Táblázat15.A2" office:value-type="string">
              <text:p text:style-name="P295">Sebesség</text:p>
            </table:table-cell>
            <table:table-cell table:style-name="Táblázat15.K2" office:value-type="string">
              <text:p text:style-name="P111">Speciális</text:p>
            </table:table-cell>
          </table:table-row>
          <table:table-row table:style-name="Táblázat15.1">
            <table:table-cell table:style-name="Táblázat15.A16" office:value-type="string">
              <text:p text:style-name="P177">Balta</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rövid</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furkó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egykezes</text:p>
            </table:table-cell>
            <table:table-cell table:style-name="Táblázat15.B6" office:value-type="string">
              <text:p text:style-name="P183">egykezes</text:p>
            </table:table-cell>
            <table:table-cell table:style-name="Táblázat15.B6" office:value-type="string">
              <text:p text:style-name="P188">5</text:p>
            </table:table-cell>
            <table:table-cell table:style-name="Táblázat15.B6" office:value-type="string">
              <text:p text:style-name="P188">Z</text:p>
            </table:table-cell>
            <table:table-cell table:style-name="Táblázat15.B6" office:value-type="string">
              <text:p text:style-name="P183">0</text:p>
            </table:table-cell>
            <table:table-cell table:style-name="Táblázat15.B6" office:value-type="string">
              <text:p text:style-name="P188">1 penge</text:p>
            </table:table-cell>
            <table:table-cell table:style-name="Táblázat15.B6" office:value-type="string">
              <text:p text:style-name="P188">4</text:p>
            </table:table-cell>
            <table:table-cell table:style-name="Táblázat15.B6" office:value-type="string">
              <text:p text:style-name="P188">12</text:p>
            </table:table-cell>
            <table:table-cell table:style-name="Táblázat15.B6" office:value-type="string">
              <text:p text:style-name="P188">8</text:p>
            </table:table-cell>
            <table:table-cell table:style-name="Táblázat15.B6" office:value-type="string">
              <text:p text:style-name="P188">7</text:p>
            </table:table-cell>
            <table:table-cell table:style-name="Táblázat15.K3" office:value-type="string">
              <text:p text:style-name="P32"/>
            </table:table-cell>
          </table:table-row>
          <table:table-row table:style-name="Táblázat15.1">
            <table:table-cell table:style-name="Táblázat15.A16" office:value-type="string">
              <text:p text:style-name="P177">Buzogány, kétkezes</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lánco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7">Buzogány, shadleki</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olla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üskés<text:line-break/>_csatacsillag_?</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egykezes</text:p>
            </table:table-cell>
            <table:table-cell table:style-name="Táblázat15.B2" office:value-type="string">
              <text:p text:style-name="P183">egykezes</text:p>
            </table:table-cell>
            <table:table-cell table:style-name="Táblázat15.C14" office:value-type="string">
              <text:p text:style-name="P183">+4</text:p>
            </table:table-cell>
            <table:table-cell table:style-name="Táblázat15.D14" office:value-type="string">
              <text:p text:style-name="P183">V<text:line-break/><text:span text:style-name="T39">(néha szúrás)</text:span></text:p>
            </table:table-cell>
            <table:table-cell table:style-name="Táblázat15.E14" office:value-type="string">
              <text:p text:style-name="P183">??</text:p>
            </table:table-cell>
            <table:table-cell table:style-name="Táblázat15.F14" office:value-type="string">
              <text:p text:style-name="P183">0,5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kétkezes</text:p>
            </table:table-cell>
            <table:table-cell table:style-name="Táblázat15.B2" office:value-type="string">
              <text:p text:style-name="P183">kétkezes</text:p>
            </table:table-cell>
            <table:table-cell table:style-name="Táblázat15.C14" office:value-type="string">
              <text:p text:style-name="P183">+8</text:p>
            </table:table-cell>
            <table:table-cell table:style-name="Táblázat15.D14" office:value-type="string">
              <text:p text:style-name="P183">??</text:p>
            </table:table-cell>
            <table:table-cell table:style-name="Táblázat15.E14" office:value-type="string">
              <text:p text:style-name="P183">??</text:p>
            </table:table-cell>
            <table:table-cell table:style-name="Táblázat15.F14" office:value-type="string">
              <text:p text:style-name="P183">1,5 penge</text:p>
            </table:table-cell>
            <table:table-cell table:style-name="Táblázat15.I14" office:value-type="string">
              <text:p text:style-name="P183">8</text:p>
            </table:table-cell>
            <table:table-cell table:style-name="Táblázat15.I14" office:value-type="string">
              <text:p text:style-name="P183">16</text:p>
            </table:table-cell>
            <table:table-cell table:style-name="Táblázat15.I14" office:value-type="string">
              <text:p text:style-name="P183">16</text:p>
            </table:table-cell>
            <table:table-cell table:style-name="Táblázat15.J14" office:value-type="string">
              <text:p text:style-name="P183"/>
            </table:table-cell>
            <table:table-cell table:style-name="Táblázat15.K14" office:value-type="string">
              <text:p text:style-name="P32"/>
            </table:table-cell>
          </table:table-row>
          <table:table-row table:style-name="Táblázat15.1">
            <table:table-cell table:style-name="Táblázat15.A16" office:value-type="string">
              <text:p text:style-name="P177">Csatacsákány</text:p>
            </table:table-cell>
            <table:table-cell table:style-name="Táblázat15.B2" office:value-type="string">
              <text:p text:style-name="P183">egykezes</text:p>
            </table:table-cell>
            <table:table-cell table:style-name="Táblázat15.C14" office:value-type="string">
              <text:p text:style-name="P183">+3</text:p>
            </table:table-cell>
            <table:table-cell table:style-name="Táblázat15.D14" office:value-type="string">
              <text:p text:style-name="P183">S?</text:p>
            </table:table-cell>
            <table:table-cell table:style-name="Táblázat15.E14" office:value-type="string">
              <text:p text:style-name="P183">10 !</text:p>
            </table:table-cell>
            <table:table-cell table:style-name="Táblázat15.F14" office:value-type="string">
              <text:p text:style-name="P183">1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7">Cséphadaró</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7">Harci kalapács</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
        <text:p text:style-name="Text_20_body"><text:s/></text:p>
      </text:section>
      <text:p text:style-name="Text_20_body"/>
      <text:h text:style-name="P331"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1431127631632">
          <table:table-cell table:style-name="Táblázat30.A1" office:value-type="string">
            <text:p text:style-name="P245">Hegy</text:p>
          </table:table-cell>
          <table:table-cell table:style-name="Táblázat30.A1" office:value-type="string">
            <text:p text:style-name="P245">SP</text:p>
          </table:table-cell>
          <table:table-cell table:style-name="Táblázat30.A1" office:value-type="string">
            <text:p text:style-name="P245">Sebzés módja</text:p>
          </table:table-cell>
          <table:table-cell table:style-name="Táblázat30.A1" office:value-type="string">
            <text:p text:style-name="P245">Átütés</text:p>
          </table:table-cell>
          <table:table-cell table:style-name="Táblázat30.E1" office:value-type="string">
            <text:p text:style-name="P245">Speciális</text:p>
          </table:table-cell>
        </table:table-row>
        <table:table-row table:style-name="TableLine1431127625872">
          <table:table-cell table:style-name="Táblázat30.A2" office:value-type="string">
            <text:p text:style-name="P242">Keskeny hegyű</text:p>
          </table:table-cell>
          <table:table-cell table:style-name="Táblázat30.D4" office:value-type="string">
            <text:p text:style-name="P242">+2</text:p>
          </table:table-cell>
          <table:table-cell table:style-name="Táblázat30.D4" office:value-type="string">
            <text:p text:style-name="P242">S</text:p>
          </table:table-cell>
          <table:table-cell table:style-name="Táblázat30.D4" office:value-type="string">
            <text:p text:style-name="P242">4</text:p>
          </table:table-cell>
          <table:table-cell table:style-name="Táblázat30.E4" office:value-type="string">
            <text:p text:style-name="P243">Kis területet roncsol, de páncélokat jól üti át</text:p>
          </table:table-cell>
        </table:table-row>
        <table:table-row table:style-name="TableLine1431127632496">
          <table:table-cell table:style-name="Táblázat30.A2" office:value-type="string">
            <text:p text:style-name="P242">Széles hegyű</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p text:style-name="P243">Nagy területet roncsol, de nehezebben megy át a páncélokon</text:p>
          </table:table-cell>
        </table:table-row>
        <table:table-row table:style-name="TableLine1431127632208">
          <table:table-cell table:style-name="Táblázat30.A2" office:value-type="string">
            <text:p text:style-name="P242">Szigony</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list xml:id="list233134560904290" text:continue-list="list433461447" text:style-name="L86">
              <text:list-item text:start-value="1">
                <text:p text:style-name="P366">Ha minimum 11 SP lett a sebződobás (SFÉ lejön!), akkor +5 SP jár.</text:p>
              </text:list-item>
              <text:list-item>
                <text:p text:style-name="P366">Páncélos ellenfélnél: K6 dobás: <text:line-break/>1-3 értéknél a fegyver elakad a testben, ha átment rajta a sebzés.</text:p>
              </text:list-item>
              <text:list-item>
                <text:p text:style-name="P366">Páncéltalan esetén: K6 dobás: <text:line-break/>1-es értéknél a fegyver elakad a testben, ha átment rajta a sebzés.</text:p>
              </text:list-item>
            </text:list>
          </table:table-cell>
        </table:table-row>
        <table:table-row table:style-name="TableLine1431127630480">
          <table:table-cell table:style-name="Táblázat30.A2" office:value-type="string">
            <text:p text:style-name="P242">Alabárd fej</text:p>
          </table:table-cell>
          <table:table-cell table:style-name="Táblázat30.B5" office:value-type="string">
            <text:p text:style-name="P242"/>
          </table:table-cell>
          <table:table-cell table:style-name="Táblázat30.B5" office:value-type="string">
            <text:p text:style-name="P242"/>
          </table:table-cell>
          <table:table-cell table:style-name="Táblázat30.B5" office:value-type="string">
            <text:p text:style-name="P242"/>
          </table:table-cell>
          <table:table-cell table:style-name="Táblázat30.E5" office:value-type="string">
            <text:p text:style-name="P246"/>
          </table:table-cell>
        </table:table-row>
      </table:table>
      <text:p text:style-name="Text_20_body"/>
      <text:p text:style-name="P267">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4">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1">Fegyver</text:p>
          </table:table-cell>
          <table:table-cell table:style-name="Táblázat69.B2" office:value-type="string">
            <text:p text:style-name="P297">Forgatás módja</text:p>
          </table:table-cell>
          <table:table-cell table:style-name="Táblázat69.A2" office:value-type="string">
            <text:p text:style-name="P111">SP</text:p>
          </table:table-cell>
          <table:table-cell table:style-name="Táblázat69.A2" office:value-type="string">
            <text:p text:style-name="P297">Sebzés módja</text:p>
          </table:table-cell>
          <table:table-cell table:style-name="Táblázat69.A2" office:value-type="string">
            <text:p text:style-name="P111">Átütés</text:p>
          </table:table-cell>
          <table:table-cell table:style-name="Táblázat69.A2" office:value-type="string">
            <text:p text:style-name="P111">Pengehossz</text:p>
          </table:table-cell>
          <table:table-cell table:style-name="Táblázat69.A2" office:value-type="string">
            <text:p text:style-name="P111">KÉ</text:p>
          </table:table-cell>
          <table:table-cell table:style-name="Táblázat69.A2" office:value-type="string">
            <text:p text:style-name="P111">TÉ</text:p>
          </table:table-cell>
          <table:table-cell table:style-name="Táblázat69.A2" office:value-type="string">
            <text:p text:style-name="P111">VÉ</text:p>
          </table:table-cell>
          <table:table-cell table:style-name="Táblázat69.A2" office:value-type="string">
            <text:p text:style-name="P295">Sebesség</text:p>
          </table:table-cell>
          <table:table-cell table:style-name="Táblázat69.K2" office:value-type="string">
            <text:p text:style-name="P111">Speciális</text:p>
          </table:table-cell>
        </table:table-row>
        <table:table-row table:style-name="Táblázat69.1">
          <table:table-cell table:style-name="Táblázat69.A8" office:value-type="string">
            <text:p text:style-name="P177">Alabárd</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Talán a legjobb a páncélok ellen</text:p>
          </table:table-cell>
        </table:table-row>
        <table:table-row table:style-name="Táblázat69.1">
          <table:table-cell table:style-name="Táblázat69.A8" office:value-type="string">
            <text:p text:style-name="P177">Bot, hosszú</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D4" office:value-type="string">
            <text:p text:style-name="P183">Z</text:p>
          </table:table-cell>
          <table:table-cell table:style-name="Táblázat69.D4" office:value-type="string">
            <text:p text:style-name="P183">0</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Lándzsa</text:p>
          </table:table-cell>
          <table:table-cell table:style-name="Táblázat69.B2" office:value-type="string">
            <text:p text:style-name="P183">kétkezes</text:p>
          </table:table-cell>
          <table:table-cell table:style-name="Táblázat69.D4" office:value-type="string">
            <text:p text:style-name="P183"/>
          </table:table-cell>
          <table:table-cell table:style-name="Táblázat69.D4" office:value-type="string">
            <text:p text:style-name="P183">S</text:p>
          </table:table-cell>
          <table:table-cell table:style-name="Táblázat69.C3" office:value-type="string">
            <text:p text:style-name="P183"/>
          </table:table-cell>
          <table:table-cell table:style-name="Táblázat69.D4" office:value-type="string">
            <text:p text:style-name="P183">3 penge</text:p>
          </table:table-cell>
          <table:table-cell table:style-name="Táblázat69.D4" office:value-type="string">
            <text:p text:style-name="P183">12</text:p>
          </table:table-cell>
          <table:table-cell table:style-name="Táblázat69.D4" office:value-type="string">
            <text:p text:style-name="P183">24</text:p>
          </table:table-cell>
          <table:table-cell table:style-name="Táblázat69.D4" office:value-type="string">
            <text:p text:style-name="P183">24</text:p>
          </table:table-cell>
          <table:table-cell table:style-name="Táblázat69.D4" office:value-type="string">
            <text:p text:style-name="P183"/>
          </table:table-cell>
          <table:table-cell table:style-name="Táblázat69.K5" office:value-type="string">
            <text:p text:style-name="P177"/>
          </table:table-cell>
        </table:table-row>
        <table:table-row table:style-name="Táblázat69.1">
          <table:table-cell table:style-name="Táblázat69.A8" office:value-type="string">
            <text:p text:style-name="P177">Pika</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egykezes</text:p>
          </table:table-cell>
          <table:table-cell table:style-name="Táblázat69.B2" office:value-type="string">
            <text:p text:style-name="P183">egy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kétkezes</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4">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1">Fegyver</text:p>
          </table:table-cell>
          <table:table-cell table:style-name="Táblázat59.B2" office:value-type="string">
            <text:p text:style-name="P297">Forgatás módja</text:p>
          </table:table-cell>
          <table:table-cell table:style-name="Táblázat59.A2" office:value-type="string">
            <text:p text:style-name="P111">SP</text:p>
          </table:table-cell>
          <table:table-cell table:style-name="Táblázat59.A2" office:value-type="string">
            <text:p text:style-name="P297">Sebzés módja</text:p>
          </table:table-cell>
          <table:table-cell table:style-name="Táblázat59.A2" office:value-type="string">
            <text:p text:style-name="P111">Átütés</text:p>
          </table:table-cell>
          <table:table-cell table:style-name="Táblázat59.A2" office:value-type="string">
            <text:p text:style-name="P111">Pengehossz</text:p>
          </table:table-cell>
          <table:table-cell table:style-name="Táblázat59.A2" office:value-type="string">
            <text:p text:style-name="P111">KÉ</text:p>
          </table:table-cell>
          <table:table-cell table:style-name="Táblázat59.A2" office:value-type="string">
            <text:p text:style-name="P111">TÉ</text:p>
          </table:table-cell>
          <table:table-cell table:style-name="Táblázat59.A2" office:value-type="string">
            <text:p text:style-name="P111">VÉ</text:p>
          </table:table-cell>
          <table:table-cell table:style-name="Táblázat59.A2" office:value-type="string">
            <text:p text:style-name="P295">Sebesség</text:p>
          </table:table-cell>
          <table:table-cell table:style-name="Táblázat59.K2" office:value-type="string">
            <text:p text:style-name="P111">Speciális</text:p>
          </table:table-cell>
        </table:table-row>
        <table:table-row table:style-name="Táblázat59.1">
          <table:table-cell table:style-name="Táblázat59.A5" office:value-type="string">
            <text:p text:style-name="P177">??? Kopja, könnyű</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nehéz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
      <text:p text:style-name="Standard"/>
      <text:section text:style-name="Sect12" text:name="lándzsavívó_fegyverek">
        <text:p text:style-name="Standard"/>
        <text:p text:style-name="Standard"/>
      </text:section>
      <text:h text:style-name="P331" text:outline-level="3"><text:bookmark-start text:name="__RefHeading___Toc11976_3781431762"/>Hajítófegyverek harcértékei<text:bookmark-end text:name="__RefHeading___Toc11976_3781431762"/></text:h>
      <text:list xml:id="list4093510501" text:style-name="L89">
        <text:list-item>
          <text:p text:style-name="P476">A Hajítófegyverek sebzése általánosságban <text:span text:style-name="T67">Szúró</text:span><text:span text:style-name="T35">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1431129230096">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431129218576">
            <table:table-cell table:style-name="Táblázat63.A2" office:value-type="string">
              <text:p text:style-name="P90">Fegyver</text:p>
            </table:table-cell>
            <table:table-cell table:style-name="Táblázat63.B2" office:value-type="string">
              <text:p text:style-name="P297">Forgatás módja</text:p>
            </table:table-cell>
            <table:table-cell table:style-name="Táblázat63.A2" office:value-type="string">
              <text:p text:style-name="P90">SP</text:p>
            </table:table-cell>
            <table:table-cell table:style-name="Táblázat63.A2" office:value-type="string">
              <text:p text:style-name="P297">Sebzés módja</text:p>
            </table:table-cell>
            <table:table-cell table:style-name="Táblázat63.A2" office:value-type="string">
              <text:p text:style-name="P90">Átütés</text:p>
            </table:table-cell>
            <table:table-cell table:style-name="Táblázat63.A2" office:value-type="string">
              <text:p text:style-name="P90">KÉ</text:p>
            </table:table-cell>
            <table:table-cell table:style-name="Táblázat63.A2" office:value-type="string">
              <text:p text:style-name="P90">CÉ </text:p>
            </table:table-cell>
            <table:table-cell table:style-name="Táblázat63.A2" office:value-type="string">
              <text:p text:style-name="P90">Osztó</text:p>
            </table:table-cell>
            <table:table-cell table:style-name="Táblázat63.A2" office:value-type="string">
              <text:p text:style-name="P90">Hatótáv</text:p>
            </table:table-cell>
            <table:table-cell table:style-name="Táblázat63.A2" office:value-type="string">
              <text:p text:style-name="P293">Sebesség</text:p>
            </table:table-cell>
            <table:table-cell table:style-name="Táblázat63.K2" office:value-type="string">
              <text:p text:style-name="P90">Speciális / Megjegyzés</text:p>
            </table:table-cell>
          </table:table-row>
          <table:table-row table:style-name="TableLine1431129225776">
            <table:table-cell table:style-name="Táblázat63.A5" office:value-type="string">
              <text:p text:style-name="P276">Könnyű kopja</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3</text:p>
            </table:table-cell>
          </table:table-row>
          <table:table-row table:style-name="TableLine1431129230384">
            <table:table-cell table:style-name="Táblázat63.A5" office:value-type="string">
              <text:p text:style-name="P276">Lándzsa _?_</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2</text:p>
            </table:table-cell>
          </table:table-row>
          <table:table-row table:style-name="TableLine1431129232400">
            <table:table-cell table:style-name="Táblázat63.A5" office:value-type="string">
              <text:p text:style-name="P276">Dárda, hajító</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2</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0</text:p>
              <text:p text:style-name="P77">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1431129222896">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431129225200">
            <table:table-cell table:style-name="Táblázat72.A2" office:value-type="string">
              <text:p text:style-name="P90">Fegyver</text:p>
            </table:table-cell>
            <table:table-cell table:style-name="Táblázat72.B2" office:value-type="string">
              <text:p text:style-name="P297">Forgatás módja</text:p>
            </table:table-cell>
            <table:table-cell table:style-name="Táblázat72.A2" office:value-type="string">
              <text:p text:style-name="P90">SP</text:p>
            </table:table-cell>
            <table:table-cell table:style-name="Táblázat72.A2" office:value-type="string">
              <text:p text:style-name="P297">Sebzés módja</text:p>
            </table:table-cell>
            <table:table-cell table:style-name="Táblázat72.A2" office:value-type="string">
              <text:p text:style-name="P90">Átütés</text:p>
            </table:table-cell>
            <table:table-cell table:style-name="Táblázat72.A2" office:value-type="string">
              <text:p text:style-name="P90">KÉ</text:p>
            </table:table-cell>
            <table:table-cell table:style-name="Táblázat72.A2" office:value-type="string">
              <text:p text:style-name="P90">CÉ </text:p>
            </table:table-cell>
            <table:table-cell table:style-name="Táblázat72.A2" office:value-type="string">
              <text:p text:style-name="P90">Osztó</text:p>
            </table:table-cell>
            <table:table-cell table:style-name="Táblázat72.A2" office:value-type="string">
              <text:p text:style-name="P90">Hatótáv</text:p>
            </table:table-cell>
            <table:table-cell table:style-name="Táblázat72.A2" office:value-type="string">
              <text:p text:style-name="P293">Sebesség</text:p>
            </table:table-cell>
            <table:table-cell table:style-name="Táblázat72.K2" office:value-type="string">
              <text:p text:style-name="P90">Speciális / Megjegyzés</text:p>
            </table:table-cell>
          </table:table-row>
          <table:table-row table:style-name="TableLine1431129220592">
            <table:table-cell table:style-name="Táblázat72.A10" office:value-type="string">
              <text:p text:style-name="P301">Bol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1431129224048">
            <table:table-cell table:style-name="Táblázat72.A10" office:value-type="string">
              <text:p text:style-name="P276">Hajítóbárd</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1</text:p>
            </table:table-cell>
            <table:table-cell table:style-name="Táblázat72.I3" office:value-type="string">
              <text:p text:style-name="P278">20m*</text:p>
            </table:table-cell>
            <table:table-cell table:style-name="Táblázat72.J10" office:value-type="string">
              <text:p text:style-name="P77"/>
            </table:table-cell>
            <table:table-cell table:style-name="Táblázat72.K10" office:value-type="string">
              <text:p text:style-name="P77">Maximális hatótávolsága: <text:line-break/>20+(Erő x 4) méterben</text:p>
              <text:p text:style-name="P77">Pajzsba dobva csökkenti annak Védő Értékét a dobott SP értékkel</text:p>
            </table:table-cell>
          </table:table-row>
          <table:table-row table:style-name="TableLine1431129233264">
            <table:table-cell table:style-name="Táblázat72.A10" office:value-type="string">
              <text:p text:style-name="P276">Hajítótőr</text:p>
            </table:table-cell>
            <table:table-cell table:style-name="Táblázat72.B2" office:value-type="string">
              <text:p text:style-name="P276">egykezes</text:p>
            </table:table-cell>
            <table:table-cell table:style-name="Táblázat72.H3" office:value-type="string">
              <text:p text:style-name="P276">+0</text:p>
            </table:table-cell>
            <table:table-cell table:style-name="Táblázat72.H3" office:value-type="string">
              <text:p text:style-name="P276">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Automatikusan jár rá a Közeli lövés fortélynál leírt +10CÉ bónusz ha a célpont Cellaszáma 1.</text:p>
              <text:p text:style-name="P77">Erőbónusz: Erő 1:1-ben beszámít</text:p>
              <text:p text:style-name="P75"><text:s/>SFÉ bónusz még ellene esetleg.. (dupla SFÉ?)</text:p>
            </table:table-cell>
          </table:table-row>
          <table:table-row table:style-name="TableLine1431129228944">
            <table:table-cell table:style-name="Táblázat72.A10" office:value-type="string">
              <text:p text:style-name="P276">kő, alm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0</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Maximális hatótávolsága: <text:line-break/>20+(Erő x 5) méterben</text:p>
            </table:table-cell>
          </table:table-row>
          <table:table-row table:style-name="TableLine1431129229520">
            <table:table-cell table:style-name="Táblázat72.A10" office:value-type="string">
              <text:p text:style-name="P276">Paritty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70m</text:p>
            </table:table-cell>
            <table:table-cell table:style-name="Táblázat72.J10" office:value-type="string">
              <text:p text:style-name="P77"/>
            </table:table-cell>
            <table:table-cell table:style-name="Táblázat72.K10" office:value-type="string">
              <text:p text:style-name="P76">Lehet nagy sebzése, de az SFÉ duplán számítson ellene (vagy SFÉ bónusz)</text:p>
            </table:table-cell>
          </table:table-row>
          <table:table-row table:style-name="TableLine1431129226928">
            <table:table-cell table:style-name="Táblázat72.A10" office:value-type="string">
              <text:p text:style-name="P301">Ramiera _?_</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1</text:p>
            </table:table-cell>
            <table:table-cell table:style-name="Táblázat72.H3" office:value-type="string">
              <text:p text:style-name="P276">1</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1431129251120">
            <table:table-cell table:style-name="Táblázat72.A10" office:value-type="string">
              <text:p text:style-name="P276"><text:span text:style-name="T52">Slan</text:span> csillag</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3</text:p>
            </table:table-cell>
            <table:table-cell table:style-name="Táblázat72.H3" office:value-type="string">
              <text:p text:style-name="P276">1</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1431129241328">
            <table:table-cell table:style-name="Táblázat72.A10" office:value-type="string">
              <text:p text:style-name="P276">Tőr</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2</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1431129250544">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431129243344">
            <table:table-cell table:style-name="Táblázat60.A2" office:value-type="string">
              <text:p text:style-name="P90">Fegyver</text:p>
            </table:table-cell>
            <table:table-cell table:style-name="Táblázat60.B2" office:value-type="string">
              <text:p text:style-name="P297">Forgatás módja</text:p>
            </table:table-cell>
            <table:table-cell table:style-name="Táblázat60.A2" office:value-type="string">
              <text:p text:style-name="P90">SP</text:p>
            </table:table-cell>
            <table:table-cell table:style-name="Táblázat60.A2" office:value-type="string">
              <text:p text:style-name="P297">Sebzés módja</text:p>
            </table:table-cell>
            <table:table-cell table:style-name="Táblázat60.A2" office:value-type="string">
              <text:p text:style-name="P90">Átütés</text:p>
            </table:table-cell>
            <table:table-cell table:style-name="Táblázat60.A2" office:value-type="string">
              <text:p text:style-name="P90">KÉ</text:p>
            </table:table-cell>
            <table:table-cell table:style-name="Táblázat60.A2" office:value-type="string">
              <text:p text:style-name="P90">CÉ </text:p>
            </table:table-cell>
            <table:table-cell table:style-name="Táblázat60.A2" office:value-type="string">
              <text:p text:style-name="P90">Osztó</text:p>
            </table:table-cell>
            <table:table-cell table:style-name="Táblázat60.A2" office:value-type="string">
              <text:p text:style-name="P90">Hatótáv</text:p>
            </table:table-cell>
            <table:table-cell table:style-name="Táblázat60.A2" office:value-type="string">
              <text:p text:style-name="P293">Sebesség</text:p>
            </table:table-cell>
            <table:table-cell table:style-name="Táblázat60.K2" office:value-type="string">
              <text:p text:style-name="P90">Speciális / Megjegyzés</text:p>
            </table:table-cell>
          </table:table-row>
          <table:table-row table:style-name="TableLine1431129243632">
            <table:table-cell table:style-name="Táblázat60.A5" office:value-type="string">
              <text:p text:style-name="P276">Dobóháló</text:p>
            </table:table-cell>
            <table:table-cell table:style-name="Táblázat60.B2"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Maximális hatótávolsága: 4+Erő méterben</text:p>
            </table:table-cell>
          </table:table-row>
          <table:table-row table:style-name="TableLine1431129248816">
            <table:table-cell table:style-name="Táblázat60.A5" office:value-type="string">
              <text:p text:style-name="P276">Köpeny</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
            </table:table-cell>
          </table:table-row>
          <table:table-row table:style-name="TableLine1431129246512">
            <table:table-cell table:style-name="Táblázat60.A5" office:value-type="string">
              <text:p text:style-name="P276">Lasszó</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10m</text:p>
            </table:table-cell>
            <table:table-cell table:style-name="Táblázat60.J5" office:value-type="string">
              <text:p text:style-name="P77"/>
            </table:table-cell>
            <table:table-cell table:style-name="Táblázat60.K5" office:value-type="string">
              <text:p text:style-name="P77"/>
            </table:table-cell>
          </table:table-row>
        </table:table>
        <text:p text:style-name="Standard"/>
      </text:section>
      <text:p text:style-name="Standard"/>
      <text:h text:style-name="P331" text:outline-level="3"><text:bookmark-start text:name="__RefHeading___Toc11978_3781431762"/>Lőfegyverek harcértékei<text:bookmark-end text:name="__RefHeading___Toc11978_3781431762"/></text:h>
      <text:p text:style-name="P211">TODO_HARC_#36.</text:p>
      <text:list xml:id="list233134106825481" text:continue-list="list4093510501" text:style-name="L89">
        <text:list-item text:start-value="1">
          <text:p text:style-name="P476">A Lőfegyverek sebzése általánosságban <text:span text:style-name="T66">Szúró</text:span><text:span text:style-name="T29"> </text:span>jellegű. Ahol ez másként van, ott az adott fegyver leírásánál a „Speciális/Megjegyzés” oszlopban ezt külön feltüntetjük.</text:p>
        </text:list-item>
        <text:list-item>
          <text:p text:style-name="P476"><text:span text:style-name="T37">A </text:span>Sebzést és Átütést a nyílhegy is meghatározza! <text:span text:style-name="T69">TODO</text:span></text:p>
        </text:list-item>
        <text:list-item>
          <text:p text:style-name="P422">1 helyen rögzített „lengő” anyagok könnyen megfoghatják a lövedékeket (pl. száradó ruha).</text:p>
        </text:list-item>
      </text:list>
      <text:p text:style-name="P261"/>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1431129241040">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431129236432">
          <table:table-cell table:style-name="Táblázat64.A2" office:value-type="string">
            <text:p text:style-name="P90">Fegyver</text:p>
          </table:table-cell>
          <table:table-cell table:style-name="Táblázat64.B2" office:value-type="string">
            <text:p text:style-name="P297">Forgatás módja</text:p>
          </table:table-cell>
          <table:table-cell table:style-name="Táblázat64.A2" office:value-type="string">
            <text:p text:style-name="P90">SP</text:p>
          </table:table-cell>
          <table:table-cell table:style-name="Táblázat64.A2" office:value-type="string">
            <text:p text:style-name="P297">Sebzés módja</text:p>
          </table:table-cell>
          <table:table-cell table:style-name="Táblázat64.A2" office:value-type="string">
            <text:p text:style-name="P90">Átütés</text:p>
          </table:table-cell>
          <table:table-cell table:style-name="Táblázat64.A2" office:value-type="string">
            <text:p text:style-name="P90">KÉ</text:p>
          </table:table-cell>
          <table:table-cell table:style-name="Táblázat64.A2" office:value-type="string">
            <text:p text:style-name="P90">CÉ </text:p>
          </table:table-cell>
          <table:table-cell table:style-name="Táblázat64.A2" office:value-type="string">
            <text:p text:style-name="P90">Osztó</text:p>
          </table:table-cell>
          <table:table-cell table:style-name="Táblázat64.A2" office:value-type="string">
            <text:p text:style-name="P90">Hatótáv</text:p>
          </table:table-cell>
          <table:table-cell table:style-name="Táblázat64.A2" office:value-type="string">
            <text:p text:style-name="P293">Sebesség</text:p>
          </table:table-cell>
          <table:table-cell table:style-name="Táblázat64.K2" office:value-type="string">
            <text:p text:style-name="P90">Speciális / Megjegyzés</text:p>
          </table:table-cell>
        </table:table-row>
        <table:table-row table:style-name="TableLine1431129239600">
          <table:table-cell table:style-name="Táblázat64.A8" office:value-type="string">
            <text:p text:style-name="P276">Rövid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2</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1431129244784">
          <table:table-cell table:style-name="Táblázat64.A8" office:value-type="string">
            <text:p text:style-name="P276">Hosszú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2</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1431129237872">
          <table:table-cell table:style-name="Táblázat64.A8" office:value-type="string">
            <text:p text:style-name="P276">Visszacsapó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1431129233552">
          <table:table-cell table:style-name="Táblázat64.A8" office:value-type="string">
            <text:p text:style-name="P276"><text:span text:style-name="T52">Elf</text:span>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3</text:p>
          </table:table-cell>
          <table:table-cell table:style-name="Táblázat64.H3" office:value-type="string">
            <text:p text:style-name="P276">3(4*)</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Csak a készítője (és egyben birtokosa) kezében, egyébként hagyományos íjként működik. Osztója: 3.</text:p>
          </table:table-cell>
        </table:table-row>
        <table:table-row table:style-name="TableLine1431129240176">
          <table:table-cell table:style-name="Táblázat64.A8" office:value-type="string">
            <text:p text:style-name="P276">Fúvócső, kicsi</text:p>
          </table:table-cell>
          <table:table-cell table:style-name="Táblázat64.B2" office:value-type="string">
            <text:p text:style-name="P276">egy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8</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k20 dobásnál: 20-as dobás: 1 ÉP, különben 0 ÉP</text:p>
          </table:table-cell>
        </table:table-row>
        <table:table-row table:style-name="TableLine1431129234128">
          <table:table-cell table:style-name="Táblázat64.A8" office:value-type="string">
            <text:p text:style-name="P276">Fúvócső, vadász</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
          </table:table-cell>
        </table:table-row>
      </table:table>
      <text:p text:style-name="Standard"/>
      <text:section text:style-name="Sect12" text:name="íjász_lőfegyverek">
        <text:p text:style-name="Text_20_body"><text:s/></text:p>
        <text:p text:style-name="P10"/>
      </text:section>
      <text:h text:style-name="P336"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1431129235856">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431129237296">
          <table:table-cell table:style-name="Táblázat65.A2" office:value-type="string">
            <text:p text:style-name="P90">Fegyver</text:p>
          </table:table-cell>
          <table:table-cell table:style-name="Táblázat65.B2" office:value-type="string">
            <text:p text:style-name="P297">Forgatás módja</text:p>
          </table:table-cell>
          <table:table-cell table:style-name="Táblázat65.A2" office:value-type="string">
            <text:p text:style-name="P90">SP</text:p>
          </table:table-cell>
          <table:table-cell table:style-name="Táblázat65.A2" office:value-type="string">
            <text:p text:style-name="P297">Sebzés módja</text:p>
          </table:table-cell>
          <table:table-cell table:style-name="Táblázat65.A2" office:value-type="string">
            <text:p text:style-name="P90">Átütés</text:p>
          </table:table-cell>
          <table:table-cell table:style-name="Táblázat65.A2" office:value-type="string">
            <text:p text:style-name="P90">KÉ</text:p>
          </table:table-cell>
          <table:table-cell table:style-name="Táblázat65.A2" office:value-type="string">
            <text:p text:style-name="P90">CÉ </text:p>
          </table:table-cell>
          <table:table-cell table:style-name="Táblázat65.A2" office:value-type="string">
            <text:p text:style-name="P90">Osztó</text:p>
          </table:table-cell>
          <table:table-cell table:style-name="Táblázat65.A2" office:value-type="string">
            <text:p text:style-name="P90">Hatótáv</text:p>
          </table:table-cell>
          <table:table-cell table:style-name="Táblázat65.A2" office:value-type="string">
            <text:p text:style-name="P293">Sebesség</text:p>
          </table:table-cell>
          <table:table-cell table:style-name="Táblázat65.K2" office:value-type="string">
            <text:p text:style-name="P90">Speciális / Megjegyzés</text:p>
          </table:table-cell>
        </table:table-row>
        <table:table-row table:style-name="TableLine1431129253136">
          <table:table-cell table:style-name="Táblázat65.A7" office:value-type="string">
            <text:p text:style-name="P276">Kézi nyílpuska</text:p>
          </table:table-cell>
          <table:table-cell table:style-name="Táblázat65.B2" office:value-type="string">
            <text:p text:style-name="P276">egy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0*</text:p>
          </table:table-cell>
          <table:table-cell table:style-name="Táblázat65.C3" office:value-type="string">
            <text:p text:style-name="P276">3</text:p>
          </table:table-cell>
          <table:table-cell table:style-name="Táblázat65.I3" office:value-type="string">
            <text:p text:style-name="P276">20m</text:p>
          </table:table-cell>
          <table:table-cell table:style-name="Táblázat65.J7" office:value-type="string">
            <text:p text:style-name="P77"/>
          </table:table-cell>
          <table:table-cell table:style-name="Táblázat65.K7" office:value-type="string">
            <text:p text:style-name="P77">* A kézi nyílpuska kevésbé pontos fegyver kis mérete miatt.</text:p>
          </table:table-cell>
        </table:table-row>
        <table:table-row table:style-name="TableLine1431129263792">
          <table:table-cell table:style-name="Táblázat65.A7" office:value-type="string">
            <text:p text:style-name="P276">Nyílpuska</text:p>
          </table:table-cell>
          <table:table-cell table:style-name="Táblázat65.B2" office:value-type="string">
            <text:p text:style-name="P276">kétkezes</text:p>
          </table:table-cell>
          <table:table-cell table:style-name="Táblázat65.C3" office:value-type="string">
            <text:p text:style-name="P276">+6</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8">Nem páncéltörő ?? A nehézvértet átviszi, vagy nem?</text:p>
            <text:p text:style-name="P78">Távolság-függő Átütés.</text:p>
          </table:table-cell>
        </table:table-row>
        <table:table-row table:style-name="TableLine1431129260048">
          <table:table-cell table:style-name="Táblázat65.A7" office:value-type="string">
            <text:p text:style-name="P276">Nehéz nyílpuska</text:p>
          </table:table-cell>
          <table:table-cell table:style-name="Táblázat65.B2" office:value-type="string">
            <text:p text:style-name="P276">kétkezes</text:p>
          </table:table-cell>
          <table:table-cell table:style-name="Táblázat65.C3" office:value-type="string">
            <text:p text:style-name="P276">+14</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80m</text:p>
          </table:table-cell>
          <table:table-cell table:style-name="Táblázat65.J7" office:value-type="string">
            <text:p text:style-name="P77"/>
          </table:table-cell>
          <table:table-cell table:style-name="Táblázat65.K7" office:value-type="string">
            <text:p text:style-name="P77">Páncéltörő <text:s/>Ez átviszi a nehézvértet is!</text:p>
          </table:table-cell>
        </table:table-row>
        <table:table-row table:style-name="TableLine1431129258032">
          <table:table-cell table:style-name="Táblázat65.A7" office:value-type="string">
            <text:p text:style-name="P276"><text:span text:style-name="T52">Shad.</text:span> páncéltörő</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Z</text:p>
          </table:table-cell>
          <table:table-cell table:style-name="Táblázat65.C3" office:value-type="string">
            <text:p text:style-name="P276">??</text:p>
          </table:table-cell>
          <table:table-cell table:style-name="Táblázat65.C3" office:value-type="string">
            <text:p text:style-name="P276"/>
          </table:table-cell>
          <table:table-cell table:style-name="Táblázat65.C3" office:value-type="string">
            <text:p text:style-name="P276">+4</text:p>
          </table:table-cell>
          <table:table-cell table:style-name="Táblázat65.C3" office:value-type="string">
            <text:p text:style-name="P276">4</text:p>
          </table:table-cell>
          <table:table-cell table:style-name="Táblázat65.I3" office:value-type="string">
            <text:p text:style-name="P279">120m</text:p>
          </table:table-cell>
          <table:table-cell table:style-name="Táblázat65.J7" office:value-type="string">
            <text:p text:style-name="P77"/>
          </table:table-cell>
          <table:table-cell table:style-name="Táblázat65.K7" office:value-type="string">
            <text:p text:style-name="P77">* Újratöltés: 1 emberrel: 3 kör, 2 emberrel: 1 kör</text:p>
            <text:p text:style-name="P77">** Páncéltörő</text:p>
          </table:table-cell>
        </table:table-row>
        <table:table-row table:style-name="TableLine1431129258896">
          <table:table-cell table:style-name="Táblázat65.A7" office:value-type="string">
            <text:p text:style-name="P276">Khar. nyílpuska</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4</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7">* Míg ki nem fogy a tár. Újratöltés: 1 kör</text:p>
          </table:table-cell>
        </table:table-row>
      </table:table>
      <text:p text:style-name="Standard"/>
      <text:section text:style-name="Sect12" text:name="lövész_lőfegyverek">
        <text:p text:style-name="Text_20_body"/>
        <text:h text:style-name="P329" text:outline-level="2"><text:bookmark-start text:name="__RefHeading___Toc11984_3781431762"/>Pajzsok, hárítófegyverek<text:bookmark-end text:name="__RefHeading___Toc11984_3781431762"/></text:h>
        <text:p text:style-name="Text_20_body">Lásd: <text:span text:style-name="T34">Pajzsok, Alkarvédők <text:s/>– TODO_HARC_#15.</text:span></text:p>
        <text:p text:style-name="P216"/>
      </text:section>
      <text:h text:style-name="Heading_20_2" text:outline-level="2"><text:bookmark-start text:name="__RefHeading___Toc11986_3781431762"/>Vértek, Páncélok<text:bookmark-end text:name="__RefHeading___Toc11986_3781431762"/></text:h>
      <text:p text:style-name="P272">Szinkronizálva a külső doksiban fejlesztett Vért fejezettel (pancelok_draft.odt): 20<text:span text:style-name="T134">13</text:span>-0<text:span text:style-name="T134">8</text:span>-<text:span text:style-name="T134">30</text:span></text:p>
      <text:p text:style-name="P272"/>
      <text:h text:style-name="P330" text:outline-level="2"><text:bookmark-start text:name="__RefHeading___Toc11988_3781431762"/>Vértek, Páncélok<text:bookmark-end text:name="__RefHeading___Toc11988_3781431762"/></text:h>
      <text:p text:style-name="P273"><text:span text:style-name="T140">Utolsó szinkronizálás a </text:span><text:span text:style-name="T144">pancelok_draft.odt</text:span><text:span text:style-name="T140"> doksival:</text:span> 20<text:span text:style-name="T144">22</text:span>-0<text:span text:style-name="T144">8</text:span><text:span text:style-name="T141">-</text:span><text:span text:style-name="T144">07</text:span></text:p>
      <text:p text:style-name="P324"/>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1431129266672">
          <table:table-cell table:style-name="SFÉ_5f_summa.A1" table:number-columns-spanned="4" office:value-type="string">
            <text:p text:style-name="P209">SFÉ <text:s/><text:span text:style-name="T144">(ez egy egyszer</text:span><text:span text:style-name="T92">űsítő, összefoglaló táblázat akar majd lenni)</text:span></text:p>
          </table:table-cell>
          <table:covered-table-cell/>
          <table:covered-table-cell/>
          <table:covered-table-cell/>
        </table:table-row>
        <table:table-row table:style-name="TableLine1431129261776">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row table:style-name="TableLine1431129253712">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row table:style-name="TableLine1431129256016">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row table:style-name="TableLine1431129260912">
          <table:table-cell table:style-name="SFÉ_5f_summa.A2" office:value-type="string">
            <text:p text:style-name="P319"/>
          </table:table-cell>
          <table:table-cell table:style-name="SFÉ_5f_summa.A2" office:value-type="string">
            <text:p text:style-name="P319"/>
          </table:table-cell>
          <table:table-cell table:style-name="SFÉ_5f_summa.A2" office:value-type="string">
            <text:p text:style-name="P319"/>
          </table:table-cell>
          <table:table-cell table:style-name="SFÉ_5f_summa.D2" office:value-type="string">
            <text:p text:style-name="P319"/>
          </table:table-cell>
        </table:table-row>
      </table:table>
      <text:p text:style-name="P324"/>
      <text:p text:style-name="P320"/>
      <text:p text:style-name="P320">A páncélok értékeit az alábbi tényezők befolyásolják:</text:p>
      <text:list xml:id="list757884697" text:style-name="L90">
        <text:list-item>
          <text:p text:style-name="P477">választott struktúra (bőr, sodrony, stb)<text:tab/><text:span text:style-name="T122">→</text:span> SFÉ-re, Alap-MGT-re hat</text:p>
        </text:list-item>
        <text:list-item>
          <text:p text:style-name="P477">anyagminőség (fém vérteknél)<text:tab/><text:span text:style-name="T122">→ </text:span>SFÉ-re hat</text:p>
        </text:list-item>
        <text:list-item>
          <text:p text:style-name="P477">alapanyag típus (acél, abbit, mithrill)<text:tab/><text:span text:style-name="T122">→</text:span> SFÉ-re, Alap-MGT-re hat</text:p>
        </text:list-item>
        <text:list-item>
          <text:p text:style-name="P477">kidolgozottság minősége (illesztések)<text:tab/><text:span text:style-name="T122">→ </text:span>MGT-re hat</text:p>
        </text:list-item>
        <text:list-item>
          <text:p text:style-name="P477">mennyire passzol a vértviselő testére<text:tab/><text:span text:style-name="T122">→ </text:span>MGT-re hat</text:p>
        </text:list-item>
        <text:list-item>
          <text:p text:style-name="P477">csatolt elemek száma <text:tab/><text:span text:style-name="T122">→ </text:span>MGT-re és védett területre hat</text:p>
        </text:list-item>
      </text:list>
      <text:h text:style-name="P334" text:outline-level="3"><text:bookmark-start text:name="__RefHeading___Toc11990_3781431762"/>Sebzésfelfogó Érték (SFÉ)<text:bookmark-end text:name="__RefHeading___Toc11990_3781431762"/></text:h>
      <text:p text:style-name="P271">Minden páncél rendelkezik <text:span text:style-name="T29">három</text:span> úgynevezett Sebzés Felfogó Értékkel (<text:span text:style-name="T29">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71">Megkülönböztetünk </text:p>
      <text:list xml:id="list2817338332" text:style-name="L91">
        <text:list-item>
          <text:p text:style-name="P478">páncél struktúrát (szerkezeti felépítést határozza meg). Például: lánc, sodrony, lemez.</text:p>
        </text:list-item>
        <text:list-item>
          <text:p text:style-name="P478">alapanyag típust. Például: acél, bronz, abbitacél, ...</text:p>
        </text:list-item>
        <text:list-item>
          <text:p text:style-name="P478">védett területet. Mekkora területen véd a páncél (csatolt elemektől függ)</text:p>
        </text:list-item>
      </text:list>
      <text:p text:style-name="P271">Látható tehát, hogy az SFÉ független attól, hogy csak egy mellvért-darab, vagy teljes páncélzat borítja testünket – amennyiben azonos anyagból készültek.</text:p>
      <text:p text:style-name="P320">Kapcsolódó harci fortély: <text:span text:style-name="T29">Vértviselet</text:span></text:p>
      <text:h text:style-name="P334" text:outline-level="3"><text:bookmark-start text:name="__RefHeading___Toc11992_3781431762"/><text:s/>Páncél struktúrák, alapanyag minősége<text:bookmark-end text:name="__RefHeading___Toc11992_3781431762"/></text:h>
      <text:p text:style-name="P271">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20">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7"/>
      <table:table table:name="Table1" table:style-name="Table1">
        <table:table-column table:style-name="Table1.A"/>
        <table:table-column table:style-name="Table1.B" table:number-columns-repeated="3"/>
        <table:table-column table:style-name="Table1.E"/>
        <table:table-row table:style-name="TableLine1431129266960">
          <table:table-cell table:style-name="Table1.A1" office:value-type="string">
            <text:p text:style-name="P195">Páncél <text:span text:style-name="T142">struktúra</text:span></text:p>
          </table:table-cell>
          <table:table-cell table:style-name="Table1.A1" office:value-type="string">
            <text:p text:style-name="P55">Szúró SFÉ</text:p>
          </table:table-cell>
          <table:table-cell table:style-name="Table1.A1" office:value-type="string">
            <text:p text:style-name="P55">Vágó SFÉ</text:p>
          </table:table-cell>
          <table:table-cell table:style-name="Table1.A1" office:value-type="string">
            <text:p text:style-name="P55">Zúzó SFÉ</text:p>
          </table:table-cell>
          <table:table-cell table:style-name="Table1.E1" office:value-type="string">
            <text:p text:style-name="P195">Ár</text:p>
          </table:table-cell>
        </table:table-row>
        <table:table-row table:style-name="TableLine1431129263216">
          <table:table-cell table:style-name="Table1.A9" office:value-type="string">
            <text:p text:style-name="P232">Posztó/Bunda</text:p>
          </table:table-cell>
          <table:table-cell table:style-name="Table1.D9" office:value-type="string">
            <text:p text:style-name="P231">0</text:p>
          </table:table-cell>
          <table:table-cell table:style-name="Table1.D9" office:value-type="string">
            <text:p text:style-name="P231">2</text:p>
          </table:table-cell>
          <table:table-cell table:style-name="Table1.D9" office:value-type="string">
            <text:p text:style-name="P231">2</text:p>
          </table:table-cell>
          <table:table-cell table:style-name="Table1.E2" office:value-type="string">
            <text:p text:style-name="P231">?%</text:p>
          </table:table-cell>
        </table:table-row>
        <table:table-row table:style-name="TableLine1431129254288">
          <table:table-cell table:style-name="Table1.A9" office:value-type="string">
            <text:p text:style-name="P233">Bőr</text:p>
          </table:table-cell>
          <table:table-cell table:style-name="Table1.B3" office:value-type="string">
            <text:p text:style-name="P235">2</text:p>
          </table:table-cell>
          <table:table-cell table:style-name="Table1.B3" office:value-type="string">
            <text:p text:style-name="P235">4</text:p>
          </table:table-cell>
          <table:table-cell table:style-name="Table1.B3" office:value-type="string">
            <text:p text:style-name="P235">2</text:p>
          </table:table-cell>
          <table:table-cell table:style-name="Table1.E2" office:value-type="string">
            <text:p text:style-name="P231">?%</text:p>
          </table:table-cell>
        </table:table-row>
        <table:table-row table:style-name="TableLine1431129257456">
          <table:table-cell table:style-name="Table1.A9" office:value-type="string">
            <text:p text:style-name="P233">Keményített bőr</text:p>
          </table:table-cell>
          <table:table-cell table:style-name="Table1.D9" office:value-type="string">
            <text:p text:style-name="P231">3</text:p>
          </table:table-cell>
          <table:table-cell table:style-name="Table1.D9" office:value-type="string">
            <text:p text:style-name="P231">5</text:p>
          </table:table-cell>
          <table:table-cell table:style-name="Table1.D9" office:value-type="string">
            <text:p text:style-name="P231">3</text:p>
          </table:table-cell>
          <table:table-cell table:style-name="Table1.E2" office:value-type="string">
            <text:p text:style-name="P231">?%</text:p>
          </table:table-cell>
        </table:table-row>
        <table:table-row table:style-name="TableLine1431129254864">
          <table:table-cell table:style-name="Table1.A9" office:value-type="string">
            <text:p text:style-name="P233">Brigantin</text:p>
          </table:table-cell>
          <table:table-cell table:style-name="Table1.B5" office:value-type="string">
            <text:p text:style-name="P231"/>
          </table:table-cell>
          <table:table-cell table:style-name="Table1.B5" office:value-type="string">
            <text:p text:style-name="P231"/>
          </table:table-cell>
          <table:table-cell table:style-name="Table1.B5" office:value-type="string">
            <text:p text:style-name="P231"/>
          </table:table-cell>
          <table:table-cell table:style-name="Table1.E2" office:value-type="string">
            <text:p text:style-name="P231">?%</text:p>
          </table:table-cell>
        </table:table-row>
        <table:table-row table:style-name="TableLine1431129262064">
          <table:table-cell table:style-name="Table1.A9" office:value-type="string">
            <text:p text:style-name="P233">Lánc</text:p>
          </table:table-cell>
          <table:table-cell table:style-name="Table1.D9" office:value-type="string">
            <text:p text:style-name="P231">8-10-12</text:p>
          </table:table-cell>
          <table:table-cell table:style-name="Table1.D9" office:value-type="string">
            <text:p text:style-name="P231">5-7-9</text:p>
          </table:table-cell>
          <table:table-cell table:style-name="Table1.D9" office:value-type="string">
            <text:p text:style-name="P231">2-3-4</text:p>
          </table:table-cell>
          <table:table-cell table:style-name="Table1.E9" office:value-type="string">
            <text:p text:style-name="P231"><text:span text:style-name="T126">?</text:span>% - 60% - <text:span text:style-name="T126">?</text:span>%</text:p>
          </table:table-cell>
        </table:table-row>
        <table:table-row table:style-name="TableLine1431129262352">
          <table:table-cell table:style-name="Table1.A9" office:value-type="string">
            <text:p text:style-name="P233">Sodrony</text:p>
          </table:table-cell>
          <table:table-cell table:style-name="Table1.B5" office:value-type="string">
            <text:p text:style-name="P231">10-12-14</text:p>
          </table:table-cell>
          <table:table-cell table:style-name="Table1.D9" office:value-type="string">
            <text:p text:style-name="P231">7-9-11</text:p>
          </table:table-cell>
          <table:table-cell table:style-name="Table1.D9" office:value-type="string">
            <text:p text:style-name="P231">3-4-5</text:p>
          </table:table-cell>
          <table:table-cell table:style-name="Table1.E9" office:value-type="string">
            <text:p text:style-name="P231"><text:span text:style-name="T126">?</text:span>% - 100% - <text:span text:style-name="T126">?</text:span>%</text:p>
          </table:table-cell>
        </table:table-row>
        <table:table-row table:style-name="TableLine1431129257168">
          <table:table-cell table:style-name="Table1.A9" office:value-type="string">
            <text:p text:style-name="P232">Pikkelypáncél</text:p>
          </table:table-cell>
          <table:table-cell table:style-name="Table1.B5" office:value-type="string">
            <text:p text:style-name="P231">10-12-14</text:p>
          </table:table-cell>
          <table:table-cell table:style-name="Table1.D9" office:value-type="string">
            <text:p text:style-name="P231">11-13-15</text:p>
          </table:table-cell>
          <table:table-cell table:style-name="Table1.D9" office:value-type="string">
            <text:p text:style-name="P231">4-6-8</text:p>
          </table:table-cell>
          <table:table-cell table:style-name="Table1.E9" office:value-type="string">
            <text:p text:style-name="P231"><text:span text:style-name="T126">?</text:span>% - ?% - <text:span text:style-name="T126">?</text:span>%</text:p>
          </table:table-cell>
        </table:table-row>
        <table:table-row table:style-name="TableLine1431129268112">
          <table:table-cell table:style-name="Table1.A9" office:value-type="string">
            <text:p text:style-name="P233">Lemezpáncél</text:p>
          </table:table-cell>
          <table:table-cell table:style-name="Table1.B5" office:value-type="string">
            <text:p text:style-name="P231">10-12-14</text:p>
          </table:table-cell>
          <table:table-cell table:style-name="Table1.D9" office:value-type="string">
            <text:p text:style-name="P231">12-14-16</text:p>
          </table:table-cell>
          <table:table-cell table:style-name="Table1.D9" office:value-type="string">
            <text:p text:style-name="P231">7-9-11</text:p>
          </table:table-cell>
          <table:table-cell table:style-name="Table1.E9" office:value-type="string">
            <text:p text:style-name="P231">70% - 160% - 250%</text:p>
          </table:table-cell>
        </table:table-row>
      </table:table>
      <text:p text:style-name="P318"/>
      <text:h text:style-name="P334"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1431129268400">
          <table:table-cell table:style-name="Table2.A1" office:value-type="string">
            <text:p text:style-name="P195">Páncél tag</text:p>
          </table:table-cell>
          <table:table-cell table:style-name="Table2.A1" office:value-type="string">
            <text:p text:style-name="P55">Véd</text:p>
          </table:table-cell>
          <table:table-cell table:style-name="Table2.C1" office:value-type="string">
            <text:p text:style-name="P55">Tulajdonságok, védett helyek</text:p>
          </table:table-cell>
        </table:table-row>
        <table:table-row table:style-name="TableLine1431129255728">
          <table:table-cell table:style-name="Table2.A4" office:value-type="string">
            <text:p text:style-name="P179">Mellvért</text:p>
          </table:table-cell>
          <table:table-cell table:style-name="Table2.B4" office:value-type="string">
            <text:p text:style-name="P187">50%</text:p>
          </table:table-cell>
          <table:table-cell table:style-name="Table2.C4" office:value-type="string">
            <text:p text:style-name="P181">Csak a torzót védi elöl, hátul, oldalt.</text:p>
          </table:table-cell>
        </table:table-row>
        <table:table-row table:style-name="TableLine1431129273296">
          <table:table-cell table:style-name="Table2.A4" office:value-type="string">
            <text:p text:style-name="P179"><text:s text:c="2"/>+ Sisak</text:p>
          </table:table-cell>
          <table:table-cell table:style-name="Table2.B4" office:value-type="string">
            <text:p text:style-name="P187">+10%</text:p>
          </table:table-cell>
          <table:table-cell table:style-name="Table2.C4" office:value-type="string">
            <text:p text:style-name="P181">A fejet védi</text:p>
          </table:table-cell>
        </table:table-row>
        <table:table-row table:style-name="TableLine1431129271568">
          <table:table-cell table:style-name="Table2.A4" office:value-type="string">
            <text:p text:style-name="P180">Felkarok / alkarok /</text:p>
            <text:p text:style-name="P180">combok / lábszárak</text:p>
          </table:table-cell>
          <table:table-cell table:style-name="Table2.B4" office:value-type="string">
            <text:p text:style-name="P187">+10%*</text:p>
          </table:table-cell>
          <table:table-cell table:style-name="Table2.C4" office:value-type="string">
            <text:p text:style-name="P181">Tagonként értendő a +10%.</text:p>
          </table:table-cell>
        </table:table-row>
      </table:table>
      <text:h text:style-name="P334" text:outline-level="3"><text:bookmark-start text:name="__RefHeading___Toc11996_3781431762"/>Páncéldobás <text:bookmark-end text:name="__RefHeading___Toc11996_3781431762"/></text:h>
      <text:p text:style-name="P320">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20">Például: torzót, felkart és alkart védő páncél a test 70%-át védi (50+10+10). Így k10-en az 1-7-es dobás esetén véd a páncél, 7-10-es esetén nem, mert a csapás fedetlen részt talált el.</text:p>
      <text:p text:style-name="P318"/>
      <text:h text:style-name="P334" text:outline-level="3"><text:bookmark-start text:name="__RefHeading___Toc11998_3781431762"/>Mozgásgátló Tényező (MGT)<text:bookmark-end text:name="__RefHeading___Toc11998_3781431762"/></text:h>
      <text:p text:style-name="P320"><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2091217249" text:style-name="L92">
        <text:list-item>
          <text:p text:style-name="P479">1 MGT → -0,5 KÉ, -1 TÉ,VÉ</text:p>
        </text:list-item>
        <text:list-item>
          <text:p text:style-name="P479">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1" text:outline-level="4"><text:bookmark-start text:name="__RefHeading___Toc12000_3781431762"/>Alap (mellvért) MGT<text:bookmark-end text:name="__RefHeading___Toc12000_3781431762"/></text:h>
      <text:p text:style-name="P320">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1431129271856">
          <table:table-cell table:style-name="Table3.A1" office:value-type="string">
            <text:p text:style-name="P118">Struktúra</text:p>
          </table:table-cell>
          <table:table-cell table:style-name="Table3.B1" office:value-type="string">
            <text:p text:style-name="P118">Mellvért MGT alap</text:p>
          </table:table-cell>
        </table:table-row>
        <table:table-row table:style-name="TableLine1431129277040">
          <table:table-cell table:style-name="Table3.A2" office:value-type="string">
            <text:p text:style-name="P121">Posztó</text:p>
          </table:table-cell>
          <table:table-cell table:style-name="Table3.B2" office:value-type="string">
            <text:p text:style-name="P121">3</text:p>
          </table:table-cell>
        </table:table-row>
        <table:table-row table:style-name="TableLine1431129276464">
          <table:table-cell table:style-name="Table3.A2" office:value-type="string">
            <text:p text:style-name="P121">Bőr</text:p>
          </table:table-cell>
          <table:table-cell table:style-name="Table3.B2" office:value-type="string">
            <text:p text:style-name="P121">6</text:p>
          </table:table-cell>
        </table:table-row>
        <table:table-row table:style-name="TableLine1431129272432">
          <table:table-cell table:style-name="Table3.A2" office:value-type="string">
            <text:p text:style-name="P121">Keményített bőr</text:p>
          </table:table-cell>
          <table:table-cell table:style-name="Table3.B2" office:value-type="string">
            <text:p text:style-name="P121">9</text:p>
          </table:table-cell>
        </table:table-row>
        <table:table-row table:style-name="TableLine1431129279632">
          <table:table-cell table:style-name="Table3.A2" office:value-type="string">
            <text:p text:style-name="P121">Brigantin</text:p>
          </table:table-cell>
          <table:table-cell table:style-name="Table3.B2" office:value-type="string">
            <text:p text:style-name="P122">?</text:p>
          </table:table-cell>
        </table:table-row>
        <table:table-row table:style-name="TableLine1431129279920">
          <table:table-cell table:style-name="Table3.A2" office:value-type="string">
            <text:p text:style-name="P121">Lánc</text:p>
          </table:table-cell>
          <table:table-cell table:style-name="Table3.B2" office:value-type="string">
            <text:p text:style-name="P121">12</text:p>
          </table:table-cell>
        </table:table-row>
        <table:table-row table:style-name="TableLine1431129275888">
          <table:table-cell table:style-name="Table3.A2" office:value-type="string">
            <text:p text:style-name="P121">Sodrony</text:p>
          </table:table-cell>
          <table:table-cell table:style-name="Table3.B2" office:value-type="string">
            <text:p text:style-name="P121">15</text:p>
          </table:table-cell>
        </table:table-row>
        <table:table-row table:style-name="TableLine1431129273584">
          <table:table-cell table:style-name="Table3.A2" office:value-type="string">
            <text:p text:style-name="P121">Pikkely</text:p>
          </table:table-cell>
          <table:table-cell table:style-name="Table3.B2" office:value-type="string">
            <text:p text:style-name="P122"><text:span text:style-name="T136">17</text:span>?</text:p>
          </table:table-cell>
        </table:table-row>
        <table:table-row table:style-name="TableLine1431129278192">
          <table:table-cell table:style-name="Table3.A2" office:value-type="string">
            <text:p text:style-name="P121">Lemez</text:p>
          </table:table-cell>
          <table:table-cell table:style-name="Table3.B2" office:value-type="string">
            <text:p text:style-name="P121">18</text:p>
          </table:table-cell>
        </table:table-row>
      </table:table>
      <text:p text:style-name="P172"/>
      <table:table table:name="Table4" table:style-name="Table4">
        <table:table-column table:style-name="Table4.A"/>
        <table:table-column table:style-name="Table4.B"/>
        <table:table-row table:style-name="TableLine1431129277904">
          <table:table-cell table:style-name="Table4.A1" office:value-type="string">
            <text:p text:style-name="P182">+ egy érzékeny pont jobb védelme</text:p>
          </table:table-cell>
          <table:table-cell table:style-name="Table4.B1" office:value-type="string">
            <text:p text:style-name="P182">Egy tenyérnyi pontra erősített extra védelem. Anyagfüggő +SFÉ. <text:s/>+MGT: <text:span text:style-name="T69">3-6</text:span></text:p>
          </table:table-cell>
        </table:table-row>
      </table:table>
      <text:p text:style-name="P320"/>
      <text:h text:style-name="P341" text:outline-level="4"><text:bookmark-start text:name="__RefHeading___Toc12002_3781431762"/>Vért kidolgozottsága, csatolt elemek száma<text:bookmark-end text:name="__RefHeading___Toc12002_3781431762"/></text:h>
      <text:p text:style-name="P271">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20">Minden csatolt elem után a táblázatból kinézett MGT érték adódik hozzá az MGT alaphoz.</text:p>
      <text:p text:style-name="P320">Ezt a számértéket a <text:span text:style-name="T68">Kidolgozottság</text:span> elnevezéssel illetjük.</text:p>
      <text:p text:style-name="P320"><text:span text:style-name="T29">Figyelem: maga a Mellvért-darab is beleszámít az elemek számába!</text:span><text:span text:style-name="T18"> (így ha csak mellvért-darabot visel a karakter, a minőségi különbség akkor is megjelenik). Ha nincs mellvért-darab, akkor az Alap MGT-t </text:span><text:span text:style-name="T29">nem</text:span><text:span text:style-name="T18"> kell beszámítani, csak a lenti kikeresett számot kell a kapcsolt tagok számával szorozni.</text:span></text:p>
      <text:p text:style-name="P320"><text:span text:style-name="T29">Csatolható tagok</text:span><text:span text:style-name="T18">: mellvért, <text:s/>felkar-tagok, alkar-tagok, comb-tagok, lábszár-tagok, </text:span><text:span text:style-name="T21">sisak</text:span> (6 db)</text:p>
      <text:p text:style-name="P199"><text:span text:style-name="T29">Megjegyzés</text:span>: A páros tagok pl, „felkar-tagok” a számolásban <text:span text:style-name="T25">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1431129274736">
          <table:table-cell table:style-name="Table5.A1" table:number-columns-spanned="7" office:value-type="string">
            <text:p text:style-name="P259">+MGT csatolt elemenként – Kidolgozottság függő</text:p>
          </table:table-cell>
          <table:covered-table-cell/>
          <table:covered-table-cell/>
          <table:covered-table-cell/>
          <table:covered-table-cell/>
          <table:covered-table-cell/>
          <table:covered-table-cell/>
        </table:table-row>
        <table:table-row table:style-name="TableLine1431129280208">
          <table:table-cell table:style-name="Table5.A2" office:value-type="string">
            <text:p text:style-name="P233">Kat</text:p>
          </table:table-cell>
          <table:table-cell table:style-name="Table5.B2" office:value-type="string">
            <text:p text:style-name="P257">Struktúra</text:p>
          </table:table-cell>
          <table:table-cell table:style-name="Table5.A2" office:value-type="string">
            <text:p text:style-name="P252">Pocsék</text:p>
          </table:table-cell>
          <table:table-cell table:style-name="Table5.A2" office:value-type="string">
            <text:p text:style-name="P236">Gyenge munka</text:p>
          </table:table-cell>
          <table:table-cell table:style-name="Table5.A2" office:value-type="string">
            <text:p text:style-name="P252">Átlagos</text:p>
          </table:table-cell>
          <table:table-cell table:style-name="Table5.A2" office:value-type="string">
            <text:p text:style-name="P252">Jó munka</text:p>
          </table:table-cell>
          <table:table-cell table:style-name="Table5.G5" office:value-type="string">
            <text:p text:style-name="P240">Mestermunka</text:p>
          </table:table-cell>
        </table:table-row>
        <table:table-row table:style-name="TableLine1431129271280">
          <table:table-cell table:style-name="Table5.A2" office:value-type="string">
            <text:p text:style-name="P257">I.</text:p>
          </table:table-cell>
          <table:table-cell table:style-name="Table5.B3" office:value-type="string">
            <text:p text:style-name="P257">Nem merev, nem fém</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A2" office:value-type="string">
            <text:p text:style-name="P255">0,5</text:p>
          </table:table-cell>
          <table:table-cell table:style-name="Table5.G5" office:value-type="string">
            <text:p text:style-name="P255">-</text:p>
          </table:table-cell>
        </table:table-row>
        <table:table-row table:style-name="TableLine1431129277616">
          <table:table-cell table:style-name="Table5.A2" office:value-type="string">
            <text:p text:style-name="P257">II.</text:p>
          </table:table-cell>
          <table:table-cell table:style-name="Table5.B3" office:value-type="string">
            <text:p text:style-name="P257">Nem merev, fém</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G5" office:value-type="string">
            <text:p text:style-name="P255">0,5</text:p>
          </table:table-cell>
        </table:table-row>
        <table:table-row table:style-name="TableLine1431129913424">
          <table:table-cell table:style-name="Table5.A2" office:value-type="string">
            <text:p text:style-name="P257">III.</text:p>
          </table:table-cell>
          <table:table-cell table:style-name="Table5.B3" office:value-type="string">
            <text:p text:style-name="P257">Merev, fém</text:p>
          </table:table-cell>
          <table:table-cell table:style-name="Table5.A2" office:value-type="string">
            <text:p text:style-name="P255">5</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G5" office:value-type="string">
            <text:p text:style-name="P255">1</text:p>
          </table:table-cell>
        </table:table-row>
      </table:table>
      <text:p text:style-name="P296"/>
      <table:table table:name="Table6" table:style-name="Table6">
        <table:table-column table:style-name="Table6.A"/>
        <table:table-column table:style-name="Table6.B"/>
        <table:table-column table:style-name="Table6.C" table:number-columns-repeated="4"/>
        <table:table-column table:style-name="Table6.G"/>
        <table:table-row table:style-name="TableLine1431129918608">
          <table:table-cell table:style-name="Table6.A1" office:value-type="string">
            <text:p text:style-name="P257"/>
          </table:table-cell>
          <table:table-cell table:style-name="Table6.B1" office:value-type="string">
            <text:p text:style-name="P254">Ár szorzó (kidolgozottság)</text:p>
          </table:table-cell>
          <table:table-cell table:style-name="Table6.A1" office:value-type="string">
            <text:p text:style-name="P252">x 0,1</text:p>
          </table:table-cell>
          <table:table-cell table:style-name="Table6.A1" office:value-type="string">
            <text:p text:style-name="P252">X 0,5</text:p>
          </table:table-cell>
          <table:table-cell table:style-name="Table6.A1" office:value-type="string">
            <text:p text:style-name="P252">-</text:p>
          </table:table-cell>
          <table:table-cell table:style-name="Table6.A1" office:value-type="string">
            <text:p text:style-name="P252">x 10</text:p>
          </table:table-cell>
          <table:table-cell table:style-name="Table6.G1" office:value-type="string">
            <text:p text:style-name="P252">x 100</text:p>
          </table:table-cell>
        </table:table-row>
      </table:table>
      <text:p text:style-name="P320"/>
      <text:p text:style-name="P320"/>
      <text:p text:style-name="Standard"/>
      <text:h text:style-name="P335" text:outline-level="3"><text:bookmark-start text:name="__RefHeading___Toc12004_3781431762"/>Fém vértek alapanyagai<text:bookmark-end text:name="__RefHeading___Toc12004_3781431762"/></text:h>
      <text:p text:style-name="P320">A különböző fém ötvözetek alapanyagai változtathatnak az SFÉ és MGT értékeken. Amihez viszonyítunk az alaphelyzetben <text:span text:style-name="T143">az </text:span>az acél.</text:p>
      <table:table table:name="Table7" table:style-name="Table7">
        <table:table-column table:style-name="Table7.A"/>
        <table:table-column table:style-name="Table7.B"/>
        <table:table-column table:style-name="Table7.C"/>
        <table:table-column table:style-name="Table7.D"/>
        <table:table-row table:style-name="TableLine1431129910256">
          <table:table-cell table:style-name="Table7.A1" office:value-type="string">
            <text:p text:style-name="P258"/>
          </table:table-cell>
          <table:table-cell table:style-name="Table7.A1" office:value-type="string">
            <text:p text:style-name="P256">SFÉ</text:p>
          </table:table-cell>
          <table:table-cell table:style-name="Table7.A1" office:value-type="string">
            <text:p text:style-name="P256">Alap MGT</text:p>
          </table:table-cell>
          <table:table-cell table:style-name="Table7.D1" office:value-type="string">
            <text:p text:style-name="P256">Ár </text:p>
            <text:p text:style-name="P253">(anyag-szorzó)</text:p>
          </table:table-cell>
        </table:table-row>
        <table:table-row table:style-name="TableLine1431129923504">
          <table:table-cell table:style-name="Table7.A2" office:value-type="string">
            <text:p text:style-name="P258">Acél</text:p>
          </table:table-cell>
          <table:table-cell table:style-name="Table7.A2" office:value-type="string">
            <text:p text:style-name="P256">+0</text:p>
          </table:table-cell>
          <table:table-cell table:style-name="Table7.A2" office:value-type="string">
            <text:p text:style-name="P256">+0</text:p>
          </table:table-cell>
          <table:table-cell table:style-name="Table7.D2" office:value-type="string">
            <text:p text:style-name="P256">1x</text:p>
          </table:table-cell>
        </table:table-row>
        <table:table-row table:style-name="TableLine1431129921776">
          <table:table-cell table:style-name="Table7.A2" office:value-type="string">
            <text:p text:style-name="P258">Bronz</text:p>
          </table:table-cell>
          <table:table-cell table:style-name="Table7.B3" office:value-type="string">
            <text:p text:style-name="P256">-3</text:p>
          </table:table-cell>
          <table:table-cell table:style-name="Table7.B3" office:value-type="string">
            <text:p text:style-name="P256">+6</text:p>
          </table:table-cell>
          <table:table-cell table:style-name="Table7.D3" office:value-type="string">
            <text:p text:style-name="P256">0,5x</text:p>
          </table:table-cell>
        </table:table-row>
        <table:table-row table:style-name="TableLine1431129926384">
          <table:table-cell table:style-name="Table7.A2" office:value-type="string">
            <text:p text:style-name="P258">Abbitacél</text:p>
          </table:table-cell>
          <table:table-cell table:style-name="Table7.A2" office:value-type="string">
            <text:p text:style-name="P256">+2</text:p>
          </table:table-cell>
          <table:table-cell table:style-name="Table7.B3" office:value-type="string">
            <text:p text:style-name="P256">- ?</text:p>
          </table:table-cell>
          <table:table-cell table:style-name="Table7.D2" office:value-type="string">
            <text:p text:style-name="P256">10x</text:p>
          </table:table-cell>
        </table:table-row>
        <table:table-row table:style-name="TableLine1431129920048">
          <table:table-cell table:style-name="Table7.A2" office:value-type="string">
            <text:p text:style-name="P258">Mithrill</text:p>
          </table:table-cell>
          <table:table-cell table:style-name="Table7.A2" office:value-type="string">
            <text:p text:style-name="P256">+5</text:p>
          </table:table-cell>
          <table:table-cell table:style-name="Table7.B3" office:value-type="string">
            <text:p text:style-name="P256">-?</text:p>
          </table:table-cell>
          <table:table-cell table:style-name="Table7.D2" office:value-type="string">
            <text:p text:style-name="P256">100x</text:p>
          </table:table-cell>
        </table:table-row>
        <table:table-row table:style-name="TableLine1431129913136">
          <table:table-cell table:style-name="Table7.A2" office:value-type="string">
            <text:p text:style-name="P258">Lunír</text:p>
          </table:table-cell>
          <table:table-cell table:style-name="Table7.A2" office:value-type="string">
            <text:p text:style-name="P256">+ ?</text:p>
          </table:table-cell>
          <table:table-cell table:style-name="Table7.B3" office:value-type="string">
            <text:p text:style-name="P256">- ?</text:p>
          </table:table-cell>
          <table:table-cell table:style-name="Table7.D2" office:value-type="string">
            <text:p text:style-name="P256">?</text:p>
          </table:table-cell>
        </table:table-row>
      </table:table>
      <text:h text:style-name="P334" text:outline-level="3"><text:bookmark-start text:name="__RefHeading___Toc12006_3781431762"/>Páncél Ára<text:bookmark-end text:name="__RefHeading___Toc12006_3781431762"/></text:h>
      <text:p text:style-name="P320">A páncél teljes árát a következőképpen kaphatjuk meg: </text:p>
      <text:p text:style-name="P210">Teljes ár = (Mellvért ár) + (Csatolt tagok ára)</text:p>
      <text:p text:style-name="P320"><text:span text:style-name="T29">Mellvért ár</text:span> <text:s/>= (mellvért alapára <text:s/><text:span text:style-name="T29">x</text:span> <text:s/>kidolgozottság-szorzó <text:s/><text:span text:style-name="T29">x </text:span><text:s/>anyag-szorzó)</text:p>
      <text:list xml:id="list31876685" text:style-name="L93">
        <text:list-item>
          <text:p text:style-name="P480">a mellvért-darab árát az SFÉ táblázatban találjuk (%). Anyagminőségtől is függ.</text:p>
        </text:list-item>
        <text:list-item>
          <text:p text:style-name="P480">a kidolgozottságból adódó szorzót az előző táblázat tartalmazza. Ha jobb a kidolgozottság, drágább a páncél – ez érthető.</text:p>
        </text:list-item>
        <text:list-item>
          <text:p text:style-name="P480">Ha fém vértről beszélünk és a vért nem hagyományosan acélból készült, akkor a „Fém vértek alapanyagai” táblázatban található <text:span text:style-name="T29">anyag-szorzó</text:span> értéket is be kell vonni. (az Acél szorzója: 1) Pl. abbitacél esetén az értéket 10-el kell szorozni.</text:p>
        </text:list-item>
      </text:list>
      <text:p text:style-name="P210">Csatolt tagok ára</text:p>
      <text:p text:style-name="P320">A plusz csatolt tagok egyenként a mellvért-darab 1/5-ét érik, azaz egy teljes vért a mellvért-darab árának pont a kétszerese. <text:s text:c="2"/><text:span text:style-name="T29">Csatolt tagok ára = 1/5 <text:s/>x (Mellvért ár) x (Csatolt tagok db)</text:span></text:p>
      <text:p text:style-name="P27">(a „Csatolt tagok db”-ba itt nem számít bele a Mellvért-darab!)</text:p>
      <text:h text:style-name="P341" text:outline-level="4"><text:bookmark-start text:name="__RefHeading___Toc12008_3781431762"/>Miért százalék érték az „Ár”?<text:bookmark-end text:name="__RefHeading___Toc12008_3781431762"/></text:h>
      <text:p text:style-name="P320">Az SFÉ táblázatban nem véletlenül <text:span text:style-name="T65">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4" text:outline-level="3"><text:bookmark-start text:name="__RefHeading___Toc12010_3781431762"/>Példa egy páncél leírására<text:bookmark-end text:name="__RefHeading___Toc12010_3781431762"/></text:h>
      <text:p text:style-name="P320">JK: „Milyen a páncélja?”</text:p>
      <text:p text:style-name="P320">KM: „Ez egy Sodrony páncél. Anyaga acél, anyagminősége (-1)-es (SFÉ-re), kidolgozottsága Gyenge. Három tagot látsz: mellvért-darabot, felkar-tagot, alkar-tagot. Méretben passzol rád, nem kapsz büntetést.”</text:p>
      <text:h text:style-name="P334" text:outline-level="3"><text:bookmark-start text:name="__RefHeading___Toc12012_3781431762"/>Erő bónusz MGT-re<text:bookmark-end text:name="__RefHeading___Toc12012_3781431762"/></text:h>
      <text:p text:style-name="P227">Aki erősebb, azt kevésbé korlátozza egy nehezebb páncél.</text:p>
      <table:table table:name="Table8" table:style-name="Table8">
        <table:table-column table:style-name="Table8.A"/>
        <table:table-row table:style-name="TableLine1431129912560">
          <table:table-cell table:style-name="Table8.A1" office:value-type="string">
            <text:p text:style-name="P224">A hordott páncél MGT-je a karakter Erő tulajdonságának kétszeresével csökken</text:p>
            <text:p text:style-name="P26">(ha az Erő 0 alatti, akkor értelemszerűen nő az MGT)</text:p>
          </table:table-cell>
        </table:table-row>
      </table:table>
      <text:p text:style-name="P320"><text:soft-page-break/></text:p>
      <text:h text:style-name="P334" text:outline-level="3"><text:bookmark-start text:name="__RefHeading___Toc12014_3781431762"/>Erő követelmény MGT-re<text:bookmark-end text:name="__RefHeading___Toc12014_3781431762"/></text:h>
      <text:p text:style-name="P320">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1431129913712">
          <table:table-cell table:style-name="Table9.A1" office:value-type="string">
            <text:p text:style-name="P121">Full MGT</text:p>
          </table:table-cell>
          <table:table-cell table:style-name="Table9.B1" office:value-type="string">
            <text:p text:style-name="P121">Erő követelmény</text:p>
          </table:table-cell>
        </table:table-row>
        <table:table-row table:style-name="TableLine1431129918032">
          <table:table-cell table:style-name="Table9.A5" office:value-type="string">
            <text:p text:style-name="P121">10-20</text:p>
          </table:table-cell>
          <table:table-cell table:style-name="Table9.B5" office:value-type="string">
            <text:p text:style-name="P121">+1</text:p>
          </table:table-cell>
        </table:table-row>
        <table:table-row table:style-name="TableLine1431129914576">
          <table:table-cell table:style-name="Table9.A5" office:value-type="string">
            <text:p text:style-name="P121">21-30</text:p>
          </table:table-cell>
          <table:table-cell table:style-name="Table9.B5" office:value-type="string">
            <text:p text:style-name="P121">+2</text:p>
          </table:table-cell>
        </table:table-row>
        <table:table-row table:style-name="TableLine1431129927248">
          <table:table-cell table:style-name="Table9.A5" office:value-type="string">
            <text:p text:style-name="P121">31-40</text:p>
          </table:table-cell>
          <table:table-cell table:style-name="Table9.B5" office:value-type="string">
            <text:p text:style-name="P121">+3</text:p>
          </table:table-cell>
        </table:table-row>
        <table:table-row table:style-name="TableLine1431129915728">
          <table:table-cell table:style-name="Table9.A5" office:value-type="string">
            <text:p text:style-name="P121">41-50</text:p>
          </table:table-cell>
          <table:table-cell table:style-name="Table9.B5" office:value-type="string">
            <text:p text:style-name="P121">+4</text:p>
          </table:table-cell>
        </table:table-row>
      </table:table>
      <text:h text:style-name="P334" text:outline-level="3"><text:bookmark-start text:name="__RefHeading___Toc12016_3781431762"/>Rossz méretű vért viselése<text:bookmark-end text:name="__RefHeading___Toc12016_3781431762"/></text:h>
      <text:p text:style-name="P320">Néha előfordul, hogy a szükség ráviszi a hősöket is, hogy legyőzött ellenfeleik páncéljait tulajdonítsák el, ha épp megszorulnak.</text:p>
      <text:p text:style-name="P320">Az ilyen vért azonban sokszor nem passzol új tulajdonosának testalkatához. Túl nagy, túl szűk, nem ott forog el, ahol kényelmes lenne... stb, stb.</text:p>
      <text:p text:style-name="P320">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20">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4" text:outline-level="3"><text:bookmark-start text:name="__RefHeading___Toc12018_3781431762"/>Egydarabos tag viselése<text:bookmark-end text:name="__RefHeading___Toc12018_3781431762"/></text:h>
      <text:p text:style-name="P320">Jellemzően az alkarvédőkre gondolunk itt, melyek nem kapcsolódnak más tagokhoz.</text:p>
      <text:p text:style-name="P217">TODO: külön értékük legyen (anyagfüggő!!), vagy használjuk erre is a táblázatot simán?</text:p>
      <text:p text:style-name="P212">Vértviselet fortély nem mérsékli MGT hatásukat!</text:p>
      <text:p text:style-name="P320">Használatukról a „Hárítófegyver használat” fortély ad útmutatást.</text:p>
      <text:h text:style-name="P334" text:outline-level="3"><text:bookmark-start text:name="__RefHeading___Toc12020_3781431762"/>Sérült vért javítása és MGT módosító hatása<text:bookmark-end text:name="__RefHeading___Toc12020_3781431762"/></text:h>
      <text:p text:style-name="P320">Ha megsérül a vért, azt bizony javítani kell és ez bizony nem olcsó mulatság fém vértek esetén.</text:p>
      <text:p text:style-name="P320">Az elszenvedett csapások alapján a KM meghatároz egy <text:span text:style-name="T29">az egész vértre</text:span> vonatkoztatott sérülés százalékot (<text:span text:style-name="T29">Sérülés jellemző</text:span>). A javítás a vért teljes árának annyi százaléka, amennyi a Sérülés értéke.</text:p>
      <text:p text:style-name="P320">Ha megsérül a vért, az bizony előbb-utóbb akadályozni fog a mozgásban.</text:p>
      <text:p text:style-name="P321"><text:span text:style-name="T66">Opcionális szabály</text:span>: az <text:span text:style-name="T29">MGT</text:span> az eredetihez képest annyi százalékkal nő, amennyi a vért Sérülés jellemzője.</text:p>
      <text:h text:style-name="P334" text:outline-level="3"><text:bookmark-start text:name="__RefHeading___Toc12022_3781431762"/>Példa átlagos páncélra<text:bookmark-end text:name="__RefHeading___Toc12022_3781431762"/></text:h>
      <text:p text:style-name="P129">MGT</text:p>
      <text:p text:style-name="P131"><text:span text:style-name="T122">→ </text:span>Sodronying, gyenge kidolgozottságú (nem az alapanyag, az elkészítés gyenge!)</text:p>
      <text:p text:style-name="P131"><text:span text:style-name="T122">→ </text:span>Védett terület: mellkas, felkar, alkarok, combok (összesen: 4 tag).</text:p>
      <text:p text:style-name="P131"><text:span text:style-name="T122">→ </text:span>Alap MGT: 15 (Sodrony)</text:p>
      <text:p text:style-name="P131"><text:soft-page-break/><text:span text:style-name="T122">→ </text:span>Nem merev, fém (II.kat) / Gyenge munka <text:s/><text:bookmark-start text:name="DDE_LINK1"/><text:span text:style-name="T122">→</text:span><text:bookmark-end text:name="DDE_LINK1"/><text:span text:style-name="T107"> </text:span><text:s/>+3 MGT / tag <text:s text:c="2"/>(Kidolgozottság)</text:p>
      <text:p text:style-name="P131"><text:span text:style-name="T122">→ </text:span>Karakter Erő tulajdonsága legyen: +2 <text:s/><text:span text:style-name="T122">→ </text:span>(2 x 2 = 4 jön le)</text:p>
      <text:p text:style-name="P131">Összesen tehát: 15 + (4 x 3) <text:s/>- (2 x 2) = 23 MGT</text:p>
      <text:p text:style-name="P132">SFÉ</text:p>
      <text:p text:style-name="P131"><text:span text:style-name="T122">→ </text:span>Alapanyag minősége átlagos (nincs SFÉ módosulás)</text:p>
      <text:p text:style-name="P133"><text:span text:style-name="T122">→</text:span> Acélból van: (nincs SFÉ módosulás)</text:p>
      <text:p text:style-name="P131"><text:span text:style-name="T123">→ </text:span><text:span text:style-name="T37">Alap SFÉ: 12 / 9 / 4</text:span></text:p>
      <text:p text:style-name="P131"><text:span text:style-name="T122">→</text:span> Összesen: 12 / 9 / 4 SFÉ</text:p>
      <text:p text:style-name="P132">Ár</text:p>
      <text:p text:style-name="P131"><text:span text:style-name="T122">→ </text:span>Alap: 100% (sodrony, átlagos anyag), de a kidolgozottság „gyenge” (0,5x) <text:s/><text:span text:style-name="T122">→</text:span> Mellvért ár : 50% <text:s/></text:p>
      <text:p text:style-name="P131"><text:span text:style-name="T122">→ </text:span>Így 1db tag ára: (50/ 5) = 10%</text:p>
      <text:p text:style-name="P124"><text:span text:style-name="T124">→ </text:span><text:span text:style-name="T85">Végleges ár: <text:s/>50% + (3 x 10%) = 80 % <text:s text:c="2"/>, </text:span><text:span text:style-name="T86">azaz egy átlagos acél mellvért darab 80%-ába kerül a fenti teljes páncél-kombó. </text:span>(csak 3 taggal szoroztunk, mert a mellvért-darabot már beleszámoltuk!)</text:p>
      <text:h text:style-name="P334" text:outline-level="3"><text:bookmark-start text:name="__RefHeading___Toc12024_3781431762"/>Példa egy vértre, amiben a lehető legnehezebb mozogni...<text:bookmark-end text:name="__RefHeading___Toc12024_3781431762"/></text:h>
      <text:p text:style-name="P125">… és még az anyagminősége is a legvacakabb.</text:p>
      <text:p text:style-name="P129">MGT</text:p>
      <text:p text:style-name="P126"><text:span text:style-name="T122">→ L</text:span>emezvért, pocsék kidolgozottságú, anyaga: bronz</text:p>
      <text:p text:style-name="P126"><text:span text:style-name="T122">→ </text:span>Alap MGT: 18 (lemez) + 6 (bronz)</text:p>
      <text:p text:style-name="P126"><text:span text:style-name="T122">→ </text:span>Merev, fém (III.kat) / Pocsék munka <text:bookmark-start text:name="DDE_LINK11"/><text:span text:style-name="T122">→</text:span><text:bookmark-end text:name="DDE_LINK11"/><text:span text:style-name="T107"> </text:span><text:s/>+5 MGT / tag <text:s text:c="2"/>(<text:span text:style-name="T65">Kidolgozottság</text:span>)</text:p>
      <text:p text:style-name="P126"><text:span text:style-name="T122">→ </text:span>Védett terület: mellkas, felkar, alkarok, combok, lábszárak, fej (összesen: 6 tag).</text:p>
      <text:p text:style-name="P126"><text:span text:style-name="T122">→ </text:span>Karakter Erő tulajdonsága legyen: +1 <text:s/><text:span text:style-name="T122">→ </text:span>(2 x 1 = 2 jön le)</text:p>
      <text:p text:style-name="P126">Összesen tehát: 18 + 6 + (6 x 5) – (2 x 1) = 52 MGT</text:p>
      <text:p text:style-name="P129">SFÉ</text:p>
      <text:p text:style-name="P130"><text:span text:style-name="T122">→ </text:span>Alapanyag minősége: leggyengébb (-2 SFÉ)</text:p>
      <text:p text:style-name="P130"><text:span text:style-name="T122">→</text:span> Bronzból van: (-3 SFÉ) <text:s/>= -5 SFÉ</text:p>
      <text:p text:style-name="P126"><text:span text:style-name="T123">→ </text:span><text:span text:style-name="T37">Alap SFÉ: 12 / 14 / 9</text:span></text:p>
      <text:p text:style-name="P126"><text:span text:style-name="T122">→</text:span> Összesen: 7 / 9 / 4 SFÉ</text:p>
      <text:p text:style-name="P129">Ár</text:p>
      <text:p text:style-name="P126"><text:span text:style-name="T122">→ </text:span>Alap: 70% (lemez, vacak anyag), a kidolgozottság is „vacak” (0,1x) <text:s/>és bronzból van: (0,5x)</text:p>
      <text:p text:style-name="P126"><text:s text:c="4"/><text:span text:style-name="T122">→ </text:span>Mellvért ár: 70% x 0,1 x 0,5 = 3,5% </text:p>
      <text:p text:style-name="P126"><text:span text:style-name="T122">→ </text:span>Így 1db tag ára: (3,5% / 5) = 0,7 %</text:p>
      <text:p text:style-name="P322"><text:span text:style-name="T125">→ </text:span><text:span text:style-name="T59">Végleges ár: <text:s/>3,5% + (5 x 0,7%) = <text:s/>7 % <text:s text:c="2"/>, </text:span><text:span text:style-name="T61">azaz egy átlagos acél mellvért darab 80%-ába kerül a fenti teljes </text:span><text:span text:style-name="T62">gyatra </text:span><text:span text:style-name="T61">páncél-kombó. <text:s/></text:span><text:span text:style-name="T59">(csak 5 taggal szoroztunk mert a mellvért-darabot már beleszámoltuk!)</text:span></text:p>
      <text:h text:style-name="P334" text:outline-level="3"><text:bookmark-start text:name="__RefHeading___Toc12026_3781431762"/>Vértviselet fortély<text:bookmark-end text:name="__RefHeading___Toc12026_3781431762"/></text:h>
      <text:p text:style-name="P320">Ennek a fortélynak az ismerete csökkenti az MGT okozta levonások hatását.</text:p>
      <text:p text:style-name="P320"><text:span text:style-name="T29">1.fok:</text:span> -15 MGT</text:p>
      <text:p text:style-name="P320"><text:span text:style-name="T29">2.fok:</text:span> -30 MGT</text:p>
      <text:p text:style-name="P320"><text:span text:style-name="T29">3.fok:</text:span> -<text:span text:style-name="T135">3</text:span>5 MGT</text:p>
      <text:list xml:id="list2870372089" text:style-name="L94">
        <text:list-item>
          <text:p text:style-name="P481">Mellvértnél: +5 VÉ</text:p>
        </text:list-item>
        <text:list-item>
          <text:p text:style-name="P481"><text:soft-page-break/>Full vértnél: +10 VÉ</text:p>
        </text:list-item>
      </text:list>
      <text:p text:style-name="P217">A Tulajdonság- és Képzettségpróbáknál is csökkenjen a büntetés? </text:p>
      <text:p text:style-name="P323"/>
      <text:h text:style-name="P329" text:outline-level="2"><text:bookmark-start text:name="__RefHeading___Toc12028_3781431762"/>Távolsági harc<text:bookmark-end text:name="__RefHeading___Toc12028_3781431762"/></text:h>
      <text:p text:style-name="Text_20_body">Kitéve külön doksiba. Ha kész, visszatenni.</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Text_20_body"/>
      <text:p text:style-name="P70"/>
      <text:p text:style-name="P72">--</text:p>
      <text:p text:style-name="P73">Creative Commons License</text:p>
      <text:p text:style-name="P85"><text:span text:style-name="T114">Ezen dokumentum maga, továbbá részletei, vagy másolatai kizárólag a Creative Commons <text:s/>„Nevezd meg!-Ne add el!-Így add tovább! 2.5 Magyarország” </text:span><text:span text:style-name="_5b_RPG_5d__20_Áthúzott"><text:span text:style-name="T113">Licenc feltételeinek megfelelően használható fel</text:span></text:span><text:span text:style-name="_5b_RPG_5d__20_Áthúzott"><text:span text:style-name="T109">. </text:span></text:span></text:p>
      <text:p text:style-name="P85"><text:span text:style-name="_5b_RPG_5d__20_Áthúzott"><text:span text:style-name="T110">Ailtas, 2008 </text:span></text:span></text:p>
      <text:p text:style-name="P85"><text:span text:style-name="_5b_RPG_5d__20_Áthúzott"><text:span text:style-name="T111">(</text:span></text:span><text:span text:style-name="_5b_RPG_5d__20_Áthúzott"><text:span text:style-name="T112">CC</text:span></text:span><text:span text:style-name="_5b_RPG_5d__20_Áthúzott"><text:span text:style-name="T111">(BY-NC-SA))</text:span></text:span><text:span text:style-name="_5b_RPG_5d__20_Áthúzott"><text:span text:style-name="T110"> Fekete Bálint, 2008</text:span></text:span></text:p>
      <text:p text:style-name="P85"><text:span text:style-name="_5b_RPG_5d__20_Áthúzott"><text:span text:style-name="T110">--</text:span></text:span></text:p>
      <text:p text:style-name="P71"><text:span text:style-name="_5b_RPG_5d__20_Áthúzott"><text:span text:style-name="T63"/></text:span></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33</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52</meta:editing-cycles>
    <meta:editing-duration>P2DT22H15M59S</meta:editing-duration>
    <dc:date>2023-11-13T23:01:14.945000000</dc:date>
    <meta:document-statistic meta:table-count="72" meta:image-count="1" meta:object-count="0" meta:page-count="83" meta:paragraph-count="3036" meta:word-count="19951" meta:character-count="133398" meta:non-whitespace-character-count="116320"/>
    <meta:user-defined meta:name="Info 1"/>
    <meta:user-defined meta:name="Info 2"/>
    <meta:user-defined meta:name="Info 3"/>
    <meta:user-defined meta:name="Info 4"/>
  </office:meta>
</office:document-meta>
</file>